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720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0.9075in"/>
    </style:style>
    <style:style style:name="co4" style:family="table-column">
      <style:table-column-properties fo:break-before="auto" style:column-width="0.6374in"/>
    </style:style>
    <style:style style:name="co5" style:family="table-column">
      <style:table-column-properties fo:break-before="auto" style:column-width="1.4154in"/>
    </style:style>
    <style:style style:name="co6" style:family="table-column">
      <style:table-column-properties fo:break-before="auto" style:column-width="1.8717in"/>
    </style:style>
    <style:style style:name="co7" style:family="table-column">
      <style:table-column-properties fo:break-before="auto" style:column-width="1.2807in"/>
    </style:style>
    <style:style style:name="co8" style:family="table-column">
      <style:table-column-properties fo:break-before="auto" style:column-width="1.8917in"/>
    </style:style>
    <style:style style:name="co9" style:family="table-column">
      <style:table-column-properties fo:break-before="auto" style:column-width="1.6327in"/>
    </style:style>
    <style:style style:name="co10" style:family="table-column">
      <style:table-column-properties fo:break-before="auto" style:column-width="1.6744in"/>
    </style:style>
    <style:style style:name="co11" style:family="table-column">
      <style:table-column-properties fo:break-before="auto" style:column-width="2.3583in"/>
    </style:style>
    <style:style style:name="co12" style:family="table-column">
      <style:table-column-properties fo:break-before="auto" style:column-width="1.1665in"/>
    </style:style>
    <style:style style:name="co13" style:family="table-column">
      <style:table-column-properties fo:break-before="auto" style:column-width="1.778in"/>
    </style:style>
    <style:style style:name="co14" style:family="table-column">
      <style:table-column-properties fo:break-before="auto" style:column-width="1.5189in"/>
    </style:style>
    <style:style style:name="co15" style:family="table-column">
      <style:table-column-properties fo:break-before="auto" style:column-width="1.5602in"/>
    </style:style>
    <style:style style:name="co16" style:family="table-column">
      <style:table-column-properties fo:break-before="auto" style:column-width="2.2445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0772in"/>
    </style:style>
    <style:style style:name="co19" style:family="table-column">
      <style:table-column-properties fo:break-before="auto" style:column-width="0.6201in"/>
    </style:style>
    <style:style style:name="co20" style:family="table-column">
      <style:table-column-properties fo:break-before="auto" style:column-width="0.7835in"/>
    </style:style>
    <style:style style:name="co21" style:family="table-column">
      <style:table-column-properties fo:break-before="auto" style:column-width="1.0555in"/>
    </style:style>
    <style:style style:name="co22" style:family="table-column">
      <style:table-column-properties fo:break-before="auto" style:column-width="0.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Workload A Charts" table:style-name="ta1">
        <table:shapes>
          <draw:frame draw:z-index="0" draw:style-name="gr1" svg:width="9in" svg:height="5in" svg:x="0.0437in" svg:y="4.2815in">
            <draw:object draw:notify-on-update-of-ranges="'Workload A Charts'.C2:'Workload A Charts'.D23 'Workload A Charts'.L1:'Workload A Charts'.L1 'Workload A Charts'.AA2:'Workload A Charts'.AA23 'Workload A Charts'.M1:'Workload A Charts'.M1 'Workload A Charts'.AC2:'Workload A Charts'.AC23 'Workload A Charts'.T2:'Workload A Charts'.T2 'Workload A Charts'.Z2:'Workload A Charts'.Z23 'Workload A Charts'.H1:'Workload A Charts'.H1 'Workload A Charts'.I2:'Workload A Charts'.I23 'Workload A Charts'.I1:'Workload A Charts'.I1 'Workload A Charts'.K2:'Workload A Charts'.K23 'Workload A Charts'.B2:'Workload A Charts'.B2 'Workload A Charts'.H2:'Workload A Charts'.H2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9in" svg:height="5in" svg:x="9.2445in" svg:y="4.2709in">
            <draw:object draw:notify-on-update-of-ranges="'Workload A Charts'.C2:'Workload A Charts'.D23 'Workload A Charts'.L1:'Workload A Charts'.L1 'Workload A Charts'.AG2:'Workload A Charts'.AG23 'Workload A Charts'.M1:'Workload A Charts'.M1 'Workload A Charts'.AI2:'Workload A Charts'.AI23 'Workload A Charts'.T2:'Workload A Charts'.T2 'Workload A Charts'.AF2:'Workload A Charts'.AF23 'Workload A Charts'.H1:'Workload A Charts'.H1 'Workload A Charts'.O2:'Workload A Charts'.O23 'Workload A Charts'.I1:'Workload A Charts'.I1 'Workload A Charts'.Q2:'Workload A Charts'.Q23 'Workload A Charts'.B2:'Workload A Charts'.B2 'Workload A Charts'.N2:'Workload A Charts'.N2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9in" svg:height="5in" svg:x="0.1752in" svg:y="9.7642in">
            <draw:object draw:notify-on-update-of-ranges="'Workload A Charts'.C2:'Workload A Charts'.D23 'Workload A Charts'.T2:'Workload A Charts'.T2 'Workload A Charts'.X2:'Workload A Charts'.X23 'Workload A Charts'.B2:'Workload A Charts'.B2 'Workload A Charts'.F2:'Workload A Charts'.F2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number-columns-repeated="18" table:default-cell-style-name="Default"/>
        <table:table-row table:style-name="ro1">
          <table:table-cell office:value-type="string" calcext:value-type="string">
            <text:p>Workload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Connection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Overall Runtime (ms)</text:p>
          </table:table-cell>
          <table:table-cell office:value-type="string" calcext:value-type="string">
            <text:p>Overall Throughput (ops/sec)</text:p>
          </table:table-cell>
          <table:table-cell office:value-type="string" calcext:value-type="string">
            <text:p>Update Operations</text:p>
          </table:table-cell>
          <table:table-cell office:value-type="string" calcext:value-type="string">
            <text:p>Update Average Latency (us)</text:p>
          </table:table-cell>
          <table:table-cell office:value-type="string" calcext:value-type="string">
            <text:p>Update Min Latency (us)</text:p>
          </table:table-cell>
          <table:table-cell office:value-type="string" calcext:value-type="string">
            <text:p>Update Max Latency (us)</text:p>
          </table:table-cell>
          <table:table-cell office:value-type="string" calcext:value-type="string">
            <text:p>Update 95th Percentile Latency (ms)</text:p>
          </table:table-cell>
          <table:table-cell office:value-type="string" calcext:value-type="string">
            <text:p>Update 99th Percentile Latency (ms)</text:p>
          </table:table-cell>
          <table:table-cell office:value-type="string" calcext:value-type="string">
            <text:p>Read Operations</text:p>
          </table:table-cell>
          <table:table-cell office:value-type="string" calcext:value-type="string">
            <text:p>Read Average Latency (us)</text:p>
          </table:table-cell>
          <table:table-cell office:value-type="string" calcext:value-type="string">
            <text:p>Read Min Latency (us)</text:p>
          </table:table-cell>
          <table:table-cell office:value-type="string" calcext:value-type="string">
            <text:p>Read Max Latency (us)</text:p>
          </table:table-cell>
          <table:table-cell office:value-type="string" calcext:value-type="string">
            <text:p>Read 95th Percentile Latency (ms)</text:p>
          </table:table-cell>
          <table:table-cell office:value-type="string" calcext:value-type="string">
            <text:p>Read 99th Percentile Latency (ms)</text:p>
          </table:table-cell>
          <table:table-cell office:value-type="string" calcext:value-type="string">
            <text:p>Workload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Connection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Overall Runtime (ms)</text:p>
          </table:table-cell>
          <table:table-cell office:value-type="string" calcext:value-type="string">
            <text:p>Overall Throughput (ops/sec)</text:p>
          </table:table-cell>
          <table:table-cell office:value-type="string" calcext:value-type="string">
            <text:p>Update Operations</text:p>
          </table:table-cell>
          <table:table-cell office:value-type="string" calcext:value-type="string">
            <text:p>Update Average Latency (us)</text:p>
          </table:table-cell>
          <table:table-cell office:value-type="string" calcext:value-type="string">
            <text:p>Update Min Latency (us)</text:p>
          </table:table-cell>
          <table:table-cell office:value-type="string" calcext:value-type="string">
            <text:p>Update Max Latency (us)</text:p>
          </table:table-cell>
          <table:table-cell office:value-type="string" calcext:value-type="string">
            <text:p>Update 95th Percentile Latency (ms)</text:p>
          </table:table-cell>
          <table:table-cell office:value-type="string" calcext:value-type="string">
            <text:p>Update 99th Percentile Latency (ms)</text:p>
          </table:table-cell>
          <table:table-cell office:value-type="string" calcext:value-type="string">
            <text:p>Read Operations</text:p>
          </table:table-cell>
          <table:table-cell office:value-type="string" calcext:value-type="string">
            <text:p>Read Average Latency (us)</text:p>
          </table:table-cell>
          <table:table-cell office:value-type="string" calcext:value-type="string">
            <text:p>Read Min Latency (us)</text:p>
          </table:table-cell>
          <table:table-cell office:value-type="string" calcext:value-type="string">
            <text:p>Read Max Latency (us)</text:p>
          </table:table-cell>
          <table:table-cell office:value-type="string" calcext:value-type="string">
            <text:p>Read 95th Percentile Latency (ms)</text:p>
          </table:table-cell>
          <table:table-cell office:value-type="string" calcext:value-type="string">
            <text:p>Read 99th Percentile Latency (ms)</text:p>
          </table:table-cell>
        </table:table-row>
        <table:table-row table:style-name="ro1">
          <table:table-cell office:value-type="string" calcext:value-type="string">
            <text:p>workloada</text:p>
          </table:table-cell>
          <table:table-cell office:value-type="string" calcext:value-type="string">
            <text:p>mongodb-legac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6368" calcext:value-type="float">
            <text:p>336368</text:p>
          </table:table-cell>
          <table:table-cell office:value-type="float" office:value="2972.93440517528" calcext:value-type="float">
            <text:p>2972.9344051753</text:p>
          </table:table-cell>
          <table:table-cell office:value-type="float" office:value="500111" calcext:value-type="float">
            <text:p>500111</text:p>
          </table:table-cell>
          <table:table-cell office:value-type="float" office:value="375.717608690871" calcext:value-type="float">
            <text:p>375.7176086909</text:p>
          </table:table-cell>
          <table:table-cell office:value-type="float" office:value="269" calcext:value-type="float">
            <text:p>269</text:p>
          </table:table-cell>
          <table:table-cell office:value-type="float" office:value="39357" calcext:value-type="float">
            <text:p>3935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499889" calcext:value-type="float">
            <text:p>499889</text:p>
          </table:table-cell>
          <table:table-cell office:value-type="float" office:value="288.077965308298" calcext:value-type="float">
            <text:p>288.0779653083</text:p>
          </table:table-cell>
          <table:table-cell office:value-type="float" office:value="241" calcext:value-type="float">
            <text:p>241</text:p>
          </table:table-cell>
          <table:table-cell office:value-type="float" office:value="41246" calcext:value-type="float">
            <text:p>41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orkloada</text:p>
          </table:table-cell>
          <table:table-cell office:value-type="string" calcext:value-type="string">
            <text:p>mongodb-asyn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5990" calcext:value-type="float">
            <text:p>325990</text:p>
          </table:table-cell>
          <table:table-cell office:value-type="float" office:value="3067.57876008467" calcext:value-type="float">
            <text:p>3067.5787600847</text:p>
          </table:table-cell>
          <table:table-cell office:value-type="float" office:value="499619" calcext:value-type="float">
            <text:p>499619</text:p>
          </table:table-cell>
          <table:table-cell office:value-type="float" office:value="369.504698580318" calcext:value-type="float">
            <text:p>369.5046985803</text:p>
          </table:table-cell>
          <table:table-cell office:value-type="float" office:value="260" calcext:value-type="float">
            <text:p>260</text:p>
          </table:table-cell>
          <table:table-cell office:value-type="float" office:value="234527" calcext:value-type="float">
            <text:p>23452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500381" calcext:value-type="float">
            <text:p>500381</text:p>
          </table:table-cell>
          <table:table-cell office:value-type="float" office:value="273.712958725451" calcext:value-type="float">
            <text:p>273.7129587255</text:p>
          </table:table-cell>
          <table:table-cell office:value-type="float" office:value="223" calcext:value-type="float">
            <text:p>223</text:p>
          </table:table-cell>
          <table:table-cell office:value-type="float" office:value="87823" calcext:value-type="float">
            <text:p>87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kloada</text:p>
          </table:table-cell>
          <table:table-cell office:value-type="string" calcext:value-type="string">
            <text:p>mongod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0998" calcext:value-type="float">
            <text:p>350998</text:p>
          </table:table-cell>
          <table:table-cell office:value-type="float" office:value="2849.01908272982" calcext:value-type="float">
            <text:p>2849.0190827298</text:p>
          </table:table-cell>
          <table:table-cell office:value-type="float" office:value="500496" calcext:value-type="float">
            <text:p>500496</text:p>
          </table:table-cell>
          <table:table-cell office:value-type="float" office:value="743.155651593619" calcext:value-type="float">
            <text:p>743.1556515936</text:p>
          </table:table-cell>
          <table:table-cell office:value-type="float" office:value="306" calcext:value-type="float">
            <text:p>306</text:p>
          </table:table-cell>
          <table:table-cell office:value-type="float" office:value="67738" calcext:value-type="float">
            <text:p>67738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499504" calcext:value-type="float">
            <text:p>499504</text:p>
          </table:table-cell>
          <table:table-cell office:value-type="float" office:value="651.188709199526" calcext:value-type="float">
            <text:p>651.1887091995</text:p>
          </table:table-cell>
          <table:table-cell office:value-type="float" office:value="276" calcext:value-type="float">
            <text:p>276</text:p>
          </table:table-cell>
          <table:table-cell office:value-type="float" office:value="53551" calcext:value-type="float">
            <text:p>5355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workloada</text:p>
          </table:table-cell>
          <table:table-cell office:value-type="string" calcext:value-type="string">
            <text:p>mongodb-asyn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1500" calcext:value-type="float">
            <text:p>181500</text:p>
          </table:table-cell>
          <table:table-cell office:value-type="float" office:value="5509.64187327824" calcext:value-type="float">
            <text:p>5509.6418732782</text:p>
          </table:table-cell>
          <table:table-cell office:value-type="float" office:value="500454" calcext:value-type="float">
            <text:p>500454</text:p>
          </table:table-cell>
          <table:table-cell office:value-type="float" office:value="397.549067446758" calcext:value-type="float">
            <text:p>397.5490674468</text:p>
          </table:table-cell>
          <table:table-cell office:value-type="float" office:value="272" calcext:value-type="float">
            <text:p>272</text:p>
          </table:table-cell>
          <table:table-cell office:value-type="float" office:value="362480" calcext:value-type="float">
            <text:p>36248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499546" calcext:value-type="float">
            <text:p>499546</text:p>
          </table:table-cell>
          <table:table-cell office:value-type="float" office:value="318.718059998479" calcext:value-type="float">
            <text:p>318.7180599985</text:p>
          </table:table-cell>
          <table:table-cell office:value-type="float" office:value="240" calcext:value-type="float">
            <text:p>240</text:p>
          </table:table-cell>
          <table:table-cell office:value-type="float" office:value="362382" calcext:value-type="float">
            <text:p>3623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kloada</text:p>
          </table:table-cell>
          <table:table-cell office:value-type="string" calcext:value-type="string">
            <text:p>mongodb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601" calcext:value-type="float">
            <text:p>347601</text:p>
          </table:table-cell>
          <table:table-cell office:value-type="float" office:value="2876.86168912057" calcext:value-type="float">
            <text:p>2876.8616891206</text:p>
          </table:table-cell>
          <table:table-cell office:value-type="float" office:value="500444" calcext:value-type="float">
            <text:p>500444</text:p>
          </table:table-cell>
          <table:table-cell office:value-type="float" office:value="1776.97306591747" calcext:value-type="float">
            <text:p>1776.9730659175</text:p>
          </table:table-cell>
          <table:table-cell office:value-type="float" office:value="1249" calcext:value-type="float">
            <text:p>1249</text:p>
          </table:table-cell>
          <table:table-cell office:value-type="float" office:value="75514" calcext:value-type="float">
            <text:p>75514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499556" calcext:value-type="float">
            <text:p>499556</text:p>
          </table:table-cell>
          <table:table-cell office:value-type="float" office:value="1687.60497922155" calcext:value-type="float">
            <text:p>1687.6049792216</text:p>
          </table:table-cell>
          <table:table-cell office:value-type="float" office:value="1261" calcext:value-type="float">
            <text:p>1261</text:p>
          </table:table-cell>
          <table:table-cell office:value-type="float" office:value="80489" calcext:value-type="float">
            <text:p>80489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workloada</text:p>
          </table:table-cell>
          <table:table-cell office:value-type="string" calcext:value-type="string">
            <text:p>mongodb-asyn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7292" calcext:value-type="float">
            <text:p>107292</text:p>
          </table:table-cell>
          <table:table-cell office:value-type="float" office:value="9320.3593930582" calcext:value-type="float">
            <text:p>9320.3593930582</text:p>
          </table:table-cell>
          <table:table-cell office:value-type="float" office:value="499709" calcext:value-type="float">
            <text:p>499709</text:p>
          </table:table-cell>
          <table:table-cell office:value-type="float" office:value="557.796757712989" calcext:value-type="float">
            <text:p>557.796757713</text:p>
          </table:table-cell>
          <table:table-cell office:value-type="float" office:value="301" calcext:value-type="float">
            <text:p>301</text:p>
          </table:table-cell>
          <table:table-cell office:value-type="float" office:value="444987" calcext:value-type="float">
            <text:p>444987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500291" calcext:value-type="float">
            <text:p>500291</text:p>
          </table:table-cell>
          <table:table-cell office:value-type="float" office:value="502.973137633897" calcext:value-type="float">
            <text:p>502.9731376339</text:p>
          </table:table-cell>
          <table:table-cell office:value-type="float" office:value="254" calcext:value-type="float">
            <text:p>254</text:p>
          </table:table-cell>
          <table:table-cell office:value-type="float" office:value="444957" calcext:value-type="float">
            <text:p>444957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workloada</text:p>
          </table:table-cell>
          <table:table-cell office:value-type="string" calcext:value-type="string">
            <text:p>mongod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8337" calcext:value-type="float">
            <text:p>348337</text:p>
          </table:table-cell>
          <table:table-cell office:value-type="float" office:value="2870.78317835889" calcext:value-type="float">
            <text:p>2870.7831783589</text:p>
          </table:table-cell>
          <table:table-cell office:value-type="float" office:value="499284" calcext:value-type="float">
            <text:p>499284</text:p>
          </table:table-cell>
          <table:table-cell office:value-type="float" office:value="3521.93001978834" calcext:value-type="float">
            <text:p>3521.9300197883</text:p>
          </table:table-cell>
          <table:table-cell office:value-type="float" office:value="2772" calcext:value-type="float">
            <text:p>2772</text:p>
          </table:table-cell>
          <table:table-cell office:value-type="float" office:value="287712" calcext:value-type="float">
            <text:p>287712</text:p>
          </table:table-cell>
          <table:table-cell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office:value-type="float" office:value="500716" calcext:value-type="float">
            <text:p>500716</text:p>
          </table:table-cell>
          <table:table-cell office:value-type="float" office:value="3430.44072488197" calcext:value-type="float">
            <text:p>3430.440724882</text:p>
          </table:table-cell>
          <table:table-cell office:value-type="float" office:value="2751" calcext:value-type="float">
            <text:p>2751</text:p>
          </table:table-cell>
          <table:table-cell office:value-type="float" office:value="274917" calcext:value-type="float">
            <text:p>274917</text:p>
          </table:table-cell>
          <table:table-cell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workloada</text:p>
          </table:table-cell>
          <table:table-cell office:value-type="string" calcext:value-type="string">
            <text:p>mongodb-asyn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8133" calcext:value-type="float">
            <text:p>108133</text:p>
          </table:table-cell>
          <table:table-cell office:value-type="float" office:value="9247.87067777644" calcext:value-type="float">
            <text:p>9247.8706777764</text:p>
          </table:table-cell>
          <table:table-cell office:value-type="float" office:value="499911" calcext:value-type="float">
            <text:p>499911</text:p>
          </table:table-cell>
          <table:table-cell office:value-type="float" office:value="1102.96102706282" calcext:value-type="float">
            <text:p>1102.9610270628</text:p>
          </table:table-cell>
          <table:table-cell office:value-type="float" office:value="311" calcext:value-type="float">
            <text:p>311</text:p>
          </table:table-cell>
          <table:table-cell office:value-type="float" office:value="592154" calcext:value-type="float">
            <text:p>592154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89" calcext:value-type="float">
            <text:p>500089</text:p>
          </table:table-cell>
          <table:table-cell office:value-type="float" office:value="1044.50440821534" calcext:value-type="float">
            <text:p>1044.5044082153</text:p>
          </table:table-cell>
          <table:table-cell office:value-type="float" office:value="282" calcext:value-type="float">
            <text:p>282</text:p>
          </table:table-cell>
          <table:table-cell office:value-type="float" office:value="592133" calcext:value-type="float">
            <text:p>592133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workloada</text:p>
          </table:table-cell>
          <table:table-cell office:value-type="string" calcext:value-type="string">
            <text:p>mongodb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52381" calcext:value-type="float">
            <text:p>352381</text:p>
          </table:table-cell>
          <table:table-cell office:value-type="float" office:value="2837.83745434629" calcext:value-type="float">
            <text:p>2837.8374543463</text:p>
          </table:table-cell>
          <table:table-cell office:value-type="float" office:value="500019" calcext:value-type="float">
            <text:p>500019</text:p>
          </table:table-cell>
          <table:table-cell office:value-type="float" office:value="7083.64561946646" calcext:value-type="float">
            <text:p>7083.6456194665</text:p>
          </table:table-cell>
          <table:table-cell office:value-type="float" office:value="5712" calcext:value-type="float">
            <text:p>5712</text:p>
          </table:table-cell>
          <table:table-cell office:value-type="float" office:value="95997" calcext:value-type="float">
            <text:p>95997</text:p>
          </table:table-cell>
          <table:table-cell office:value-type="float" office:value="9000" calcext:value-type="float">
            <text:p>9000</text:p>
          </table:table-cell>
          <table:table-cell office:value-type="float" office:value="13000" calcext:value-type="float">
            <text:p>13000</text:p>
          </table:table-cell>
          <table:table-cell office:value-type="float" office:value="499981" calcext:value-type="float">
            <text:p>499981</text:p>
          </table:table-cell>
          <table:table-cell office:value-type="float" office:value="6991.56300339413" calcext:value-type="float">
            <text:p>6991.5630033941</text:p>
          </table:table-cell>
          <table:table-cell office:value-type="float" office:value="5637" calcext:value-type="float">
            <text:p>5637</text:p>
          </table:table-cell>
          <table:table-cell office:value-type="float" office:value="96495" calcext:value-type="float">
            <text:p>96495</text:p>
          </table:table-cell>
          <table:table-cell office:value-type="float" office:value="9000" calcext:value-type="float">
            <text:p>900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workloada</text:p>
          </table:table-cell>
          <table:table-cell office:value-type="string" calcext:value-type="string">
            <text:p>mongodb-async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5590" calcext:value-type="float">
            <text:p>105590</text:p>
          </table:table-cell>
          <table:table-cell office:value-type="float" office:value="9470.59380623165" calcext:value-type="float">
            <text:p>9470.5938062317</text:p>
          </table:table-cell>
          <table:table-cell office:value-type="float" office:value="500923" calcext:value-type="float">
            <text:p>500923</text:p>
          </table:table-cell>
          <table:table-cell office:value-type="float" office:value="2130.05456926514" calcext:value-type="float">
            <text:p>2130.0545692651</text:p>
          </table:table-cell>
          <table:table-cell office:value-type="float" office:value="333" calcext:value-type="float">
            <text:p>333</text:p>
          </table:table-cell>
          <table:table-cell office:value-type="float" office:value="436636" calcext:value-type="float">
            <text:p>436636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99077" calcext:value-type="float">
            <text:p>499077</text:p>
          </table:table-cell>
          <table:table-cell office:value-type="float" office:value="2072.67649881682" calcext:value-type="float">
            <text:p>2072.6764988168</text:p>
          </table:table-cell>
          <table:table-cell office:value-type="float" office:value="299" calcext:value-type="float">
            <text:p>299</text:p>
          </table:table-cell>
          <table:table-cell office:value-type="float" office:value="436622" calcext:value-type="float">
            <text:p>436622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workloada</text:p>
          </table:table-cell>
          <table:table-cell office:value-type="string" calcext:value-type="string">
            <text:p>mongodb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51103" calcext:value-type="float">
            <text:p>351103</text:p>
          </table:table-cell>
          <table:table-cell office:value-type="float" office:value="2848.16706208719" calcext:value-type="float">
            <text:p>2848.1670620872</text:p>
          </table:table-cell>
          <table:table-cell office:value-type="float" office:value="500608" calcext:value-type="float">
            <text:p>500608</text:p>
          </table:table-cell>
          <table:table-cell office:value-type="float" office:value="8809.44556219637" calcext:value-type="float">
            <text:p>8809.4455621964</text:p>
          </table:table-cell>
          <table:table-cell office:value-type="float" office:value="7141" calcext:value-type="float">
            <text:p>7141</text:p>
          </table:table-cell>
          <table:table-cell office:value-type="float" office:value="173604" calcext:value-type="float">
            <text:p>173604</text:p>
          </table:table-cell>
          <table:table-cell office:value-type="float" office:value="11000" calcext:value-type="float">
            <text:p>11000</text:p>
          </table:table-cell>
          <table:table-cell office:value-type="float" office:value="16000" calcext:value-type="float">
            <text:p>16000</text:p>
          </table:table-cell>
          <table:table-cell office:value-type="float" office:value="499392" calcext:value-type="float">
            <text:p>499392</text:p>
          </table:table-cell>
          <table:table-cell office:value-type="float" office:value="8722.98902865885" calcext:value-type="float">
            <text:p>8722.9890286589</text:p>
          </table:table-cell>
          <table:table-cell office:value-type="float" office:value="7102" calcext:value-type="float">
            <text:p>7102</text:p>
          </table:table-cell>
          <table:table-cell office:value-type="float" office:value="173618" calcext:value-type="float">
            <text:p>173618</text:p>
          </table:table-cell>
          <table:table-cell office:value-type="float" office:value="11000" calcext:value-type="float">
            <text:p>11000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workloada</text:p>
          </table:table-cell>
          <table:table-cell office:value-type="string" calcext:value-type="string">
            <text:p>mongodb-async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6002" calcext:value-type="float">
            <text:p>106002</text:p>
          </table:table-cell>
          <table:table-cell office:value-type="float" office:value="9433.78426822135" calcext:value-type="float">
            <text:p>9433.7842682214</text:p>
          </table:table-cell>
          <table:table-cell office:value-type="float" office:value="500901" calcext:value-type="float">
            <text:p>500901</text:p>
          </table:table-cell>
          <table:table-cell office:value-type="float" office:value="2671.95270322878" calcext:value-type="float">
            <text:p>2671.9527032288</text:p>
          </table:table-cell>
          <table:table-cell office:value-type="float" office:value="318" calcext:value-type="float">
            <text:p>318</text:p>
          </table:table-cell>
          <table:table-cell office:value-type="float" office:value="1678759" calcext:value-type="float">
            <text:p>1678759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499099" calcext:value-type="float">
            <text:p>499099</text:p>
          </table:table-cell>
          <table:table-cell office:value-type="float" office:value="2604.70691586238" calcext:value-type="float">
            <text:p>2604.7069158624</text:p>
          </table:table-cell>
          <table:table-cell office:value-type="float" office:value="334" calcext:value-type="float">
            <text:p>334</text:p>
          </table:table-cell>
          <table:table-cell office:value-type="float" office:value="1678786" calcext:value-type="float">
            <text:p>1678786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workloada</text:p>
          </table:table-cell>
          <table:table-cell office:value-type="string" calcext:value-type="string">
            <text:p>mongod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6066" calcext:value-type="float">
            <text:p>186066</text:p>
          </table:table-cell>
          <table:table-cell office:value-type="float" office:value="5374.43702772135" calcext:value-type="float">
            <text:p>5374.4370277214</text:p>
          </table:table-cell>
          <table:table-cell office:value-type="float" office:value="500454" calcext:value-type="float">
            <text:p>500454</text:p>
          </table:table-cell>
          <table:table-cell office:value-type="float" office:value="419.476886986616" calcext:value-type="float">
            <text:p>419.4768869866</text:p>
          </table:table-cell>
          <table:table-cell office:value-type="float" office:value="267" calcext:value-type="float">
            <text:p>267</text:p>
          </table:table-cell>
          <table:table-cell office:value-type="float" office:value="1250118" calcext:value-type="float">
            <text:p>1250118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499546" calcext:value-type="float">
            <text:p>499546</text:p>
          </table:table-cell>
          <table:table-cell office:value-type="float" office:value="314.949756378792" calcext:value-type="float">
            <text:p>314.9497563788</text:p>
          </table:table-cell>
          <table:table-cell office:value-type="float" office:value="242" calcext:value-type="float">
            <text:p>242</text:p>
          </table:table-cell>
          <table:table-cell office:value-type="float" office:value="1042714" calcext:value-type="float">
            <text:p>1042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orkloada</text:p>
          </table:table-cell>
          <table:table-cell office:value-type="string" calcext:value-type="string">
            <text:p>mongodb-asyn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1238" calcext:value-type="float">
            <text:p>181238</text:p>
          </table:table-cell>
          <table:table-cell office:value-type="float" office:value="5517.60668292521" calcext:value-type="float">
            <text:p>5517.6066829252</text:p>
          </table:table-cell>
          <table:table-cell office:value-type="float" office:value="498928" calcext:value-type="float">
            <text:p>498928</text:p>
          </table:table-cell>
          <table:table-cell office:value-type="float" office:value="408.96933224834" calcext:value-type="float">
            <text:p>408.9693322483</text:p>
          </table:table-cell>
          <table:table-cell office:value-type="float" office:value="259" calcext:value-type="float">
            <text:p>259</text:p>
          </table:table-cell>
          <table:table-cell office:value-type="float" office:value="317253" calcext:value-type="float">
            <text:p>317253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501072" calcext:value-type="float">
            <text:p>501072</text:p>
          </table:table-cell>
          <table:table-cell office:value-type="float" office:value="305.837919500591" calcext:value-type="float">
            <text:p>305.8379195006</text:p>
          </table:table-cell>
          <table:table-cell office:value-type="float" office:value="230" calcext:value-type="float">
            <text:p>230</text:p>
          </table:table-cell>
          <table:table-cell office:value-type="float" office:value="318052" calcext:value-type="float">
            <text:p>318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kloada</text:p>
          </table:table-cell>
          <table:table-cell office:value-type="string" calcext:value-type="string">
            <text:p>mongodb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3556" calcext:value-type="float">
            <text:p>193556</text:p>
          </table:table-cell>
          <table:table-cell office:value-type="float" office:value="5166.46345243754" calcext:value-type="float">
            <text:p>5166.4634524375</text:p>
          </table:table-cell>
          <table:table-cell office:value-type="float" office:value="500786" calcext:value-type="float">
            <text:p>500786</text:p>
          </table:table-cell>
          <table:table-cell office:value-type="float" office:value="1017.74608515414" calcext:value-type="float">
            <text:p>1017.7460851541</text:p>
          </table:table-cell>
          <table:table-cell office:value-type="float" office:value="303" calcext:value-type="float">
            <text:p>303</text:p>
          </table:table-cell>
          <table:table-cell office:value-type="float" office:value="430575" calcext:value-type="float">
            <text:p>430575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499214" calcext:value-type="float">
            <text:p>499214</text:p>
          </table:table-cell>
          <table:table-cell office:value-type="float" office:value="905.218042763224" calcext:value-type="float">
            <text:p>905.2180427632</text:p>
          </table:table-cell>
          <table:table-cell office:value-type="float" office:value="269" calcext:value-type="float">
            <text:p>269</text:p>
          </table:table-cell>
          <table:table-cell office:value-type="float" office:value="415589" calcext:value-type="float">
            <text:p>415589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workloada</text:p>
          </table:table-cell>
          <table:table-cell office:value-type="string" calcext:value-type="string">
            <text:p>mongodb-asyn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0399" calcext:value-type="float">
            <text:p>90399</text:p>
          </table:table-cell>
          <table:table-cell office:value-type="float" office:value="11062.0692706778" calcext:value-type="float">
            <text:p>11062.0692706778</text:p>
          </table:table-cell>
          <table:table-cell office:value-type="float" office:value="500616" calcext:value-type="float">
            <text:p>500616</text:p>
          </table:table-cell>
          <table:table-cell office:value-type="float" office:value="486.246961743132" calcext:value-type="float">
            <text:p>486.2469617431</text:p>
          </table:table-cell>
          <table:table-cell office:value-type="float" office:value="280" calcext:value-type="float">
            <text:p>280</text:p>
          </table:table-cell>
          <table:table-cell office:value-type="float" office:value="302768" calcext:value-type="float">
            <text:p>302768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499384" calcext:value-type="float">
            <text:p>499384</text:p>
          </table:table-cell>
          <table:table-cell office:value-type="float" office:value="404.485854572834" calcext:value-type="float">
            <text:p>404.4858545728</text:p>
          </table:table-cell>
          <table:table-cell office:value-type="float" office:value="241" calcext:value-type="float">
            <text:p>241</text:p>
          </table:table-cell>
          <table:table-cell office:value-type="float" office:value="299105" calcext:value-type="float">
            <text:p>299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kloada</text:p>
          </table:table-cell>
          <table:table-cell office:value-type="string" calcext:value-type="string">
            <text:p>mongod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8798" calcext:value-type="float">
            <text:p>188798</text:p>
          </table:table-cell>
          <table:table-cell office:value-type="float" office:value="5296.66627824447" calcext:value-type="float">
            <text:p>5296.6662782445</text:p>
          </table:table-cell>
          <table:table-cell office:value-type="float" office:value="499768" calcext:value-type="float">
            <text:p>499768</text:p>
          </table:table-cell>
          <table:table-cell office:value-type="float" office:value="1927.63293968401" calcext:value-type="float">
            <text:p>1927.632939684</text:p>
          </table:table-cell>
          <table:table-cell office:value-type="float" office:value="379" calcext:value-type="float">
            <text:p>379</text:p>
          </table:table-cell>
          <table:table-cell office:value-type="float" office:value="465178" calcext:value-type="float">
            <text:p>465178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500232" calcext:value-type="float">
            <text:p>500232</text:p>
          </table:table-cell>
          <table:table-cell office:value-type="float" office:value="1833.28498376753" calcext:value-type="float">
            <text:p>1833.2849837675</text:p>
          </table:table-cell>
          <table:table-cell office:value-type="float" office:value="326" calcext:value-type="float">
            <text:p>326</text:p>
          </table:table-cell>
          <table:table-cell office:value-type="float" office:value="465183" calcext:value-type="float">
            <text:p>465183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workloada</text:p>
          </table:table-cell>
          <table:table-cell office:value-type="string" calcext:value-type="string">
            <text:p>mongodb-async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8489" calcext:value-type="float">
            <text:p>68489</text:p>
          </table:table-cell>
          <table:table-cell office:value-type="float" office:value="14600.8848136197" calcext:value-type="float">
            <text:p>14600.8848136197</text:p>
          </table:table-cell>
          <table:table-cell office:value-type="float" office:value="500093" calcext:value-type="float">
            <text:p>500093</text:p>
          </table:table-cell>
          <table:table-cell office:value-type="float" office:value="712.182114126772" calcext:value-type="float">
            <text:p>712.1821141268</text:p>
          </table:table-cell>
          <table:table-cell office:value-type="float" office:value="290" calcext:value-type="float">
            <text:p>290</text:p>
          </table:table-cell>
          <table:table-cell office:value-type="float" office:value="289326" calcext:value-type="float">
            <text:p>289326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499907" calcext:value-type="float">
            <text:p>499907</text:p>
          </table:table-cell>
          <table:table-cell office:value-type="float" office:value="640.995327130846" calcext:value-type="float">
            <text:p>640.9953271308</text:p>
          </table:table-cell>
          <table:table-cell office:value-type="float" office:value="255" calcext:value-type="float">
            <text:p>255</text:p>
          </table:table-cell>
          <table:table-cell office:value-type="float" office:value="289299" calcext:value-type="float">
            <text:p>289299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workloada</text:p>
          </table:table-cell>
          <table:table-cell office:value-type="string" calcext:value-type="string">
            <text:p>mongodb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0720" calcext:value-type="float">
            <text:p>190720</text:p>
          </table:table-cell>
          <table:table-cell office:value-type="float" office:value="5243.23615771812" calcext:value-type="float">
            <text:p>5243.2361577181</text:p>
          </table:table-cell>
          <table:table-cell office:value-type="float" office:value="499604" calcext:value-type="float">
            <text:p>499604</text:p>
          </table:table-cell>
          <table:table-cell office:value-type="float" office:value="2904.97212792532" calcext:value-type="float">
            <text:p>2904.9721279253</text:p>
          </table:table-cell>
          <table:table-cell office:value-type="float" office:value="430" calcext:value-type="float">
            <text:p>430</text:p>
          </table:table-cell>
          <table:table-cell office:value-type="float" office:value="494048" calcext:value-type="float">
            <text:p>494048</text:p>
          </table:table-cell>
          <table:table-cell office:value-type="float" office:value="5000" calcext:value-type="float">
            <text:p>5000</text:p>
          </table:table-cell>
          <table:table-cell office:value-type="float" office:value="8000" calcext:value-type="float">
            <text:p>8000</text:p>
          </table:table-cell>
          <table:table-cell office:value-type="float" office:value="500386" calcext:value-type="float">
            <text:p>500386</text:p>
          </table:table-cell>
          <table:table-cell office:value-type="float" office:value="2798.34239367208" calcext:value-type="float">
            <text:p>2798.3423936721</text:p>
          </table:table-cell>
          <table:table-cell office:value-type="float" office:value="351" calcext:value-type="float">
            <text:p>351</text:p>
          </table:table-cell>
          <table:table-cell office:value-type="float" office:value="493976" calcext:value-type="float">
            <text:p>493976</text:p>
          </table:table-cell>
          <table:table-cell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workloada</text:p>
          </table:table-cell>
          <table:table-cell office:value-type="string" calcext:value-type="string">
            <text:p>mongodb-async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9084" calcext:value-type="float">
            <text:p>69084</text:p>
          </table:table-cell>
          <table:table-cell office:value-type="float" office:value="14474.9869723814" calcext:value-type="float">
            <text:p>14474.9869723814</text:p>
          </table:table-cell>
          <table:table-cell office:value-type="float" office:value="499785" calcext:value-type="float">
            <text:p>499785</text:p>
          </table:table-cell>
          <table:table-cell office:value-type="float" office:value="1064.37191392299" calcext:value-type="float">
            <text:p>1064.371913923</text:p>
          </table:table-cell>
          <table:table-cell office:value-type="float" office:value="306" calcext:value-type="float">
            <text:p>306</text:p>
          </table:table-cell>
          <table:table-cell office:value-type="float" office:value="1101972" calcext:value-type="float">
            <text:p>1101972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500205" calcext:value-type="float">
            <text:p>500205</text:p>
          </table:table-cell>
          <table:table-cell office:value-type="float" office:value="987.808678441839" calcext:value-type="float">
            <text:p>987.8086784418</text:p>
          </table:table-cell>
          <table:table-cell office:value-type="float" office:value="267" calcext:value-type="float">
            <text:p>267</text:p>
          </table:table-cell>
          <table:table-cell office:value-type="float" office:value="1099524" calcext:value-type="float">
            <text:p>1099524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workloada</text:p>
          </table:table-cell>
          <table:table-cell office:value-type="string" calcext:value-type="string">
            <text:p>mongodb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95669" calcext:value-type="float">
            <text:p>195669</text:p>
          </table:table-cell>
          <table:table-cell office:value-type="float" office:value="5110.67159335408" calcext:value-type="float">
            <text:p>5110.6715933541</text:p>
          </table:table-cell>
          <table:table-cell office:value-type="float" office:value="500309" calcext:value-type="float">
            <text:p>500309</text:p>
          </table:table-cell>
          <table:table-cell office:value-type="float" office:value="3948.63520944057" calcext:value-type="float">
            <text:p>3948.6352094406</text:p>
          </table:table-cell>
          <table:table-cell office:value-type="float" office:value="464" calcext:value-type="float">
            <text:p>464</text:p>
          </table:table-cell>
          <table:table-cell office:value-type="float" office:value="555412" calcext:value-type="float">
            <text:p>555412</text:p>
          </table:table-cell>
          <table:table-cell office:value-type="float" office:value="6000" calcext:value-type="float">
            <text:p>6000</text:p>
          </table:table-cell>
          <table:table-cell office:value-type="float" office:value="9000" calcext:value-type="float">
            <text:p>9000</text:p>
          </table:table-cell>
          <table:table-cell office:value-type="float" office:value="499691" calcext:value-type="float">
            <text:p>499691</text:p>
          </table:table-cell>
          <table:table-cell office:value-type="float" office:value="3857.02864370181" calcext:value-type="float">
            <text:p>3857.0286437018</text:p>
          </table:table-cell>
          <table:table-cell office:value-type="float" office:value="390" calcext:value-type="float">
            <text:p>390</text:p>
          </table:table-cell>
          <table:table-cell office:value-type="float" office:value="555410" calcext:value-type="float">
            <text:p>555410</text:p>
          </table:table-cell>
          <table:table-cell office:value-type="float" office:value="6000" calcext:value-type="float">
            <text:p>600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workloada</text:p>
          </table:table-cell>
          <table:table-cell office:value-type="string" calcext:value-type="string">
            <text:p>mongodb-async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7100" calcext:value-type="float">
            <text:p>67100</text:p>
          </table:table-cell>
          <table:table-cell office:value-type="float" office:value="14903.129657228" calcext:value-type="float">
            <text:p>14903.129657228</text:p>
          </table:table-cell>
          <table:table-cell office:value-type="float" office:value="500218" calcext:value-type="float">
            <text:p>500218</text:p>
          </table:table-cell>
          <table:table-cell office:value-type="float" office:value="1364.38278510569" calcext:value-type="float">
            <text:p>1364.3827851057</text:p>
          </table:table-cell>
          <table:table-cell office:value-type="float" office:value="318" calcext:value-type="float">
            <text:p>318</text:p>
          </table:table-cell>
          <table:table-cell office:value-type="float" office:value="740552" calcext:value-type="float">
            <text:p>740552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499782" calcext:value-type="float">
            <text:p>499782</text:p>
          </table:table-cell>
          <table:table-cell office:value-type="float" office:value="1297.19037100176" calcext:value-type="float">
            <text:p>1297.1903710018</text:p>
          </table:table-cell>
          <table:table-cell office:value-type="float" office:value="281" calcext:value-type="float">
            <text:p>281</text:p>
          </table:table-cell>
          <table:table-cell office:value-type="float" office:value="740500" calcext:value-type="float">
            <text:p>7405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workloada</text:p>
          </table:table-cell>
          <table:table-cell office:value-type="string" calcext:value-type="string">
            <text:p>mongodb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00869" calcext:value-type="float">
            <text:p>200869</text:p>
          </table:table-cell>
          <table:table-cell office:value-type="float" office:value="4978.36898675256" calcext:value-type="float">
            <text:p>4978.3689867526</text:p>
          </table:table-cell>
          <table:table-cell office:value-type="float" office:value="500635" calcext:value-type="float">
            <text:p>500635</text:p>
          </table:table-cell>
          <table:table-cell office:value-type="float" office:value="5055.54674163812" calcext:value-type="float">
            <text:p>5055.5467416381</text:p>
          </table:table-cell>
          <table:table-cell office:value-type="float" office:value="1261" calcext:value-type="float">
            <text:p>1261</text:p>
          </table:table-cell>
          <table:table-cell office:value-type="float" office:value="425394" calcext:value-type="float">
            <text:p>425394</text:p>
          </table:table-cell>
          <table:table-cell office:value-type="float" office:value="7000" calcext:value-type="float">
            <text:p>7000</text:p>
          </table:table-cell>
          <table:table-cell office:value-type="float" office:value="11000" calcext:value-type="float">
            <text:p>11000</text:p>
          </table:table-cell>
          <table:table-cell office:value-type="float" office:value="499365" calcext:value-type="float">
            <text:p>499365</text:p>
          </table:table-cell>
          <table:table-cell office:value-type="float" office:value="4963.83372483054" calcext:value-type="float">
            <text:p>4963.8337248305</text:p>
          </table:table-cell>
          <table:table-cell office:value-type="float" office:value="868" calcext:value-type="float">
            <text:p>868</text:p>
          </table:table-cell>
          <table:table-cell office:value-type="float" office:value="423369" calcext:value-type="float">
            <text:p>423369</text:p>
          </table:table-cell>
          <table:table-cell office:value-type="float" office:value="7000" calcext:value-type="float">
            <text:p>7000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workloada</text:p>
          </table:table-cell>
          <table:table-cell office:value-type="string" calcext:value-type="string">
            <text:p>mongodb-async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68548" calcext:value-type="float">
            <text:p>68548</text:p>
          </table:table-cell>
          <table:table-cell office:value-type="float" office:value="14588.3176752057" calcext:value-type="float">
            <text:p>14588.3176752057</text:p>
          </table:table-cell>
          <table:table-cell office:value-type="float" office:value="499805" calcext:value-type="float">
            <text:p>499805</text:p>
          </table:table-cell>
          <table:table-cell office:value-type="float" office:value="1734.46817258731" calcext:value-type="float">
            <text:p>1734.4681725873</text:p>
          </table:table-cell>
          <table:table-cell office:value-type="float" office:value="308" calcext:value-type="float">
            <text:p>308</text:p>
          </table:table-cell>
          <table:table-cell office:value-type="float" office:value="1299235" calcext:value-type="float">
            <text:p>1299235</text:p>
          </table:table-cell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195" calcext:value-type="float">
            <text:p>500195</text:p>
          </table:table-cell>
          <table:table-cell office:value-type="float" office:value="1666.68248982897" calcext:value-type="float">
            <text:p>1666.682489829</text:p>
          </table:table-cell>
          <table:table-cell office:value-type="float" office:value="285" calcext:value-type="float">
            <text:p>285</text:p>
          </table:table-cell>
          <table:table-cell office:value-type="float" office:value="1299127" calcext:value-type="float">
            <text:p>1299127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workloada</text:p>
          </table:table-cell>
          <table:table-cell office:value-type="string" calcext:value-type="string">
            <text:p>mongod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98918" calcext:value-type="float">
            <text:p>198918</text:p>
          </table:table-cell>
          <table:table-cell office:value-type="float" office:value="5027.19713650851" calcext:value-type="float">
            <text:p>5027.1971365085</text:p>
          </table:table-cell>
          <table:table-cell office:value-type="float" office:value="499424" calcext:value-type="float">
            <text:p>499424</text:p>
          </table:table-cell>
          <table:table-cell office:value-type="float" office:value="9972.63951271865" calcext:value-type="float">
            <text:p>9972.6395127187</text:p>
          </table:table-cell>
          <table:table-cell office:value-type="float" office:value="4917" calcext:value-type="float">
            <text:p>4917</text:p>
          </table:table-cell>
          <table:table-cell office:value-type="float" office:value="457869" calcext:value-type="float">
            <text:p>457869</text:p>
          </table:table-cell>
          <table:table-cell office:value-type="float" office:value="13000" calcext:value-type="float">
            <text:p>13000</text:p>
          </table:table-cell>
          <table:table-cell office:value-type="float" office:value="19000" calcext:value-type="float">
            <text:p>19000</text:p>
          </table:table-cell>
          <table:table-cell office:value-type="float" office:value="500576" calcext:value-type="float">
            <text:p>500576</text:p>
          </table:table-cell>
          <table:table-cell office:value-type="float" office:value="9881.30347839289" calcext:value-type="float">
            <text:p>9881.3034783929</text:p>
          </table:table-cell>
          <table:table-cell office:value-type="float" office:value="3634" calcext:value-type="float">
            <text:p>3634</text:p>
          </table:table-cell>
          <table:table-cell office:value-type="float" office:value="457855" calcext:value-type="float">
            <text:p>457855</text:p>
          </table:table-cell>
          <table:table-cell office:value-type="float" office:value="13000" calcext:value-type="float">
            <text:p>13000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>workloada</text:p>
          </table:table-cell>
          <table:table-cell office:value-type="string" calcext:value-type="string">
            <text:p>mongodb-async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7643" calcext:value-type="float">
            <text:p>67643</text:p>
          </table:table-cell>
          <table:table-cell office:value-type="float" office:value="14783.4957053945" calcext:value-type="float">
            <text:p>14783.4957053945</text:p>
          </table:table-cell>
          <table:table-cell office:value-type="float" office:value="499492" calcext:value-type="float">
            <text:p>499492</text:p>
          </table:table-cell>
          <table:table-cell office:value-type="float" office:value="3393.13091901372" calcext:value-type="float">
            <text:p>3393.1309190137</text:p>
          </table:table-cell>
          <table:table-cell office:value-type="float" office:value="308" calcext:value-type="float">
            <text:p>308</text:p>
          </table:table-cell>
          <table:table-cell office:value-type="float" office:value="418901" calcext:value-type="float">
            <text:p>418901</text:p>
          </table:table-cell>
          <table:table-cell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508" calcext:value-type="float">
            <text:p>500508</text:p>
          </table:table-cell>
          <table:table-cell office:value-type="float" office:value="3327.30792315008" calcext:value-type="float">
            <text:p>3327.3079231501</text:p>
          </table:table-cell>
          <table:table-cell office:value-type="float" office:value="283" calcext:value-type="float">
            <text:p>283</text:p>
          </table:table-cell>
          <table:table-cell office:value-type="float" office:value="418708" calcext:value-type="float">
            <text:p>418708</text:p>
          </table:table-cell>
          <table:table-cell office:value-type="float" office:value="6000" calcext:value-type="float">
            <text:p>60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workloada</text:p>
          </table:table-cell>
          <table:table-cell office:value-type="string" calcext:value-type="string">
            <text:p>mongodb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1660" calcext:value-type="float">
            <text:p>71660</text:p>
          </table:table-cell>
          <table:table-cell office:value-type="float" office:value="13954.7864917667" calcext:value-type="float">
            <text:p>13954.7864917667</text:p>
          </table:table-cell>
          <table:table-cell office:value-type="float" office:value="499445" calcext:value-type="float">
            <text:p>499445</text:p>
          </table:table-cell>
          <table:table-cell office:value-type="float" office:value="753.632311866171" calcext:value-type="float">
            <text:p>753.6323118662</text:p>
          </table:table-cell>
          <table:table-cell office:value-type="float" office:value="271" calcext:value-type="float">
            <text:p>271</text:p>
          </table:table-cell>
          <table:table-cell office:value-type="float" office:value="193798" calcext:value-type="float">
            <text:p>193798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555" calcext:value-type="float">
            <text:p>500555</text:p>
          </table:table-cell>
          <table:table-cell office:value-type="float" office:value="661.838583172678" calcext:value-type="float">
            <text:p>661.8385831727</text:p>
          </table:table-cell>
          <table:table-cell office:value-type="float" office:value="251" calcext:value-type="float">
            <text:p>251</text:p>
          </table:table-cell>
          <table:table-cell office:value-type="float" office:value="193442" calcext:value-type="float">
            <text:p>19344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workloada</text:p>
          </table:table-cell>
          <table:table-cell office:value-type="string" calcext:value-type="string">
            <text:p>mongodb-async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3059" calcext:value-type="float">
            <text:p>73059</text:p>
          </table:table-cell>
          <table:table-cell office:value-type="float" office:value="13687.5675823649" calcext:value-type="float">
            <text:p>13687.5675823649</text:p>
          </table:table-cell>
          <table:table-cell office:value-type="float" office:value="499733" calcext:value-type="float">
            <text:p>499733</text:p>
          </table:table-cell>
          <table:table-cell office:value-type="float" office:value="770.424632753891" calcext:value-type="float">
            <text:p>770.4246327539</text:p>
          </table:table-cell>
          <table:table-cell office:value-type="float" office:value="275" calcext:value-type="float">
            <text:p>275</text:p>
          </table:table-cell>
          <table:table-cell office:value-type="float" office:value="335775" calcext:value-type="float">
            <text:p>335775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267" calcext:value-type="float">
            <text:p>500267</text:p>
          </table:table-cell>
          <table:table-cell office:value-type="float" office:value="666.260962645947" calcext:value-type="float">
            <text:p>666.2609626459</text:p>
          </table:table-cell>
          <table:table-cell office:value-type="float" office:value="232" calcext:value-type="float">
            <text:p>232</text:p>
          </table:table-cell>
          <table:table-cell office:value-type="float" office:value="322111" calcext:value-type="float">
            <text:p>322111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workloada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840" calcext:value-type="float">
            <text:p>71840</text:p>
          </table:table-cell>
          <table:table-cell office:value-type="float" office:value="13919.6826280624" calcext:value-type="float">
            <text:p>13919.6826280624</text:p>
          </table:table-cell>
          <table:table-cell office:value-type="float" office:value="499788" calcext:value-type="float">
            <text:p>499788</text:p>
          </table:table-cell>
          <table:table-cell office:value-type="float" office:value="1107.18684922407" calcext:value-type="float">
            <text:p>1107.1868492241</text:p>
          </table:table-cell>
          <table:table-cell office:value-type="float" office:value="292" calcext:value-type="float">
            <text:p>292</text:p>
          </table:table-cell>
          <table:table-cell office:value-type="float" office:value="157953" calcext:value-type="float">
            <text:p>157953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202" calcext:value-type="float">
            <text:p>500202</text:p>
          </table:table-cell>
          <table:table-cell office:value-type="float" office:value="1025.69944342486" calcext:value-type="float">
            <text:p>1025.6994434249</text:p>
          </table:table-cell>
          <table:table-cell office:value-type="float" office:value="259" calcext:value-type="float">
            <text:p>259</text:p>
          </table:table-cell>
          <table:table-cell office:value-type="float" office:value="157407" calcext:value-type="float">
            <text:p>157407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workloada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9821" calcext:value-type="float">
            <text:p>69821</text:p>
          </table:table-cell>
          <table:table-cell office:value-type="float" office:value="14322.1953280532" calcext:value-type="float">
            <text:p>14322.1953280532</text:p>
          </table:table-cell>
          <table:table-cell office:value-type="float" office:value="498550" calcext:value-type="float">
            <text:p>498550</text:p>
          </table:table-cell>
          <table:table-cell office:value-type="float" office:value="1053.52759602848" calcext:value-type="float">
            <text:p>1053.5275960285</text:p>
          </table:table-cell>
          <table:table-cell office:value-type="float" office:value="313" calcext:value-type="float">
            <text:p>313</text:p>
          </table:table-cell>
          <table:table-cell office:value-type="float" office:value="333869" calcext:value-type="float">
            <text:p>333869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501440" calcext:value-type="float">
            <text:p>501440</text:p>
          </table:table-cell>
          <table:table-cell office:value-type="float" office:value="1017.10527480855" calcext:value-type="float">
            <text:p>1017.1052748086</text:p>
          </table:table-cell>
          <table:table-cell office:value-type="float" office:value="256" calcext:value-type="float">
            <text:p>256</text:p>
          </table:table-cell>
          <table:table-cell office:value-type="float" office:value="336126" calcext:value-type="float">
            <text:p>336126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workloada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3619" calcext:value-type="float">
            <text:p>73619</text:p>
          </table:table-cell>
          <table:table-cell office:value-type="float" office:value="13583.4499246119" calcext:value-type="float">
            <text:p>13583.4499246119</text:p>
          </table:table-cell>
          <table:table-cell office:value-type="float" office:value="500285" calcext:value-type="float">
            <text:p>500285</text:p>
          </table:table-cell>
          <table:table-cell office:value-type="float" office:value="1503.9689836793" calcext:value-type="float">
            <text:p>1503.9689836793</text:p>
          </table:table-cell>
          <table:table-cell office:value-type="float" office:value="306" calcext:value-type="float">
            <text:p>306</text:p>
          </table:table-cell>
          <table:table-cell office:value-type="float" office:value="1201161" calcext:value-type="float">
            <text:p>1201161</text:p>
          </table:table-cell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office:value-type="float" office:value="499715" calcext:value-type="float">
            <text:p>499715</text:p>
          </table:table-cell>
          <table:table-cell office:value-type="float" office:value="1414.26302792592" calcext:value-type="float">
            <text:p>1414.2630279259</text:p>
          </table:table-cell>
          <table:table-cell office:value-type="float" office:value="284" calcext:value-type="float">
            <text:p>284</text:p>
          </table:table-cell>
          <table:table-cell office:value-type="float" office:value="1201295" calcext:value-type="float">
            <text:p>1201295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workloada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427" calcext:value-type="float">
            <text:p>70427</text:p>
          </table:table-cell>
          <table:table-cell office:value-type="float" office:value="14199.0997770741" calcext:value-type="float">
            <text:p>14199.0997770741</text:p>
          </table:table-cell>
          <table:table-cell office:value-type="float" office:value="499600" calcext:value-type="float">
            <text:p>499600</text:p>
          </table:table-cell>
          <table:table-cell office:value-type="float" office:value="1389.97669135308" calcext:value-type="float">
            <text:p>1389.9766913531</text:p>
          </table:table-cell>
          <table:table-cell office:value-type="float" office:value="282" calcext:value-type="float">
            <text:p>282</text:p>
          </table:table-cell>
          <table:table-cell office:value-type="float" office:value="458120" calcext:value-type="float">
            <text:p>458120</text:p>
          </table:table-cell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400" calcext:value-type="float">
            <text:p>500400</text:p>
          </table:table-cell>
          <table:table-cell office:value-type="float" office:value="1397.47895083933" calcext:value-type="float">
            <text:p>1397.4789508393</text:p>
          </table:table-cell>
          <table:table-cell office:value-type="float" office:value="250" calcext:value-type="float">
            <text:p>250</text:p>
          </table:table-cell>
          <table:table-cell office:value-type="float" office:value="459328" calcext:value-type="float">
            <text:p>459328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workloada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2865" calcext:value-type="float">
            <text:p>72865</text:p>
          </table:table-cell>
          <table:table-cell office:value-type="float" office:value="13723.872915666" calcext:value-type="float">
            <text:p>13723.872915666</text:p>
          </table:table-cell>
          <table:table-cell office:value-type="float" office:value="499494" calcext:value-type="float">
            <text:p>499494</text:p>
          </table:table-cell>
          <table:table-cell office:value-type="float" office:value="2205.95574521416" calcext:value-type="float">
            <text:p>2205.9557452142</text:p>
          </table:table-cell>
          <table:table-cell office:value-type="float" office:value="304" calcext:value-type="float">
            <text:p>304</text:p>
          </table:table-cell>
          <table:table-cell office:value-type="float" office:value="258117" calcext:value-type="float">
            <text:p>258117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496" calcext:value-type="float">
            <text:p>500496</text:p>
          </table:table-cell>
          <table:table-cell office:value-type="float" office:value="2132.47164213101" calcext:value-type="float">
            <text:p>2132.471642131</text:p>
          </table:table-cell>
          <table:table-cell office:value-type="float" office:value="276" calcext:value-type="float">
            <text:p>276</text:p>
          </table:table-cell>
          <table:table-cell office:value-type="float" office:value="258542" calcext:value-type="float">
            <text:p>258542</text:p>
          </table:table-cell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workloada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8183" calcext:value-type="float">
            <text:p>68183</text:p>
          </table:table-cell>
          <table:table-cell office:value-type="float" office:value="14666.2657847264" calcext:value-type="float">
            <text:p>14666.2657847264</text:p>
          </table:table-cell>
          <table:table-cell office:value-type="float" office:value="500250" calcext:value-type="float">
            <text:p>500250</text:p>
          </table:table-cell>
          <table:table-cell office:value-type="float" office:value="2006.41569215392" calcext:value-type="float">
            <text:p>2006.4156921539</text:p>
          </table:table-cell>
          <table:table-cell office:value-type="float" office:value="308" calcext:value-type="float">
            <text:p>308</text:p>
          </table:table-cell>
          <table:table-cell office:value-type="float" office:value="235013" calcext:value-type="float">
            <text:p>235013</text:p>
          </table:table-cell>
          <table:table-cell office:value-type="float" office:value="5000" calcext:value-type="float">
            <text:p>5000</text:p>
          </table:table-cell>
          <table:table-cell office:value-type="float" office:value="8000" calcext:value-type="float">
            <text:p>8000</text:p>
          </table:table-cell>
          <table:table-cell office:value-type="float" office:value="499740" calcext:value-type="float">
            <text:p>499740</text:p>
          </table:table-cell>
          <table:table-cell office:value-type="float" office:value="2041.64826709889" calcext:value-type="float">
            <text:p>2041.6482670989</text:p>
          </table:table-cell>
          <table:table-cell office:value-type="float" office:value="253" calcext:value-type="float">
            <text:p>253</text:p>
          </table:table-cell>
          <table:table-cell office:value-type="float" office:value="224193" calcext:value-type="float">
            <text:p>224193</text:p>
          </table:table-cell>
          <table:table-cell office:value-type="float" office:value="4000" calcext:value-type="float">
            <text:p>4000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workloada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74980" calcext:value-type="float">
            <text:p>74980</text:p>
          </table:table-cell>
          <table:table-cell office:value-type="float" office:value="13336.8898372899" calcext:value-type="float">
            <text:p>13336.8898372899</text:p>
          </table:table-cell>
          <table:table-cell office:value-type="float" office:value="499700" calcext:value-type="float">
            <text:p>499700</text:p>
          </table:table-cell>
          <table:table-cell office:value-type="float" office:value="3038.05820692415" calcext:value-type="float">
            <text:p>3038.0582069242</text:p>
          </table:table-cell>
          <table:table-cell office:value-type="float" office:value="291" calcext:value-type="float">
            <text:p>291</text:p>
          </table:table-cell>
          <table:table-cell office:value-type="float" office:value="348757" calcext:value-type="float">
            <text:p>348757</text:p>
          </table:table-cell>
          <table:table-cell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300" calcext:value-type="float">
            <text:p>500300</text:p>
          </table:table-cell>
          <table:table-cell office:value-type="float" office:value="2921.18592444533" calcext:value-type="float">
            <text:p>2921.1859244453</text:p>
          </table:table-cell>
          <table:table-cell office:value-type="float" office:value="262" calcext:value-type="float">
            <text:p>262</text:p>
          </table:table-cell>
          <table:table-cell office:value-type="float" office:value="336038" calcext:value-type="float">
            <text:p>336038</text:p>
          </table:table-cell>
          <table:table-cell office:value-type="float" office:value="5000" calcext:value-type="float">
            <text:p>5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workloada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9496" calcext:value-type="float">
            <text:p>69496</text:p>
          </table:table-cell>
          <table:table-cell office:value-type="float" office:value="14389.3173707839" calcext:value-type="float">
            <text:p>14389.3173707839</text:p>
          </table:table-cell>
          <table:table-cell office:value-type="float" office:value="500646" calcext:value-type="float">
            <text:p>500646</text:p>
          </table:table-cell>
          <table:table-cell office:value-type="float" office:value="2730.0520267814" calcext:value-type="float">
            <text:p>2730.0520267814</text:p>
          </table:table-cell>
          <table:table-cell office:value-type="float" office:value="289" calcext:value-type="float">
            <text:p>289</text:p>
          </table:table-cell>
          <table:table-cell office:value-type="float" office:value="552391" calcext:value-type="float">
            <text:p>552391</text:p>
          </table:table-cell>
          <table:table-cell office:value-type="float" office:value="6000" calcext:value-type="float">
            <text:p>6000</text:p>
          </table:table-cell>
          <table:table-cell office:value-type="float" office:value="11000" calcext:value-type="float">
            <text:p>11000</text:p>
          </table:table-cell>
          <table:table-cell office:value-type="float" office:value="499354" calcext:value-type="float">
            <text:p>499354</text:p>
          </table:table-cell>
          <table:table-cell office:value-type="float" office:value="2779.08801571631" calcext:value-type="float">
            <text:p>2779.0880157163</text:p>
          </table:table-cell>
          <table:table-cell office:value-type="float" office:value="251" calcext:value-type="float">
            <text:p>251</text:p>
          </table:table-cell>
          <table:table-cell office:value-type="float" office:value="552417" calcext:value-type="float">
            <text:p>552417</text:p>
          </table:table-cell>
          <table:table-cell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workloada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3218" calcext:value-type="float">
            <text:p>73218</text:p>
          </table:table-cell>
          <table:table-cell office:value-type="float" office:value="13657.8436996367" calcext:value-type="float">
            <text:p>13657.8436996367</text:p>
          </table:table-cell>
          <table:table-cell office:value-type="float" office:value="499327" calcext:value-type="float">
            <text:p>499327</text:p>
          </table:table-cell>
          <table:table-cell office:value-type="float" office:value="3691.71339422863" calcext:value-type="float">
            <text:p>3691.7133942286</text:p>
          </table:table-cell>
          <table:table-cell office:value-type="float" office:value="317" calcext:value-type="float">
            <text:p>317</text:p>
          </table:table-cell>
          <table:table-cell office:value-type="float" office:value="410665" calcext:value-type="float">
            <text:p>410665</text:p>
          </table:table-cell>
          <table:table-cell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673" calcext:value-type="float">
            <text:p>500673</text:p>
          </table:table-cell>
          <table:table-cell office:value-type="float" office:value="3585.50332252788" calcext:value-type="float">
            <text:p>3585.5033225279</text:p>
          </table:table-cell>
          <table:table-cell office:value-type="float" office:value="294" calcext:value-type="float">
            <text:p>294</text:p>
          </table:table-cell>
          <table:table-cell office:value-type="float" office:value="410634" calcext:value-type="float">
            <text:p>410634</text:p>
          </table:table-cell>
          <table:table-cell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workloada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1187" calcext:value-type="float">
            <text:p>71187</text:p>
          </table:table-cell>
          <table:table-cell office:value-type="float" office:value="14047.5086743366" calcext:value-type="float">
            <text:p>14047.5086743366</text:p>
          </table:table-cell>
          <table:table-cell office:value-type="float" office:value="499176" calcext:value-type="float">
            <text:p>499176</text:p>
          </table:table-cell>
          <table:table-cell office:value-type="float" office:value="3488.37045851563" calcext:value-type="float">
            <text:p>3488.3704585156</text:p>
          </table:table-cell>
          <table:table-cell office:value-type="float" office:value="292" calcext:value-type="float">
            <text:p>292</text:p>
          </table:table-cell>
          <table:table-cell office:value-type="float" office:value="1752052" calcext:value-type="float">
            <text:p>1752052</text:p>
          </table:table-cell>
          <table:table-cell office:value-type="float" office:value="7000" calcext:value-type="float">
            <text:p>7000</text:p>
          </table:table-cell>
          <table:table-cell office:value-type="float" office:value="14000" calcext:value-type="float">
            <text:p>14000</text:p>
          </table:table-cell>
          <table:table-cell office:value-type="float" office:value="500824" calcext:value-type="float">
            <text:p>500824</text:p>
          </table:table-cell>
          <table:table-cell office:value-type="float" office:value="3569.61554158746" calcext:value-type="float">
            <text:p>3569.6155415875</text:p>
          </table:table-cell>
          <table:table-cell office:value-type="float" office:value="253" calcext:value-type="float">
            <text:p>253</text:p>
          </table:table-cell>
          <table:table-cell office:value-type="float" office:value="1751459" calcext:value-type="float">
            <text:p>1751459</text:p>
          </table:table-cell>
          <table:table-cell office:value-type="float" office:value="7000" calcext:value-type="float">
            <text:p>7000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workloada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71778" calcext:value-type="float">
            <text:p>71778</text:p>
          </table:table-cell>
          <table:table-cell office:value-type="float" office:value="13931.497116108" calcext:value-type="float">
            <text:p>13931.497116108</text:p>
          </table:table-cell>
          <table:table-cell office:value-type="float" office:value="500014" calcext:value-type="float">
            <text:p>500014</text:p>
          </table:table-cell>
          <table:table-cell office:value-type="float" office:value="5399.20520625423" calcext:value-type="float">
            <text:p>5399.2052062542</text:p>
          </table:table-cell>
          <table:table-cell office:value-type="float" office:value="342" calcext:value-type="float">
            <text:p>342</text:p>
          </table:table-cell>
          <table:table-cell office:value-type="float" office:value="129392" calcext:value-type="float">
            <text:p>129392</text:p>
          </table:table-cell>
          <table:table-cell office:value-type="float" office:value="8000" calcext:value-type="float">
            <text:p>8000</text:p>
          </table:table-cell>
          <table:table-cell office:value-type="float" office:value="14000" calcext:value-type="float">
            <text:p>14000</text:p>
          </table:table-cell>
          <table:table-cell office:value-type="float" office:value="499961" calcext:value-type="float">
            <text:p>499961</text:p>
          </table:table-cell>
          <table:table-cell office:value-type="float" office:value="5307.53795796072" calcext:value-type="float">
            <text:p>5307.5379579607</text:p>
          </table:table-cell>
          <table:table-cell office:value-type="float" office:value="290" calcext:value-type="float">
            <text:p>290</text:p>
          </table:table-cell>
          <table:table-cell office:value-type="float" office:value="124822" calcext:value-type="float">
            <text:p>124822</text:p>
          </table:table-cell>
          <table:table-cell office:value-type="float" office:value="8000" calcext:value-type="float">
            <text:p>8000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workloada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71296" calcext:value-type="float">
            <text:p>71296</text:p>
          </table:table-cell>
          <table:table-cell office:value-type="float" office:value="14025.6816651706" calcext:value-type="float">
            <text:p>14025.6816651706</text:p>
          </table:table-cell>
          <table:table-cell office:value-type="float" office:value="499277" calcext:value-type="float">
            <text:p>499277</text:p>
          </table:table-cell>
          <table:table-cell office:value-type="float" office:value="5264.34175017075" calcext:value-type="float">
            <text:p>5264.3417501708</text:p>
          </table:table-cell>
          <table:table-cell office:value-type="float" office:value="285" calcext:value-type="float">
            <text:p>285</text:p>
          </table:table-cell>
          <table:table-cell office:value-type="float" office:value="435662" calcext:value-type="float">
            <text:p>435662</text:p>
          </table:table-cell>
          <table:table-cell office:value-type="float" office:value="11000" calcext:value-type="float">
            <text:p>11000</text:p>
          </table:table-cell>
          <table:table-cell office:value-type="float" office:value="21000" calcext:value-type="float">
            <text:p>21000</text:p>
          </table:table-cell>
          <table:table-cell office:value-type="float" office:value="500698" calcext:value-type="float">
            <text:p>500698</text:p>
          </table:table-cell>
          <table:table-cell office:value-type="float" office:value="5340.362018622" calcext:value-type="float">
            <text:p>5340.362018622</text:p>
          </table:table-cell>
          <table:table-cell office:value-type="float" office:value="248" calcext:value-type="float">
            <text:p>248</text:p>
          </table:table-cell>
          <table:table-cell office:value-type="float" office:value="403001" calcext:value-type="float">
            <text:p>403001</text:p>
          </table:table-cell>
          <table:table-cell office:value-type="float" office:value="11000" calcext:value-type="float">
            <text:p>11000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string" calcext:value-type="string">
            <text:p>workloada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3159" calcext:value-type="float">
            <text:p>73159</text:p>
          </table:table-cell>
          <table:table-cell office:value-type="float" office:value="13668.8582402712" calcext:value-type="float">
            <text:p>13668.8582402712</text:p>
          </table:table-cell>
          <table:table-cell office:value-type="float" office:value="500361" calcext:value-type="float">
            <text:p>500361</text:p>
          </table:table-cell>
          <table:table-cell office:value-type="float" office:value="7328.27451380104" calcext:value-type="float">
            <text:p>7328.274513801</text:p>
          </table:table-cell>
          <table:table-cell office:value-type="float" office:value="324" calcext:value-type="float">
            <text:p>324</text:p>
          </table:table-cell>
          <table:table-cell office:value-type="float" office:value="828208" calcext:value-type="float">
            <text:p>828208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99639" calcext:value-type="float">
            <text:p>499639</text:p>
          </table:table-cell>
          <table:table-cell office:value-type="float" office:value="7226.95752733474" calcext:value-type="float">
            <text:p>7226.9575273347</text:p>
          </table:table-cell>
          <table:table-cell office:value-type="float" office:value="279" calcext:value-type="float">
            <text:p>279</text:p>
          </table:table-cell>
          <table:table-cell office:value-type="float" office:value="827821" calcext:value-type="float">
            <text:p>827821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workloada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2665" calcext:value-type="float">
            <text:p>72665</text:p>
          </table:table-cell>
          <table:table-cell office:value-type="float" office:value="13761.7835271451" calcext:value-type="float">
            <text:p>13761.7835271451</text:p>
          </table:table-cell>
          <table:table-cell office:value-type="float" office:value="500444" calcext:value-type="float">
            <text:p>500444</text:p>
          </table:table-cell>
          <table:table-cell office:value-type="float" office:value="7161.52181462861" calcext:value-type="float">
            <text:p>7161.5218146286</text:p>
          </table:table-cell>
          <table:table-cell office:value-type="float" office:value="307" calcext:value-type="float">
            <text:p>307</text:p>
          </table:table-cell>
          <table:table-cell office:value-type="float" office:value="390341" calcext:value-type="float">
            <text:p>390341</text:p>
          </table:table-cell>
          <table:table-cell office:value-type="float" office:value="14000" calcext:value-type="float">
            <text:p>14000</text:p>
          </table:table-cell>
          <table:table-cell office:value-type="float" office:value="29000" calcext:value-type="float">
            <text:p>29000</text:p>
          </table:table-cell>
          <table:table-cell office:value-type="float" office:value="499556" calcext:value-type="float">
            <text:p>499556</text:p>
          </table:table-cell>
          <table:table-cell office:value-type="float" office:value="7242.03190433105" calcext:value-type="float">
            <text:p>7242.0319043311</text:p>
          </table:table-cell>
          <table:table-cell office:value-type="float" office:value="255" calcext:value-type="float">
            <text:p>255</text:p>
          </table:table-cell>
          <table:table-cell office:value-type="float" office:value="390343" calcext:value-type="float">
            <text:p>390343</text:p>
          </table:table-cell>
          <table:table-cell office:value-type="float" office:value="15000" calcext:value-type="float">
            <text:p>15000</text:p>
          </table:table-cell>
          <table:table-cell office:value-type="float" office:value="29000" calcext:value-type="float">
            <text:p>29000</text:p>
          </table:table-cell>
        </table:table-row>
        <table:table-row table:style-name="ro1">
          <table:table-cell office:value-type="string" calcext:value-type="string">
            <text:p>workloada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73722" calcext:value-type="float">
            <text:p>73722</text:p>
          </table:table-cell>
          <table:table-cell office:value-type="float" office:value="13564.4719351076" calcext:value-type="float">
            <text:p>13564.4719351076</text:p>
          </table:table-cell>
          <table:table-cell office:value-type="float" office:value="499805" calcext:value-type="float">
            <text:p>499805</text:p>
          </table:table-cell>
          <table:table-cell office:value-type="float" office:value="9225.98229509509" calcext:value-type="float">
            <text:p>9225.9822950951</text:p>
          </table:table-cell>
          <table:table-cell office:value-type="float" office:value="357" calcext:value-type="float">
            <text:p>357</text:p>
          </table:table-cell>
          <table:table-cell office:value-type="float" office:value="676022" calcext:value-type="float">
            <text:p>676022</text:p>
          </table:table-cell>
          <table:table-cell office:value-type="float" office:value="12000" calcext:value-type="float">
            <text:p>12000</text:p>
          </table:table-cell>
          <table:table-cell office:value-type="float" office:value="23000" calcext:value-type="float">
            <text:p>23000</text:p>
          </table:table-cell>
          <table:table-cell office:value-type="float" office:value="500195" calcext:value-type="float">
            <text:p>500195</text:p>
          </table:table-cell>
          <table:table-cell office:value-type="float" office:value="9111.43966253161" calcext:value-type="float">
            <text:p>9111.4396625316</text:p>
          </table:table-cell>
          <table:table-cell office:value-type="float" office:value="282" calcext:value-type="float">
            <text:p>282</text:p>
          </table:table-cell>
          <table:table-cell office:value-type="float" office:value="675985" calcext:value-type="float">
            <text:p>675985</text:p>
          </table:table-cell>
          <table:table-cell office:value-type="float" office:value="12000" calcext:value-type="float">
            <text:p>12000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workloada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70874" calcext:value-type="float">
            <text:p>70874</text:p>
          </table:table-cell>
          <table:table-cell office:value-type="float" office:value="14109.5465191749" calcext:value-type="float">
            <text:p>14109.5465191749</text:p>
          </table:table-cell>
          <table:table-cell office:value-type="float" office:value="499103" calcext:value-type="float">
            <text:p>499103</text:p>
          </table:table-cell>
          <table:table-cell office:value-type="float" office:value="8710.00609092712" calcext:value-type="float">
            <text:p>8710.0060909271</text:p>
          </table:table-cell>
          <table:table-cell office:value-type="float" office:value="295" calcext:value-type="float">
            <text:p>295</text:p>
          </table:table-cell>
          <table:table-cell office:value-type="float" office:value="721264" calcext:value-type="float">
            <text:p>721264</text:p>
          </table:table-cell>
          <table:table-cell office:value-type="float" office:value="17000" calcext:value-type="float">
            <text:p>17000</text:p>
          </table:table-cell>
          <table:table-cell office:value-type="float" office:value="33000" calcext:value-type="float">
            <text:p>33000</text:p>
          </table:table-cell>
          <table:table-cell office:value-type="float" office:value="500897" calcext:value-type="float">
            <text:p>500897</text:p>
          </table:table-cell>
          <table:table-cell office:value-type="float" office:value="8840.10251009689" calcext:value-type="float">
            <text:p>8840.1025100969</text:p>
          </table:table-cell>
          <table:table-cell office:value-type="float" office:value="254" calcext:value-type="float">
            <text:p>254</text:p>
          </table:table-cell>
          <table:table-cell office:value-type="float" office:value="722427" calcext:value-type="float">
            <text:p>722427</text:p>
          </table:table-cell>
          <table:table-cell office:value-type="float" office:value="17000" calcext:value-type="float">
            <text:p>17000</text:p>
          </table:table-cell>
          <table:table-cell office:value-type="float" office:value="34000" calcext:value-type="float">
            <text:p>34000</text:p>
          </table:table-cell>
        </table:table-row>
      </table:table>
      <table:table table:name="Workload B Charts" table:style-name="ta1">
        <table:shapes>
          <draw:frame draw:z-index="0" draw:style-name="gr1" svg:width="9in" svg:height="5in" svg:x="0.1531in" svg:y="4.2291in">
            <draw:object draw:notify-on-update-of-ranges="'Workload B Charts'.C2:'Workload B Charts'.D23 'Workload B Charts'.L1:'Workload B Charts'.L1 'Workload B Charts'.AA2:'Workload B Charts'.AA23 'Workload B Charts'.M1:'Workload B Charts'.M1 'Workload B Charts'.AC2:'Workload B Charts'.AC23 'Workload B Charts'.T2:'Workload B Charts'.T2 'Workload B Charts'.Z2:'Workload B Charts'.Z23 'Workload B Charts'.H1:'Workload B Charts'.H1 'Workload B Charts'.I2:'Workload B Charts'.I23 'Workload B Charts'.I1:'Workload B Charts'.I1 'Workload B Charts'.K2:'Workload B Charts'.K23 'Workload B Charts'.B2:'Workload B Charts'.B2 'Workload B Charts'.H2:'Workload B Charts'.H2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9in" svg:height="5in" svg:x="9.8028in" svg:y="4.1768in">
            <draw:object draw:notify-on-update-of-ranges="'Workload B Charts'.C2:'Workload B Charts'.D23 'Workload B Charts'.L1:'Workload B Charts'.L1 'Workload B Charts'.AG2:'Workload B Charts'.AG23 'Workload B Charts'.M1:'Workload B Charts'.M1 'Workload B Charts'.AI2:'Workload B Charts'.AI23 'Workload B Charts'.T2:'Workload B Charts'.T2 'Workload B Charts'.AF2:'Workload B Charts'.AF23 'Workload B Charts'.H1:'Workload B Charts'.H1 'Workload B Charts'.O2:'Workload B Charts'.O23 'Workload B Charts'.I1:'Workload B Charts'.I1 'Workload B Charts'.Q2:'Workload B Charts'.Q23 'Workload B Charts'.B2:'Workload B Charts'.B2 'Workload B Charts'.N2:'Workload B Charts'.N2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svg:width="9in" svg:height="5in" svg:x="0.0874in" svg:y="9.5555in">
            <draw:object draw:notify-on-update-of-ranges="'Workload B Charts'.C2:'Workload B Charts'.D23 'Workload B Charts'.T2:'Workload B Charts'.T2 'Workload B Charts'.X2:'Workload B Charts'.X23 'Workload B Charts'.B2:'Workload B Charts'.B2 'Workload B Charts'.F2:'Workload B Charts'.F2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number-columns-repeated="18" table:default-cell-style-name="Default"/>
        <table:table-row table:style-name="ro2">
          <table:table-cell office:value-type="string" calcext:value-type="string">
            <text:p>Workload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Connection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Overall Runtime (ms)</text:p>
          </table:table-cell>
          <table:table-cell office:value-type="string" calcext:value-type="string">
            <text:p>Overall Throughput (ops/sec)</text:p>
          </table:table-cell>
          <table:table-cell office:value-type="string" calcext:value-type="string">
            <text:p>Update Operations</text:p>
          </table:table-cell>
          <table:table-cell office:value-type="string" calcext:value-type="string">
            <text:p>Update Average Latency (us)</text:p>
          </table:table-cell>
          <table:table-cell office:value-type="string" calcext:value-type="string">
            <text:p>Update Min Latency (us)</text:p>
          </table:table-cell>
          <table:table-cell office:value-type="string" calcext:value-type="string">
            <text:p>Update Max Latency (us)</text:p>
          </table:table-cell>
          <table:table-cell office:value-type="string" calcext:value-type="string">
            <text:p>Update 95th Percentile Latency (ms)</text:p>
          </table:table-cell>
          <table:table-cell office:value-type="string" calcext:value-type="string">
            <text:p>Update 99th Percentile Latency (ms)</text:p>
          </table:table-cell>
          <table:table-cell office:value-type="string" calcext:value-type="string">
            <text:p>Read Operations</text:p>
          </table:table-cell>
          <table:table-cell office:value-type="string" calcext:value-type="string">
            <text:p>Read Average Latency (us)</text:p>
          </table:table-cell>
          <table:table-cell office:value-type="string" calcext:value-type="string">
            <text:p>Read Min Latency (us)</text:p>
          </table:table-cell>
          <table:table-cell office:value-type="string" calcext:value-type="string">
            <text:p>Read Max Latency (us)</text:p>
          </table:table-cell>
          <table:table-cell office:value-type="string" calcext:value-type="string">
            <text:p>Read 95th Percentile Latency (ms)</text:p>
          </table:table-cell>
          <table:table-cell office:value-type="string" calcext:value-type="string">
            <text:p>Read 99th Percentile Latency (ms)</text:p>
          </table:table-cell>
          <table:table-cell office:value-type="string" calcext:value-type="string">
            <text:p>Workload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Connection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Overall Runtime (ms)</text:p>
          </table:table-cell>
          <table:table-cell office:value-type="string" calcext:value-type="string">
            <text:p>Overall Throughput (ops/sec)</text:p>
          </table:table-cell>
          <table:table-cell office:value-type="string" calcext:value-type="string">
            <text:p>Update Operations</text:p>
          </table:table-cell>
          <table:table-cell office:value-type="string" calcext:value-type="string">
            <text:p>Update Average Latency (us)</text:p>
          </table:table-cell>
          <table:table-cell office:value-type="string" calcext:value-type="string">
            <text:p>Update Min Latency (us)</text:p>
          </table:table-cell>
          <table:table-cell office:value-type="string" calcext:value-type="string">
            <text:p>Update Max Latency (us)</text:p>
          </table:table-cell>
          <table:table-cell office:value-type="string" calcext:value-type="string">
            <text:p>Update 95th Percentile Latency (ms)</text:p>
          </table:table-cell>
          <table:table-cell office:value-type="string" calcext:value-type="string">
            <text:p>Update 99th Percentile Latency (ms)</text:p>
          </table:table-cell>
          <table:table-cell office:value-type="string" calcext:value-type="string">
            <text:p>Read Operations</text:p>
          </table:table-cell>
          <table:table-cell office:value-type="string" calcext:value-type="string">
            <text:p>Read Average Latency (us)</text:p>
          </table:table-cell>
          <table:table-cell office:value-type="string" calcext:value-type="string">
            <text:p>Read Min Latency (us)</text:p>
          </table:table-cell>
          <table:table-cell office:value-type="string" calcext:value-type="string">
            <text:p>Read Max Latency (us)</text:p>
          </table:table-cell>
          <table:table-cell office:value-type="string" calcext:value-type="string">
            <text:p>Read 95th Percentile Latency (ms)</text:p>
          </table:table-cell>
          <table:table-cell office:value-type="string" calcext:value-type="string">
            <text:p>Read 99th Percentile Latency (ms)</text:p>
          </table:table-cell>
        </table:table-row>
        <table:table-row table:style-name="ro1">
          <table:table-cell office:value-type="string" calcext:value-type="string">
            <text:p>workloadb</text:p>
          </table:table-cell>
          <table:table-cell office:value-type="string" calcext:value-type="string">
            <text:p>mongodb-legac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6663" calcext:value-type="float">
            <text:p>296663</text:p>
          </table:table-cell>
          <table:table-cell office:value-type="float" office:value="3370.82817877524" calcext:value-type="float">
            <text:p>3370.8281787752</text:p>
          </table:table-cell>
          <table:table-cell office:value-type="float" office:value="49849" calcext:value-type="float">
            <text:p>49849</text:p>
          </table:table-cell>
          <table:table-cell office:value-type="float" office:value="469.196212561937" calcext:value-type="float">
            <text:p>469.1962125619</text:p>
          </table:table-cell>
          <table:table-cell office:value-type="float" office:value="281" calcext:value-type="float">
            <text:p>281</text:p>
          </table:table-cell>
          <table:table-cell office:value-type="float" office:value="40405" calcext:value-type="float">
            <text:p>40405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50151" calcext:value-type="float">
            <text:p>950151</text:p>
          </table:table-cell>
          <table:table-cell office:value-type="float" office:value="283.273568096018" calcext:value-type="float">
            <text:p>283.273568096</text:p>
          </table:table-cell>
          <table:table-cell office:value-type="float" office:value="245" calcext:value-type="float">
            <text:p>245</text:p>
          </table:table-cell>
          <table:table-cell office:value-type="float" office:value="42099" calcext:value-type="float">
            <text:p>42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orkloadb</text:p>
          </table:table-cell>
          <table:table-cell office:value-type="string" calcext:value-type="string">
            <text:p>mongodb-asyn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0155" calcext:value-type="float">
            <text:p>280155</text:p>
          </table:table-cell>
          <table:table-cell office:value-type="float" office:value="3569.45262444004" calcext:value-type="float">
            <text:p>3569.45262444</text:p>
          </table:table-cell>
          <table:table-cell office:value-type="float" office:value="49656" calcext:value-type="float">
            <text:p>49656</text:p>
          </table:table-cell>
          <table:table-cell office:value-type="float" office:value="459.366843885935" calcext:value-type="float">
            <text:p>459.3668438859</text:p>
          </table:table-cell>
          <table:table-cell office:value-type="float" office:value="264" calcext:value-type="float">
            <text:p>264</text:p>
          </table:table-cell>
          <table:table-cell office:value-type="float" office:value="22535" calcext:value-type="float">
            <text:p>22535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50344" calcext:value-type="float">
            <text:p>950344</text:p>
          </table:table-cell>
          <table:table-cell office:value-type="float" office:value="266.393874218178" calcext:value-type="float">
            <text:p>266.3938742182</text:p>
          </table:table-cell>
          <table:table-cell office:value-type="float" office:value="221" calcext:value-type="float">
            <text:p>221</text:p>
          </table:table-cell>
          <table:table-cell office:value-type="float" office:value="89306" calcext:value-type="float">
            <text:p>893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kloadb</text:p>
          </table:table-cell>
          <table:table-cell office:value-type="string" calcext:value-type="string">
            <text:p>mongod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0254" calcext:value-type="float">
            <text:p>310254</text:p>
          </table:table-cell>
          <table:table-cell office:value-type="float" office:value="3223.16553533556" calcext:value-type="float">
            <text:p>3223.1655353356</text:p>
          </table:table-cell>
          <table:table-cell office:value-type="float" office:value="50445" calcext:value-type="float">
            <text:p>50445</text:p>
          </table:table-cell>
          <table:table-cell office:value-type="float" office:value="814.069045495094" calcext:value-type="float">
            <text:p>814.0690454951</text:p>
          </table:table-cell>
          <table:table-cell office:value-type="float" office:value="494" calcext:value-type="float">
            <text:p>494</text:p>
          </table:table-cell>
          <table:table-cell office:value-type="float" office:value="34692" calcext:value-type="float">
            <text:p>34692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949555" calcext:value-type="float">
            <text:p>949555</text:p>
          </table:table-cell>
          <table:table-cell office:value-type="float" office:value="605.665117871003" calcext:value-type="float">
            <text:p>605.665117871</text:p>
          </table:table-cell>
          <table:table-cell office:value-type="float" office:value="279" calcext:value-type="float">
            <text:p>279</text:p>
          </table:table-cell>
          <table:table-cell office:value-type="float" office:value="204090" calcext:value-type="float">
            <text:p>2040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workloadb</text:p>
          </table:table-cell>
          <table:table-cell office:value-type="string" calcext:value-type="string">
            <text:p>mongodb-asyn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2584" calcext:value-type="float">
            <text:p>162584</text:p>
          </table:table-cell>
          <table:table-cell office:value-type="float" office:value="6150.66673227378" calcext:value-type="float">
            <text:p>6150.6667322738</text:p>
          </table:table-cell>
          <table:table-cell office:value-type="float" office:value="49952" calcext:value-type="float">
            <text:p>49952</text:p>
          </table:table-cell>
          <table:table-cell office:value-type="float" office:value="503.75168161435" calcext:value-type="float">
            <text:p>503.7516816144</text:p>
          </table:table-cell>
          <table:table-cell office:value-type="float" office:value="281" calcext:value-type="float">
            <text:p>281</text:p>
          </table:table-cell>
          <table:table-cell office:value-type="float" office:value="224302" calcext:value-type="float">
            <text:p>224302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50048" calcext:value-type="float">
            <text:p>950048</text:p>
          </table:table-cell>
          <table:table-cell office:value-type="float" office:value="310.879513456162" calcext:value-type="float">
            <text:p>310.8795134562</text:p>
          </table:table-cell>
          <table:table-cell office:value-type="float" office:value="240" calcext:value-type="float">
            <text:p>240</text:p>
          </table:table-cell>
          <table:table-cell office:value-type="float" office:value="410252" calcext:value-type="float">
            <text:p>4102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kloadb</text:p>
          </table:table-cell>
          <table:table-cell office:value-type="string" calcext:value-type="string">
            <text:p>mongodb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7334" calcext:value-type="float">
            <text:p>317334</text:p>
          </table:table-cell>
          <table:table-cell office:value-type="float" office:value="3151.25388392041" calcext:value-type="float">
            <text:p>3151.2538839204</text:p>
          </table:table-cell>
          <table:table-cell office:value-type="float" office:value="49906" calcext:value-type="float">
            <text:p>49906</text:p>
          </table:table-cell>
          <table:table-cell office:value-type="float" office:value="1816.37815092374" calcext:value-type="float">
            <text:p>1816.3781509237</text:p>
          </table:table-cell>
          <table:table-cell office:value-type="float" office:value="1389" calcext:value-type="float">
            <text:p>1389</text:p>
          </table:table-cell>
          <table:table-cell office:value-type="float" office:value="45504" calcext:value-type="float">
            <text:p>45504</text:p>
          </table:table-cell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office:value-type="float" office:value="950094" calcext:value-type="float">
            <text:p>950094</text:p>
          </table:table-cell>
          <table:table-cell office:value-type="float" office:value="1569.15321641859" calcext:value-type="float">
            <text:p>1569.1532164186</text:p>
          </table:table-cell>
          <table:table-cell office:value-type="float" office:value="1185" calcext:value-type="float">
            <text:p>1185</text:p>
          </table:table-cell>
          <table:table-cell office:value-type="float" office:value="372668" calcext:value-type="float">
            <text:p>372668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workloadb</text:p>
          </table:table-cell>
          <table:table-cell office:value-type="string" calcext:value-type="string">
            <text:p>mongodb-asyn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256" calcext:value-type="float">
            <text:p>85256</text:p>
          </table:table-cell>
          <table:table-cell office:value-type="float" office:value="11729.3797503988" calcext:value-type="float">
            <text:p>11729.3797503988</text:p>
          </table:table-cell>
          <table:table-cell office:value-type="float" office:value="49990" calcext:value-type="float">
            <text:p>49990</text:p>
          </table:table-cell>
          <table:table-cell office:value-type="float" office:value="588.639307861572" calcext:value-type="float">
            <text:p>588.6393078616</text:p>
          </table:table-cell>
          <table:table-cell office:value-type="float" office:value="300" calcext:value-type="float">
            <text:p>300</text:p>
          </table:table-cell>
          <table:table-cell office:value-type="float" office:value="108380" calcext:value-type="float">
            <text:p>10838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950010" calcext:value-type="float">
            <text:p>950010</text:p>
          </table:table-cell>
          <table:table-cell office:value-type="float" office:value="411.62285870675" calcext:value-type="float">
            <text:p>411.6228587068</text:p>
          </table:table-cell>
          <table:table-cell office:value-type="float" office:value="241" calcext:value-type="float">
            <text:p>241</text:p>
          </table:table-cell>
          <table:table-cell office:value-type="float" office:value="287280" calcext:value-type="float">
            <text:p>2872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workloadb</text:p>
          </table:table-cell>
          <table:table-cell office:value-type="string" calcext:value-type="string">
            <text:p>mongod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1632" calcext:value-type="float">
            <text:p>321632</text:p>
          </table:table-cell>
          <table:table-cell office:value-type="float" office:value="3109.14336881902" calcext:value-type="float">
            <text:p>3109.143368819</text:p>
          </table:table-cell>
          <table:table-cell office:value-type="float" office:value="49765" calcext:value-type="float">
            <text:p>49765</text:p>
          </table:table-cell>
          <table:table-cell office:value-type="float" office:value="3446.6907063197" calcext:value-type="float">
            <text:p>3446.6907063197</text:p>
          </table:table-cell>
          <table:table-cell office:value-type="float" office:value="2797" calcext:value-type="float">
            <text:p>2797</text:p>
          </table:table-cell>
          <table:table-cell office:value-type="float" office:value="88216" calcext:value-type="float">
            <text:p>88216</text:p>
          </table:table-cell>
          <table:table-cell office:value-type="float" office:value="5000" calcext:value-type="float">
            <text:p>5000</text:p>
          </table:table-cell>
          <table:table-cell office:value-type="float" office:value="8000" calcext:value-type="float">
            <text:p>8000</text:p>
          </table:table-cell>
          <table:table-cell office:value-type="float" office:value="950235" calcext:value-type="float">
            <text:p>950235</text:p>
          </table:table-cell>
          <table:table-cell office:value-type="float" office:value="3197.17085142096" calcext:value-type="float">
            <text:p>3197.170851421</text:p>
          </table:table-cell>
          <table:table-cell office:value-type="float" office:value="2587" calcext:value-type="float">
            <text:p>2587</text:p>
          </table:table-cell>
          <table:table-cell office:value-type="float" office:value="88057" calcext:value-type="float">
            <text:p>88057</text:p>
          </table:table-cell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workloadb</text:p>
          </table:table-cell>
          <table:table-cell office:value-type="string" calcext:value-type="string">
            <text:p>mongodb-asyn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7029" calcext:value-type="float">
            <text:p>77029</text:p>
          </table:table-cell>
          <table:table-cell office:value-type="float" office:value="12982.1236157811" calcext:value-type="float">
            <text:p>12982.1236157811</text:p>
          </table:table-cell>
          <table:table-cell office:value-type="float" office:value="49718" calcext:value-type="float">
            <text:p>49718</text:p>
          </table:table-cell>
          <table:table-cell office:value-type="float" office:value="916.663059656463" calcext:value-type="float">
            <text:p>916.6630596565</text:p>
          </table:table-cell>
          <table:table-cell office:value-type="float" office:value="311" calcext:value-type="float">
            <text:p>311</text:p>
          </table:table-cell>
          <table:table-cell office:value-type="float" office:value="610024" calcext:value-type="float">
            <text:p>610024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50282" calcext:value-type="float">
            <text:p>950282</text:p>
          </table:table-cell>
          <table:table-cell office:value-type="float" office:value="754.840085364134" calcext:value-type="float">
            <text:p>754.8400853641</text:p>
          </table:table-cell>
          <table:table-cell office:value-type="float" office:value="248" calcext:value-type="float">
            <text:p>248</text:p>
          </table:table-cell>
          <table:table-cell office:value-type="float" office:value="610214" calcext:value-type="float">
            <text:p>610214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workloadb</text:p>
          </table:table-cell>
          <table:table-cell office:value-type="string" calcext:value-type="string">
            <text:p>mongodb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6094" calcext:value-type="float">
            <text:p>326094</text:p>
          </table:table-cell>
          <table:table-cell office:value-type="float" office:value="3066.60042809742" calcext:value-type="float">
            <text:p>3066.6004280974</text:p>
          </table:table-cell>
          <table:table-cell office:value-type="float" office:value="49992" calcext:value-type="float">
            <text:p>49992</text:p>
          </table:table-cell>
          <table:table-cell office:value-type="float" office:value="6753.01130180829" calcext:value-type="float">
            <text:p>6753.0113018083</text:p>
          </table:table-cell>
          <table:table-cell office:value-type="float" office:value="5688" calcext:value-type="float">
            <text:p>5688</text:p>
          </table:table-cell>
          <table:table-cell office:value-type="float" office:value="60034" calcext:value-type="float">
            <text:p>60034</text:p>
          </table:table-cell>
          <table:table-cell office:value-type="float" office:value="9000" calcext:value-type="float">
            <text:p>9000</text:p>
          </table:table-cell>
          <table:table-cell office:value-type="float" office:value="13000" calcext:value-type="float">
            <text:p>13000</text:p>
          </table:table-cell>
          <table:table-cell office:value-type="float" office:value="950008" calcext:value-type="float">
            <text:p>950008</text:p>
          </table:table-cell>
          <table:table-cell office:value-type="float" office:value="6499.95361933794" calcext:value-type="float">
            <text:p>6499.9536193379</text:p>
          </table:table-cell>
          <table:table-cell office:value-type="float" office:value="5556" calcext:value-type="float">
            <text:p>5556</text:p>
          </table:table-cell>
          <table:table-cell office:value-type="float" office:value="151788" calcext:value-type="float">
            <text:p>151788</text:p>
          </table:table-cell>
          <table:table-cell office:value-type="float" office:value="8000" calcext:value-type="float">
            <text:p>800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workloadb</text:p>
          </table:table-cell>
          <table:table-cell office:value-type="string" calcext:value-type="string">
            <text:p>mongodb-async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6356" calcext:value-type="float">
            <text:p>76356</text:p>
          </table:table-cell>
          <table:table-cell office:value-type="float" office:value="13096.5477500131" calcext:value-type="float">
            <text:p>13096.5477500131</text:p>
          </table:table-cell>
          <table:table-cell office:value-type="float" office:value="49745" calcext:value-type="float">
            <text:p>49745</text:p>
          </table:table-cell>
          <table:table-cell office:value-type="float" office:value="1684.48820987034" calcext:value-type="float">
            <text:p>1684.4882098703</text:p>
          </table:table-cell>
          <table:table-cell office:value-type="float" office:value="328" calcext:value-type="float">
            <text:p>328</text:p>
          </table:table-cell>
          <table:table-cell office:value-type="float" office:value="273713" calcext:value-type="float">
            <text:p>273713</text:p>
          </table:table-cell>
          <table:table-cell office:value-type="float" office:value="3000" calcext:value-type="float">
            <text:p>3000</text:p>
          </table:table-cell>
          <table:table-cell office:value-type="float" office:value="7000" calcext:value-type="float">
            <text:p>7000</text:p>
          </table:table-cell>
          <table:table-cell office:value-type="float" office:value="950255" calcext:value-type="float">
            <text:p>950255</text:p>
          </table:table-cell>
          <table:table-cell office:value-type="float" office:value="1508.20044830072" calcext:value-type="float">
            <text:p>1508.2004483007</text:p>
          </table:table-cell>
          <table:table-cell office:value-type="float" office:value="270" calcext:value-type="float">
            <text:p>270</text:p>
          </table:table-cell>
          <table:table-cell office:value-type="float" office:value="275440" calcext:value-type="float">
            <text:p>27544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workloadb</text:p>
          </table:table-cell>
          <table:table-cell office:value-type="string" calcext:value-type="string">
            <text:p>mongodb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28865" calcext:value-type="float">
            <text:p>328865</text:p>
          </table:table-cell>
          <table:table-cell office:value-type="float" office:value="3040.76140665623" calcext:value-type="float">
            <text:p>3040.7614066562</text:p>
          </table:table-cell>
          <table:table-cell office:value-type="float" office:value="50357" calcext:value-type="float">
            <text:p>50357</text:p>
          </table:table-cell>
          <table:table-cell office:value-type="float" office:value="8450.92721965169" calcext:value-type="float">
            <text:p>8450.9272196517</text:p>
          </table:table-cell>
          <table:table-cell office:value-type="float" office:value="7211" calcext:value-type="float">
            <text:p>7211</text:p>
          </table:table-cell>
          <table:table-cell office:value-type="float" office:value="138466" calcext:value-type="float">
            <text:p>138466</text:p>
          </table:table-cell>
          <table:table-cell office:value-type="float" office:value="11000" calcext:value-type="float">
            <text:p>11000</text:p>
          </table:table-cell>
          <table:table-cell office:value-type="float" office:value="15000" calcext:value-type="float">
            <text:p>15000</text:p>
          </table:table-cell>
          <table:table-cell office:value-type="float" office:value="949643" calcext:value-type="float">
            <text:p>949643</text:p>
          </table:table-cell>
          <table:table-cell office:value-type="float" office:value="8197.84242078339" calcext:value-type="float">
            <text:p>8197.8424207834</text:p>
          </table:table-cell>
          <table:table-cell office:value-type="float" office:value="7138" calcext:value-type="float">
            <text:p>7138</text:p>
          </table:table-cell>
          <table:table-cell office:value-type="float" office:value="257301" calcext:value-type="float">
            <text:p>257301</text:p>
          </table:table-cell>
          <table:table-cell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workloadb</text:p>
          </table:table-cell>
          <table:table-cell office:value-type="string" calcext:value-type="string">
            <text:p>mongodb-async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4671" calcext:value-type="float">
            <text:p>74671</text:p>
          </table:table-cell>
          <table:table-cell office:value-type="float" office:value="13392.079923933" calcext:value-type="float">
            <text:p>13392.079923933</text:p>
          </table:table-cell>
          <table:table-cell office:value-type="float" office:value="49818" calcext:value-type="float">
            <text:p>49818</text:p>
          </table:table-cell>
          <table:table-cell office:value-type="float" office:value="1997.08117547874" calcext:value-type="float">
            <text:p>1997.0811754787</text:p>
          </table:table-cell>
          <table:table-cell office:value-type="float" office:value="340" calcext:value-type="float">
            <text:p>340</text:p>
          </table:table-cell>
          <table:table-cell office:value-type="float" office:value="534652" calcext:value-type="float">
            <text:p>534652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950182" calcext:value-type="float">
            <text:p>950182</text:p>
          </table:table-cell>
          <table:table-cell office:value-type="float" office:value="1847.84360575132" calcext:value-type="float">
            <text:p>1847.8436057513</text:p>
          </table:table-cell>
          <table:table-cell office:value-type="float" office:value="265" calcext:value-type="float">
            <text:p>265</text:p>
          </table:table-cell>
          <table:table-cell office:value-type="float" office:value="534649" calcext:value-type="float">
            <text:p>534649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workloadb</text:p>
          </table:table-cell>
          <table:table-cell office:value-type="string" calcext:value-type="string">
            <text:p>mongod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6577" calcext:value-type="float">
            <text:p>156577</text:p>
          </table:table-cell>
          <table:table-cell office:value-type="float" office:value="6386.63405225544" calcext:value-type="float">
            <text:p>6386.6340522554</text:p>
          </table:table-cell>
          <table:table-cell office:value-type="float" office:value="50017" calcext:value-type="float">
            <text:p>50017</text:p>
          </table:table-cell>
          <table:table-cell office:value-type="float" office:value="492.439730491633" calcext:value-type="float">
            <text:p>492.4397304916</text:p>
          </table:table-cell>
          <table:table-cell office:value-type="float" office:value="276" calcext:value-type="float">
            <text:p>276</text:p>
          </table:table-cell>
          <table:table-cell office:value-type="float" office:value="48635" calcext:value-type="float">
            <text:p>48635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49983" calcext:value-type="float">
            <text:p>949983</text:p>
          </table:table-cell>
          <table:table-cell office:value-type="float" office:value="298.965103586064" calcext:value-type="float">
            <text:p>298.9651035861</text:p>
          </table:table-cell>
          <table:table-cell office:value-type="float" office:value="239" calcext:value-type="float">
            <text:p>239</text:p>
          </table:table-cell>
          <table:table-cell office:value-type="float" office:value="699395" calcext:value-type="float">
            <text:p>699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orkloadb</text:p>
          </table:table-cell>
          <table:table-cell office:value-type="string" calcext:value-type="string">
            <text:p>mongodb-asyn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2967" calcext:value-type="float">
            <text:p>152967</text:p>
          </table:table-cell>
          <table:table-cell office:value-type="float" office:value="6537.35773075239" calcext:value-type="float">
            <text:p>6537.3577307524</text:p>
          </table:table-cell>
          <table:table-cell office:value-type="float" office:value="50152" calcext:value-type="float">
            <text:p>50152</text:p>
          </table:table-cell>
          <table:table-cell office:value-type="float" office:value="545.774944169724" calcext:value-type="float">
            <text:p>545.7749441697</text:p>
          </table:table-cell>
          <table:table-cell office:value-type="float" office:value="269" calcext:value-type="float">
            <text:p>269</text:p>
          </table:table-cell>
          <table:table-cell office:value-type="float" office:value="458268" calcext:value-type="float">
            <text:p>458268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949848" calcext:value-type="float">
            <text:p>949848</text:p>
          </table:table-cell>
          <table:table-cell office:value-type="float" office:value="287.995894079895" calcext:value-type="float">
            <text:p>287.9958940799</text:p>
          </table:table-cell>
          <table:table-cell office:value-type="float" office:value="220" calcext:value-type="float">
            <text:p>220</text:p>
          </table:table-cell>
          <table:table-cell office:value-type="float" office:value="464114" calcext:value-type="float">
            <text:p>4641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kloadb</text:p>
          </table:table-cell>
          <table:table-cell office:value-type="string" calcext:value-type="string">
            <text:p>mongodb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1539" calcext:value-type="float">
            <text:p>161539</text:p>
          </table:table-cell>
          <table:table-cell office:value-type="float" office:value="6190.45555562434" calcext:value-type="float">
            <text:p>6190.4555556243</text:p>
          </table:table-cell>
          <table:table-cell office:value-type="float" office:value="50342" calcext:value-type="float">
            <text:p>50342</text:p>
          </table:table-cell>
          <table:table-cell office:value-type="float" office:value="1022.85274720909" calcext:value-type="float">
            <text:p>1022.8527472091</text:p>
          </table:table-cell>
          <table:table-cell office:value-type="float" office:value="475" calcext:value-type="float">
            <text:p>475</text:p>
          </table:table-cell>
          <table:table-cell office:value-type="float" office:value="465638" calcext:value-type="float">
            <text:p>465638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949658" calcext:value-type="float">
            <text:p>949658</text:p>
          </table:table-cell>
          <table:table-cell office:value-type="float" office:value="790.576540186046" calcext:value-type="float">
            <text:p>790.576540186</text:p>
          </table:table-cell>
          <table:table-cell office:value-type="float" office:value="269" calcext:value-type="float">
            <text:p>269</text:p>
          </table:table-cell>
          <table:table-cell office:value-type="float" office:value="465781" calcext:value-type="float">
            <text:p>46578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workloadb</text:p>
          </table:table-cell>
          <table:table-cell office:value-type="string" calcext:value-type="string">
            <text:p>mongodb-asyn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4486" calcext:value-type="float">
            <text:p>84486</text:p>
          </table:table-cell>
          <table:table-cell office:value-type="float" office:value="11836.2805671946" calcext:value-type="float">
            <text:p>11836.2805671946</text:p>
          </table:table-cell>
          <table:table-cell office:value-type="float" office:value="49874" calcext:value-type="float">
            <text:p>49874</text:p>
          </table:table-cell>
          <table:table-cell office:value-type="float" office:value="641.107751533865" calcext:value-type="float">
            <text:p>641.1077515339</text:p>
          </table:table-cell>
          <table:table-cell office:value-type="float" office:value="316" calcext:value-type="float">
            <text:p>316</text:p>
          </table:table-cell>
          <table:table-cell office:value-type="float" office:value="433175" calcext:value-type="float">
            <text:p>433175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950126" calcext:value-type="float">
            <text:p>950126</text:p>
          </table:table-cell>
          <table:table-cell office:value-type="float" office:value="404.436305290035" calcext:value-type="float">
            <text:p>404.43630529</text:p>
          </table:table-cell>
          <table:table-cell office:value-type="float" office:value="254" calcext:value-type="float">
            <text:p>254</text:p>
          </table:table-cell>
          <table:table-cell office:value-type="float" office:value="438876" calcext:value-type="float">
            <text:p>4388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kloadb</text:p>
          </table:table-cell>
          <table:table-cell office:value-type="string" calcext:value-type="string">
            <text:p>mongod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4670" calcext:value-type="float">
            <text:p>174670</text:p>
          </table:table-cell>
          <table:table-cell office:value-type="float" office:value="5725.08158241255" calcext:value-type="float">
            <text:p>5725.0815824126</text:p>
          </table:table-cell>
          <table:table-cell office:value-type="float" office:value="49946" calcext:value-type="float">
            <text:p>49946</text:p>
          </table:table-cell>
          <table:table-cell office:value-type="float" office:value="1954.90733992712" calcext:value-type="float">
            <text:p>1954.9073399271</text:p>
          </table:table-cell>
          <table:table-cell office:value-type="float" office:value="442" calcext:value-type="float">
            <text:p>442</text:p>
          </table:table-cell>
          <table:table-cell office:value-type="float" office:value="322956" calcext:value-type="float">
            <text:p>322956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950054" calcext:value-type="float">
            <text:p>950054</text:p>
          </table:table-cell>
          <table:table-cell office:value-type="float" office:value="1728.45039966149" calcext:value-type="float">
            <text:p>1728.4503996615</text:p>
          </table:table-cell>
          <table:table-cell office:value-type="float" office:value="299" calcext:value-type="float">
            <text:p>299</text:p>
          </table:table-cell>
          <table:table-cell office:value-type="float" office:value="364317" calcext:value-type="float">
            <text:p>364317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workloadb</text:p>
          </table:table-cell>
          <table:table-cell office:value-type="string" calcext:value-type="string">
            <text:p>mongodb-async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2607" calcext:value-type="float">
            <text:p>52607</text:p>
          </table:table-cell>
          <table:table-cell office:value-type="float" office:value="19008.877145627" calcext:value-type="float">
            <text:p>19008.877145627</text:p>
          </table:table-cell>
          <table:table-cell office:value-type="float" office:value="49956" calcext:value-type="float">
            <text:p>49956</text:p>
          </table:table-cell>
          <table:table-cell office:value-type="float" office:value="704.819341020098" calcext:value-type="float">
            <text:p>704.8193410201</text:p>
          </table:table-cell>
          <table:table-cell office:value-type="float" office:value="332" calcext:value-type="float">
            <text:p>332</text:p>
          </table:table-cell>
          <table:table-cell office:value-type="float" office:value="412111" calcext:value-type="float">
            <text:p>412111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950044" calcext:value-type="float">
            <text:p>950044</text:p>
          </table:table-cell>
          <table:table-cell office:value-type="float" office:value="508.332029884932" calcext:value-type="float">
            <text:p>508.3320298849</text:p>
          </table:table-cell>
          <table:table-cell office:value-type="float" office:value="264" calcext:value-type="float">
            <text:p>264</text:p>
          </table:table-cell>
          <table:table-cell office:value-type="float" office:value="412953" calcext:value-type="float">
            <text:p>41295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workloadb</text:p>
          </table:table-cell>
          <table:table-cell office:value-type="string" calcext:value-type="string">
            <text:p>mongodb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1827" calcext:value-type="float">
            <text:p>171827</text:p>
          </table:table-cell>
          <table:table-cell office:value-type="float" office:value="5819.74893352034" calcext:value-type="float">
            <text:p>5819.7489335203</text:p>
          </table:table-cell>
          <table:table-cell office:value-type="float" office:value="49670" calcext:value-type="float">
            <text:p>49670</text:p>
          </table:table-cell>
          <table:table-cell office:value-type="float" office:value="2820.31276424401" calcext:value-type="float">
            <text:p>2820.312764244</text:p>
          </table:table-cell>
          <table:table-cell office:value-type="float" office:value="972" calcext:value-type="float">
            <text:p>972</text:p>
          </table:table-cell>
          <table:table-cell office:value-type="float" office:value="790806" calcext:value-type="float">
            <text:p>790806</text:p>
          </table:table-cell>
          <table:table-cell office:value-type="float" office:value="4000" calcext:value-type="float">
            <text:p>4000</text:p>
          </table:table-cell>
          <table:table-cell office:value-type="float" office:value="7000" calcext:value-type="float">
            <text:p>7000</text:p>
          </table:table-cell>
          <table:table-cell office:value-type="float" office:value="950320" calcext:value-type="float">
            <text:p>950320</text:p>
          </table:table-cell>
          <table:table-cell office:value-type="float" office:value="2555.89713675394" calcext:value-type="float">
            <text:p>2555.8971367539</text:p>
          </table:table-cell>
          <table:table-cell office:value-type="float" office:value="380" calcext:value-type="float">
            <text:p>380</text:p>
          </table:table-cell>
          <table:table-cell office:value-type="float" office:value="790596" calcext:value-type="float">
            <text:p>790596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workloadb</text:p>
          </table:table-cell>
          <table:table-cell office:value-type="string" calcext:value-type="string">
            <text:p>mongodb-async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3331" calcext:value-type="float">
            <text:p>43331</text:p>
          </table:table-cell>
          <table:table-cell office:value-type="float" office:value="23077.9349657289" calcext:value-type="float">
            <text:p>23077.9349657289</text:p>
          </table:table-cell>
          <table:table-cell office:value-type="float" office:value="49917" calcext:value-type="float">
            <text:p>49917</text:p>
          </table:table-cell>
          <table:table-cell office:value-type="float" office:value="809.339102910832" calcext:value-type="float">
            <text:p>809.3391029108</text:p>
          </table:table-cell>
          <table:table-cell office:value-type="float" office:value="336" calcext:value-type="float">
            <text:p>336</text:p>
          </table:table-cell>
          <table:table-cell office:value-type="float" office:value="101520" calcext:value-type="float">
            <text:p>10152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950073" calcext:value-type="float">
            <text:p>950073</text:p>
          </table:table-cell>
          <table:table-cell office:value-type="float" office:value="630.780498972184" calcext:value-type="float">
            <text:p>630.7804989722</text:p>
          </table:table-cell>
          <table:table-cell office:value-type="float" office:value="268" calcext:value-type="float">
            <text:p>268</text:p>
          </table:table-cell>
          <table:table-cell office:value-type="float" office:value="97049" calcext:value-type="float">
            <text:p>97049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workloadb</text:p>
          </table:table-cell>
          <table:table-cell office:value-type="string" calcext:value-type="string">
            <text:p>mongodb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64497" calcext:value-type="float">
            <text:p>164497</text:p>
          </table:table-cell>
          <table:table-cell office:value-type="float" office:value="6079.13822136574" calcext:value-type="float">
            <text:p>6079.1382213657</text:p>
          </table:table-cell>
          <table:table-cell office:value-type="float" office:value="49880" calcext:value-type="float">
            <text:p>49880</text:p>
          </table:table-cell>
          <table:table-cell office:value-type="float" office:value="3470.28887329591" calcext:value-type="float">
            <text:p>3470.2888732959</text:p>
          </table:table-cell>
          <table:table-cell office:value-type="float" office:value="1352" calcext:value-type="float">
            <text:p>1352</text:p>
          </table:table-cell>
          <table:table-cell office:value-type="float" office:value="217496" calcext:value-type="float">
            <text:p>217496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float" office:value="950120" calcext:value-type="float">
            <text:p>950120</text:p>
          </table:table-cell>
          <table:table-cell office:value-type="float" office:value="3270.56859554583" calcext:value-type="float">
            <text:p>3270.5685955458</text:p>
          </table:table-cell>
          <table:table-cell office:value-type="float" office:value="322" calcext:value-type="float">
            <text:p>322</text:p>
          </table:table-cell>
          <table:table-cell office:value-type="float" office:value="218506" calcext:value-type="float">
            <text:p>218506</text:p>
          </table:table-cell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workloadb</text:p>
          </table:table-cell>
          <table:table-cell office:value-type="string" calcext:value-type="string">
            <text:p>mongodb-async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0950" calcext:value-type="float">
            <text:p>40950</text:p>
          </table:table-cell>
          <table:table-cell office:value-type="float" office:value="24420.0244200244" calcext:value-type="float">
            <text:p>24420.0244200244</text:p>
          </table:table-cell>
          <table:table-cell office:value-type="float" office:value="50232" calcext:value-type="float">
            <text:p>50232</text:p>
          </table:table-cell>
          <table:table-cell office:value-type="float" office:value="974.576365663322" calcext:value-type="float">
            <text:p>974.5763656633</text:p>
          </table:table-cell>
          <table:table-cell office:value-type="float" office:value="298" calcext:value-type="float">
            <text:p>298</text:p>
          </table:table-cell>
          <table:table-cell office:value-type="float" office:value="556667" calcext:value-type="float">
            <text:p>556667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949768" calcext:value-type="float">
            <text:p>949768</text:p>
          </table:table-cell>
          <table:table-cell office:value-type="float" office:value="798.511125874951" calcext:value-type="float">
            <text:p>798.511125875</text:p>
          </table:table-cell>
          <table:table-cell office:value-type="float" office:value="246" calcext:value-type="float">
            <text:p>246</text:p>
          </table:table-cell>
          <table:table-cell office:value-type="float" office:value="556875" calcext:value-type="float">
            <text:p>556875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workloadb</text:p>
          </table:table-cell>
          <table:table-cell office:value-type="string" calcext:value-type="string">
            <text:p>mongodb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61009" calcext:value-type="float">
            <text:p>161009</text:p>
          </table:table-cell>
          <table:table-cell office:value-type="float" office:value="6210.83293480489" calcext:value-type="float">
            <text:p>6210.8329348049</text:p>
          </table:table-cell>
          <table:table-cell office:value-type="float" office:value="49438" calcext:value-type="float">
            <text:p>49438</text:p>
          </table:table-cell>
          <table:table-cell office:value-type="float" office:value="4268.73485982443" calcext:value-type="float">
            <text:p>4268.7348598244</text:p>
          </table:table-cell>
          <table:table-cell office:value-type="float" office:value="390" calcext:value-type="float">
            <text:p>390</text:p>
          </table:table-cell>
          <table:table-cell office:value-type="float" office:value="2551998" calcext:value-type="float">
            <text:p>2551998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50562" calcext:value-type="float">
            <text:p>950562</text:p>
          </table:table-cell>
          <table:table-cell office:value-type="float" office:value="4001.03841411712" calcext:value-type="float">
            <text:p>4001.0384141171</text:p>
          </table:table-cell>
          <table:table-cell office:value-type="float" office:value="325" calcext:value-type="float">
            <text:p>325</text:p>
          </table:table-cell>
          <table:table-cell office:value-type="float" office:value="2588954" calcext:value-type="float">
            <text:p>2588954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workloadb</text:p>
          </table:table-cell>
          <table:table-cell office:value-type="string" calcext:value-type="string">
            <text:p>mongodb-async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0256" calcext:value-type="float">
            <text:p>40256</text:p>
          </table:table-cell>
          <table:table-cell office:value-type="float" office:value="24841.0174880763" calcext:value-type="float">
            <text:p>24841.0174880763</text:p>
          </table:table-cell>
          <table:table-cell office:value-type="float" office:value="49801" calcext:value-type="float">
            <text:p>49801</text:p>
          </table:table-cell>
          <table:table-cell office:value-type="float" office:value="1127.48229955222" calcext:value-type="float">
            <text:p>1127.4822995522</text:p>
          </table:table-cell>
          <table:table-cell office:value-type="float" office:value="310" calcext:value-type="float">
            <text:p>310</text:p>
          </table:table-cell>
          <table:table-cell office:value-type="float" office:value="103480" calcext:value-type="float">
            <text:p>10348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50199" calcext:value-type="float">
            <text:p>950199</text:p>
          </table:table-cell>
          <table:table-cell office:value-type="float" office:value="986.028354060571" calcext:value-type="float">
            <text:p>986.0283540606</text:p>
          </table:table-cell>
          <table:table-cell office:value-type="float" office:value="241" calcext:value-type="float">
            <text:p>241</text:p>
          </table:table-cell>
          <table:table-cell office:value-type="float" office:value="802607" calcext:value-type="float">
            <text:p>802607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workloadb</text:p>
          </table:table-cell>
          <table:table-cell office:value-type="string" calcext:value-type="string">
            <text:p>mongod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59660" calcext:value-type="float">
            <text:p>159660</text:p>
          </table:table-cell>
          <table:table-cell office:value-type="float" office:value="6263.30953275711" calcext:value-type="float">
            <text:p>6263.3095327571</text:p>
          </table:table-cell>
          <table:table-cell office:value-type="float" office:value="49891" calcext:value-type="float">
            <text:p>49891</text:p>
          </table:table-cell>
          <table:table-cell office:value-type="float" office:value="8178.33533102163" calcext:value-type="float">
            <text:p>8178.3353310216</text:p>
          </table:table-cell>
          <table:table-cell office:value-type="float" office:value="4855" calcext:value-type="float">
            <text:p>4855</text:p>
          </table:table-cell>
          <table:table-cell office:value-type="float" office:value="493225" calcext:value-type="float">
            <text:p>493225</text:p>
          </table:table-cell>
          <table:table-cell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  <table:table-cell office:value-type="float" office:value="950109" calcext:value-type="float">
            <text:p>950109</text:p>
          </table:table-cell>
          <table:table-cell office:value-type="float" office:value="7953.24859568744" calcext:value-type="float">
            <text:p>7953.2485956874</text:p>
          </table:table-cell>
          <table:table-cell office:value-type="float" office:value="1247" calcext:value-type="float">
            <text:p>1247</text:p>
          </table:table-cell>
          <table:table-cell office:value-type="float" office:value="493895" calcext:value-type="float">
            <text:p>493895</text:p>
          </table:table-cell>
          <table:table-cell office:value-type="float" office:value="9000" calcext:value-type="float">
            <text:p>9000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workloadb</text:p>
          </table:table-cell>
          <table:table-cell office:value-type="string" calcext:value-type="string">
            <text:p>mongodb-async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7014" calcext:value-type="float">
            <text:p>47014</text:p>
          </table:table-cell>
          <table:table-cell office:value-type="float" office:value="21270.2599225763" calcext:value-type="float">
            <text:p>21270.2599225763</text:p>
          </table:table-cell>
          <table:table-cell office:value-type="float" office:value="49978" calcext:value-type="float">
            <text:p>49978</text:p>
          </table:table-cell>
          <table:table-cell office:value-type="float" office:value="2496.38949137621" calcext:value-type="float">
            <text:p>2496.3894913762</text:p>
          </table:table-cell>
          <table:table-cell office:value-type="float" office:value="383" calcext:value-type="float">
            <text:p>383</text:p>
          </table:table-cell>
          <table:table-cell office:value-type="float" office:value="421573" calcext:value-type="float">
            <text:p>421573</text:p>
          </table:table-cell>
          <table:table-cell office:value-type="float" office:value="4000" calcext:value-type="float">
            <text:p>4000</text:p>
          </table:table-cell>
          <table:table-cell office:value-type="float" office:value="7000" calcext:value-type="float">
            <text:p>7000</text:p>
          </table:table-cell>
          <table:table-cell office:value-type="float" office:value="950022" calcext:value-type="float">
            <text:p>950022</text:p>
          </table:table-cell>
          <table:table-cell office:value-type="float" office:value="2319.37287452291" calcext:value-type="float">
            <text:p>2319.3728745229</text:p>
          </table:table-cell>
          <table:table-cell office:value-type="float" office:value="268" calcext:value-type="float">
            <text:p>268</text:p>
          </table:table-cell>
          <table:table-cell office:value-type="float" office:value="527435" calcext:value-type="float">
            <text:p>527435</text:p>
          </table:table-cell>
          <table:table-cell office:value-type="float" office:value="3000" calcext:value-type="float">
            <text:p>3000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workloadb</text:p>
          </table:table-cell>
          <table:table-cell office:value-type="string" calcext:value-type="string">
            <text:p>mongodb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1158" calcext:value-type="float">
            <text:p>51158</text:p>
          </table:table-cell>
          <table:table-cell office:value-type="float" office:value="19547.2848821299" calcext:value-type="float">
            <text:p>19547.2848821299</text:p>
          </table:table-cell>
          <table:table-cell office:value-type="float" office:value="49648" calcext:value-type="float">
            <text:p>49648</text:p>
          </table:table-cell>
          <table:table-cell office:value-type="float" office:value="808.808854334515" calcext:value-type="float">
            <text:p>808.8088543345</text:p>
          </table:table-cell>
          <table:table-cell office:value-type="float" office:value="302" calcext:value-type="float">
            <text:p>302</text:p>
          </table:table-cell>
          <table:table-cell office:value-type="float" office:value="565786" calcext:value-type="float">
            <text:p>565786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950352" calcext:value-type="float">
            <text:p>950352</text:p>
          </table:table-cell>
          <table:table-cell office:value-type="float" office:value="486.348152053134" calcext:value-type="float">
            <text:p>486.3481520531</text:p>
          </table:table-cell>
          <table:table-cell office:value-type="float" office:value="250" calcext:value-type="float">
            <text:p>250</text:p>
          </table:table-cell>
          <table:table-cell office:value-type="float" office:value="565944" calcext:value-type="float">
            <text:p>56594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workloadb</text:p>
          </table:table-cell>
          <table:table-cell office:value-type="string" calcext:value-type="string">
            <text:p>mongodb-async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3602" calcext:value-type="float">
            <text:p>53602</text:p>
          </table:table-cell>
          <table:table-cell office:value-type="float" office:value="18656.0202977501" calcext:value-type="float">
            <text:p>18656.0202977501</text:p>
          </table:table-cell>
          <table:table-cell office:value-type="float" office:value="49890" calcext:value-type="float">
            <text:p>49890</text:p>
          </table:table-cell>
          <table:table-cell office:value-type="float" office:value="801.811024253357" calcext:value-type="float">
            <text:p>801.8110242534</text:p>
          </table:table-cell>
          <table:table-cell office:value-type="float" office:value="300" calcext:value-type="float">
            <text:p>300</text:p>
          </table:table-cell>
          <table:table-cell office:value-type="float" office:value="553020" calcext:value-type="float">
            <text:p>55302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950110" calcext:value-type="float">
            <text:p>950110</text:p>
          </table:table-cell>
          <table:table-cell office:value-type="float" office:value="507.403022807885" calcext:value-type="float">
            <text:p>507.4030228079</text:p>
          </table:table-cell>
          <table:table-cell office:value-type="float" office:value="242" calcext:value-type="float">
            <text:p>242</text:p>
          </table:table-cell>
          <table:table-cell office:value-type="float" office:value="777043" calcext:value-type="float">
            <text:p>77704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workloadb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3426" calcext:value-type="float">
            <text:p>53426</text:p>
          </table:table-cell>
          <table:table-cell office:value-type="float" office:value="18717.2912065287" calcext:value-type="float">
            <text:p>18717.2912065287</text:p>
          </table:table-cell>
          <table:table-cell office:value-type="float" office:value="49826" calcext:value-type="float">
            <text:p>49826</text:p>
          </table:table-cell>
          <table:table-cell office:value-type="float" office:value="1057.20591658973" calcext:value-type="float">
            <text:p>1057.2059165897</text:p>
          </table:table-cell>
          <table:table-cell office:value-type="float" office:value="296" calcext:value-type="float">
            <text:p>296</text:p>
          </table:table-cell>
          <table:table-cell office:value-type="float" office:value="1139338" calcext:value-type="float">
            <text:p>1139338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950164" calcext:value-type="float">
            <text:p>950164</text:p>
          </table:table-cell>
          <table:table-cell office:value-type="float" office:value="777.134008444858" calcext:value-type="float">
            <text:p>777.1340084449</text:p>
          </table:table-cell>
          <table:table-cell office:value-type="float" office:value="256" calcext:value-type="float">
            <text:p>256</text:p>
          </table:table-cell>
          <table:table-cell office:value-type="float" office:value="1138601" calcext:value-type="float">
            <text:p>11386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workloadb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1164" calcext:value-type="float">
            <text:p>41164</text:p>
          </table:table-cell>
          <table:table-cell office:value-type="float" office:value="24292.828685259" calcext:value-type="float">
            <text:p>24292.828685259</text:p>
          </table:table-cell>
          <table:table-cell office:value-type="float" office:value="49594" calcext:value-type="float">
            <text:p>49594</text:p>
          </table:table-cell>
          <table:table-cell office:value-type="float" office:value="868.963866596766" calcext:value-type="float">
            <text:p>868.9638665968</text:p>
          </table:table-cell>
          <table:table-cell office:value-type="float" office:value="304" calcext:value-type="float">
            <text:p>304</text:p>
          </table:table-cell>
          <table:table-cell office:value-type="float" office:value="1187615" calcext:value-type="float">
            <text:p>1187615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950396" calcext:value-type="float">
            <text:p>950396</text:p>
          </table:table-cell>
          <table:table-cell office:value-type="float" office:value="592.740916417998" calcext:value-type="float">
            <text:p>592.740916418</text:p>
          </table:table-cell>
          <table:table-cell office:value-type="float" office:value="253" calcext:value-type="float">
            <text:p>253</text:p>
          </table:table-cell>
          <table:table-cell office:value-type="float" office:value="1216269" calcext:value-type="float">
            <text:p>1216269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workloadb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3389" calcext:value-type="float">
            <text:p>53389</text:p>
          </table:table-cell>
          <table:table-cell office:value-type="float" office:value="18730.4500927157" calcext:value-type="float">
            <text:p>18730.4500927157</text:p>
          </table:table-cell>
          <table:table-cell office:value-type="float" office:value="50058" calcext:value-type="float">
            <text:p>50058</text:p>
          </table:table-cell>
          <table:table-cell office:value-type="float" office:value="1318.59762675297" calcext:value-type="float">
            <text:p>1318.597626753</text:p>
          </table:table-cell>
          <table:table-cell office:value-type="float" office:value="312" calcext:value-type="float">
            <text:p>312</text:p>
          </table:table-cell>
          <table:table-cell office:value-type="float" office:value="1442592" calcext:value-type="float">
            <text:p>1442592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49942" calcext:value-type="float">
            <text:p>949942</text:p>
          </table:table-cell>
          <table:table-cell office:value-type="float" office:value="1041.73069513718" calcext:value-type="float">
            <text:p>1041.7306951372</text:p>
          </table:table-cell>
          <table:table-cell office:value-type="float" office:value="264" calcext:value-type="float">
            <text:p>264</text:p>
          </table:table-cell>
          <table:table-cell office:value-type="float" office:value="1442215" calcext:value-type="float">
            <text:p>1442215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workloadb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7551" calcext:value-type="float">
            <text:p>37551</text:p>
          </table:table-cell>
          <table:table-cell office:value-type="float" office:value="26630.4492556789" calcext:value-type="float">
            <text:p>26630.4492556789</text:p>
          </table:table-cell>
          <table:table-cell office:value-type="float" office:value="50009" calcext:value-type="float">
            <text:p>50009</text:p>
          </table:table-cell>
          <table:table-cell office:value-type="float" office:value="1023.47753404387" calcext:value-type="float">
            <text:p>1023.4775340439</text:p>
          </table:table-cell>
          <table:table-cell office:value-type="float" office:value="320" calcext:value-type="float">
            <text:p>320</text:p>
          </table:table-cell>
          <table:table-cell office:value-type="float" office:value="346713" calcext:value-type="float">
            <text:p>346713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49991" calcext:value-type="float">
            <text:p>949991</text:p>
          </table:table-cell>
          <table:table-cell office:value-type="float" office:value="722.965918624492" calcext:value-type="float">
            <text:p>722.9659186245</text:p>
          </table:table-cell>
          <table:table-cell office:value-type="float" office:value="256" calcext:value-type="float">
            <text:p>256</text:p>
          </table:table-cell>
          <table:table-cell office:value-type="float" office:value="615066" calcext:value-type="float">
            <text:p>615066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workloadb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3987" calcext:value-type="float">
            <text:p>53987</text:p>
          </table:table-cell>
          <table:table-cell office:value-type="float" office:value="18522.7925241262" calcext:value-type="float">
            <text:p>18522.7925241262</text:p>
          </table:table-cell>
          <table:table-cell office:value-type="float" office:value="49619" calcext:value-type="float">
            <text:p>49619</text:p>
          </table:table-cell>
          <table:table-cell office:value-type="float" office:value="1834.12166710333" calcext:value-type="float">
            <text:p>1834.1216671033</text:p>
          </table:table-cell>
          <table:table-cell office:value-type="float" office:value="360" calcext:value-type="float">
            <text:p>360</text:p>
          </table:table-cell>
          <table:table-cell office:value-type="float" office:value="1683576" calcext:value-type="float">
            <text:p>1683576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950371" calcext:value-type="float">
            <text:p>950371</text:p>
          </table:table-cell>
          <table:table-cell office:value-type="float" office:value="1592.55226222181" calcext:value-type="float">
            <text:p>1592.5522622218</text:p>
          </table:table-cell>
          <table:table-cell office:value-type="float" office:value="274" calcext:value-type="float">
            <text:p>274</text:p>
          </table:table-cell>
          <table:table-cell office:value-type="float" office:value="1683293" calcext:value-type="float">
            <text:p>1683293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workloadb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5356" calcext:value-type="float">
            <text:p>35356</text:p>
          </table:table-cell>
          <table:table-cell office:value-type="float" office:value="28283.4596673832" calcext:value-type="float">
            <text:p>28283.4596673832</text:p>
          </table:table-cell>
          <table:table-cell office:value-type="float" office:value="49355" calcext:value-type="float">
            <text:p>49355</text:p>
          </table:table-cell>
          <table:table-cell office:value-type="float" office:value="1316.43102016006" calcext:value-type="float">
            <text:p>1316.4310201601</text:p>
          </table:table-cell>
          <table:table-cell office:value-type="float" office:value="366" calcext:value-type="float">
            <text:p>366</text:p>
          </table:table-cell>
          <table:table-cell office:value-type="float" office:value="761663" calcext:value-type="float">
            <text:p>761663</text:p>
          </table:table-cell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office:value-type="float" office:value="950635" calcext:value-type="float">
            <text:p>950635</text:p>
          </table:table-cell>
          <table:table-cell office:value-type="float" office:value="1028.57396161513" calcext:value-type="float">
            <text:p>1028.5739616151</text:p>
          </table:table-cell>
          <table:table-cell office:value-type="float" office:value="264" calcext:value-type="float">
            <text:p>264</text:p>
          </table:table-cell>
          <table:table-cell office:value-type="float" office:value="764496" calcext:value-type="float">
            <text:p>764496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workloadb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3444" calcext:value-type="float">
            <text:p>53444</text:p>
          </table:table-cell>
          <table:table-cell office:value-type="float" office:value="18711.1743132999" calcext:value-type="float">
            <text:p>18711.1743132999</text:p>
          </table:table-cell>
          <table:table-cell office:value-type="float" office:value="49617" calcext:value-type="float">
            <text:p>49617</text:p>
          </table:table-cell>
          <table:table-cell office:value-type="float" office:value="2389.18765745611" calcext:value-type="float">
            <text:p>2389.1876574561</text:p>
          </table:table-cell>
          <table:table-cell office:value-type="float" office:value="322" calcext:value-type="float">
            <text:p>322</text:p>
          </table:table-cell>
          <table:table-cell office:value-type="float" office:value="380401" calcext:value-type="float">
            <text:p>380401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float" office:value="950383" calcext:value-type="float">
            <text:p>950383</text:p>
          </table:table-cell>
          <table:table-cell office:value-type="float" office:value="2105.47829769682" calcext:value-type="float">
            <text:p>2105.4782976968</text:p>
          </table:table-cell>
          <table:table-cell office:value-type="float" office:value="281" calcext:value-type="float">
            <text:p>281</text:p>
          </table:table-cell>
          <table:table-cell office:value-type="float" office:value="380405" calcext:value-type="float">
            <text:p>380405</text:p>
          </table:table-cell>
          <table:table-cell office:value-type="float" office:value="2000" calcext:value-type="float">
            <text:p>20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workloadb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7749" calcext:value-type="float">
            <text:p>37749</text:p>
          </table:table-cell>
          <table:table-cell office:value-type="float" office:value="26490.7679673634" calcext:value-type="float">
            <text:p>26490.7679673634</text:p>
          </table:table-cell>
          <table:table-cell office:value-type="float" office:value="50084" calcext:value-type="float">
            <text:p>50084</text:p>
          </table:table-cell>
          <table:table-cell office:value-type="float" office:value="1796.57205894098" calcext:value-type="float">
            <text:p>1796.572058941</text:p>
          </table:table-cell>
          <table:table-cell office:value-type="float" office:value="349" calcext:value-type="float">
            <text:p>349</text:p>
          </table:table-cell>
          <table:table-cell office:value-type="float" office:value="1628982" calcext:value-type="float">
            <text:p>1628982</text:p>
          </table:table-cell>
          <table:table-cell office:value-type="float" office:value="3000" calcext:value-type="float">
            <text:p>3000</text:p>
          </table:table-cell>
          <table:table-cell office:value-type="float" office:value="9000" calcext:value-type="float">
            <text:p>9000</text:p>
          </table:table-cell>
          <table:table-cell office:value-type="float" office:value="949916" calcext:value-type="float">
            <text:p>949916</text:p>
          </table:table-cell>
          <table:table-cell office:value-type="float" office:value="1470.48891165114" calcext:value-type="float">
            <text:p>1470.4889116511</text:p>
          </table:table-cell>
          <table:table-cell office:value-type="float" office:value="255" calcext:value-type="float">
            <text:p>255</text:p>
          </table:table-cell>
          <table:table-cell office:value-type="float" office:value="1630595" calcext:value-type="float">
            <text:p>1630595</text:p>
          </table:table-cell>
          <table:table-cell office:value-type="float" office:value="3000" calcext:value-type="float">
            <text:p>300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workloadb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3429" calcext:value-type="float">
            <text:p>53429</text:p>
          </table:table-cell>
          <table:table-cell office:value-type="float" office:value="18716.4274083363" calcext:value-type="float">
            <text:p>18716.4274083363</text:p>
          </table:table-cell>
          <table:table-cell office:value-type="float" office:value="50438" calcext:value-type="float">
            <text:p>50438</text:p>
          </table:table-cell>
          <table:table-cell office:value-type="float" office:value="2954.57706491138" calcext:value-type="float">
            <text:p>2954.5770649114</text:p>
          </table:table-cell>
          <table:table-cell office:value-type="float" office:value="403" calcext:value-type="float">
            <text:p>403</text:p>
          </table:table-cell>
          <table:table-cell office:value-type="float" office:value="201583" calcext:value-type="float">
            <text:p>201583</text:p>
          </table:table-cell>
          <table:table-cell office:value-type="float" office:value="4000" calcext:value-type="float">
            <text:p>4000</text:p>
          </table:table-cell>
          <table:table-cell office:value-type="float" office:value="11000" calcext:value-type="float">
            <text:p>11000</text:p>
          </table:table-cell>
          <table:table-cell office:value-type="float" office:value="949562" calcext:value-type="float">
            <text:p>949562</text:p>
          </table:table-cell>
          <table:table-cell office:value-type="float" office:value="2633.68878493453" calcext:value-type="float">
            <text:p>2633.6887849345</text:p>
          </table:table-cell>
          <table:table-cell office:value-type="float" office:value="281" calcext:value-type="float">
            <text:p>281</text:p>
          </table:table-cell>
          <table:table-cell office:value-type="float" office:value="201707" calcext:value-type="float">
            <text:p>201707</text:p>
          </table:table-cell>
          <table:table-cell office:value-type="float" office:value="3000" calcext:value-type="float">
            <text:p>300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workloadb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6107" calcext:value-type="float">
            <text:p>36107</text:p>
          </table:table-cell>
          <table:table-cell office:value-type="float" office:value="27695.460713989" calcext:value-type="float">
            <text:p>27695.460713989</text:p>
          </table:table-cell>
          <table:table-cell office:value-type="float" office:value="50196" calcext:value-type="float">
            <text:p>50196</text:p>
          </table:table-cell>
          <table:table-cell office:value-type="float" office:value="2085.92232448801" calcext:value-type="float">
            <text:p>2085.922324488</text:p>
          </table:table-cell>
          <table:table-cell office:value-type="float" office:value="351" calcext:value-type="float">
            <text:p>351</text:p>
          </table:table-cell>
          <table:table-cell office:value-type="float" office:value="739365" calcext:value-type="float">
            <text:p>739365</text:p>
          </table:table-cell>
          <table:table-cell office:value-type="float" office:value="4000" calcext:value-type="float">
            <text:p>4000</text:p>
          </table:table-cell>
          <table:table-cell office:value-type="float" office:value="12000" calcext:value-type="float">
            <text:p>12000</text:p>
          </table:table-cell>
          <table:table-cell office:value-type="float" office:value="949804" calcext:value-type="float">
            <text:p>949804</text:p>
          </table:table-cell>
          <table:table-cell office:value-type="float" office:value="1763.30200546639" calcext:value-type="float">
            <text:p>1763.3020054664</text:p>
          </table:table-cell>
          <table:table-cell office:value-type="float" office:value="259" calcext:value-type="float">
            <text:p>259</text:p>
          </table:table-cell>
          <table:table-cell office:value-type="float" office:value="739942" calcext:value-type="float">
            <text:p>739942</text:p>
          </table:table-cell>
          <table:table-cell office:value-type="float" office:value="3000" calcext:value-type="float">
            <text:p>3000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string" calcext:value-type="string">
            <text:p>workloadb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52787" calcext:value-type="float">
            <text:p>52787</text:p>
          </table:table-cell>
          <table:table-cell office:value-type="float" office:value="18943.5845946919" calcext:value-type="float">
            <text:p>18943.5845946919</text:p>
          </table:table-cell>
          <table:table-cell office:value-type="float" office:value="50000" calcext:value-type="float">
            <text:p>50000</text:p>
          </table:table-cell>
          <table:table-cell office:value-type="float" office:value="4182.64616" calcext:value-type="float">
            <text:p>4182.64616</text:p>
          </table:table-cell>
          <table:table-cell office:value-type="float" office:value="458" calcext:value-type="float">
            <text:p>458</text:p>
          </table:table-cell>
          <table:table-cell office:value-type="float" office:value="333081" calcext:value-type="float">
            <text:p>333081</text:p>
          </table:table-cell>
          <table:table-cell office:value-type="float" office:value="6000" calcext:value-type="float">
            <text:p>6000</text:p>
          </table:table-cell>
          <table:table-cell office:value-type="float" office:value="12000" calcext:value-type="float">
            <text:p>12000</text:p>
          </table:table-cell>
          <table:table-cell office:value-type="float" office:value="949975" calcext:value-type="float">
            <text:p>949975</text:p>
          </table:table-cell>
          <table:table-cell office:value-type="float" office:value="3916.2726555962" calcext:value-type="float">
            <text:p>3916.2726555962</text:p>
          </table:table-cell>
          <table:table-cell office:value-type="float" office:value="275" calcext:value-type="float">
            <text:p>275</text:p>
          </table:table-cell>
          <table:table-cell office:value-type="float" office:value="334120" calcext:value-type="float">
            <text:p>33412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workloadb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4326" calcext:value-type="float">
            <text:p>34326</text:p>
          </table:table-cell>
          <table:table-cell office:value-type="float" office:value="29131.7077434015" calcext:value-type="float">
            <text:p>29131.7077434015</text:p>
          </table:table-cell>
          <table:table-cell office:value-type="float" office:value="49914" calcext:value-type="float">
            <text:p>49914</text:p>
          </table:table-cell>
          <table:table-cell office:value-type="float" office:value="2841.30708819169" calcext:value-type="float">
            <text:p>2841.3070881917</text:p>
          </table:table-cell>
          <table:table-cell office:value-type="float" office:value="367" calcext:value-type="float">
            <text:p>367</text:p>
          </table:table-cell>
          <table:table-cell office:value-type="float" office:value="1047225" calcext:value-type="float">
            <text:p>1047225</text:p>
          </table:table-cell>
          <table:table-cell office:value-type="float" office:value="6000" calcext:value-type="float">
            <text:p>6000</text:p>
          </table:table-cell>
          <table:table-cell office:value-type="float" office:value="17000" calcext:value-type="float">
            <text:p>17000</text:p>
          </table:table-cell>
          <table:table-cell office:value-type="float" office:value="950061" calcext:value-type="float">
            <text:p>950061</text:p>
          </table:table-cell>
          <table:table-cell office:value-type="float" office:value="2524.79868976834" calcext:value-type="float">
            <text:p>2524.7986897683</text:p>
          </table:table-cell>
          <table:table-cell office:value-type="float" office:value="264" calcext:value-type="float">
            <text:p>264</text:p>
          </table:table-cell>
          <table:table-cell office:value-type="float" office:value="1048279" calcext:value-type="float">
            <text:p>1048279</text:p>
          </table:table-cell>
          <table:table-cell office:value-type="float" office:value="5000" calcext:value-type="float">
            <text:p>500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string" calcext:value-type="string">
            <text:p>workloadb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3273" calcext:value-type="float">
            <text:p>53273</text:p>
          </table:table-cell>
          <table:table-cell office:value-type="float" office:value="18771.234959548" calcext:value-type="float">
            <text:p>18771.234959548</text:p>
          </table:table-cell>
          <table:table-cell office:value-type="float" office:value="49926" calcext:value-type="float">
            <text:p>49926</text:p>
          </table:table-cell>
          <table:table-cell office:value-type="float" office:value="5484.54320394183" calcext:value-type="float">
            <text:p>5484.5432039418</text:p>
          </table:table-cell>
          <table:table-cell office:value-type="float" office:value="349" calcext:value-type="float">
            <text:p>349</text:p>
          </table:table-cell>
          <table:table-cell office:value-type="float" office:value="454689" calcext:value-type="float">
            <text:p>454689</text:p>
          </table:table-cell>
          <table:table-cell office:value-type="float" office:value="7000" calcext:value-type="float">
            <text:p>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950074" calcext:value-type="float">
            <text:p>950074</text:p>
          </table:table-cell>
          <table:table-cell office:value-type="float" office:value="5279.59761555416" calcext:value-type="float">
            <text:p>5279.5976155542</text:p>
          </table:table-cell>
          <table:table-cell office:value-type="float" office:value="292" calcext:value-type="float">
            <text:p>292</text:p>
          </table:table-cell>
          <table:table-cell office:value-type="float" office:value="556573" calcext:value-type="float">
            <text:p>556573</text:p>
          </table:table-cell>
          <table:table-cell office:value-type="float" office:value="6000" calcext:value-type="float">
            <text:p>6000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workloadb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7144" calcext:value-type="float">
            <text:p>37144</text:p>
          </table:table-cell>
          <table:table-cell office:value-type="float" office:value="26922.2485461986" calcext:value-type="float">
            <text:p>26922.2485461986</text:p>
          </table:table-cell>
          <table:table-cell office:value-type="float" office:value="49758" calcext:value-type="float">
            <text:p>49758</text:p>
          </table:table-cell>
          <table:table-cell office:value-type="float" office:value="4035.23419349652" calcext:value-type="float">
            <text:p>4035.2341934965</text:p>
          </table:table-cell>
          <table:table-cell office:value-type="float" office:value="311" calcext:value-type="float">
            <text:p>311</text:p>
          </table:table-cell>
          <table:table-cell office:value-type="float" office:value="1511362" calcext:value-type="float">
            <text:p>1511362</text:p>
          </table:table-cell>
          <table:table-cell office:value-type="float" office:value="9000" calcext:value-type="float">
            <text:p>9000</text:p>
          </table:table-cell>
          <table:table-cell office:value-type="float" office:value="22000" calcext:value-type="float">
            <text:p>22000</text:p>
          </table:table-cell>
          <table:table-cell office:value-type="float" office:value="950242" calcext:value-type="float">
            <text:p>950242</text:p>
          </table:table-cell>
          <table:table-cell office:value-type="float" office:value="3644.51123818985" calcext:value-type="float">
            <text:p>3644.5112381899</text:p>
          </table:table-cell>
          <table:table-cell office:value-type="float" office:value="242" calcext:value-type="float">
            <text:p>242</text:p>
          </table:table-cell>
          <table:table-cell office:value-type="float" office:value="1584156" calcext:value-type="float">
            <text:p>1584156</text:p>
          </table:table-cell>
          <table:table-cell office:value-type="float" office:value="9000" calcext:value-type="float">
            <text:p>9000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string" calcext:value-type="string">
            <text:p>workloadb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55776" calcext:value-type="float">
            <text:p>55776</text:p>
          </table:table-cell>
          <table:table-cell office:value-type="float" office:value="17928.8582903041" calcext:value-type="float">
            <text:p>17928.8582903041</text:p>
          </table:table-cell>
          <table:table-cell office:value-type="float" office:value="49935" calcext:value-type="float">
            <text:p>49935</text:p>
          </table:table-cell>
          <table:table-cell office:value-type="float" office:value="7200.75386001802" calcext:value-type="float">
            <text:p>7200.753860018</text:p>
          </table:table-cell>
          <table:table-cell office:value-type="float" office:value="689" calcext:value-type="float">
            <text:p>689</text:p>
          </table:table-cell>
          <table:table-cell office:value-type="float" office:value="504263" calcext:value-type="float">
            <text:p>504263</text:p>
          </table:table-cell>
          <table:table-cell office:value-type="float" office:value="9000" calcext:value-type="float">
            <text:p>9000</text:p>
          </table:table-cell>
          <table:table-cell office:value-type="float" office:value="23000" calcext:value-type="float">
            <text:p>23000</text:p>
          </table:table-cell>
          <table:table-cell office:value-type="float" office:value="950065" calcext:value-type="float">
            <text:p>950065</text:p>
          </table:table-cell>
          <table:table-cell office:value-type="float" office:value="6912.84402330367" calcext:value-type="float">
            <text:p>6912.8440233037</text:p>
          </table:table-cell>
          <table:table-cell office:value-type="float" office:value="271" calcext:value-type="float">
            <text:p>271</text:p>
          </table:table-cell>
          <table:table-cell office:value-type="float" office:value="504018" calcext:value-type="float">
            <text:p>504018</text:p>
          </table:table-cell>
          <table:table-cell office:value-type="float" office:value="9000" calcext:value-type="float">
            <text:p>9000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workloadb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35804" calcext:value-type="float">
            <text:p>35804</text:p>
          </table:table-cell>
          <table:table-cell office:value-type="float" office:value="27929.8402413138" calcext:value-type="float">
            <text:p>27929.8402413138</text:p>
          </table:table-cell>
          <table:table-cell office:value-type="float" office:value="49674" calcext:value-type="float">
            <text:p>49674</text:p>
          </table:table-cell>
          <table:table-cell office:value-type="float" office:value="4763.36805974957" calcext:value-type="float">
            <text:p>4763.3680597496</text:p>
          </table:table-cell>
          <table:table-cell office:value-type="float" office:value="368" calcext:value-type="float">
            <text:p>368</text:p>
          </table:table-cell>
          <table:table-cell office:value-type="float" office:value="787327" calcext:value-type="float">
            <text:p>787327</text:p>
          </table:table-cell>
          <table:table-cell office:value-type="float" office:value="11000" calcext:value-type="float">
            <text:p>11000</text:p>
          </table:table-cell>
          <table:table-cell office:value-type="float" office:value="29000" calcext:value-type="float">
            <text:p>29000</text:p>
          </table:table-cell>
          <table:table-cell office:value-type="float" office:value="950326" calcext:value-type="float">
            <text:p>950326</text:p>
          </table:table-cell>
          <table:table-cell office:value-type="float" office:value="4400.8052962878" calcext:value-type="float">
            <text:p>4400.8052962878</text:p>
          </table:table-cell>
          <table:table-cell office:value-type="float" office:value="250" calcext:value-type="float">
            <text:p>250</text:p>
          </table:table-cell>
          <table:table-cell office:value-type="float" office:value="791036" calcext:value-type="float">
            <text:p>791036</text:p>
          </table:table-cell>
          <table:table-cell office:value-type="float" office:value="10000" calcext:value-type="float">
            <text:p>10000</text:p>
          </table:table-cell>
          <table:table-cell office:value-type="float" office:value="29000" calcext:value-type="float">
            <text:p>29000</text:p>
          </table:table-cell>
        </table:table-row>
      </table:table>
      <table:table table:name="Workload C Charts" table:style-name="ta1">
        <table:shapes>
          <draw:frame draw:z-index="0" draw:style-name="gr1" svg:width="9in" svg:height="5in" svg:x="0.2512in" svg:y="4.1772in">
            <draw:object draw:notify-on-update-of-ranges="'Workload C Charts'.C2:'Workload C Charts'.D23 'Workload C Charts'.L1:'Workload C Charts'.L1 'Workload C Charts'.U2:'Workload C Charts'.U23 'Workload C Charts'.M1:'Workload C Charts'.M1 'Workload C Charts'.W2:'Workload C Charts'.W23 'Workload C Charts'.N2:'Workload C Charts'.N2 'Workload C Charts'.T2:'Workload C Charts'.T23 'Workload C Charts'.H1:'Workload C Charts'.H1 'Workload C Charts'.I2:'Workload C Charts'.I23 'Workload C Charts'.I1:'Workload C Charts'.I1 'Workload C Charts'.K2:'Workload C Charts'.K23 'Workload C Charts'.B2:'Workload C Charts'.B2 'Workload C Charts'.H2:'Workload C Charts'.H2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svg:width="9in" svg:height="5in" svg:x="0.0657in" svg:y="9.3469in">
            <draw:object draw:notify-on-update-of-ranges="'Workload C Charts'.C2:'Workload C Charts'.D23 'Workload C Charts'.N2:'Workload C Charts'.N2 'Workload C Charts'.R2:'Workload C Charts'.R23 'Workload C Charts'.B2:'Workload C Charts'.B2 'Workload C Charts'.F2:'Workload C Charts'.F23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number-columns-repeated="6" table:default-cell-style-name="Default"/>
        <table:table-row table:style-name="ro1">
          <table:table-cell office:value-type="string" calcext:value-type="string">
            <text:p>Workload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Connection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Overall Runtime (ms)</text:p>
          </table:table-cell>
          <table:table-cell office:value-type="string" calcext:value-type="string">
            <text:p>Overall Throughput (ops/sec)</text:p>
          </table:table-cell>
          <table:table-cell office:value-type="string" calcext:value-type="string">
            <text:p>Read Operations</text:p>
          </table:table-cell>
          <table:table-cell office:value-type="string" calcext:value-type="string">
            <text:p>Read Average Latency (us)</text:p>
          </table:table-cell>
          <table:table-cell office:value-type="string" calcext:value-type="string">
            <text:p>Read Min Latency (us)</text:p>
          </table:table-cell>
          <table:table-cell office:value-type="string" calcext:value-type="string">
            <text:p>Read Max Latency (us)</text:p>
          </table:table-cell>
          <table:table-cell office:value-type="string" calcext:value-type="string">
            <text:p>Read 95th Percentile Latency (ms)</text:p>
          </table:table-cell>
          <table:table-cell office:value-type="string" calcext:value-type="string">
            <text:p>Read 99th Percentile Latency (ms)</text:p>
          </table:table-cell>
          <table:table-cell office:value-type="string" calcext:value-type="string">
            <text:p>Workload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Connection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Overall Runtime (ms)</text:p>
          </table:table-cell>
          <table:table-cell office:value-type="string" calcext:value-type="string">
            <text:p>Overall Throughput (ops/sec)</text:p>
          </table:table-cell>
          <table:table-cell office:value-type="string" calcext:value-type="string">
            <text:p>Read Operations</text:p>
          </table:table-cell>
          <table:table-cell office:value-type="string" calcext:value-type="string">
            <text:p>Read Average Latency (us)</text:p>
          </table:table-cell>
          <table:table-cell office:value-type="string" calcext:value-type="string">
            <text:p>Read Min Latency (us)</text:p>
          </table:table-cell>
          <table:table-cell office:value-type="string" calcext:value-type="string">
            <text:p>Read Max Latency (us)</text:p>
          </table:table-cell>
          <table:table-cell office:value-type="string" calcext:value-type="string">
            <text:p>Read 95th Percentile Latency (ms)</text:p>
          </table:table-cell>
          <table:table-cell office:value-type="string" calcext:value-type="string">
            <text:p>Read 99th Percentile Latency (ms)</text:p>
          </table:table-cell>
        </table:table-row>
        <table:table-row table:style-name="ro1">
          <table:table-cell office:value-type="string" calcext:value-type="string">
            <text:p>workloadc</text:p>
          </table:table-cell>
          <table:table-cell office:value-type="string" calcext:value-type="string">
            <text:p>mongodb-legac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0198" calcext:value-type="float">
            <text:p>280198</text:p>
          </table:table-cell>
          <table:table-cell office:value-type="float" office:value="3568.904845859" calcext:value-type="float">
            <text:p>3568.90484585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76.557438" calcext:value-type="float">
            <text:p>276.557438</text:p>
          </table:table-cell>
          <table:table-cell office:value-type="float" office:value="241" calcext:value-type="float">
            <text:p>241</text:p>
          </table:table-cell>
          <table:table-cell office:value-type="float" office:value="41937" calcext:value-type="float">
            <text:p>41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orkloadc</text:p>
          </table:table-cell>
          <table:table-cell office:value-type="string" calcext:value-type="string">
            <text:p>mongodb-asyn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9470" calcext:value-type="float">
            <text:p>259470</text:p>
          </table:table-cell>
          <table:table-cell office:value-type="float" office:value="3854.01009750646" calcext:value-type="float">
            <text:p>3854.010097506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55.469978" calcext:value-type="float">
            <text:p>255.469978</text:p>
          </table:table-cell>
          <table:table-cell office:value-type="float" office:value="219" calcext:value-type="float">
            <text:p>219</text:p>
          </table:table-cell>
          <table:table-cell office:value-type="float" office:value="342653" calcext:value-type="float">
            <text:p>3426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kloadc</text:p>
          </table:table-cell>
          <table:table-cell office:value-type="string" calcext:value-type="string">
            <text:p>mongod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1256" calcext:value-type="float">
            <text:p>301256</text:p>
          </table:table-cell>
          <table:table-cell office:value-type="float" office:value="3319.43596144143" calcext:value-type="float">
            <text:p>3319.435961441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98.53115" calcext:value-type="float">
            <text:p>598.53115</text:p>
          </table:table-cell>
          <table:table-cell office:value-type="float" office:value="284" calcext:value-type="float">
            <text:p>284</text:p>
          </table:table-cell>
          <table:table-cell office:value-type="float" office:value="816298" calcext:value-type="float">
            <text:p>816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orkloadc</text:p>
          </table:table-cell>
          <table:table-cell office:value-type="string" calcext:value-type="string">
            <text:p>mongodb-asyn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8015" calcext:value-type="float">
            <text:p>148015</text:p>
          </table:table-cell>
          <table:table-cell office:value-type="float" office:value="6756.07201972773" calcext:value-type="float">
            <text:p>6756.072019727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1.524486" calcext:value-type="float">
            <text:p>291.524486</text:p>
          </table:table-cell>
          <table:table-cell office:value-type="float" office:value="243" calcext:value-type="float">
            <text:p>243</text:p>
          </table:table-cell>
          <table:table-cell office:value-type="float" office:value="373340" calcext:value-type="float">
            <text:p>3733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kloadc</text:p>
          </table:table-cell>
          <table:table-cell office:value-type="string" calcext:value-type="string">
            <text:p>mongodb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99801" calcext:value-type="float">
            <text:p>299801</text:p>
          </table:table-cell>
          <table:table-cell office:value-type="float" office:value="3335.54591212171" calcext:value-type="float">
            <text:p>3335.545912121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94.139892" calcext:value-type="float">
            <text:p>1494.139892</text:p>
          </table:table-cell>
          <table:table-cell office:value-type="float" office:value="1162" calcext:value-type="float">
            <text:p>1162</text:p>
          </table:table-cell>
          <table:table-cell office:value-type="float" office:value="49424" calcext:value-type="float">
            <text:p>49424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workloadc</text:p>
          </table:table-cell>
          <table:table-cell office:value-type="string" calcext:value-type="string">
            <text:p>mongodb-asyn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4529" calcext:value-type="float">
            <text:p>74529</text:p>
          </table:table-cell>
          <table:table-cell office:value-type="float" office:value="13417.5958351783" calcext:value-type="float">
            <text:p>13417.595835178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66.712439" calcext:value-type="float">
            <text:p>366.712439</text:p>
          </table:table-cell>
          <table:table-cell office:value-type="float" office:value="241" calcext:value-type="float">
            <text:p>241</text:p>
          </table:table-cell>
          <table:table-cell office:value-type="float" office:value="122250" calcext:value-type="float">
            <text:p>1222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kloadc</text:p>
          </table:table-cell>
          <table:table-cell office:value-type="string" calcext:value-type="string">
            <text:p>mongod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0703" calcext:value-type="float">
            <text:p>300703</text:p>
          </table:table-cell>
          <table:table-cell office:value-type="float" office:value="3325.54048346708" calcext:value-type="float">
            <text:p>3325.540483467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000.875344" calcext:value-type="float">
            <text:p>3000.875344</text:p>
          </table:table-cell>
          <table:table-cell office:value-type="float" office:value="2670" calcext:value-type="float">
            <text:p>2670</text:p>
          </table:table-cell>
          <table:table-cell office:value-type="float" office:value="315730" calcext:value-type="float">
            <text:p>31573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workloadc</text:p>
          </table:table-cell>
          <table:table-cell office:value-type="string" calcext:value-type="string">
            <text:p>mongodb-asyn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3719" calcext:value-type="float">
            <text:p>63719</text:p>
          </table:table-cell>
          <table:table-cell office:value-type="float" office:value="15693.9060562783" calcext:value-type="float">
            <text:p>15693.906056278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29.89062" calcext:value-type="float">
            <text:p>629.89062</text:p>
          </table:table-cell>
          <table:table-cell office:value-type="float" office:value="245" calcext:value-type="float">
            <text:p>245</text:p>
          </table:table-cell>
          <table:table-cell office:value-type="float" office:value="258642" calcext:value-type="float">
            <text:p>25864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workloadc</text:p>
          </table:table-cell>
          <table:table-cell office:value-type="string" calcext:value-type="string">
            <text:p>mongodb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97710" calcext:value-type="float">
            <text:p>297710</text:p>
          </table:table-cell>
          <table:table-cell office:value-type="float" office:value="3358.9734976991" calcext:value-type="float">
            <text:p>3358.973497699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945.205798" calcext:value-type="float">
            <text:p>5945.205798</text:p>
          </table:table-cell>
          <table:table-cell office:value-type="float" office:value="5432" calcext:value-type="float">
            <text:p>5432</text:p>
          </table:table-cell>
          <table:table-cell office:value-type="float" office:value="371880" calcext:value-type="float">
            <text:p>371880</text:p>
          </table:table-cell>
          <table:table-cell office:value-type="float" office:value="6000" calcext:value-type="float">
            <text:p>6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workloadc</text:p>
          </table:table-cell>
          <table:table-cell office:value-type="string" calcext:value-type="string">
            <text:p>mongodb-async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3147" calcext:value-type="float">
            <text:p>63147</text:p>
          </table:table-cell>
          <table:table-cell office:value-type="float" office:value="15836.0650545552" calcext:value-type="float">
            <text:p>15836.065054555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52.933757" calcext:value-type="float">
            <text:p>1252.933757</text:p>
          </table:table-cell>
          <table:table-cell office:value-type="float" office:value="275" calcext:value-type="float">
            <text:p>275</text:p>
          </table:table-cell>
          <table:table-cell office:value-type="float" office:value="512981" calcext:value-type="float">
            <text:p>512981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workloadc</text:p>
          </table:table-cell>
          <table:table-cell office:value-type="string" calcext:value-type="string">
            <text:p>mongodb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97733" calcext:value-type="float">
            <text:p>297733</text:p>
          </table:table-cell>
          <table:table-cell office:value-type="float" office:value="3358.71401557772" calcext:value-type="float">
            <text:p>3358.714015577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432.888327" calcext:value-type="float">
            <text:p>7432.888327</text:p>
          </table:table-cell>
          <table:table-cell office:value-type="float" office:value="6803" calcext:value-type="float">
            <text:p>6803</text:p>
          </table:table-cell>
          <table:table-cell office:value-type="float" office:value="155471" calcext:value-type="float">
            <text:p>155471</text:p>
          </table:table-cell>
          <table:table-cell office:value-type="float" office:value="8000" calcext:value-type="float">
            <text:p>8000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workloadc</text:p>
          </table:table-cell>
          <table:table-cell office:value-type="string" calcext:value-type="string">
            <text:p>mongodb-async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3083" calcext:value-type="float">
            <text:p>63083</text:p>
          </table:table-cell>
          <table:table-cell office:value-type="float" office:value="15852.1313190558" calcext:value-type="float">
            <text:p>15852.131319055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65.499975" calcext:value-type="float">
            <text:p>1565.499975</text:p>
          </table:table-cell>
          <table:table-cell office:value-type="float" office:value="258" calcext:value-type="float">
            <text:p>258</text:p>
          </table:table-cell>
          <table:table-cell office:value-type="float" office:value="310010" calcext:value-type="float">
            <text:p>31001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workloadc</text:p>
          </table:table-cell>
          <table:table-cell office:value-type="string" calcext:value-type="string">
            <text:p>mongod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0005" calcext:value-type="float">
            <text:p>150005</text:p>
          </table:table-cell>
          <table:table-cell office:value-type="float" office:value="6666.4444518516" calcext:value-type="float">
            <text:p>6666.444451851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5.789535" calcext:value-type="float">
            <text:p>295.789535</text:p>
          </table:table-cell>
          <table:table-cell office:value-type="float" office:value="246" calcext:value-type="float">
            <text:p>246</text:p>
          </table:table-cell>
          <table:table-cell office:value-type="float" office:value="406284" calcext:value-type="float">
            <text:p>406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orkloadc</text:p>
          </table:table-cell>
          <table:table-cell office:value-type="string" calcext:value-type="string">
            <text:p>mongodb-asyn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2250" calcext:value-type="float">
            <text:p>142250</text:p>
          </table:table-cell>
          <table:table-cell office:value-type="float" office:value="7029.8769771529" calcext:value-type="float">
            <text:p>7029.876977152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79.714605" calcext:value-type="float">
            <text:p>279.714605</text:p>
          </table:table-cell>
          <table:table-cell office:value-type="float" office:value="228" calcext:value-type="float">
            <text:p>228</text:p>
          </table:table-cell>
          <table:table-cell office:value-type="float" office:value="498103" calcext:value-type="float">
            <text:p>498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kloadc</text:p>
          </table:table-cell>
          <table:table-cell office:value-type="string" calcext:value-type="string">
            <text:p>mongodb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3749" calcext:value-type="float">
            <text:p>153749</text:p>
          </table:table-cell>
          <table:table-cell office:value-type="float" office:value="6504.1073437876" calcext:value-type="float">
            <text:p>6504.107343787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63.658955" calcext:value-type="float">
            <text:p>763.658955</text:p>
          </table:table-cell>
          <table:table-cell office:value-type="float" office:value="268" calcext:value-type="float">
            <text:p>268</text:p>
          </table:table-cell>
          <table:table-cell office:value-type="float" office:value="406778" calcext:value-type="float">
            <text:p>40677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workloadc</text:p>
          </table:table-cell>
          <table:table-cell office:value-type="string" calcext:value-type="string">
            <text:p>mongodb-asyn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3411" calcext:value-type="float">
            <text:p>73411</text:p>
          </table:table-cell>
          <table:table-cell office:value-type="float" office:value="13621.9367669695" calcext:value-type="float">
            <text:p>13621.936766969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61.06448" calcext:value-type="float">
            <text:p>361.06448</text:p>
          </table:table-cell>
          <table:table-cell office:value-type="float" office:value="231" calcext:value-type="float">
            <text:p>231</text:p>
          </table:table-cell>
          <table:table-cell office:value-type="float" office:value="265615" calcext:value-type="float">
            <text:p>2656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kloadc</text:p>
          </table:table-cell>
          <table:table-cell office:value-type="string" calcext:value-type="string">
            <text:p>mongod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1220" calcext:value-type="float">
            <text:p>151220</text:p>
          </table:table-cell>
          <table:table-cell office:value-type="float" office:value="6612.88189392937" calcext:value-type="float">
            <text:p>6612.881893929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05.78655" calcext:value-type="float">
            <text:p>1505.78655</text:p>
          </table:table-cell>
          <table:table-cell office:value-type="float" office:value="270" calcext:value-type="float">
            <text:p>270</text:p>
          </table:table-cell>
          <table:table-cell office:value-type="float" office:value="580430" calcext:value-type="float">
            <text:p>58043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workloadc</text:p>
          </table:table-cell>
          <table:table-cell office:value-type="string" calcext:value-type="string">
            <text:p>mongodb-async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5609" calcext:value-type="float">
            <text:p>45609</text:p>
          </table:table-cell>
          <table:table-cell office:value-type="float" office:value="21925.4971606481" calcext:value-type="float">
            <text:p>21925.497160648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47.834092" calcext:value-type="float">
            <text:p>447.834092</text:p>
          </table:table-cell>
          <table:table-cell office:value-type="float" office:value="238" calcext:value-type="float">
            <text:p>238</text:p>
          </table:table-cell>
          <table:table-cell office:value-type="float" office:value="371295" calcext:value-type="float">
            <text:p>3712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kloadc</text:p>
          </table:table-cell>
          <table:table-cell office:value-type="string" calcext:value-type="string">
            <text:p>mongodb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51528" calcext:value-type="float">
            <text:p>151528</text:p>
          </table:table-cell>
          <table:table-cell office:value-type="float" office:value="6599.37437305317" calcext:value-type="float">
            <text:p>6599.3743730532</text:p>
          </table:table-cell>
          <table:table-cell office:value-type="float" office:value="999990" calcext:value-type="float">
            <text:p>999990</text:p>
          </table:table-cell>
          <table:table-cell office:value-type="float" office:value="2265.10525505255" calcext:value-type="float">
            <text:p>2265.1052550526</text:p>
          </table:table-cell>
          <table:table-cell office:value-type="float" office:value="287" calcext:value-type="float">
            <text:p>287</text:p>
          </table:table-cell>
          <table:table-cell office:value-type="float" office:value="533715" calcext:value-type="float">
            <text:p>533715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workloadc</text:p>
          </table:table-cell>
          <table:table-cell office:value-type="string" calcext:value-type="string">
            <text:p>mongodb-async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7757" calcext:value-type="float">
            <text:p>37757</text:p>
          </table:table-cell>
          <table:table-cell office:value-type="float" office:value="26484.8902190322" calcext:value-type="float">
            <text:p>26484.8902190322</text:p>
          </table:table-cell>
          <table:table-cell office:value-type="float" office:value="999990" calcext:value-type="float">
            <text:p>999990</text:p>
          </table:table-cell>
          <table:table-cell office:value-type="float" office:value="556.619046190462" calcext:value-type="float">
            <text:p>556.6190461905</text:p>
          </table:table-cell>
          <table:table-cell office:value-type="float" office:value="253" calcext:value-type="float">
            <text:p>253</text:p>
          </table:table-cell>
          <table:table-cell office:value-type="float" office:value="430670" calcext:value-type="float">
            <text:p>4306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workloadc</text:p>
          </table:table-cell>
          <table:table-cell office:value-type="string" calcext:value-type="string">
            <text:p>mongodb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51966" calcext:value-type="float">
            <text:p>151966</text:p>
          </table:table-cell>
          <table:table-cell office:value-type="float" office:value="6580.41930431807" calcext:value-type="float">
            <text:p>6580.419304318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030.124814" calcext:value-type="float">
            <text:p>3030.124814</text:p>
          </table:table-cell>
          <table:table-cell office:value-type="float" office:value="265" calcext:value-type="float">
            <text:p>265</text:p>
          </table:table-cell>
          <table:table-cell office:value-type="float" office:value="450554" calcext:value-type="float">
            <text:p>450554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workloadc</text:p>
          </table:table-cell>
          <table:table-cell office:value-type="string" calcext:value-type="string">
            <text:p>mongodb-async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4901" calcext:value-type="float">
            <text:p>34901</text:p>
          </table:table-cell>
          <table:table-cell office:value-type="float" office:value="28652.4741411421" calcext:value-type="float">
            <text:p>28652.474141142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86.674716" calcext:value-type="float">
            <text:p>686.674716</text:p>
          </table:table-cell>
          <table:table-cell office:value-type="float" office:value="254" calcext:value-type="float">
            <text:p>254</text:p>
          </table:table-cell>
          <table:table-cell office:value-type="float" office:value="159185" calcext:value-type="float">
            <text:p>159185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workloadc</text:p>
          </table:table-cell>
          <table:table-cell office:value-type="string" calcext:value-type="string">
            <text:p>mongodb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51704" calcext:value-type="float">
            <text:p>151704</text:p>
          </table:table-cell>
          <table:table-cell office:value-type="float" office:value="6591.78400042187" calcext:value-type="float">
            <text:p>6591.784000421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782.11238" calcext:value-type="float">
            <text:p>3782.11238</text:p>
          </table:table-cell>
          <table:table-cell office:value-type="float" office:value="341" calcext:value-type="float">
            <text:p>341</text:p>
          </table:table-cell>
          <table:table-cell office:value-type="float" office:value="1670784" calcext:value-type="float">
            <text:p>1670784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workloadc</text:p>
          </table:table-cell>
          <table:table-cell office:value-type="string" calcext:value-type="string">
            <text:p>mongodb-async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4589" calcext:value-type="float">
            <text:p>34589</text:p>
          </table:table-cell>
          <table:table-cell office:value-type="float" office:value="28910.9254387233" calcext:value-type="float">
            <text:p>28910.925438723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51.726129" calcext:value-type="float">
            <text:p>851.726129</text:p>
          </table:table-cell>
          <table:table-cell office:value-type="float" office:value="255" calcext:value-type="float">
            <text:p>255</text:p>
          </table:table-cell>
          <table:table-cell office:value-type="float" office:value="183659" calcext:value-type="float">
            <text:p>183659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workloadc</text:p>
          </table:table-cell>
          <table:table-cell office:value-type="string" calcext:value-type="string">
            <text:p>mongod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53578" calcext:value-type="float">
            <text:p>153578</text:p>
          </table:table-cell>
          <table:table-cell office:value-type="float" office:value="6511.34928179817" calcext:value-type="float">
            <text:p>6511.349281798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661.084595" calcext:value-type="float">
            <text:p>7661.084595</text:p>
          </table:table-cell>
          <table:table-cell office:value-type="float" office:value="327" calcext:value-type="float">
            <text:p>327</text:p>
          </table:table-cell>
          <table:table-cell office:value-type="float" office:value="549289" calcext:value-type="float">
            <text:p>549289</text:p>
          </table:table-cell>
          <table:table-cell office:value-type="float" office:value="8000" calcext:value-type="float">
            <text:p>8000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workloadc</text:p>
          </table:table-cell>
          <table:table-cell office:value-type="string" calcext:value-type="string">
            <text:p>mongodb-async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5796" calcext:value-type="float">
            <text:p>35796</text:p>
          </table:table-cell>
          <table:table-cell office:value-type="float" office:value="27936.0822438261" calcext:value-type="float">
            <text:p>27936.082243826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65.822533" calcext:value-type="float">
            <text:p>1765.822533</text:p>
          </table:table-cell>
          <table:table-cell office:value-type="float" office:value="257" calcext:value-type="float">
            <text:p>257</text:p>
          </table:table-cell>
          <table:table-cell office:value-type="float" office:value="330206" calcext:value-type="float">
            <text:p>330206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workloadc</text:p>
          </table:table-cell>
          <table:table-cell office:value-type="string" calcext:value-type="string">
            <text:p>mongodb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5758" calcext:value-type="float">
            <text:p>45758</text:p>
          </table:table-cell>
          <table:table-cell office:value-type="float" office:value="21854.1020149482" calcext:value-type="float">
            <text:p>21854.102014948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48.67761" calcext:value-type="float">
            <text:p>448.67761</text:p>
          </table:table-cell>
          <table:table-cell office:value-type="float" office:value="249" calcext:value-type="float">
            <text:p>249</text:p>
          </table:table-cell>
          <table:table-cell office:value-type="float" office:value="306818" calcext:value-type="float">
            <text:p>3068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workloadc</text:p>
          </table:table-cell>
          <table:table-cell office:value-type="string" calcext:value-type="string">
            <text:p>mongodb-async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6702" calcext:value-type="float">
            <text:p>46702</text:p>
          </table:table-cell>
          <table:table-cell office:value-type="float" office:value="21412.3592137382" calcext:value-type="float">
            <text:p>21412.359213738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52.159337" calcext:value-type="float">
            <text:p>452.159337</text:p>
          </table:table-cell>
          <table:table-cell office:value-type="float" office:value="228" calcext:value-type="float">
            <text:p>228</text:p>
          </table:table-cell>
          <table:table-cell office:value-type="float" office:value="205166" calcext:value-type="float">
            <text:p>2051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kloadc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8219" calcext:value-type="float">
            <text:p>48219</text:p>
          </table:table-cell>
          <table:table-cell office:value-type="float" office:value="20738.5055683444" calcext:value-type="float">
            <text:p>20738.5055683444</text:p>
          </table:table-cell>
          <table:table-cell office:value-type="float" office:value="999990" calcext:value-type="float">
            <text:p>999990</text:p>
          </table:table-cell>
          <table:table-cell office:value-type="float" office:value="712.685012850129" calcext:value-type="float">
            <text:p>712.6850128501</text:p>
          </table:table-cell>
          <table:table-cell office:value-type="float" office:value="252" calcext:value-type="float">
            <text:p>252</text:p>
          </table:table-cell>
          <table:table-cell office:value-type="float" office:value="290531" calcext:value-type="float">
            <text:p>29053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workloadc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6205" calcext:value-type="float">
            <text:p>36205</text:p>
          </table:table-cell>
          <table:table-cell office:value-type="float" office:value="27620.2182019058" calcext:value-type="float">
            <text:p>27620.2182019058</text:p>
          </table:table-cell>
          <table:table-cell office:value-type="float" office:value="999990" calcext:value-type="float">
            <text:p>999990</text:p>
          </table:table-cell>
          <table:table-cell office:value-type="float" office:value="531.465139651397" calcext:value-type="float">
            <text:p>531.4651396514</text:p>
          </table:table-cell>
          <table:table-cell office:value-type="float" office:value="257" calcext:value-type="float">
            <text:p>257</text:p>
          </table:table-cell>
          <table:table-cell office:value-type="float" office:value="221949" calcext:value-type="float">
            <text:p>22194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workloadc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9777" calcext:value-type="float">
            <text:p>49777</text:p>
          </table:table-cell>
          <table:table-cell office:value-type="float" office:value="20089.5996142797" calcext:value-type="float">
            <text:p>20089.599614279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84.466797" calcext:value-type="float">
            <text:p>984.466797</text:p>
          </table:table-cell>
          <table:table-cell office:value-type="float" office:value="277" calcext:value-type="float">
            <text:p>277</text:p>
          </table:table-cell>
          <table:table-cell office:value-type="float" office:value="533980" calcext:value-type="float">
            <text:p>53398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workloadc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1338" calcext:value-type="float">
            <text:p>31338</text:p>
          </table:table-cell>
          <table:table-cell office:value-type="float" office:value="31910.1410428234" calcext:value-type="float">
            <text:p>31910.141042823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14.284382" calcext:value-type="float">
            <text:p>614.284382</text:p>
          </table:table-cell>
          <table:table-cell office:value-type="float" office:value="249" calcext:value-type="float">
            <text:p>249</text:p>
          </table:table-cell>
          <table:table-cell office:value-type="float" office:value="505911" calcext:value-type="float">
            <text:p>5059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workloadc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9535" calcext:value-type="float">
            <text:p>49535</text:p>
          </table:table-cell>
          <table:table-cell office:value-type="float" office:value="20187.5441606945" calcext:value-type="float">
            <text:p>20187.5441606945</text:p>
          </table:table-cell>
          <table:table-cell office:value-type="float" office:value="999990" calcext:value-type="float">
            <text:p>999990</text:p>
          </table:table-cell>
          <table:table-cell office:value-type="float" office:value="1468.42889428894" calcext:value-type="float">
            <text:p>1468.4288942889</text:p>
          </table:table-cell>
          <table:table-cell office:value-type="float" office:value="260" calcext:value-type="float">
            <text:p>260</text:p>
          </table:table-cell>
          <table:table-cell office:value-type="float" office:value="444263" calcext:value-type="float">
            <text:p>444263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workloadc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0231" calcext:value-type="float">
            <text:p>30231</text:p>
          </table:table-cell>
          <table:table-cell office:value-type="float" office:value="33078.2971122358" calcext:value-type="float">
            <text:p>33078.2971122358</text:p>
          </table:table-cell>
          <table:table-cell office:value-type="float" office:value="999990" calcext:value-type="float">
            <text:p>999990</text:p>
          </table:table-cell>
          <table:table-cell office:value-type="float" office:value="888.526371263713" calcext:value-type="float">
            <text:p>888.5263712637</text:p>
          </table:table-cell>
          <table:table-cell office:value-type="float" office:value="251" calcext:value-type="float">
            <text:p>251</text:p>
          </table:table-cell>
          <table:table-cell office:value-type="float" office:value="419345" calcext:value-type="float">
            <text:p>419345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workloadc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9053" calcext:value-type="float">
            <text:p>49053</text:p>
          </table:table-cell>
          <table:table-cell office:value-type="float" office:value="20386.1129798381" calcext:value-type="float">
            <text:p>20386.112979838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43.318342" calcext:value-type="float">
            <text:p>1943.318342</text:p>
          </table:table-cell>
          <table:table-cell office:value-type="float" office:value="267" calcext:value-type="float">
            <text:p>267</text:p>
          </table:table-cell>
          <table:table-cell office:value-type="float" office:value="349477" calcext:value-type="float">
            <text:p>349477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workloadc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0717" calcext:value-type="float">
            <text:p>30717</text:p>
          </table:table-cell>
          <table:table-cell office:value-type="float" office:value="32555.2625581925" calcext:value-type="float">
            <text:p>32555.262558192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01.372817" calcext:value-type="float">
            <text:p>1201.372817</text:p>
          </table:table-cell>
          <table:table-cell office:value-type="float" office:value="240" calcext:value-type="float">
            <text:p>240</text:p>
          </table:table-cell>
          <table:table-cell office:value-type="float" office:value="474618" calcext:value-type="float">
            <text:p>474618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workloadc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9133" calcext:value-type="float">
            <text:p>49133</text:p>
          </table:table-cell>
          <table:table-cell office:value-type="float" office:value="20352.9196263204" calcext:value-type="float">
            <text:p>20352.91962632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34.922883" calcext:value-type="float">
            <text:p>2434.922883</text:p>
          </table:table-cell>
          <table:table-cell office:value-type="float" office:value="264" calcext:value-type="float">
            <text:p>264</text:p>
          </table:table-cell>
          <table:table-cell office:value-type="float" office:value="568270" calcext:value-type="float">
            <text:p>56827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workloadc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1826" calcext:value-type="float">
            <text:p>31826</text:p>
          </table:table-cell>
          <table:table-cell office:value-type="float" office:value="31420.8508766417" calcext:value-type="float">
            <text:p>31420.850876641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62.49117" calcext:value-type="float">
            <text:p>1562.49117</text:p>
          </table:table-cell>
          <table:table-cell office:value-type="float" office:value="257" calcext:value-type="float">
            <text:p>257</text:p>
          </table:table-cell>
          <table:table-cell office:value-type="float" office:value="336519" calcext:value-type="float">
            <text:p>336519</text:p>
          </table:table-cell>
          <table:table-cell office:value-type="float" office:value="3000" calcext:value-type="float">
            <text:p>300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workloadc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48813" calcext:value-type="float">
            <text:p>48813</text:p>
          </table:table-cell>
          <table:table-cell office:value-type="float" office:value="20485.8336918444" calcext:value-type="float">
            <text:p>20485.8336918444</text:p>
          </table:table-cell>
          <table:table-cell office:value-type="float" office:value="999975" calcext:value-type="float">
            <text:p>999975</text:p>
          </table:table-cell>
          <table:table-cell office:value-type="float" office:value="3632.49109427736" calcext:value-type="float">
            <text:p>3632.4910942774</text:p>
          </table:table-cell>
          <table:table-cell office:value-type="float" office:value="278" calcext:value-type="float">
            <text:p>278</text:p>
          </table:table-cell>
          <table:table-cell office:value-type="float" office:value="1095619" calcext:value-type="float">
            <text:p>1095619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workloadc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1764" calcext:value-type="float">
            <text:p>31764</text:p>
          </table:table-cell>
          <table:table-cell office:value-type="float" office:value="31481.3940309785" calcext:value-type="float">
            <text:p>31481.3940309785</text:p>
          </table:table-cell>
          <table:table-cell office:value-type="float" office:value="999975" calcext:value-type="float">
            <text:p>999975</text:p>
          </table:table-cell>
          <table:table-cell office:value-type="float" office:value="2344.62150353759" calcext:value-type="float">
            <text:p>2344.6215035376</text:p>
          </table:table-cell>
          <table:table-cell office:value-type="float" office:value="252" calcext:value-type="float">
            <text:p>252</text:p>
          </table:table-cell>
          <table:table-cell office:value-type="float" office:value="187893" calcext:value-type="float">
            <text:p>187893</text:p>
          </table:table-cell>
          <table:table-cell office:value-type="float" office:value="6000" calcext:value-type="float">
            <text:p>6000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workloadc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9111" calcext:value-type="float">
            <text:p>49111</text:p>
          </table:table-cell>
          <table:table-cell office:value-type="float" office:value="20362.0370181833" calcext:value-type="float">
            <text:p>20362.037018183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71.846282" calcext:value-type="float">
            <text:p>4871.846282</text:p>
          </table:table-cell>
          <table:table-cell office:value-type="float" office:value="265" calcext:value-type="float">
            <text:p>265</text:p>
          </table:table-cell>
          <table:table-cell office:value-type="float" office:value="589669" calcext:value-type="float">
            <text:p>589669</text:p>
          </table:table-cell>
          <table:table-cell office:value-type="float" office:value="5000" calcext:value-type="float">
            <text:p>500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workloadc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1668" calcext:value-type="float">
            <text:p>31668</text:p>
          </table:table-cell>
          <table:table-cell office:value-type="float" office:value="31577.6177845143" calcext:value-type="float">
            <text:p>31577.617784514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120.100854" calcext:value-type="float">
            <text:p>3120.100854</text:p>
          </table:table-cell>
          <table:table-cell office:value-type="float" office:value="242" calcext:value-type="float">
            <text:p>242</text:p>
          </table:table-cell>
          <table:table-cell office:value-type="float" office:value="186146" calcext:value-type="float">
            <text:p>186146</text:p>
          </table:table-cell>
          <table:table-cell office:value-type="float" office:value="8000" calcext:value-type="float">
            <text:p>8000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workloadc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49089" calcext:value-type="float">
            <text:p>49089</text:p>
          </table:table-cell>
          <table:table-cell office:value-type="float" office:value="20371.1625822486" calcext:value-type="float">
            <text:p>20371.162582248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091.382883" calcext:value-type="float">
            <text:p>6091.382883</text:p>
          </table:table-cell>
          <table:table-cell office:value-type="float" office:value="275" calcext:value-type="float">
            <text:p>275</text:p>
          </table:table-cell>
          <table:table-cell office:value-type="float" office:value="381743" calcext:value-type="float">
            <text:p>381743</text:p>
          </table:table-cell>
          <table:table-cell office:value-type="float" office:value="7000" calcext:value-type="float">
            <text:p>7000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workloadc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33038" calcext:value-type="float">
            <text:p>33038</text:p>
          </table:table-cell>
          <table:table-cell office:value-type="float" office:value="30268.1760397118" calcext:value-type="float">
            <text:p>30268.176039711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67.644356" calcext:value-type="float">
            <text:p>4067.644356</text:p>
          </table:table-cell>
          <table:table-cell office:value-type="float" office:value="249" calcext:value-type="float">
            <text:p>249</text:p>
          </table:table-cell>
          <table:table-cell office:value-type="float" office:value="325041" calcext:value-type="float">
            <text:p>325041</text:p>
          </table:table-cell>
          <table:table-cell office:value-type="float" office:value="11000" calcext:value-type="float">
            <text:p>11000</text:p>
          </table:table-cell>
          <table:table-cell office:value-type="float" office:value="24000" calcext:value-type="float">
            <text:p>24000</text:p>
          </table:table-cell>
        </table:table-row>
      </table:table>
      <table:table table:name="Workload D Charts" table:style-name="ta1">
        <table:shapes>
          <draw:frame draw:z-index="0" draw:style-name="gr1" svg:width="9in" svg:height="5in" svg:x="0.1315in" svg:y="4.2713in">
            <draw:object draw:notify-on-update-of-ranges="'Workload D Charts'.C2:'Workload D Charts'.D23 'Workload D Charts'.L1:'Workload D Charts'.L1 'Workload D Charts'.AA2:'Workload D Charts'.AA23 'Workload D Charts'.M1:'Workload D Charts'.M1 'Workload D Charts'.AC2:'Workload D Charts'.AC23 'Workload D Charts'.T2:'Workload D Charts'.T2 'Workload D Charts'.Z2:'Workload D Charts'.Z23 'Workload D Charts'.H1:'Workload D Charts'.H1 'Workload D Charts'.I2:'Workload D Charts'.I23 'Workload D Charts'.I1:'Workload D Charts'.I1 'Workload D Charts'.K2:'Workload D Charts'.K23 'Workload D Charts'.B2:'Workload D Charts'.B2 'Workload D Charts'.H2:'Workload D Charts'.H2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9in" svg:height="5in" svg:x="9.4744in" svg:y="4.2602in">
            <draw:object draw:notify-on-update-of-ranges="'Workload D Charts'.C2:'Workload D Charts'.D23 'Workload D Charts'.L1:'Workload D Charts'.L1 'Workload D Charts'.AG2:'Workload D Charts'.AG23 'Workload D Charts'.M1:'Workload D Charts'.M1 'Workload D Charts'.AI2:'Workload D Charts'.AI23 'Workload D Charts'.T2:'Workload D Charts'.T2 'Workload D Charts'.AF2:'Workload D Charts'.AF23 'Workload D Charts'.H1:'Workload D Charts'.H1 'Workload D Charts'.O2:'Workload D Charts'.O23 'Workload D Charts'.I1:'Workload D Charts'.I1 'Workload D Charts'.Q2:'Workload D Charts'.Q23 'Workload D Charts'.B2:'Workload D Charts'.B2 'Workload D Charts'.N2:'Workload D Charts'.N23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svg:width="9in" svg:height="5in" svg:x="0.0768in" svg:y="9.5657in">
            <draw:object draw:notify-on-update-of-ranges="'Workload D Charts'.C2:'Workload D Charts'.D23 'Workload D Charts'.T2:'Workload D Charts'.T2 'Workload D Charts'.X2:'Workload D Charts'.X23 'Workload D Charts'.B2:'Workload D Charts'.B2 'Workload D Charts'.F2:'Workload D Charts'.F23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number-columns-repeated="18" table:default-cell-style-name="Default"/>
        <table:table-row table:style-name="ro1">
          <table:table-cell office:value-type="string" calcext:value-type="string">
            <text:p>Workload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Connection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Overall Runtime (ms)</text:p>
          </table:table-cell>
          <table:table-cell office:value-type="string" calcext:value-type="string">
            <text:p>Overall Throughput (ops/sec)</text:p>
          </table:table-cell>
          <table:table-cell office:value-type="string" calcext:value-type="string">
            <text:p>Insert Operations</text:p>
          </table:table-cell>
          <table:table-cell office:value-type="string" calcext:value-type="string">
            <text:p>Insert Average Latency (us)</text:p>
          </table:table-cell>
          <table:table-cell office:value-type="string" calcext:value-type="string">
            <text:p>Insert Min Latency (us)</text:p>
          </table:table-cell>
          <table:table-cell office:value-type="string" calcext:value-type="string">
            <text:p>Insert Max Latency (us)</text:p>
          </table:table-cell>
          <table:table-cell office:value-type="string" calcext:value-type="string">
            <text:p>Insert 95th Percentile Latency (ms)</text:p>
          </table:table-cell>
          <table:table-cell office:value-type="string" calcext:value-type="string">
            <text:p>Insert 99th Percentile Latency (ms)</text:p>
          </table:table-cell>
          <table:table-cell office:value-type="string" calcext:value-type="string">
            <text:p>Read Operations</text:p>
          </table:table-cell>
          <table:table-cell office:value-type="string" calcext:value-type="string">
            <text:p>Read Average Latency (us)</text:p>
          </table:table-cell>
          <table:table-cell office:value-type="string" calcext:value-type="string">
            <text:p>Read Min Latency (us)</text:p>
          </table:table-cell>
          <table:table-cell office:value-type="string" calcext:value-type="string">
            <text:p>Read Max Latency (us)</text:p>
          </table:table-cell>
          <table:table-cell office:value-type="string" calcext:value-type="string">
            <text:p>Read 95th Percentile Latency (ms)</text:p>
          </table:table-cell>
          <table:table-cell office:value-type="string" calcext:value-type="string">
            <text:p>Read 99th Percentile Latency (ms)</text:p>
          </table:table-cell>
          <table:table-cell office:value-type="string" calcext:value-type="string">
            <text:p>Workload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Connection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Overall Runtime (ms)</text:p>
          </table:table-cell>
          <table:table-cell office:value-type="string" calcext:value-type="string">
            <text:p>Overall Throughput (ops/sec)</text:p>
          </table:table-cell>
          <table:table-cell office:value-type="string" calcext:value-type="string">
            <text:p>Insert Operations</text:p>
          </table:table-cell>
          <table:table-cell office:value-type="string" calcext:value-type="string">
            <text:p>Insert Average Latency (us)</text:p>
          </table:table-cell>
          <table:table-cell office:value-type="string" calcext:value-type="string">
            <text:p>Insert Min Latency (us)</text:p>
          </table:table-cell>
          <table:table-cell office:value-type="string" calcext:value-type="string">
            <text:p>Insert Max Latency (us)</text:p>
          </table:table-cell>
          <table:table-cell office:value-type="string" calcext:value-type="string">
            <text:p>Insert 95th Percentile Latency (ms)</text:p>
          </table:table-cell>
          <table:table-cell office:value-type="string" calcext:value-type="string">
            <text:p>Insert 99th Percentile Latency (ms)</text:p>
          </table:table-cell>
          <table:table-cell office:value-type="string" calcext:value-type="string">
            <text:p>Read Operations</text:p>
          </table:table-cell>
          <table:table-cell office:value-type="string" calcext:value-type="string">
            <text:p>Read Average Latency (us)</text:p>
          </table:table-cell>
          <table:table-cell office:value-type="string" calcext:value-type="string">
            <text:p>Read Min Latency (us)</text:p>
          </table:table-cell>
          <table:table-cell office:value-type="string" calcext:value-type="string">
            <text:p>Read Max Latency (us)</text:p>
          </table:table-cell>
          <table:table-cell office:value-type="string" calcext:value-type="string">
            <text:p>Read 95th Percentile Latency (ms)</text:p>
          </table:table-cell>
          <table:table-cell office:value-type="string" calcext:value-type="string">
            <text:p>Read 99th Percentile Latency (ms)</text:p>
          </table:table-cell>
        </table:table-row>
        <table:table-row table:style-name="ro1">
          <table:table-cell office:value-type="string" calcext:value-type="string">
            <text:p>workloadd</text:p>
          </table:table-cell>
          <table:table-cell office:value-type="string" calcext:value-type="string">
            <text:p>mongod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4642" calcext:value-type="float">
            <text:p>304642</text:p>
          </table:table-cell>
          <table:table-cell office:value-type="float" office:value="3282.54147491154" calcext:value-type="float">
            <text:p>3282.5414749115</text:p>
          </table:table-cell>
          <table:table-cell office:value-type="float" office:value="49841" calcext:value-type="float">
            <text:p>49841</text:p>
          </table:table-cell>
          <table:table-cell office:value-type="float" office:value="523.972572781445" calcext:value-type="float">
            <text:p>523.9725727814</text:p>
          </table:table-cell>
          <table:table-cell office:value-type="float" office:value="313" calcext:value-type="float">
            <text:p>313</text:p>
          </table:table-cell>
          <table:table-cell office:value-type="float" office:value="32472" calcext:value-type="float">
            <text:p>32472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950159" calcext:value-type="float">
            <text:p>950159</text:p>
          </table:table-cell>
          <table:table-cell office:value-type="float" office:value="288.87051325094" calcext:value-type="float">
            <text:p>288.8705132509</text:p>
          </table:table-cell>
          <table:table-cell office:value-type="float" office:value="248" calcext:value-type="float">
            <text:p>248</text:p>
          </table:table-cell>
          <table:table-cell office:value-type="float" office:value="86287" calcext:value-type="float">
            <text:p>86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orkloadd</text:p>
          </table:table-cell>
          <table:table-cell office:value-type="string" calcext:value-type="string">
            <text:p>mongodb-asyn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7777" calcext:value-type="float">
            <text:p>287777</text:p>
          </table:table-cell>
          <table:table-cell office:value-type="float" office:value="3474.91286655987" calcext:value-type="float">
            <text:p>3474.9128665599</text:p>
          </table:table-cell>
          <table:table-cell office:value-type="float" office:value="49585" calcext:value-type="float">
            <text:p>49585</text:p>
          </table:table-cell>
          <table:table-cell office:value-type="float" office:value="500.854209942523" calcext:value-type="float">
            <text:p>500.8542099425</text:p>
          </table:table-cell>
          <table:table-cell office:value-type="float" office:value="301" calcext:value-type="float">
            <text:p>301</text:p>
          </table:table-cell>
          <table:table-cell office:value-type="float" office:value="27533" calcext:value-type="float">
            <text:p>27533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950415" calcext:value-type="float">
            <text:p>950415</text:p>
          </table:table-cell>
          <table:table-cell office:value-type="float" office:value="272.336793926864" calcext:value-type="float">
            <text:p>272.3367939269</text:p>
          </table:table-cell>
          <table:table-cell office:value-type="float" office:value="225" calcext:value-type="float">
            <text:p>225</text:p>
          </table:table-cell>
          <table:table-cell office:value-type="float" office:value="528823" calcext:value-type="float">
            <text:p>528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kloadd</text:p>
          </table:table-cell>
          <table:table-cell office:value-type="string" calcext:value-type="string">
            <text:p>mongod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1212" calcext:value-type="float">
            <text:p>311212</text:p>
          </table:table-cell>
          <table:table-cell office:value-type="float" office:value="3213.24370525558" calcext:value-type="float">
            <text:p>3213.2437052556</text:p>
          </table:table-cell>
          <table:table-cell office:value-type="float" office:value="49939" calcext:value-type="float">
            <text:p>49939</text:p>
          </table:table-cell>
          <table:table-cell office:value-type="float" office:value="849.133683093374" calcext:value-type="float">
            <text:p>849.1336830934</text:p>
          </table:table-cell>
          <table:table-cell office:value-type="float" office:value="393" calcext:value-type="float">
            <text:p>393</text:p>
          </table:table-cell>
          <table:table-cell office:value-type="float" office:value="134896" calcext:value-type="float">
            <text:p>134896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950061" calcext:value-type="float">
            <text:p>950061</text:p>
          </table:table-cell>
          <table:table-cell office:value-type="float" office:value="605.941153252265" calcext:value-type="float">
            <text:p>605.9411532523</text:p>
          </table:table-cell>
          <table:table-cell office:value-type="float" office:value="261" calcext:value-type="float">
            <text:p>261</text:p>
          </table:table-cell>
          <table:table-cell office:value-type="float" office:value="245572" calcext:value-type="float">
            <text:p>245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orkloadd</text:p>
          </table:table-cell>
          <table:table-cell office:value-type="string" calcext:value-type="string">
            <text:p>mongodb-asyn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0259" calcext:value-type="float">
            <text:p>160259</text:p>
          </table:table-cell>
          <table:table-cell office:value-type="float" office:value="6239.89916322952" calcext:value-type="float">
            <text:p>6239.8991632295</text:p>
          </table:table-cell>
          <table:table-cell office:value-type="float" office:value="49930" calcext:value-type="float">
            <text:p>49930</text:p>
          </table:table-cell>
          <table:table-cell office:value-type="float" office:value="549.867314239936" calcext:value-type="float">
            <text:p>549.8673142399</text:p>
          </table:table-cell>
          <table:table-cell office:value-type="float" office:value="311" calcext:value-type="float">
            <text:p>311</text:p>
          </table:table-cell>
          <table:table-cell office:value-type="float" office:value="220121" calcext:value-type="float">
            <text:p>220121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950070" calcext:value-type="float">
            <text:p>950070</text:p>
          </table:table-cell>
          <table:table-cell office:value-type="float" office:value="303.658227288516" calcext:value-type="float">
            <text:p>303.6582272885</text:p>
          </table:table-cell>
          <table:table-cell office:value-type="float" office:value="234" calcext:value-type="float">
            <text:p>234</text:p>
          </table:table-cell>
          <table:table-cell office:value-type="float" office:value="2551251" calcext:value-type="float">
            <text:p>2551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kloadd</text:p>
          </table:table-cell>
          <table:table-cell office:value-type="string" calcext:value-type="string">
            <text:p>mongodb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1281" calcext:value-type="float">
            <text:p>311281</text:p>
          </table:table-cell>
          <table:table-cell office:value-type="float" office:value="3212.5314426515" calcext:value-type="float">
            <text:p>3212.5314426515</text:p>
          </table:table-cell>
          <table:table-cell office:value-type="float" office:value="50141" calcext:value-type="float">
            <text:p>50141</text:p>
          </table:table-cell>
          <table:table-cell office:value-type="float" office:value="1773.83452663489" calcext:value-type="float">
            <text:p>1773.8345266349</text:p>
          </table:table-cell>
          <table:table-cell office:value-type="float" office:value="1239" calcext:value-type="float">
            <text:p>1239</text:p>
          </table:table-cell>
          <table:table-cell office:value-type="float" office:value="72625" calcext:value-type="float">
            <text:p>72625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949859" calcext:value-type="float">
            <text:p>949859</text:p>
          </table:table-cell>
          <table:table-cell office:value-type="float" office:value="1539.56214659228" calcext:value-type="float">
            <text:p>1539.5621465923</text:p>
          </table:table-cell>
          <table:table-cell office:value-type="float" office:value="1169" calcext:value-type="float">
            <text:p>1169</text:p>
          </table:table-cell>
          <table:table-cell office:value-type="float" office:value="81281" calcext:value-type="float">
            <text:p>81281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workloadd</text:p>
          </table:table-cell>
          <table:table-cell office:value-type="string" calcext:value-type="string">
            <text:p>mongodb-asyn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6548" calcext:value-type="float">
            <text:p>86548</text:p>
          </table:table-cell>
          <table:table-cell office:value-type="float" office:value="11554.2820169155" calcext:value-type="float">
            <text:p>11554.2820169155</text:p>
          </table:table-cell>
          <table:table-cell office:value-type="float" office:value="49684" calcext:value-type="float">
            <text:p>49684</text:p>
          </table:table-cell>
          <table:table-cell office:value-type="float" office:value="637.719889702923" calcext:value-type="float">
            <text:p>637.7198897029</text:p>
          </table:table-cell>
          <table:table-cell office:value-type="float" office:value="337" calcext:value-type="float">
            <text:p>337</text:p>
          </table:table-cell>
          <table:table-cell office:value-type="float" office:value="93948" calcext:value-type="float">
            <text:p>93948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950316" calcext:value-type="float">
            <text:p>950316</text:p>
          </table:table-cell>
          <table:table-cell office:value-type="float" office:value="416.047659936274" calcext:value-type="float">
            <text:p>416.0476599363</text:p>
          </table:table-cell>
          <table:table-cell office:value-type="float" office:value="239" calcext:value-type="float">
            <text:p>239</text:p>
          </table:table-cell>
          <table:table-cell office:value-type="float" office:value="1055200" calcext:value-type="float">
            <text:p>10552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workloadd</text:p>
          </table:table-cell>
          <table:table-cell office:value-type="string" calcext:value-type="string">
            <text:p>mongod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13455" calcext:value-type="float">
            <text:p>313455</text:p>
          </table:table-cell>
          <table:table-cell office:value-type="float" office:value="3190.25059418417" calcext:value-type="float">
            <text:p>3190.2505941842</text:p>
          </table:table-cell>
          <table:table-cell office:value-type="float" office:value="50324" calcext:value-type="float">
            <text:p>50324</text:p>
          </table:table-cell>
          <table:table-cell office:value-type="float" office:value="3356.84683252524" calcext:value-type="float">
            <text:p>3356.8468325252</text:p>
          </table:table-cell>
          <table:table-cell office:value-type="float" office:value="2740" calcext:value-type="float">
            <text:p>2740</text:p>
          </table:table-cell>
          <table:table-cell office:value-type="float" office:value="75392" calcext:value-type="float">
            <text:p>75392</text:p>
          </table:table-cell>
          <table:table-cell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office:value-type="float" office:value="949676" calcext:value-type="float">
            <text:p>949676</text:p>
          </table:table-cell>
          <table:table-cell office:value-type="float" office:value="3116.14574970832" calcext:value-type="float">
            <text:p>3116.1457497083</text:p>
          </table:table-cell>
          <table:table-cell office:value-type="float" office:value="2620" calcext:value-type="float">
            <text:p>2620</text:p>
          </table:table-cell>
          <table:table-cell office:value-type="float" office:value="495688" calcext:value-type="float">
            <text:p>495688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workloadd</text:p>
          </table:table-cell>
          <table:table-cell office:value-type="string" calcext:value-type="string">
            <text:p>mongodb-asyn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4821" calcext:value-type="float">
            <text:p>74821</text:p>
          </table:table-cell>
          <table:table-cell office:value-type="float" office:value="13365.2316862913" calcext:value-type="float">
            <text:p>13365.2316862913</text:p>
          </table:table-cell>
          <table:table-cell office:value-type="float" office:value="49873" calcext:value-type="float">
            <text:p>49873</text:p>
          </table:table-cell>
          <table:table-cell office:value-type="float" office:value="941.059130190684" calcext:value-type="float">
            <text:p>941.0591301907</text:p>
          </table:table-cell>
          <table:table-cell office:value-type="float" office:value="345" calcext:value-type="float">
            <text:p>345</text:p>
          </table:table-cell>
          <table:table-cell office:value-type="float" office:value="245352" calcext:value-type="float">
            <text:p>245352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50127" calcext:value-type="float">
            <text:p>950127</text:p>
          </table:table-cell>
          <table:table-cell office:value-type="float" office:value="730.284365142765" calcext:value-type="float">
            <text:p>730.2843651428</text:p>
          </table:table-cell>
          <table:table-cell office:value-type="float" office:value="255" calcext:value-type="float">
            <text:p>255</text:p>
          </table:table-cell>
          <table:table-cell office:value-type="float" office:value="245392" calcext:value-type="float">
            <text:p>245392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workloadd</text:p>
          </table:table-cell>
          <table:table-cell office:value-type="string" calcext:value-type="string">
            <text:p>mongodb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13341" calcext:value-type="float">
            <text:p>313341</text:p>
          </table:table-cell>
          <table:table-cell office:value-type="float" office:value="3191.41127397947" calcext:value-type="float">
            <text:p>3191.4112739795</text:p>
          </table:table-cell>
          <table:table-cell office:value-type="float" office:value="50192" calcext:value-type="float">
            <text:p>50192</text:p>
          </table:table-cell>
          <table:table-cell office:value-type="float" office:value="6481.84605116353" calcext:value-type="float">
            <text:p>6481.8460511635</text:p>
          </table:table-cell>
          <table:table-cell office:value-type="float" office:value="5564" calcext:value-type="float">
            <text:p>5564</text:p>
          </table:table-cell>
          <table:table-cell office:value-type="float" office:value="85046" calcext:value-type="float">
            <text:p>85046</text:p>
          </table:table-cell>
          <table:table-cell office:value-type="float" office:value="8000" calcext:value-type="float">
            <text:p>8000</text:p>
          </table:table-cell>
          <table:table-cell office:value-type="float" office:value="11000" calcext:value-type="float">
            <text:p>11000</text:p>
          </table:table-cell>
          <table:table-cell office:value-type="float" office:value="949808" calcext:value-type="float">
            <text:p>949808</text:p>
          </table:table-cell>
          <table:table-cell office:value-type="float" office:value="6245.85367569024" calcext:value-type="float">
            <text:p>6245.8536756902</text:p>
          </table:table-cell>
          <table:table-cell office:value-type="float" office:value="5458" calcext:value-type="float">
            <text:p>5458</text:p>
          </table:table-cell>
          <table:table-cell office:value-type="float" office:value="107212" calcext:value-type="float">
            <text:p>107212</text:p>
          </table:table-cell>
          <table:table-cell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workloadd</text:p>
          </table:table-cell>
          <table:table-cell office:value-type="string" calcext:value-type="string">
            <text:p>mongodb-async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6774" calcext:value-type="float">
            <text:p>76774</text:p>
          </table:table-cell>
          <table:table-cell office:value-type="float" office:value="13025.2429207805" calcext:value-type="float">
            <text:p>13025.2429207805</text:p>
          </table:table-cell>
          <table:table-cell office:value-type="float" office:value="49902" calcext:value-type="float">
            <text:p>49902</text:p>
          </table:table-cell>
          <table:table-cell office:value-type="float" office:value="1739.9502023967" calcext:value-type="float">
            <text:p>1739.9502023967</text:p>
          </table:table-cell>
          <table:table-cell office:value-type="float" office:value="388" calcext:value-type="float">
            <text:p>388</text:p>
          </table:table-cell>
          <table:table-cell office:value-type="float" office:value="583887" calcext:value-type="float">
            <text:p>583887</text:p>
          </table:table-cell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 office:value-type="float" office:value="950098" calcext:value-type="float">
            <text:p>950098</text:p>
          </table:table-cell>
          <table:table-cell office:value-type="float" office:value="1514.15505663626" calcext:value-type="float">
            <text:p>1514.1550566363</text:p>
          </table:table-cell>
          <table:table-cell office:value-type="float" office:value="268" calcext:value-type="float">
            <text:p>268</text:p>
          </table:table-cell>
          <table:table-cell office:value-type="float" office:value="604159" calcext:value-type="float">
            <text:p>604159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workloadd</text:p>
          </table:table-cell>
          <table:table-cell office:value-type="string" calcext:value-type="string">
            <text:p>mongodb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20694" calcext:value-type="float">
            <text:p>320694</text:p>
          </table:table-cell>
          <table:table-cell office:value-type="float" office:value="3118.23732280616" calcext:value-type="float">
            <text:p>3118.2373228062</text:p>
          </table:table-cell>
          <table:table-cell office:value-type="float" office:value="49528" calcext:value-type="float">
            <text:p>49528</text:p>
          </table:table-cell>
          <table:table-cell office:value-type="float" office:value="8223.83924244872" calcext:value-type="float">
            <text:p>8223.8392424487</text:p>
          </table:table-cell>
          <table:table-cell office:value-type="float" office:value="7149" calcext:value-type="float">
            <text:p>7149</text:p>
          </table:table-cell>
          <table:table-cell office:value-type="float" office:value="67267" calcext:value-type="float">
            <text:p>67267</text:p>
          </table:table-cell>
          <table:table-cell office:value-type="float" office:value="10000" calcext:value-type="float">
            <text:p>10000</text:p>
          </table:table-cell>
          <table:table-cell office:value-type="float" office:value="13000" calcext:value-type="float">
            <text:p>13000</text:p>
          </table:table-cell>
          <table:table-cell office:value-type="float" office:value="950472" calcext:value-type="float">
            <text:p>950472</text:p>
          </table:table-cell>
          <table:table-cell office:value-type="float" office:value="7995.33409611225" calcext:value-type="float">
            <text:p>7995.3340961123</text:p>
          </table:table-cell>
          <table:table-cell office:value-type="float" office:value="7023" calcext:value-type="float">
            <text:p>7023</text:p>
          </table:table-cell>
          <table:table-cell office:value-type="float" office:value="506726" calcext:value-type="float">
            <text:p>506726</text:p>
          </table:table-cell>
          <table:table-cell office:value-type="float" office:value="9000" calcext:value-type="float">
            <text:p>9000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workloadd</text:p>
          </table:table-cell>
          <table:table-cell office:value-type="string" calcext:value-type="string">
            <text:p>mongodb-async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4855" calcext:value-type="float">
            <text:p>74855</text:p>
          </table:table-cell>
          <table:table-cell office:value-type="float" office:value="13359.1610446864" calcext:value-type="float">
            <text:p>13359.1610446864</text:p>
          </table:table-cell>
          <table:table-cell office:value-type="float" office:value="49983" calcext:value-type="float">
            <text:p>49983</text:p>
          </table:table-cell>
          <table:table-cell office:value-type="float" office:value="2075.95570493968" calcext:value-type="float">
            <text:p>2075.9557049397</text:p>
          </table:table-cell>
          <table:table-cell office:value-type="float" office:value="410" calcext:value-type="float">
            <text:p>410</text:p>
          </table:table-cell>
          <table:table-cell office:value-type="float" office:value="380295" calcext:value-type="float">
            <text:p>380295</text:p>
          </table:table-cell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 office:value-type="float" office:value="950017" calcext:value-type="float">
            <text:p>950017</text:p>
          </table:table-cell>
          <table:table-cell office:value-type="float" office:value="1848.33183721976" calcext:value-type="float">
            <text:p>1848.3318372198</text:p>
          </table:table-cell>
          <table:table-cell office:value-type="float" office:value="282" calcext:value-type="float">
            <text:p>282</text:p>
          </table:table-cell>
          <table:table-cell office:value-type="float" office:value="383376" calcext:value-type="float">
            <text:p>383376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workloadd</text:p>
          </table:table-cell>
          <table:table-cell office:value-type="string" calcext:value-type="string">
            <text:p>mongod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4453" calcext:value-type="float">
            <text:p>164453</text:p>
          </table:table-cell>
          <table:table-cell office:value-type="float" office:value="6080.76471697081" calcext:value-type="float">
            <text:p>6080.7647169708</text:p>
          </table:table-cell>
          <table:table-cell office:value-type="float" office:value="49923" calcext:value-type="float">
            <text:p>49923</text:p>
          </table:table-cell>
          <table:table-cell office:value-type="float" office:value="622.988322015905" calcext:value-type="float">
            <text:p>622.9883220159</text:p>
          </table:table-cell>
          <table:table-cell office:value-type="float" office:value="311" calcext:value-type="float">
            <text:p>311</text:p>
          </table:table-cell>
          <table:table-cell office:value-type="float" office:value="506209" calcext:value-type="float">
            <text:p>506209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950077" calcext:value-type="float">
            <text:p>950077</text:p>
          </table:table-cell>
          <table:table-cell office:value-type="float" office:value="308.846934511624" calcext:value-type="float">
            <text:p>308.8469345116</text:p>
          </table:table-cell>
          <table:table-cell office:value-type="float" office:value="247" calcext:value-type="float">
            <text:p>247</text:p>
          </table:table-cell>
          <table:table-cell office:value-type="float" office:value="508496" calcext:value-type="float">
            <text:p>508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orkloadd</text:p>
          </table:table-cell>
          <table:table-cell office:value-type="string" calcext:value-type="string">
            <text:p>mongodb-asyn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6798" calcext:value-type="float">
            <text:p>156798</text:p>
          </table:table-cell>
          <table:table-cell office:value-type="float" office:value="6377.63236775979" calcext:value-type="float">
            <text:p>6377.6323677598</text:p>
          </table:table-cell>
          <table:table-cell office:value-type="float" office:value="49926" calcext:value-type="float">
            <text:p>49926</text:p>
          </table:table-cell>
          <table:table-cell office:value-type="float" office:value="597.506129071025" calcext:value-type="float">
            <text:p>597.506129071</text:p>
          </table:table-cell>
          <table:table-cell office:value-type="float" office:value="300" calcext:value-type="float">
            <text:p>300</text:p>
          </table:table-cell>
          <table:table-cell office:value-type="float" office:value="537734" calcext:value-type="float">
            <text:p>537734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950074" calcext:value-type="float">
            <text:p>950074</text:p>
          </table:table-cell>
          <table:table-cell office:value-type="float" office:value="293.673716994676" calcext:value-type="float">
            <text:p>293.6737169947</text:p>
          </table:table-cell>
          <table:table-cell office:value-type="float" office:value="227" calcext:value-type="float">
            <text:p>227</text:p>
          </table:table-cell>
          <table:table-cell office:value-type="float" office:value="537974" calcext:value-type="float">
            <text:p>537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kloadd</text:p>
          </table:table-cell>
          <table:table-cell office:value-type="string" calcext:value-type="string">
            <text:p>mongodb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5565" calcext:value-type="float">
            <text:p>165565</text:p>
          </table:table-cell>
          <table:table-cell office:value-type="float" office:value="6039.9238969589" calcext:value-type="float">
            <text:p>6039.9238969589</text:p>
          </table:table-cell>
          <table:table-cell office:value-type="float" office:value="50114" calcext:value-type="float">
            <text:p>50114</text:p>
          </table:table-cell>
          <table:table-cell office:value-type="float" office:value="1113.29887855689" calcext:value-type="float">
            <text:p>1113.2988785569</text:p>
          </table:table-cell>
          <table:table-cell office:value-type="float" office:value="444" calcext:value-type="float">
            <text:p>444</text:p>
          </table:table-cell>
          <table:table-cell office:value-type="float" office:value="501797" calcext:value-type="float">
            <text:p>501797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49886" calcext:value-type="float">
            <text:p>949886</text:p>
          </table:table-cell>
          <table:table-cell office:value-type="float" office:value="807.138410293446" calcext:value-type="float">
            <text:p>807.1384102934</text:p>
          </table:table-cell>
          <table:table-cell office:value-type="float" office:value="288" calcext:value-type="float">
            <text:p>288</text:p>
          </table:table-cell>
          <table:table-cell office:value-type="float" office:value="519398" calcext:value-type="float">
            <text:p>51939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workloadd</text:p>
          </table:table-cell>
          <table:table-cell office:value-type="string" calcext:value-type="string">
            <text:p>mongodb-asyn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2445" calcext:value-type="float">
            <text:p>82445</text:p>
          </table:table-cell>
          <table:table-cell office:value-type="float" office:value="12129.2983200922" calcext:value-type="float">
            <text:p>12129.2983200922</text:p>
          </table:table-cell>
          <table:table-cell office:value-type="float" office:value="49691" calcext:value-type="float">
            <text:p>49691</text:p>
          </table:table-cell>
          <table:table-cell office:value-type="float" office:value="678.93841943209" calcext:value-type="float">
            <text:p>678.9384194321</text:p>
          </table:table-cell>
          <table:table-cell office:value-type="float" office:value="328" calcext:value-type="float">
            <text:p>328</text:p>
          </table:table-cell>
          <table:table-cell office:value-type="float" office:value="730274" calcext:value-type="float">
            <text:p>730274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950309" calcext:value-type="float">
            <text:p>950309</text:p>
          </table:table-cell>
          <table:table-cell office:value-type="float" office:value="391.962116532623" calcext:value-type="float">
            <text:p>391.9621165326</text:p>
          </table:table-cell>
          <table:table-cell office:value-type="float" office:value="234" calcext:value-type="float">
            <text:p>234</text:p>
          </table:table-cell>
          <table:table-cell office:value-type="float" office:value="1486051" calcext:value-type="float">
            <text:p>14860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kloadd</text:p>
          </table:table-cell>
          <table:table-cell office:value-type="string" calcext:value-type="string">
            <text:p>mongod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3397" calcext:value-type="float">
            <text:p>163397</text:p>
          </table:table-cell>
          <table:table-cell office:value-type="float" office:value="6120.06340385686" calcext:value-type="float">
            <text:p>6120.0634038569</text:p>
          </table:table-cell>
          <table:table-cell office:value-type="float" office:value="49876" calcext:value-type="float">
            <text:p>49876</text:p>
          </table:table-cell>
          <table:table-cell office:value-type="float" office:value="1864.34142673831" calcext:value-type="float">
            <text:p>1864.3414267383</text:p>
          </table:table-cell>
          <table:table-cell office:value-type="float" office:value="649" calcext:value-type="float">
            <text:p>649</text:p>
          </table:table-cell>
          <table:table-cell office:value-type="float" office:value="283452" calcext:value-type="float">
            <text:p>283452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950124" calcext:value-type="float">
            <text:p>950124</text:p>
          </table:table-cell>
          <table:table-cell office:value-type="float" office:value="1614.80294361578" calcext:value-type="float">
            <text:p>1614.8029436158</text:p>
          </table:table-cell>
          <table:table-cell office:value-type="float" office:value="267" calcext:value-type="float">
            <text:p>267</text:p>
          </table:table-cell>
          <table:table-cell office:value-type="float" office:value="477822" calcext:value-type="float">
            <text:p>477822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workloadd</text:p>
          </table:table-cell>
          <table:table-cell office:value-type="string" calcext:value-type="string">
            <text:p>mongodb-async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2981" calcext:value-type="float">
            <text:p>52981</text:p>
          </table:table-cell>
          <table:table-cell office:value-type="float" office:value="18874.6909269361" calcext:value-type="float">
            <text:p>18874.6909269361</text:p>
          </table:table-cell>
          <table:table-cell office:value-type="float" office:value="49792" calcext:value-type="float">
            <text:p>49792</text:p>
          </table:table-cell>
          <table:table-cell office:value-type="float" office:value="795.76743251928" calcext:value-type="float">
            <text:p>795.7674325193</text:p>
          </table:table-cell>
          <table:table-cell office:value-type="float" office:value="336" calcext:value-type="float">
            <text:p>336</text:p>
          </table:table-cell>
          <table:table-cell office:value-type="float" office:value="432940" calcext:value-type="float">
            <text:p>43294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950208" calcext:value-type="float">
            <text:p>950208</text:p>
          </table:table-cell>
          <table:table-cell office:value-type="float" office:value="507.400750151546" calcext:value-type="float">
            <text:p>507.4007501515</text:p>
          </table:table-cell>
          <table:table-cell office:value-type="float" office:value="244" calcext:value-type="float">
            <text:p>244</text:p>
          </table:table-cell>
          <table:table-cell office:value-type="float" office:value="433540" calcext:value-type="float">
            <text:p>4335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workloadd</text:p>
          </table:table-cell>
          <table:table-cell office:value-type="string" calcext:value-type="string">
            <text:p>mongodb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3514" calcext:value-type="float">
            <text:p>163514</text:p>
          </table:table-cell>
          <table:table-cell office:value-type="float" office:value="6115.62312707169" calcext:value-type="float">
            <text:p>6115.6231270717</text:p>
          </table:table-cell>
          <table:table-cell office:value-type="float" office:value="49844" calcext:value-type="float">
            <text:p>49844</text:p>
          </table:table-cell>
          <table:table-cell office:value-type="float" office:value="2728.96996629484" calcext:value-type="float">
            <text:p>2728.9699662948</text:p>
          </table:table-cell>
          <table:table-cell office:value-type="float" office:value="444" calcext:value-type="float">
            <text:p>444</text:p>
          </table:table-cell>
          <table:table-cell office:value-type="float" office:value="659397" calcext:value-type="float">
            <text:p>659397</text:p>
          </table:table-cell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 office:value-type="float" office:value="950146" calcext:value-type="float">
            <text:p>950146</text:p>
          </table:table-cell>
          <table:table-cell office:value-type="float" office:value="2429.73073296104" calcext:value-type="float">
            <text:p>2429.730732961</text:p>
          </table:table-cell>
          <table:table-cell office:value-type="float" office:value="277" calcext:value-type="float">
            <text:p>277</text:p>
          </table:table-cell>
          <table:table-cell office:value-type="float" office:value="659682" calcext:value-type="float">
            <text:p>659682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workloadd</text:p>
          </table:table-cell>
          <table:table-cell office:value-type="string" calcext:value-type="string">
            <text:p>mongodb-async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8563" calcext:value-type="float">
            <text:p>48563</text:p>
          </table:table-cell>
          <table:table-cell office:value-type="float" office:value="20591.6026604617" calcext:value-type="float">
            <text:p>20591.6026604617</text:p>
          </table:table-cell>
          <table:table-cell office:value-type="float" office:value="50383" calcext:value-type="float">
            <text:p>50383</text:p>
          </table:table-cell>
          <table:table-cell office:value-type="float" office:value="1004.7618839688" calcext:value-type="float">
            <text:p>1004.7618839688</text:p>
          </table:table-cell>
          <table:table-cell office:value-type="float" office:value="345" calcext:value-type="float">
            <text:p>345</text:p>
          </table:table-cell>
          <table:table-cell office:value-type="float" office:value="560964" calcext:value-type="float">
            <text:p>560964</text:p>
          </table:table-cell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office:value-type="float" office:value="949607" calcext:value-type="float">
            <text:p>949607</text:p>
          </table:table-cell>
          <table:table-cell office:value-type="float" office:value="703.119539978117" calcext:value-type="float">
            <text:p>703.1195399781</text:p>
          </table:table-cell>
          <table:table-cell office:value-type="float" office:value="260" calcext:value-type="float">
            <text:p>260</text:p>
          </table:table-cell>
          <table:table-cell office:value-type="float" office:value="561192" calcext:value-type="float">
            <text:p>56119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workloadd</text:p>
          </table:table-cell>
          <table:table-cell office:value-type="string" calcext:value-type="string">
            <text:p>mongodb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63324" calcext:value-type="float">
            <text:p>163324</text:p>
          </table:table-cell>
          <table:table-cell office:value-type="float" office:value="6122.79885381205" calcext:value-type="float">
            <text:p>6122.7988538121</text:p>
          </table:table-cell>
          <table:table-cell office:value-type="float" office:value="50247" calcext:value-type="float">
            <text:p>50247</text:p>
          </table:table-cell>
          <table:table-cell office:value-type="float" office:value="3561.03267856787" calcext:value-type="float">
            <text:p>3561.0326785679</text:p>
          </table:table-cell>
          <table:table-cell office:value-type="float" office:value="454" calcext:value-type="float">
            <text:p>454</text:p>
          </table:table-cell>
          <table:table-cell office:value-type="float" office:value="553761" calcext:value-type="float">
            <text:p>553761</text:p>
          </table:table-cell>
          <table:table-cell office:value-type="float" office:value="5000" calcext:value-type="float">
            <text:p>5000</text:p>
          </table:table-cell>
          <table:table-cell office:value-type="float" office:value="8000" calcext:value-type="float">
            <text:p>8000</text:p>
          </table:table-cell>
          <table:table-cell office:value-type="float" office:value="949753" calcext:value-type="float">
            <text:p>949753</text:p>
          </table:table-cell>
          <table:table-cell office:value-type="float" office:value="3240.99387524967" calcext:value-type="float">
            <text:p>3240.9938752497</text:p>
          </table:table-cell>
          <table:table-cell office:value-type="float" office:value="272" calcext:value-type="float">
            <text:p>272</text:p>
          </table:table-cell>
          <table:table-cell office:value-type="float" office:value="553816" calcext:value-type="float">
            <text:p>553816</text:p>
          </table:table-cell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workloadd</text:p>
          </table:table-cell>
          <table:table-cell office:value-type="string" calcext:value-type="string">
            <text:p>mongodb-async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5807" calcext:value-type="float">
            <text:p>45807</text:p>
          </table:table-cell>
          <table:table-cell office:value-type="float" office:value="21830.7245617482" calcext:value-type="float">
            <text:p>21830.7245617482</text:p>
          </table:table-cell>
          <table:table-cell office:value-type="float" office:value="50293" calcext:value-type="float">
            <text:p>50293</text:p>
          </table:table-cell>
          <table:table-cell office:value-type="float" office:value="1172.89573101624" calcext:value-type="float">
            <text:p>1172.8957310162</text:p>
          </table:table-cell>
          <table:table-cell office:value-type="float" office:value="342" calcext:value-type="float">
            <text:p>342</text:p>
          </table:table-cell>
          <table:table-cell office:value-type="float" office:value="561489" calcext:value-type="float">
            <text:p>561489</text:p>
          </table:table-cell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office:value-type="float" office:value="949707" calcext:value-type="float">
            <text:p>949707</text:p>
          </table:table-cell>
          <table:table-cell office:value-type="float" office:value="890.659761379036" calcext:value-type="float">
            <text:p>890.659761379</text:p>
          </table:table-cell>
          <table:table-cell office:value-type="float" office:value="253" calcext:value-type="float">
            <text:p>253</text:p>
          </table:table-cell>
          <table:table-cell office:value-type="float" office:value="561607" calcext:value-type="float">
            <text:p>561607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workloadd</text:p>
          </table:table-cell>
          <table:table-cell office:value-type="string" calcext:value-type="string">
            <text:p>mongodb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60989" calcext:value-type="float">
            <text:p>160989</text:p>
          </table:table-cell>
          <table:table-cell office:value-type="float" office:value="6211.60451956345" calcext:value-type="float">
            <text:p>6211.6045195635</text:p>
          </table:table-cell>
          <table:table-cell office:value-type="float" office:value="49800" calcext:value-type="float">
            <text:p>49800</text:p>
          </table:table-cell>
          <table:table-cell office:value-type="float" office:value="4260.22379518072" calcext:value-type="float">
            <text:p>4260.2237951807</text:p>
          </table:table-cell>
          <table:table-cell office:value-type="float" office:value="1279" calcext:value-type="float">
            <text:p>1279</text:p>
          </table:table-cell>
          <table:table-cell office:value-type="float" office:value="411648" calcext:value-type="float">
            <text:p>411648</text:p>
          </table:table-cell>
          <table:table-cell office:value-type="float" office:value="6000" calcext:value-type="float">
            <text:p>6000</text:p>
          </table:table-cell>
          <table:table-cell office:value-type="float" office:value="9000" calcext:value-type="float">
            <text:p>9000</text:p>
          </table:table-cell>
          <table:table-cell office:value-type="float" office:value="950200" calcext:value-type="float">
            <text:p>950200</text:p>
          </table:table-cell>
          <table:table-cell office:value-type="float" office:value="4001.05822668912" calcext:value-type="float">
            <text:p>4001.0582266891</text:p>
          </table:table-cell>
          <table:table-cell office:value-type="float" office:value="379" calcext:value-type="float">
            <text:p>379</text:p>
          </table:table-cell>
          <table:table-cell office:value-type="float" office:value="629963" calcext:value-type="float">
            <text:p>629963</text:p>
          </table:table-cell>
          <table:table-cell office:value-type="float" office:value="4000" calcext:value-type="float">
            <text:p>400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workloadd</text:p>
          </table:table-cell>
          <table:table-cell office:value-type="string" calcext:value-type="string">
            <text:p>mongodb-async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3892" calcext:value-type="float">
            <text:p>43892</text:p>
          </table:table-cell>
          <table:table-cell office:value-type="float" office:value="22783.195115283" calcext:value-type="float">
            <text:p>22783.195115283</text:p>
          </table:table-cell>
          <table:table-cell office:value-type="float" office:value="49899" calcext:value-type="float">
            <text:p>49899</text:p>
          </table:table-cell>
          <table:table-cell office:value-type="float" office:value="1379.58979137858" calcext:value-type="float">
            <text:p>1379.5897913786</text:p>
          </table:table-cell>
          <table:table-cell office:value-type="float" office:value="357" calcext:value-type="float">
            <text:p>357</text:p>
          </table:table-cell>
          <table:table-cell office:value-type="float" office:value="524682" calcext:value-type="float">
            <text:p>524682</text:p>
          </table:table-cell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 office:value-type="float" office:value="950101" calcext:value-type="float">
            <text:p>950101</text:p>
          </table:table-cell>
          <table:table-cell office:value-type="float" office:value="1068.50462845529" calcext:value-type="float">
            <text:p>1068.5046284553</text:p>
          </table:table-cell>
          <table:table-cell office:value-type="float" office:value="249" calcext:value-type="float">
            <text:p>249</text:p>
          </table:table-cell>
          <table:table-cell office:value-type="float" office:value="524931" calcext:value-type="float">
            <text:p>524931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workloadd</text:p>
          </table:table-cell>
          <table:table-cell office:value-type="string" calcext:value-type="string">
            <text:p>mongod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55808" calcext:value-type="float">
            <text:p>155808</text:p>
          </table:table-cell>
          <table:table-cell office:value-type="float" office:value="6418.15567878415" calcext:value-type="float">
            <text:p>6418.1556787842</text:p>
          </table:table-cell>
          <table:table-cell office:value-type="float" office:value="50044" calcext:value-type="float">
            <text:p>50044</text:p>
          </table:table-cell>
          <table:table-cell office:value-type="float" office:value="8021.88096475102" calcext:value-type="float">
            <text:p>8021.880964751</text:p>
          </table:table-cell>
          <table:table-cell office:value-type="float" office:value="977" calcext:value-type="float">
            <text:p>977</text:p>
          </table:table-cell>
          <table:table-cell office:value-type="float" office:value="416316" calcext:value-type="float">
            <text:p>416316</text:p>
          </table:table-cell>
          <table:table-cell office:value-type="float" office:value="10000" calcext:value-type="float">
            <text:p>10000</text:p>
          </table:table-cell>
          <table:table-cell office:value-type="float" office:value="14000" calcext:value-type="float">
            <text:p>14000</text:p>
          </table:table-cell>
          <table:table-cell office:value-type="float" office:value="949956" calcext:value-type="float">
            <text:p>949956</text:p>
          </table:table-cell>
          <table:table-cell office:value-type="float" office:value="7759.69716386864" calcext:value-type="float">
            <text:p>7759.6971638686</text:p>
          </table:table-cell>
          <table:table-cell office:value-type="float" office:value="889" calcext:value-type="float">
            <text:p>889</text:p>
          </table:table-cell>
          <table:table-cell office:value-type="float" office:value="468100" calcext:value-type="float">
            <text:p>468100</text:p>
          </table:table-cell>
          <table:table-cell office:value-type="float" office:value="9000" calcext:value-type="float">
            <text:p>9000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workloadd</text:p>
          </table:table-cell>
          <table:table-cell office:value-type="string" calcext:value-type="string">
            <text:p>mongodb-async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7324" calcext:value-type="float">
            <text:p>47324</text:p>
          </table:table-cell>
          <table:table-cell office:value-type="float" office:value="21130.9272250866" calcext:value-type="float">
            <text:p>21130.9272250866</text:p>
          </table:table-cell>
          <table:table-cell office:value-type="float" office:value="50182" calcext:value-type="float">
            <text:p>50182</text:p>
          </table:table-cell>
          <table:table-cell office:value-type="float" office:value="2603.59712645969" calcext:value-type="float">
            <text:p>2603.5971264597</text:p>
          </table:table-cell>
          <table:table-cell office:value-type="float" office:value="423" calcext:value-type="float">
            <text:p>423</text:p>
          </table:table-cell>
          <table:table-cell office:value-type="float" office:value="685656" calcext:value-type="float">
            <text:p>685656</text:p>
          </table:table-cell>
          <table:table-cell office:value-type="float" office:value="6000" calcext:value-type="float">
            <text:p>6000</text:p>
          </table:table-cell>
          <table:table-cell office:value-type="float" office:value="9000" calcext:value-type="float">
            <text:p>9000</text:p>
          </table:table-cell>
          <table:table-cell office:value-type="float" office:value="949818" calcext:value-type="float">
            <text:p>949818</text:p>
          </table:table-cell>
          <table:table-cell office:value-type="float" office:value="2330.88219006167" calcext:value-type="float">
            <text:p>2330.8821900617</text:p>
          </table:table-cell>
          <table:table-cell office:value-type="float" office:value="247" calcext:value-type="float">
            <text:p>247</text:p>
          </table:table-cell>
          <table:table-cell office:value-type="float" office:value="686036" calcext:value-type="float">
            <text:p>686036</text:p>
          </table:table-cell>
          <table:table-cell office:value-type="float" office:value="5000" calcext:value-type="float">
            <text:p>500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workloadd</text:p>
          </table:table-cell>
          <table:table-cell office:value-type="string" calcext:value-type="string">
            <text:p>mongodb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9462" calcext:value-type="float">
            <text:p>49462</text:p>
          </table:table-cell>
          <table:table-cell office:value-type="float" office:value="20217.5407383446" calcext:value-type="float">
            <text:p>20217.5407383446</text:p>
          </table:table-cell>
          <table:table-cell office:value-type="float" office:value="50404" calcext:value-type="float">
            <text:p>50404</text:p>
          </table:table-cell>
          <table:table-cell office:value-type="float" office:value="938.130763431474" calcext:value-type="float">
            <text:p>938.1307634315</text:p>
          </table:table-cell>
          <table:table-cell office:value-type="float" office:value="320" calcext:value-type="float">
            <text:p>320</text:p>
          </table:table-cell>
          <table:table-cell office:value-type="float" office:value="552890" calcext:value-type="float">
            <text:p>552890</text:p>
          </table:table-cell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office:value-type="float" office:value="949596" calcext:value-type="float">
            <text:p>949596</text:p>
          </table:table-cell>
          <table:table-cell office:value-type="float" office:value="461.769220805479" calcext:value-type="float">
            <text:p>461.7692208055</text:p>
          </table:table-cell>
          <table:table-cell office:value-type="float" office:value="236" calcext:value-type="float">
            <text:p>236</text:p>
          </table:table-cell>
          <table:table-cell office:value-type="float" office:value="552734" calcext:value-type="float">
            <text:p>55273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workloadd</text:p>
          </table:table-cell>
          <table:table-cell office:value-type="string" calcext:value-type="string">
            <text:p>mongodb-async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1790" calcext:value-type="float">
            <text:p>51790</text:p>
          </table:table-cell>
          <table:table-cell office:value-type="float" office:value="19308.7468623286" calcext:value-type="float">
            <text:p>19308.7468623286</text:p>
          </table:table-cell>
          <table:table-cell office:value-type="float" office:value="49648" calcext:value-type="float">
            <text:p>49648</text:p>
          </table:table-cell>
          <table:table-cell office:value-type="float" office:value="1042.45339187883" calcext:value-type="float">
            <text:p>1042.4533918788</text:p>
          </table:table-cell>
          <table:table-cell office:value-type="float" office:value="307" calcext:value-type="float">
            <text:p>307</text:p>
          </table:table-cell>
          <table:table-cell office:value-type="float" office:value="291089" calcext:value-type="float">
            <text:p>291089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float" office:value="950352" calcext:value-type="float">
            <text:p>950352</text:p>
          </table:table-cell>
          <table:table-cell office:value-type="float" office:value="477.315748270115" calcext:value-type="float">
            <text:p>477.3157482701</text:p>
          </table:table-cell>
          <table:table-cell office:value-type="float" office:value="222" calcext:value-type="float">
            <text:p>222</text:p>
          </table:table-cell>
          <table:table-cell office:value-type="float" office:value="291420" calcext:value-type="float">
            <text:p>2914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workloadd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1022" calcext:value-type="float">
            <text:p>51022</text:p>
          </table:table-cell>
          <table:table-cell office:value-type="float" office:value="19599.1925051938" calcext:value-type="float">
            <text:p>19599.1925051938</text:p>
          </table:table-cell>
          <table:table-cell office:value-type="float" office:value="49937" calcext:value-type="float">
            <text:p>49937</text:p>
          </table:table-cell>
          <table:table-cell office:value-type="float" office:value="1193.72529387028" calcext:value-type="float">
            <text:p>1193.7252938703</text:p>
          </table:table-cell>
          <table:table-cell office:value-type="float" office:value="317" calcext:value-type="float">
            <text:p>317</text:p>
          </table:table-cell>
          <table:table-cell office:value-type="float" office:value="221857" calcext:value-type="float">
            <text:p>221857</text:p>
          </table:table-cell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office:value-type="float" office:value="950053" calcext:value-type="float">
            <text:p>950053</text:p>
          </table:table-cell>
          <table:table-cell office:value-type="float" office:value="732.024504948671" calcext:value-type="float">
            <text:p>732.0245049487</text:p>
          </table:table-cell>
          <table:table-cell office:value-type="float" office:value="244" calcext:value-type="float">
            <text:p>244</text:p>
          </table:table-cell>
          <table:table-cell office:value-type="float" office:value="223936" calcext:value-type="float">
            <text:p>22393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workloadd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0311" calcext:value-type="float">
            <text:p>40311</text:p>
          </table:table-cell>
          <table:table-cell office:value-type="float" office:value="24806.8765349408" calcext:value-type="float">
            <text:p>24806.8765349408</text:p>
          </table:table-cell>
          <table:table-cell office:value-type="float" office:value="49898" calcext:value-type="float">
            <text:p>49898</text:p>
          </table:table-cell>
          <table:table-cell office:value-type="float" office:value="1106.28027175438" calcext:value-type="float">
            <text:p>1106.2802717544</text:p>
          </table:table-cell>
          <table:table-cell office:value-type="float" office:value="323" calcext:value-type="float">
            <text:p>323</text:p>
          </table:table-cell>
          <table:table-cell office:value-type="float" office:value="263398" calcext:value-type="float">
            <text:p>263398</text:p>
          </table:table-cell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 office:value-type="float" office:value="950092" calcext:value-type="float">
            <text:p>950092</text:p>
          </table:table-cell>
          <table:table-cell office:value-type="float" office:value="567.521508443393" calcext:value-type="float">
            <text:p>567.5215084434</text:p>
          </table:table-cell>
          <table:table-cell office:value-type="float" office:value="237" calcext:value-type="float">
            <text:p>237</text:p>
          </table:table-cell>
          <table:table-cell office:value-type="float" office:value="264838" calcext:value-type="float">
            <text:p>26483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workloadd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2104" calcext:value-type="float">
            <text:p>52104</text:p>
          </table:table-cell>
          <table:table-cell office:value-type="float" office:value="19192.3844618455" calcext:value-type="float">
            <text:p>19192.3844618455</text:p>
          </table:table-cell>
          <table:table-cell office:value-type="float" office:value="50011" calcext:value-type="float">
            <text:p>50011</text:p>
          </table:table-cell>
          <table:table-cell office:value-type="float" office:value="1471.46603747176" calcext:value-type="float">
            <text:p>1471.4660374718</text:p>
          </table:table-cell>
          <table:table-cell office:value-type="float" office:value="344" calcext:value-type="float">
            <text:p>344</text:p>
          </table:table-cell>
          <table:table-cell office:value-type="float" office:value="676262" calcext:value-type="float">
            <text:p>676262</text:p>
          </table:table-cell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 office:value-type="float" office:value="949989" calcext:value-type="float">
            <text:p>949989</text:p>
          </table:table-cell>
          <table:table-cell office:value-type="float" office:value="1006.77599845893" calcext:value-type="float">
            <text:p>1006.7759984589</text:p>
          </table:table-cell>
          <table:table-cell office:value-type="float" office:value="250" calcext:value-type="float">
            <text:p>250</text:p>
          </table:table-cell>
          <table:table-cell office:value-type="float" office:value="675837" calcext:value-type="float">
            <text:p>675837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workloadd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7033" calcext:value-type="float">
            <text:p>37033</text:p>
          </table:table-cell>
          <table:table-cell office:value-type="float" office:value="27002.943320822" calcext:value-type="float">
            <text:p>27002.943320822</text:p>
          </table:table-cell>
          <table:table-cell office:value-type="float" office:value="50221" calcext:value-type="float">
            <text:p>50221</text:p>
          </table:table-cell>
          <table:table-cell office:value-type="float" office:value="1211.42747058004" calcext:value-type="float">
            <text:p>1211.42747058</text:p>
          </table:table-cell>
          <table:table-cell office:value-type="float" office:value="314" calcext:value-type="float">
            <text:p>314</text:p>
          </table:table-cell>
          <table:table-cell office:value-type="float" office:value="471946" calcext:value-type="float">
            <text:p>471946</text:p>
          </table:table-cell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 office:value-type="float" office:value="949779" calcext:value-type="float">
            <text:p>949779</text:p>
          </table:table-cell>
          <table:table-cell office:value-type="float" office:value="702.792602279057" calcext:value-type="float">
            <text:p>702.7926022791</text:p>
          </table:table-cell>
          <table:table-cell office:value-type="float" office:value="230" calcext:value-type="float">
            <text:p>230</text:p>
          </table:table-cell>
          <table:table-cell office:value-type="float" office:value="489669" calcext:value-type="float">
            <text:p>489669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workloadd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3279" calcext:value-type="float">
            <text:p>53279</text:p>
          </table:table-cell>
          <table:table-cell office:value-type="float" office:value="18768.9333508512" calcext:value-type="float">
            <text:p>18768.9333508512</text:p>
          </table:table-cell>
          <table:table-cell office:value-type="float" office:value="50356" calcext:value-type="float">
            <text:p>50356</text:p>
          </table:table-cell>
          <table:table-cell office:value-type="float" office:value="1990.21320200175" calcext:value-type="float">
            <text:p>1990.2132020018</text:p>
          </table:table-cell>
          <table:table-cell office:value-type="float" office:value="339" calcext:value-type="float">
            <text:p>339</text:p>
          </table:table-cell>
          <table:table-cell office:value-type="float" office:value="855110" calcext:value-type="float">
            <text:p>855110</text:p>
          </table:table-cell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 office:value-type="float" office:value="949634" calcext:value-type="float">
            <text:p>949634</text:p>
          </table:table-cell>
          <table:table-cell office:value-type="float" office:value="1560.1152296569" calcext:value-type="float">
            <text:p>1560.1152296569</text:p>
          </table:table-cell>
          <table:table-cell office:value-type="float" office:value="244" calcext:value-type="float">
            <text:p>244</text:p>
          </table:table-cell>
          <table:table-cell office:value-type="float" office:value="1055113" calcext:value-type="float">
            <text:p>1055113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workloadd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5733" calcext:value-type="float">
            <text:p>35733</text:p>
          </table:table-cell>
          <table:table-cell office:value-type="float" office:value="27985.0558307447" calcext:value-type="float">
            <text:p>27985.0558307447</text:p>
          </table:table-cell>
          <table:table-cell office:value-type="float" office:value="49941" calcext:value-type="float">
            <text:p>49941</text:p>
          </table:table-cell>
          <table:table-cell office:value-type="float" office:value="1550.09995795038" calcext:value-type="float">
            <text:p>1550.0999579504</text:p>
          </table:table-cell>
          <table:table-cell office:value-type="float" office:value="331" calcext:value-type="float">
            <text:p>331</text:p>
          </table:table-cell>
          <table:table-cell office:value-type="float" office:value="241130" calcext:value-type="float">
            <text:p>241130</text:p>
          </table:table-cell>
          <table:table-cell office:value-type="float" office:value="5000" calcext:value-type="float">
            <text:p>5000</text:p>
          </table:table-cell>
          <table:table-cell office:value-type="float" office:value="8000" calcext:value-type="float">
            <text:p>8000</text:p>
          </table:table-cell>
          <table:table-cell office:value-type="float" office:value="950049" calcext:value-type="float">
            <text:p>950049</text:p>
          </table:table-cell>
          <table:table-cell office:value-type="float" office:value="1030.40380969824" calcext:value-type="float">
            <text:p>1030.4038096982</text:p>
          </table:table-cell>
          <table:table-cell office:value-type="float" office:value="223" calcext:value-type="float">
            <text:p>223</text:p>
          </table:table-cell>
          <table:table-cell office:value-type="float" office:value="245532" calcext:value-type="float">
            <text:p>245532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workloadd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3246" calcext:value-type="float">
            <text:p>53246</text:p>
          </table:table-cell>
          <table:table-cell office:value-type="float" office:value="18780.7534838298" calcext:value-type="float">
            <text:p>18780.7534838298</text:p>
          </table:table-cell>
          <table:table-cell office:value-type="float" office:value="49901" calcext:value-type="float">
            <text:p>49901</text:p>
          </table:table-cell>
          <table:table-cell office:value-type="float" office:value="2526.53457846536" calcext:value-type="float">
            <text:p>2526.5345784654</text:p>
          </table:table-cell>
          <table:table-cell office:value-type="float" office:value="391" calcext:value-type="float">
            <text:p>391</text:p>
          </table:table-cell>
          <table:table-cell office:value-type="float" office:value="230671" calcext:value-type="float">
            <text:p>230671</text:p>
          </table:table-cell>
          <table:table-cell office:value-type="float" office:value="5000" calcext:value-type="float">
            <text:p>5000</text:p>
          </table:table-cell>
          <table:table-cell office:value-type="float" office:value="8000" calcext:value-type="float">
            <text:p>8000</text:p>
          </table:table-cell>
          <table:table-cell office:value-type="float" office:value="950099" calcext:value-type="float">
            <text:p>950099</text:p>
          </table:table-cell>
          <table:table-cell office:value-type="float" office:value="2089.95601721505" calcext:value-type="float">
            <text:p>2089.9560172151</text:p>
          </table:table-cell>
          <table:table-cell office:value-type="float" office:value="273" calcext:value-type="float">
            <text:p>273</text:p>
          </table:table-cell>
          <table:table-cell office:value-type="float" office:value="229704" calcext:value-type="float">
            <text:p>229704</text:p>
          </table:table-cell>
          <table:table-cell office:value-type="float" office:value="2000" calcext:value-type="float">
            <text:p>20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workloadd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6726" calcext:value-type="float">
            <text:p>36726</text:p>
          </table:table-cell>
          <table:table-cell office:value-type="float" office:value="27228.6663399227" calcext:value-type="float">
            <text:p>27228.6663399227</text:p>
          </table:table-cell>
          <table:table-cell office:value-type="float" office:value="50251" calcext:value-type="float">
            <text:p>50251</text:p>
          </table:table-cell>
          <table:table-cell office:value-type="float" office:value="1993.87940538497" calcext:value-type="float">
            <text:p>1993.879405385</text:p>
          </table:table-cell>
          <table:table-cell office:value-type="float" office:value="320" calcext:value-type="float">
            <text:p>320</text:p>
          </table:table-cell>
          <table:table-cell office:value-type="float" office:value="1451564" calcext:value-type="float">
            <text:p>1451564</text:p>
          </table:table-cell>
          <table:table-cell office:value-type="float" office:value="5000" calcext:value-type="float">
            <text:p>5000</text:p>
          </table:table-cell>
          <table:table-cell office:value-type="float" office:value="9000" calcext:value-type="float">
            <text:p>9000</text:p>
          </table:table-cell>
          <table:table-cell office:value-type="float" office:value="949749" calcext:value-type="float">
            <text:p>949749</text:p>
          </table:table-cell>
          <table:table-cell office:value-type="float" office:value="1417.71738743605" calcext:value-type="float">
            <text:p>1417.7173874361</text:p>
          </table:table-cell>
          <table:table-cell office:value-type="float" office:value="229" calcext:value-type="float">
            <text:p>229</text:p>
          </table:table-cell>
          <table:table-cell office:value-type="float" office:value="1455316" calcext:value-type="float">
            <text:p>1455316</text:p>
          </table:table-cell>
          <table:table-cell office:value-type="float" office:value="3000" calcext:value-type="float">
            <text:p>3000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workloadd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3314" calcext:value-type="float">
            <text:p>53314</text:p>
          </table:table-cell>
          <table:table-cell office:value-type="float" office:value="18756.7993397607" calcext:value-type="float">
            <text:p>18756.7993397607</text:p>
          </table:table-cell>
          <table:table-cell office:value-type="float" office:value="50079" calcext:value-type="float">
            <text:p>50079</text:p>
          </table:table-cell>
          <table:table-cell office:value-type="float" office:value="3103.22412588111" calcext:value-type="float">
            <text:p>3103.2241258811</text:p>
          </table:table-cell>
          <table:table-cell office:value-type="float" office:value="502" calcext:value-type="float">
            <text:p>502</text:p>
          </table:table-cell>
          <table:table-cell office:value-type="float" office:value="450088" calcext:value-type="float">
            <text:p>450088</text:p>
          </table:table-cell>
          <table:table-cell office:value-type="float" office:value="5000" calcext:value-type="float">
            <text:p>5000</text:p>
          </table:table-cell>
          <table:table-cell office:value-type="float" office:value="9000" calcext:value-type="float">
            <text:p>9000</text:p>
          </table:table-cell>
          <table:table-cell office:value-type="float" office:value="949921" calcext:value-type="float">
            <text:p>949921</text:p>
          </table:table-cell>
          <table:table-cell office:value-type="float" office:value="2620.8138666268" calcext:value-type="float">
            <text:p>2620.8138666268</text:p>
          </table:table-cell>
          <table:table-cell office:value-type="float" office:value="266" calcext:value-type="float">
            <text:p>266</text:p>
          </table:table-cell>
          <table:table-cell office:value-type="float" office:value="449853" calcext:value-type="float">
            <text:p>449853</text:p>
          </table:table-cell>
          <table:table-cell office:value-type="float" office:value="3000" calcext:value-type="float">
            <text:p>300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workloadd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4965" calcext:value-type="float">
            <text:p>34965</text:p>
          </table:table-cell>
          <table:table-cell office:value-type="float" office:value="28600.0286000286" calcext:value-type="float">
            <text:p>28600.0286000286</text:p>
          </table:table-cell>
          <table:table-cell office:value-type="float" office:value="49997" calcext:value-type="float">
            <text:p>49997</text:p>
          </table:table-cell>
          <table:table-cell office:value-type="float" office:value="2288.31169870192" calcext:value-type="float">
            <text:p>2288.3116987019</text:p>
          </table:table-cell>
          <table:table-cell office:value-type="float" office:value="325" calcext:value-type="float">
            <text:p>325</text:p>
          </table:table-cell>
          <table:table-cell office:value-type="float" office:value="420966" calcext:value-type="float">
            <text:p>420966</text:p>
          </table:table-cell>
          <table:table-cell office:value-type="float" office:value="6000" calcext:value-type="float">
            <text:p>6000</text:p>
          </table:table-cell>
          <table:table-cell office:value-type="float" office:value="13000" calcext:value-type="float">
            <text:p>13000</text:p>
          </table:table-cell>
          <table:table-cell office:value-type="float" office:value="950003" calcext:value-type="float">
            <text:p>950003</text:p>
          </table:table-cell>
          <table:table-cell office:value-type="float" office:value="1694.24885395099" calcext:value-type="float">
            <text:p>1694.248853951</text:p>
          </table:table-cell>
          <table:table-cell office:value-type="float" office:value="233" calcext:value-type="float">
            <text:p>233</text:p>
          </table:table-cell>
          <table:table-cell office:value-type="float" office:value="421682" calcext:value-type="float">
            <text:p>421682</text:p>
          </table:table-cell>
          <table:table-cell office:value-type="float" office:value="4000" calcext:value-type="float">
            <text:p>4000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string" calcext:value-type="string">
            <text:p>workloadd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53731" calcext:value-type="float">
            <text:p>53731</text:p>
          </table:table-cell>
          <table:table-cell office:value-type="float" office:value="18610.7647354414" calcext:value-type="float">
            <text:p>18610.7647354414</text:p>
          </table:table-cell>
          <table:table-cell office:value-type="float" office:value="49943" calcext:value-type="float">
            <text:p>49943</text:p>
          </table:table-cell>
          <table:table-cell office:value-type="float" office:value="4459.83801533748" calcext:value-type="float">
            <text:p>4459.8380153375</text:p>
          </table:table-cell>
          <table:table-cell office:value-type="float" office:value="410" calcext:value-type="float">
            <text:p>410</text:p>
          </table:table-cell>
          <table:table-cell office:value-type="float" office:value="562294" calcext:value-type="float">
            <text:p>562294</text:p>
          </table:table-cell>
          <table:table-cell office:value-type="float" office:value="7000" calcext:value-type="float">
            <text:p>7000</text:p>
          </table:table-cell>
          <table:table-cell office:value-type="float" office:value="13000" calcext:value-type="float">
            <text:p>13000</text:p>
          </table:table-cell>
          <table:table-cell office:value-type="float" office:value="950032" calcext:value-type="float">
            <text:p>950032</text:p>
          </table:table-cell>
          <table:table-cell office:value-type="float" office:value="3976.20402996952" calcext:value-type="float">
            <text:p>3976.2040299695</text:p>
          </table:table-cell>
          <table:table-cell office:value-type="float" office:value="258" calcext:value-type="float">
            <text:p>258</text:p>
          </table:table-cell>
          <table:table-cell office:value-type="float" office:value="562436" calcext:value-type="float">
            <text:p>562436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workloadd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6013" calcext:value-type="float">
            <text:p>36013</text:p>
          </table:table-cell>
          <table:table-cell office:value-type="float" office:value="27767.0563407658" calcext:value-type="float">
            <text:p>27767.0563407658</text:p>
          </table:table-cell>
          <table:table-cell office:value-type="float" office:value="49835" calcext:value-type="float">
            <text:p>49835</text:p>
          </table:table-cell>
          <table:table-cell office:value-type="float" office:value="3292.77547908097" calcext:value-type="float">
            <text:p>3292.775479081</text:p>
          </table:table-cell>
          <table:table-cell office:value-type="float" office:value="322" calcext:value-type="float">
            <text:p>322</text:p>
          </table:table-cell>
          <table:table-cell office:value-type="float" office:value="502287" calcext:value-type="float">
            <text:p>502287</text:p>
          </table:table-cell>
          <table:table-cell office:value-type="float" office:value="8000" calcext:value-type="float">
            <text:p>8000</text:p>
          </table:table-cell>
          <table:table-cell office:value-type="float" office:value="17000" calcext:value-type="float">
            <text:p>17000</text:p>
          </table:table-cell>
          <table:table-cell office:value-type="float" office:value="950140" calcext:value-type="float">
            <text:p>950140</text:p>
          </table:table-cell>
          <table:table-cell office:value-type="float" office:value="2631.39594586061" calcext:value-type="float">
            <text:p>2631.3959458606</text:p>
          </table:table-cell>
          <table:table-cell office:value-type="float" office:value="226" calcext:value-type="float">
            <text:p>226</text:p>
          </table:table-cell>
          <table:table-cell office:value-type="float" office:value="561198" calcext:value-type="float">
            <text:p>561198</text:p>
          </table:table-cell>
          <table:table-cell office:value-type="float" office:value="6000" calcext:value-type="float">
            <text:p>600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string" calcext:value-type="string">
            <text:p>workloadd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3146" calcext:value-type="float">
            <text:p>53146</text:p>
          </table:table-cell>
          <table:table-cell office:value-type="float" office:value="18816.0915214692" calcext:value-type="float">
            <text:p>18816.0915214692</text:p>
          </table:table-cell>
          <table:table-cell office:value-type="float" office:value="50183" calcext:value-type="float">
            <text:p>50183</text:p>
          </table:table-cell>
          <table:table-cell office:value-type="float" office:value="5733.09525137995" calcext:value-type="float">
            <text:p>5733.09525138</text:p>
          </table:table-cell>
          <table:table-cell office:value-type="float" office:value="430" calcext:value-type="float">
            <text:p>430</text:p>
          </table:table-cell>
          <table:table-cell office:value-type="float" office:value="413546" calcext:value-type="float">
            <text:p>413546</text:p>
          </table:table-cell>
          <table:table-cell office:value-type="float" office:value="9000" calcext:value-type="float">
            <text:p>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949817" calcext:value-type="float">
            <text:p>949817</text:p>
          </table:table-cell>
          <table:table-cell office:value-type="float" office:value="5253.04870833013" calcext:value-type="float">
            <text:p>5253.0487083301</text:p>
          </table:table-cell>
          <table:table-cell office:value-type="float" office:value="264" calcext:value-type="float">
            <text:p>264</text:p>
          </table:table-cell>
          <table:table-cell office:value-type="float" office:value="446676" calcext:value-type="float">
            <text:p>446676</text:p>
          </table:table-cell>
          <table:table-cell office:value-type="float" office:value="7000" calcext:value-type="float">
            <text:p>7000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workloadd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7034" calcext:value-type="float">
            <text:p>37034</text:p>
          </table:table-cell>
          <table:table-cell office:value-type="float" office:value="27002.2141815629" calcext:value-type="float">
            <text:p>27002.2141815629</text:p>
          </table:table-cell>
          <table:table-cell office:value-type="float" office:value="49833" calcext:value-type="float">
            <text:p>49833</text:p>
          </table:table-cell>
          <table:table-cell office:value-type="float" office:value="4283.72327574098" calcext:value-type="float">
            <text:p>4283.723275741</text:p>
          </table:table-cell>
          <table:table-cell office:value-type="float" office:value="345" calcext:value-type="float">
            <text:p>345</text:p>
          </table:table-cell>
          <table:table-cell office:value-type="float" office:value="507164" calcext:value-type="float">
            <text:p>507164</text:p>
          </table:table-cell>
          <table:table-cell office:value-type="float" office:value="11000" calcext:value-type="float">
            <text:p>11000</text:p>
          </table:table-cell>
          <table:table-cell office:value-type="float" office:value="24000" calcext:value-type="float">
            <text:p>24000</text:p>
          </table:table-cell>
          <table:table-cell office:value-type="float" office:value="950167" calcext:value-type="float">
            <text:p>950167</text:p>
          </table:table-cell>
          <table:table-cell office:value-type="float" office:value="3617.44408298752" calcext:value-type="float">
            <text:p>3617.4440829875</text:p>
          </table:table-cell>
          <table:table-cell office:value-type="float" office:value="236" calcext:value-type="float">
            <text:p>236</text:p>
          </table:table-cell>
          <table:table-cell office:value-type="float" office:value="509269" calcext:value-type="float">
            <text:p>509269</text:p>
          </table:table-cell>
          <table:table-cell office:value-type="float" office:value="9000" calcext:value-type="float">
            <text:p>9000</text:p>
          </table:table-cell>
          <table:table-cell office:value-type="float" office:value="23000" calcext:value-type="float">
            <text:p>23000</text:p>
          </table:table-cell>
        </table:table-row>
        <table:table-row table:style-name="ro1">
          <table:table-cell office:value-type="string" calcext:value-type="string">
            <text:p>workloadd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53545" calcext:value-type="float">
            <text:p>53545</text:p>
          </table:table-cell>
          <table:table-cell office:value-type="float" office:value="18675.8801008498" calcext:value-type="float">
            <text:p>18675.8801008498</text:p>
          </table:table-cell>
          <table:table-cell office:value-type="float" office:value="50290" calcext:value-type="float">
            <text:p>50290</text:p>
          </table:table-cell>
          <table:table-cell office:value-type="float" office:value="7072.1320540863" calcext:value-type="float">
            <text:p>7072.1320540863</text:p>
          </table:table-cell>
          <table:table-cell office:value-type="float" office:value="382" calcext:value-type="float">
            <text:p>382</text:p>
          </table:table-cell>
          <table:table-cell office:value-type="float" office:value="430765" calcext:value-type="float">
            <text:p>430765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949710" calcext:value-type="float">
            <text:p>949710</text:p>
          </table:table-cell>
          <table:table-cell office:value-type="float" office:value="6626.37372566362" calcext:value-type="float">
            <text:p>6626.3737256636</text:p>
          </table:table-cell>
          <table:table-cell office:value-type="float" office:value="266" calcext:value-type="float">
            <text:p>266</text:p>
          </table:table-cell>
          <table:table-cell office:value-type="float" office:value="430429" calcext:value-type="float">
            <text:p>430429</text:p>
          </table:table-cell>
          <table:table-cell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workloadd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35938" calcext:value-type="float">
            <text:p>35938</text:p>
          </table:table-cell>
          <table:table-cell office:value-type="float" office:value="27825.6998163504" calcext:value-type="float">
            <text:p>27825.6998163504</text:p>
          </table:table-cell>
          <table:table-cell office:value-type="float" office:value="50074" calcext:value-type="float">
            <text:p>50074</text:p>
          </table:table-cell>
          <table:table-cell office:value-type="float" office:value="5016.27812837001" calcext:value-type="float">
            <text:p>5016.27812837</text:p>
          </table:table-cell>
          <table:table-cell office:value-type="float" office:value="338" calcext:value-type="float">
            <text:p>338</text:p>
          </table:table-cell>
          <table:table-cell office:value-type="float" office:value="1105903" calcext:value-type="float">
            <text:p>1105903</text:p>
          </table:table-cell>
          <table:table-cell office:value-type="float" office:value="12000" calcext:value-type="float">
            <text:p>12000</text:p>
          </table:table-cell>
          <table:table-cell office:value-type="float" office:value="29000" calcext:value-type="float">
            <text:p>29000</text:p>
          </table:table-cell>
          <table:table-cell office:value-type="float" office:value="949926" calcext:value-type="float">
            <text:p>949926</text:p>
          </table:table-cell>
          <table:table-cell office:value-type="float" office:value="4396.39811416889" calcext:value-type="float">
            <text:p>4396.3981141689</text:p>
          </table:table-cell>
          <table:table-cell office:value-type="float" office:value="234" calcext:value-type="float">
            <text:p>234</text:p>
          </table:table-cell>
          <table:table-cell office:value-type="float" office:value="1121563" calcext:value-type="float">
            <text:p>1121563</text:p>
          </table:table-cell>
          <table:table-cell office:value-type="float" office:value="11000" calcext:value-type="float">
            <text:p>11000</text:p>
          </table:table-cell>
          <table:table-cell office:value-type="float" office:value="28000" calcext:value-type="float">
            <text:p>28000</text:p>
          </table:table-cell>
        </table:table-row>
      </table:table>
      <table:table table:name="Workload E Charts" table:style-name="ta1">
        <table:shapes>
          <draw:frame draw:z-index="0" draw:style-name="gr1" svg:width="9in" svg:height="5in" svg:x="0.2736in" svg:y="4.0831in">
            <draw:object draw:notify-on-update-of-ranges="'Workload E Charts'.C2:'Workload E Charts'.D23 'Workload E Charts'.L1:'Workload E Charts'.L1 'Workload E Charts'.AA2:'Workload E Charts'.AA23 'Workload E Charts'.M1:'Workload E Charts'.M1 'Workload E Charts'.AC2:'Workload E Charts'.AC23 'Workload E Charts'.T2:'Workload E Charts'.T2 'Workload E Charts'.Z2:'Workload E Charts'.Z23 'Workload E Charts'.H1:'Workload E Charts'.H1 'Workload E Charts'.I2:'Workload E Charts'.I23 'Workload E Charts'.I1:'Workload E Charts'.I1 'Workload E Charts'.K2:'Workload E Charts'.K23 'Workload E Charts'.B2:'Workload E Charts'.B2 'Workload E Charts'.H2:'Workload E Charts'.H23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svg:width="9in" svg:height="5in" svg:x="9.8465in" svg:y="4.1091in">
            <draw:object draw:notify-on-update-of-ranges="'Workload E Charts'.C2:'Workload E Charts'.D23 'Workload E Charts'.L1:'Workload E Charts'.L1 'Workload E Charts'.AG2:'Workload E Charts'.AG23 'Workload E Charts'.M1:'Workload E Charts'.M1 'Workload E Charts'.AI2:'Workload E Charts'.AI23 'Workload E Charts'.T2:'Workload E Charts'.T2 'Workload E Charts'.AF2:'Workload E Charts'.AF23 'Workload E Charts'.H1:'Workload E Charts'.H1 'Workload E Charts'.O2:'Workload E Charts'.O23 'Workload E Charts'.I1:'Workload E Charts'.I1 'Workload E Charts'.Q2:'Workload E Charts'.Q23 'Workload E Charts'.B2:'Workload E Charts'.B2 'Workload E Charts'.N2:'Workload E Charts'.N23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svg:width="9in" svg:height="5in" svg:x="0.0768in" svg:y="9.4791in">
            <draw:object draw:notify-on-update-of-ranges="'Workload E Charts'.C2:'Workload E Charts'.D23 'Workload E Charts'.T2:'Workload E Charts'.T2 'Workload E Charts'.X2:'Workload E Charts'.X23 'Workload E Charts'.B2:'Workload E Charts'.B2 'Workload E Charts'.F2:'Workload E Charts'.F23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number-columns-repeated="17" table:default-cell-style-name="Default"/>
        <table:table-row table:style-name="ro1">
          <table:table-cell office:value-type="string" calcext:value-type="string">
            <text:p>Workload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Connection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Overall Runtime (ms)</text:p>
          </table:table-cell>
          <table:table-cell office:value-type="string" calcext:value-type="string">
            <text:p>Overall Throughput (ops/sec)</text:p>
          </table:table-cell>
          <table:table-cell office:value-type="string" calcext:value-type="string">
            <text:p>Insert Operations</text:p>
          </table:table-cell>
          <table:table-cell office:value-type="string" calcext:value-type="string">
            <text:p>Insert Average Latency (us)</text:p>
          </table:table-cell>
          <table:table-cell office:value-type="string" calcext:value-type="string">
            <text:p>Insert Min Latency (us)</text:p>
          </table:table-cell>
          <table:table-cell office:value-type="string" calcext:value-type="string">
            <text:p>Insert Max Latency (us)</text:p>
          </table:table-cell>
          <table:table-cell office:value-type="string" calcext:value-type="string">
            <text:p>Insert 95th Percentile Latency (ms)</text:p>
          </table:table-cell>
          <table:table-cell office:value-type="string" calcext:value-type="string">
            <text:p>Insert 99th Percentile Latency (ms)</text:p>
          </table:table-cell>
          <table:table-cell office:value-type="string" calcext:value-type="string">
            <text:p>Scan Operations</text:p>
          </table:table-cell>
          <table:table-cell office:value-type="string" calcext:value-type="string">
            <text:p>Scan Average Latency (us)</text:p>
          </table:table-cell>
          <table:table-cell office:value-type="string" calcext:value-type="string">
            <text:p>Scan Min Latency (us)</text:p>
          </table:table-cell>
          <table:table-cell office:value-type="string" calcext:value-type="string">
            <text:p>Scan Max Latency (us)</text:p>
          </table:table-cell>
          <table:table-cell office:value-type="string" calcext:value-type="string">
            <text:p>Scan 95th Percentile Latency (ms)</text:p>
          </table:table-cell>
          <table:table-cell office:value-type="string" calcext:value-type="string">
            <text:p>Scan 99th Percentile Latency (ms)</text:p>
          </table:table-cell>
          <table:table-cell office:value-type="string" calcext:value-type="string">
            <text:p>Workload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Connection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Overall Runtime (ms)</text:p>
          </table:table-cell>
          <table:table-cell office:value-type="string" calcext:value-type="string">
            <text:p>Overall Throughput (ops/sec)</text:p>
          </table:table-cell>
          <table:table-cell office:value-type="string" calcext:value-type="string">
            <text:p>Insert Operations</text:p>
          </table:table-cell>
          <table:table-cell office:value-type="string" calcext:value-type="string">
            <text:p>Insert Average Latency (us)</text:p>
          </table:table-cell>
          <table:table-cell office:value-type="string" calcext:value-type="string">
            <text:p>Insert Min Latency (us)</text:p>
          </table:table-cell>
          <table:table-cell office:value-type="string" calcext:value-type="string">
            <text:p>Insert Max Latency (us)</text:p>
          </table:table-cell>
          <table:table-cell office:value-type="string" calcext:value-type="string">
            <text:p>Insert 95th Percentile Latency (ms)</text:p>
          </table:table-cell>
          <table:table-cell office:value-type="string" calcext:value-type="string">
            <text:p>Insert 99th Percentile Latency (ms)</text:p>
          </table:table-cell>
          <table:table-cell office:value-type="string" calcext:value-type="string">
            <text:p>Scan Operations</text:p>
          </table:table-cell>
          <table:table-cell office:value-type="string" calcext:value-type="string">
            <text:p>Scan Average Latency (us)</text:p>
          </table:table-cell>
          <table:table-cell office:value-type="string" calcext:value-type="string">
            <text:p>Scan Min Latency (us)</text:p>
          </table:table-cell>
          <table:table-cell office:value-type="string" calcext:value-type="string">
            <text:p>Scan Max Latency (us)</text:p>
          </table:table-cell>
          <table:table-cell office:value-type="string" calcext:value-type="string">
            <text:p>Scan 95th Percentile Latency (ms)</text:p>
          </table:table-cell>
          <table:table-cell office:value-type="string" calcext:value-type="string">
            <text:p>Scan 99th Percentile Latency (ms)</text:p>
          </table:table-cell>
        </table:table-row>
        <table:table-row table:style-name="ro1">
          <table:table-cell office:value-type="string" calcext:value-type="string">
            <text:p>workloade</text:p>
          </table:table-cell>
          <table:table-cell office:value-type="string" calcext:value-type="string">
            <text:p>mongodb-legac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0372" calcext:value-type="float">
            <text:p>1010372</text:p>
          </table:table-cell>
          <table:table-cell office:value-type="float" office:value="989.734474035306" calcext:value-type="float">
            <text:p>989.7344740353</text:p>
          </table:table-cell>
          <table:table-cell office:value-type="float" office:value="50266" calcext:value-type="float">
            <text:p>50266</text:p>
          </table:table-cell>
          <table:table-cell office:value-type="float" office:value="677.37148370668" calcext:value-type="float">
            <text:p>677.3714837067</text:p>
          </table:table-cell>
          <table:table-cell office:value-type="float" office:value="390" calcext:value-type="float">
            <text:p>390</text:p>
          </table:table-cell>
          <table:table-cell office:value-type="float" office:value="75426" calcext:value-type="float">
            <text:p>75426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949734" calcext:value-type="float">
            <text:p>949734</text:p>
          </table:table-cell>
          <table:table-cell office:value-type="float" office:value="1023.21676174592" calcext:value-type="float">
            <text:p>1023.2167617459</text:p>
          </table:table-cell>
          <table:table-cell office:value-type="float" office:value="290" calcext:value-type="float">
            <text:p>290</text:p>
          </table:table-cell>
          <table:table-cell office:value-type="float" office:value="218311" calcext:value-type="float">
            <text:p>21831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workloade</text:p>
          </table:table-cell>
          <table:table-cell office:value-type="string" calcext:value-type="string">
            <text:p>mongodb-asyn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6105" calcext:value-type="float">
            <text:p>1006105</text:p>
          </table:table-cell>
          <table:table-cell office:value-type="float" office:value="993.932044866093" calcext:value-type="float">
            <text:p>993.9320448661</text:p>
          </table:table-cell>
          <table:table-cell office:value-type="float" office:value="49863" calcext:value-type="float">
            <text:p>49863</text:p>
          </table:table-cell>
          <table:table-cell office:value-type="float" office:value="639.254256663257" calcext:value-type="float">
            <text:p>639.2542566633</text:p>
          </table:table-cell>
          <table:table-cell office:value-type="float" office:value="331" calcext:value-type="float">
            <text:p>331</text:p>
          </table:table-cell>
          <table:table-cell office:value-type="float" office:value="68568" calcext:value-type="float">
            <text:p>68568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950137" calcext:value-type="float">
            <text:p>950137</text:p>
          </table:table-cell>
          <table:table-cell office:value-type="float" office:value="1020.64175903054" calcext:value-type="float">
            <text:p>1020.6417590305</text:p>
          </table:table-cell>
          <table:table-cell office:value-type="float" office:value="269" calcext:value-type="float">
            <text:p>269</text:p>
          </table:table-cell>
          <table:table-cell office:value-type="float" office:value="362343" calcext:value-type="float">
            <text:p>362343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workloade</text:p>
          </table:table-cell>
          <table:table-cell office:value-type="string" calcext:value-type="string">
            <text:p>mongod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6063" calcext:value-type="float">
            <text:p>996063</text:p>
          </table:table-cell>
          <table:table-cell office:value-type="float" office:value="1003.95256123358" calcext:value-type="float">
            <text:p>1003.9525612336</text:p>
          </table:table-cell>
          <table:table-cell office:value-type="float" office:value="50116" calcext:value-type="float">
            <text:p>50116</text:p>
          </table:table-cell>
          <table:table-cell office:value-type="float" office:value="1630.40388299146" calcext:value-type="float">
            <text:p>1630.4038829915</text:p>
          </table:table-cell>
          <table:table-cell office:value-type="float" office:value="670" calcext:value-type="float">
            <text:p>670</text:p>
          </table:table-cell>
          <table:table-cell office:value-type="float" office:value="61303" calcext:value-type="float">
            <text:p>61303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49884" calcext:value-type="float">
            <text:p>949884</text:p>
          </table:table-cell>
          <table:table-cell office:value-type="float" office:value="2006.14439447343" calcext:value-type="float">
            <text:p>2006.1443944734</text:p>
          </table:table-cell>
          <table:table-cell office:value-type="float" office:value="547" calcext:value-type="float">
            <text:p>547</text:p>
          </table:table-cell>
          <table:table-cell office:value-type="float" office:value="73106" calcext:value-type="float">
            <text:p>73106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workloade</text:p>
          </table:table-cell>
          <table:table-cell office:value-type="string" calcext:value-type="string">
            <text:p>mongodb-asyn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36486" calcext:value-type="float">
            <text:p>636486</text:p>
          </table:table-cell>
          <table:table-cell office:value-type="float" office:value="1571.12646625377" calcext:value-type="float">
            <text:p>1571.1264662538</text:p>
          </table:table-cell>
          <table:table-cell office:value-type="float" office:value="49837" calcext:value-type="float">
            <text:p>49837</text:p>
          </table:table-cell>
          <table:table-cell office:value-type="float" office:value="1055.3609567189" calcext:value-type="float">
            <text:p>1055.3609567189</text:p>
          </table:table-cell>
          <table:table-cell office:value-type="float" office:value="352" calcext:value-type="float">
            <text:p>352</text:p>
          </table:table-cell>
          <table:table-cell office:value-type="float" office:value="105525" calcext:value-type="float">
            <text:p>105525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950163" calcext:value-type="float">
            <text:p>950163</text:p>
          </table:table-cell>
          <table:table-cell office:value-type="float" office:value="1278.84857019269" calcext:value-type="float">
            <text:p>1278.8485701927</text:p>
          </table:table-cell>
          <table:table-cell office:value-type="float" office:value="289" calcext:value-type="float">
            <text:p>289</text:p>
          </table:table-cell>
          <table:table-cell office:value-type="float" office:value="2000849" calcext:value-type="float">
            <text:p>2000849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workloade</text:p>
          </table:table-cell>
          <table:table-cell office:value-type="string" calcext:value-type="string">
            <text:p>mongodb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17959" calcext:value-type="float">
            <text:p>1017959</text:p>
          </table:table-cell>
          <table:table-cell office:value-type="float" office:value="982.357835629922" calcext:value-type="float">
            <text:p>982.3578356299</text:p>
          </table:table-cell>
          <table:table-cell office:value-type="float" office:value="49704" calcext:value-type="float">
            <text:p>49704</text:p>
          </table:table-cell>
          <table:table-cell office:value-type="float" office:value="4810.64029051988" calcext:value-type="float">
            <text:p>4810.6402905199</text:p>
          </table:table-cell>
          <table:table-cell office:value-type="float" office:value="2018" calcext:value-type="float">
            <text:p>2018</text:p>
          </table:table-cell>
          <table:table-cell office:value-type="float" office:value="232138" calcext:value-type="float">
            <text:p>232138</text:p>
          </table:table-cell>
          <table:table-cell office:value-type="float" office:value="6000" calcext:value-type="float">
            <text:p>6000</text:p>
          </table:table-cell>
          <table:table-cell office:value-type="float" office:value="13000" calcext:value-type="float">
            <text:p>13000</text:p>
          </table:table-cell>
          <table:table-cell office:value-type="float" office:value="950296" calcext:value-type="float">
            <text:p>950296</text:p>
          </table:table-cell>
          <table:table-cell office:value-type="float" office:value="5098.58975203516" calcext:value-type="float">
            <text:p>5098.5897520352</text:p>
          </table:table-cell>
          <table:table-cell office:value-type="float" office:value="2001" calcext:value-type="float">
            <text:p>2001</text:p>
          </table:table-cell>
          <table:table-cell office:value-type="float" office:value="295143" calcext:value-type="float">
            <text:p>295143</text:p>
          </table:table-cell>
          <table:table-cell office:value-type="float" office:value="6000" calcext:value-type="float">
            <text:p>6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workloade</text:p>
          </table:table-cell>
          <table:table-cell office:value-type="string" calcext:value-type="string">
            <text:p>mongodb-asyn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63612" calcext:value-type="float">
            <text:p>463612</text:p>
          </table:table-cell>
          <table:table-cell office:value-type="float" office:value="2156.976092077" calcext:value-type="float">
            <text:p>2156.976092077</text:p>
          </table:table-cell>
          <table:table-cell office:value-type="float" office:value="49540" calcext:value-type="float">
            <text:p>49540</text:p>
          </table:table-cell>
          <table:table-cell office:value-type="float" office:value="2169.30316915624" calcext:value-type="float">
            <text:p>2169.3031691562</text:p>
          </table:table-cell>
          <table:table-cell office:value-type="float" office:value="383" calcext:value-type="float">
            <text:p>383</text:p>
          </table:table-cell>
          <table:table-cell office:value-type="float" office:value="326149" calcext:value-type="float">
            <text:p>326149</text:p>
          </table:table-cell>
          <table:table-cell office:value-type="float" office:value="3000" calcext:value-type="float">
            <text:p>3000</text:p>
          </table:table-cell>
          <table:table-cell office:value-type="float" office:value="8000" calcext:value-type="float">
            <text:p>8000</text:p>
          </table:table-cell>
          <table:table-cell office:value-type="float" office:value="950460" calcext:value-type="float">
            <text:p>950460</text:p>
          </table:table-cell>
          <table:table-cell office:value-type="float" office:value="2319.4664446689" calcext:value-type="float">
            <text:p>2319.4664446689</text:p>
          </table:table-cell>
          <table:table-cell office:value-type="float" office:value="324" calcext:value-type="float">
            <text:p>324</text:p>
          </table:table-cell>
          <table:table-cell office:value-type="float" office:value="409831" calcext:value-type="float">
            <text:p>409831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workloade</text:p>
          </table:table-cell>
          <table:table-cell office:value-type="string" calcext:value-type="string">
            <text:p>mongod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48157" calcext:value-type="float">
            <text:p>1048157</text:p>
          </table:table-cell>
          <table:table-cell office:value-type="float" office:value="954.055547022059" calcext:value-type="float">
            <text:p>954.0555470221</text:p>
          </table:table-cell>
          <table:table-cell office:value-type="float" office:value="49767" calcext:value-type="float">
            <text:p>49767</text:p>
          </table:table-cell>
          <table:table-cell office:value-type="float" office:value="10216.3013844515" calcext:value-type="float">
            <text:p>10216.3013844515</text:p>
          </table:table-cell>
          <table:table-cell office:value-type="float" office:value="5372" calcext:value-type="float">
            <text:p>5372</text:p>
          </table:table-cell>
          <table:table-cell office:value-type="float" office:value="115699" calcext:value-type="float">
            <text:p>115699</text:p>
          </table:table-cell>
          <table:table-cell office:value-type="float" office:value="12000" calcext:value-type="float">
            <text:p>12000</text:p>
          </table:table-cell>
          <table:table-cell office:value-type="float" office:value="34000" calcext:value-type="float">
            <text:p>34000</text:p>
          </table:table-cell>
          <table:table-cell office:value-type="float" office:value="950233" calcext:value-type="float">
            <text:p>950233</text:p>
          </table:table-cell>
          <table:table-cell office:value-type="float" office:value="10488.2022282956" calcext:value-type="float">
            <text:p>10488.2022282956</text:p>
          </table:table-cell>
          <table:table-cell office:value-type="float" office:value="5419" calcext:value-type="float">
            <text:p>5419</text:p>
          </table:table-cell>
          <table:table-cell office:value-type="float" office:value="327203" calcext:value-type="float">
            <text:p>327203</text:p>
          </table:table-cell>
          <table:table-cell office:value-type="float" office:value="12000" calcext:value-type="float">
            <text:p>12000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workloade</text:p>
          </table:table-cell>
          <table:table-cell office:value-type="string" calcext:value-type="string">
            <text:p>mongodb-asyn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8426" calcext:value-type="float">
            <text:p>458426</text:p>
          </table:table-cell>
          <table:table-cell office:value-type="float" office:value="2181.37714702046" calcext:value-type="float">
            <text:p>2181.3771470205</text:p>
          </table:table-cell>
          <table:table-cell office:value-type="float" office:value="50245" calcext:value-type="float">
            <text:p>50245</text:p>
          </table:table-cell>
          <table:table-cell office:value-type="float" office:value="4445.90846850433" calcext:value-type="float">
            <text:p>4445.9084685043</text:p>
          </table:table-cell>
          <table:table-cell office:value-type="float" office:value="500" calcext:value-type="float">
            <text:p>500</text:p>
          </table:table-cell>
          <table:table-cell office:value-type="float" office:value="269738" calcext:value-type="float">
            <text:p>269738</text:p>
          </table:table-cell>
          <table:table-cell office:value-type="float" office:value="5000" calcext:value-type="float">
            <text:p>5000</text:p>
          </table:table-cell>
          <table:table-cell office:value-type="float" office:value="15000" calcext:value-type="float">
            <text:p>15000</text:p>
          </table:table-cell>
          <table:table-cell office:value-type="float" office:value="949755" calcext:value-type="float">
            <text:p>949755</text:p>
          </table:table-cell>
          <table:table-cell office:value-type="float" office:value="4583.54967228391" calcext:value-type="float">
            <text:p>4583.5496722839</text:p>
          </table:table-cell>
          <table:table-cell office:value-type="float" office:value="770" calcext:value-type="float">
            <text:p>770</text:p>
          </table:table-cell>
          <table:table-cell office:value-type="float" office:value="462826" calcext:value-type="float">
            <text:p>462826</text:p>
          </table:table-cell>
          <table:table-cell office:value-type="float" office:value="5000" calcext:value-type="float">
            <text:p>50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workloade</text:p>
          </table:table-cell>
          <table:table-cell office:value-type="string" calcext:value-type="string">
            <text:p>mongodb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47015" calcext:value-type="float">
            <text:p>1047015</text:p>
          </table:table-cell>
          <table:table-cell office:value-type="float" office:value="955.096154305335" calcext:value-type="float">
            <text:p>955.0961543053</text:p>
          </table:table-cell>
          <table:table-cell office:value-type="float" office:value="50096" calcext:value-type="float">
            <text:p>50096</text:p>
          </table:table-cell>
          <table:table-cell office:value-type="float" office:value="20659.8331004471" calcext:value-type="float">
            <text:p>20659.8331004471</text:p>
          </table:table-cell>
          <table:table-cell office:value-type="float" office:value="13343" calcext:value-type="float">
            <text:p>13343</text:p>
          </table:table-cell>
          <table:table-cell office:value-type="float" office:value="309536" calcext:value-type="float">
            <text:p>309536</text:p>
          </table:table-cell>
          <table:table-cell office:value-type="float" office:value="25000" calcext:value-type="float">
            <text:p>25000</text:p>
          </table:table-cell>
          <table:table-cell office:value-type="float" office:value="49000" calcext:value-type="float">
            <text:p>49000</text:p>
          </table:table-cell>
          <table:table-cell office:value-type="float" office:value="949904" calcext:value-type="float">
            <text:p>949904</text:p>
          </table:table-cell>
          <table:table-cell office:value-type="float" office:value="20944.4820929273" calcext:value-type="float">
            <text:p>20944.4820929273</text:p>
          </table:table-cell>
          <table:table-cell office:value-type="float" office:value="12550" calcext:value-type="float">
            <text:p>12550</text:p>
          </table:table-cell>
          <table:table-cell office:value-type="float" office:value="310757" calcext:value-type="float">
            <text:p>310757</text:p>
          </table:table-cell>
          <table:table-cell office:value-type="float" office:value="24000" calcext:value-type="float">
            <text:p>24000</text:p>
          </table:table-cell>
          <table:table-cell office:value-type="float" office:value="49000" calcext:value-type="float">
            <text:p>49000</text:p>
          </table:table-cell>
          <table:table-cell office:value-type="string" calcext:value-type="string">
            <text:p>workloade</text:p>
          </table:table-cell>
          <table:table-cell office:value-type="string" calcext:value-type="string">
            <text:p>mongodb-async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51174" calcext:value-type="float">
            <text:p>451174</text:p>
          </table:table-cell>
          <table:table-cell office:value-type="float" office:value="2216.43977711482" calcext:value-type="float">
            <text:p>2216.4397771148</text:p>
          </table:table-cell>
          <table:table-cell office:value-type="float" office:value="49963" calcext:value-type="float">
            <text:p>49963</text:p>
          </table:table-cell>
          <table:table-cell office:value-type="float" office:value="8837.02992214239" calcext:value-type="float">
            <text:p>8837.0299221424</text:p>
          </table:table-cell>
          <table:table-cell office:value-type="float" office:value="717" calcext:value-type="float">
            <text:p>717</text:p>
          </table:table-cell>
          <table:table-cell office:value-type="float" office:value="500423" calcext:value-type="float">
            <text:p>500423</text:p>
          </table:table-cell>
          <table:table-cell office:value-type="float" office:value="10000" calcext:value-type="float">
            <text:p>10000</text:p>
          </table:table-cell>
          <table:table-cell office:value-type="float" office:value="22000" calcext:value-type="float">
            <text:p>22000</text:p>
          </table:table-cell>
          <table:table-cell office:value-type="float" office:value="950037" calcext:value-type="float">
            <text:p>950037</text:p>
          </table:table-cell>
          <table:table-cell office:value-type="float" office:value="9022.26113193486" calcext:value-type="float">
            <text:p>9022.2611319349</text:p>
          </table:table-cell>
          <table:table-cell office:value-type="float" office:value="722" calcext:value-type="float">
            <text:p>722</text:p>
          </table:table-cell>
          <table:table-cell office:value-type="float" office:value="880865" calcext:value-type="float">
            <text:p>880865</text:p>
          </table:table-cell>
          <table:table-cell office:value-type="float" office:value="11000" calcext:value-type="float">
            <text:p>11000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workloade</text:p>
          </table:table-cell>
          <table:table-cell office:value-type="string" calcext:value-type="string">
            <text:p>mongodb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57542" calcext:value-type="float">
            <text:p>1057542</text:p>
          </table:table-cell>
          <table:table-cell office:value-type="float" office:value="945.588922236658" calcext:value-type="float">
            <text:p>945.5889222367</text:p>
          </table:table-cell>
          <table:table-cell office:value-type="float" office:value="49918" calcext:value-type="float">
            <text:p>49918</text:p>
          </table:table-cell>
          <table:table-cell office:value-type="float" office:value="26091.4434472535" calcext:value-type="float">
            <text:p>26091.4434472535</text:p>
          </table:table-cell>
          <table:table-cell office:value-type="float" office:value="16710" calcext:value-type="float">
            <text:p>16710</text:p>
          </table:table-cell>
          <table:table-cell office:value-type="float" office:value="241524" calcext:value-type="float">
            <text:p>241524</text:p>
          </table:table-cell>
          <table:table-cell office:value-type="float" office:value="32000" calcext:value-type="float">
            <text:p>32000</text:p>
          </table:table-cell>
          <table:table-cell office:value-type="float" office:value="55000" calcext:value-type="float">
            <text:p>55000</text:p>
          </table:table-cell>
          <table:table-cell office:value-type="float" office:value="950082" calcext:value-type="float">
            <text:p>950082</text:p>
          </table:table-cell>
          <table:table-cell office:value-type="float" office:value="26444.9698436556" calcext:value-type="float">
            <text:p>26444.9698436556</text:p>
          </table:table-cell>
          <table:table-cell office:value-type="float" office:value="16814" calcext:value-type="float">
            <text:p>16814</text:p>
          </table:table-cell>
          <table:table-cell office:value-type="float" office:value="318401" calcext:value-type="float">
            <text:p>318401</text:p>
          </table:table-cell>
          <table:table-cell office:value-type="float" office:value="32000" calcext:value-type="float">
            <text:p>32000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workloade</text:p>
          </table:table-cell>
          <table:table-cell office:value-type="string" calcext:value-type="string">
            <text:p>mongodb-async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50438" calcext:value-type="float">
            <text:p>450438</text:p>
          </table:table-cell>
          <table:table-cell office:value-type="float" office:value="2220.06136249606" calcext:value-type="float">
            <text:p>2220.0613624961</text:p>
          </table:table-cell>
          <table:table-cell office:value-type="float" office:value="49915" calcext:value-type="float">
            <text:p>49915</text:p>
          </table:table-cell>
          <table:table-cell office:value-type="float" office:value="10920.9987578884" calcext:value-type="float">
            <text:p>10920.9987578884</text:p>
          </table:table-cell>
          <table:table-cell office:value-type="float" office:value="2933" calcext:value-type="float">
            <text:p>2933</text:p>
          </table:table-cell>
          <table:table-cell office:value-type="float" office:value="447376" calcext:value-type="float">
            <text:p>447376</text:p>
          </table:table-cell>
          <table:table-cell office:value-type="float" office:value="13000" calcext:value-type="float">
            <text:p>13000</text:p>
          </table:table-cell>
          <table:table-cell office:value-type="float" office:value="23000" calcext:value-type="float">
            <text:p>23000</text:p>
          </table:table-cell>
          <table:table-cell office:value-type="float" office:value="950085" calcext:value-type="float">
            <text:p>950085</text:p>
          </table:table-cell>
          <table:table-cell office:value-type="float" office:value="11266.4588452612" calcext:value-type="float">
            <text:p>11266.4588452612</text:p>
          </table:table-cell>
          <table:table-cell office:value-type="float" office:value="438" calcext:value-type="float">
            <text:p>438</text:p>
          </table:table-cell>
          <table:table-cell office:value-type="float" office:value="755790" calcext:value-type="float">
            <text:p>755790</text:p>
          </table:table-cell>
          <table:table-cell office:value-type="float" office:value="13000" calcext:value-type="float">
            <text:p>13000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string" calcext:value-type="string">
            <text:p>workloade</text:p>
          </table:table-cell>
          <table:table-cell office:value-type="string" calcext:value-type="string">
            <text:p>mongod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90781" calcext:value-type="float">
            <text:p>590781</text:p>
          </table:table-cell>
          <table:table-cell office:value-type="float" office:value="1692.6746120813" calcext:value-type="float">
            <text:p>1692.6746120813</text:p>
          </table:table-cell>
          <table:table-cell office:value-type="float" office:value="49541" calcext:value-type="float">
            <text:p>49541</text:p>
          </table:table-cell>
          <table:table-cell office:value-type="float" office:value="1064.19004460952" calcext:value-type="float">
            <text:p>1064.1900446095</text:p>
          </table:table-cell>
          <table:table-cell office:value-type="float" office:value="403" calcext:value-type="float">
            <text:p>403</text:p>
          </table:table-cell>
          <table:table-cell office:value-type="float" office:value="211819" calcext:value-type="float">
            <text:p>211819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950459" calcext:value-type="float">
            <text:p>950459</text:p>
          </table:table-cell>
          <table:table-cell office:value-type="float" office:value="1181.87096550193" calcext:value-type="float">
            <text:p>1181.8709655019</text:p>
          </table:table-cell>
          <table:table-cell office:value-type="float" office:value="299" calcext:value-type="float">
            <text:p>299</text:p>
          </table:table-cell>
          <table:table-cell office:value-type="float" office:value="406571" calcext:value-type="float">
            <text:p>406571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workloade</text:p>
          </table:table-cell>
          <table:table-cell office:value-type="string" calcext:value-type="string">
            <text:p>mongodb-asyn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8636" calcext:value-type="float">
            <text:p>628636</text:p>
          </table:table-cell>
          <table:table-cell office:value-type="float" office:value="1590.74567794399" calcext:value-type="float">
            <text:p>1590.745677944</text:p>
          </table:table-cell>
          <table:table-cell office:value-type="float" office:value="50201" calcext:value-type="float">
            <text:p>50201</text:p>
          </table:table-cell>
          <table:table-cell office:value-type="float" office:value="1092.62407123364" calcext:value-type="float">
            <text:p>1092.6240712336</text:p>
          </table:table-cell>
          <table:table-cell office:value-type="float" office:value="355" calcext:value-type="float">
            <text:p>355</text:p>
          </table:table-cell>
          <table:table-cell office:value-type="float" office:value="227917" calcext:value-type="float">
            <text:p>227917</text:p>
          </table:table-cell>
          <table:table-cell office:value-type="float" office:value="2000" calcext:value-type="float">
            <text:p>2000</text:p>
          </table:table-cell>
          <table:table-cell office:value-type="float" office:value="7000" calcext:value-type="float">
            <text:p>7000</text:p>
          </table:table-cell>
          <table:table-cell office:value-type="float" office:value="949799" calcext:value-type="float">
            <text:p>949799</text:p>
          </table:table-cell>
          <table:table-cell office:value-type="float" office:value="1260.0007148881" calcext:value-type="float">
            <text:p>1260.0007148881</text:p>
          </table:table-cell>
          <table:table-cell office:value-type="float" office:value="295" calcext:value-type="float">
            <text:p>295</text:p>
          </table:table-cell>
          <table:table-cell office:value-type="float" office:value="568536" calcext:value-type="float">
            <text:p>568536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workloade</text:p>
          </table:table-cell>
          <table:table-cell office:value-type="string" calcext:value-type="string">
            <text:p>mongodb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5410" calcext:value-type="float">
            <text:p>605410</text:p>
          </table:table-cell>
          <table:table-cell office:value-type="float" office:value="1651.77317850713" calcext:value-type="float">
            <text:p>1651.7731785071</text:p>
          </table:table-cell>
          <table:table-cell office:value-type="float" office:value="49906" calcext:value-type="float">
            <text:p>49906</text:p>
          </table:table-cell>
          <table:table-cell office:value-type="float" office:value="2895.46791968902" calcext:value-type="float">
            <text:p>2895.467919689</text:p>
          </table:table-cell>
          <table:table-cell office:value-type="float" office:value="506" calcext:value-type="float">
            <text:p>506</text:p>
          </table:table-cell>
          <table:table-cell office:value-type="float" office:value="312425" calcext:value-type="float">
            <text:p>312425</text:p>
          </table:table-cell>
          <table:table-cell office:value-type="float" office:value="4000" calcext:value-type="float">
            <text:p>4000</text:p>
          </table:table-cell>
          <table:table-cell office:value-type="float" office:value="11000" calcext:value-type="float">
            <text:p>11000</text:p>
          </table:table-cell>
          <table:table-cell office:value-type="float" office:value="950094" calcext:value-type="float">
            <text:p>950094</text:p>
          </table:table-cell>
          <table:table-cell office:value-type="float" office:value="3026.02076847133" calcext:value-type="float">
            <text:p>3026.0207684713</text:p>
          </table:table-cell>
          <table:table-cell office:value-type="float" office:value="352" calcext:value-type="float">
            <text:p>352</text:p>
          </table:table-cell>
          <table:table-cell office:value-type="float" office:value="386758" calcext:value-type="float">
            <text:p>386758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workloade</text:p>
          </table:table-cell>
          <table:table-cell office:value-type="string" calcext:value-type="string">
            <text:p>mongodb-asyn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51482" calcext:value-type="float">
            <text:p>451482</text:p>
          </table:table-cell>
          <table:table-cell office:value-type="float" office:value="2214.92772690827" calcext:value-type="float">
            <text:p>2214.9277269083</text:p>
          </table:table-cell>
          <table:table-cell office:value-type="float" office:value="50203" calcext:value-type="float">
            <text:p>50203</text:p>
          </table:table-cell>
          <table:table-cell office:value-type="float" office:value="2046.78035177181" calcext:value-type="float">
            <text:p>2046.7803517718</text:p>
          </table:table-cell>
          <table:table-cell office:value-type="float" office:value="376" calcext:value-type="float">
            <text:p>376</text:p>
          </table:table-cell>
          <table:table-cell office:value-type="float" office:value="115937" calcext:value-type="float">
            <text:p>115937</text:p>
          </table:table-cell>
          <table:table-cell office:value-type="float" office:value="3000" calcext:value-type="float">
            <text:p>3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49797" calcext:value-type="float">
            <text:p>949797</text:p>
          </table:table-cell>
          <table:table-cell office:value-type="float" office:value="2260.89011546678" calcext:value-type="float">
            <text:p>2260.8901154668</text:p>
          </table:table-cell>
          <table:table-cell office:value-type="float" office:value="328" calcext:value-type="float">
            <text:p>328</text:p>
          </table:table-cell>
          <table:table-cell office:value-type="float" office:value="532007" calcext:value-type="float">
            <text:p>532007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workloade</text:p>
          </table:table-cell>
          <table:table-cell office:value-type="string" calcext:value-type="string">
            <text:p>mongod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12876" calcext:value-type="float">
            <text:p>612876</text:p>
          </table:table-cell>
          <table:table-cell office:value-type="float" office:value="1631.65142704234" calcext:value-type="float">
            <text:p>1631.6514270423</text:p>
          </table:table-cell>
          <table:table-cell office:value-type="float" office:value="49850" calcext:value-type="float">
            <text:p>49850</text:p>
          </table:table-cell>
          <table:table-cell office:value-type="float" office:value="6009.61570712136" calcext:value-type="float">
            <text:p>6009.6157071214</text:p>
          </table:table-cell>
          <table:table-cell office:value-type="float" office:value="506" calcext:value-type="float">
            <text:p>506</text:p>
          </table:table-cell>
          <table:table-cell office:value-type="float" office:value="227500" calcext:value-type="float">
            <text:p>227500</text:p>
          </table:table-cell>
          <table:table-cell office:value-type="float" office:value="7000" calcext:value-type="float">
            <text:p>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950150" calcext:value-type="float">
            <text:p>950150</text:p>
          </table:table-cell>
          <table:table-cell office:value-type="float" office:value="6125.35895595432" calcext:value-type="float">
            <text:p>6125.3589559543</text:p>
          </table:table-cell>
          <table:table-cell office:value-type="float" office:value="513" calcext:value-type="float">
            <text:p>513</text:p>
          </table:table-cell>
          <table:table-cell office:value-type="float" office:value="230588" calcext:value-type="float">
            <text:p>230588</text:p>
          </table:table-cell>
          <table:table-cell office:value-type="float" office:value="7000" calcext:value-type="float">
            <text:p>7000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workloade</text:p>
          </table:table-cell>
          <table:table-cell office:value-type="string" calcext:value-type="string">
            <text:p>mongodb-async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49898" calcext:value-type="float">
            <text:p>449898</text:p>
          </table:table-cell>
          <table:table-cell office:value-type="float" office:value="2222.72604012465" calcext:value-type="float">
            <text:p>2222.7260401247</text:p>
          </table:table-cell>
          <table:table-cell office:value-type="float" office:value="49820" calcext:value-type="float">
            <text:p>49820</text:p>
          </table:table-cell>
          <table:table-cell office:value-type="float" office:value="4103.90274989964" calcext:value-type="float">
            <text:p>4103.9027498996</text:p>
          </table:table-cell>
          <table:table-cell office:value-type="float" office:value="389" calcext:value-type="float">
            <text:p>389</text:p>
          </table:table-cell>
          <table:table-cell office:value-type="float" office:value="133786" calcext:value-type="float">
            <text:p>133786</text:p>
          </table:table-cell>
          <table:table-cell office:value-type="float" office:value="5000" calcext:value-type="float">
            <text:p>5000</text:p>
          </table:table-cell>
          <table:table-cell office:value-type="float" office:value="12000" calcext:value-type="float">
            <text:p>12000</text:p>
          </table:table-cell>
          <table:table-cell office:value-type="float" office:value="950180" calcext:value-type="float">
            <text:p>950180</text:p>
          </table:table-cell>
          <table:table-cell office:value-type="float" office:value="4509.44851922794" calcext:value-type="float">
            <text:p>4509.4485192279</text:p>
          </table:table-cell>
          <table:table-cell office:value-type="float" office:value="336" calcext:value-type="float">
            <text:p>336</text:p>
          </table:table-cell>
          <table:table-cell office:value-type="float" office:value="480443" calcext:value-type="float">
            <text:p>480443</text:p>
          </table:table-cell>
          <table:table-cell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workloade</text:p>
          </table:table-cell>
          <table:table-cell office:value-type="string" calcext:value-type="string">
            <text:p>mongodb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02986" calcext:value-type="float">
            <text:p>602986</text:p>
          </table:table-cell>
          <table:table-cell office:value-type="float" office:value="1658.39671236148" calcext:value-type="float">
            <text:p>1658.3967123615</text:p>
          </table:table-cell>
          <table:table-cell office:value-type="float" office:value="49928" calcext:value-type="float">
            <text:p>49928</text:p>
          </table:table-cell>
          <table:table-cell office:value-type="float" office:value="8907.59848181381" calcext:value-type="float">
            <text:p>8907.5984818138</text:p>
          </table:table-cell>
          <table:table-cell office:value-type="float" office:value="2107" calcext:value-type="float">
            <text:p>2107</text:p>
          </table:table-cell>
          <table:table-cell office:value-type="float" office:value="332565" calcext:value-type="float">
            <text:p>332565</text:p>
          </table:table-cell>
          <table:table-cell office:value-type="float" office:value="11000" calcext:value-type="float">
            <text:p>11000</text:p>
          </table:table-cell>
          <table:table-cell office:value-type="float" office:value="33000" calcext:value-type="float">
            <text:p>33000</text:p>
          </table:table-cell>
          <table:table-cell office:value-type="float" office:value="950062" calcext:value-type="float">
            <text:p>950062</text:p>
          </table:table-cell>
          <table:table-cell office:value-type="float" office:value="9041.27898600302" calcext:value-type="float">
            <text:p>9041.278986003</text:p>
          </table:table-cell>
          <table:table-cell office:value-type="float" office:value="494" calcext:value-type="float">
            <text:p>494</text:p>
          </table:table-cell>
          <table:table-cell office:value-type="float" office:value="381263" calcext:value-type="float">
            <text:p>381263</text:p>
          </table:table-cell>
          <table:table-cell office:value-type="float" office:value="11000" calcext:value-type="float">
            <text:p>11000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workloade</text:p>
          </table:table-cell>
          <table:table-cell office:value-type="string" calcext:value-type="string">
            <text:p>mongodb-async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50765" calcext:value-type="float">
            <text:p>450765</text:p>
          </table:table-cell>
          <table:table-cell office:value-type="float" office:value="2218.42867125886" calcext:value-type="float">
            <text:p>2218.4286712589</text:p>
          </table:table-cell>
          <table:table-cell office:value-type="float" office:value="49864" calcext:value-type="float">
            <text:p>49864</text:p>
          </table:table-cell>
          <table:table-cell office:value-type="float" office:value="6235.41057676881" calcext:value-type="float">
            <text:p>6235.4105767688</text:p>
          </table:table-cell>
          <table:table-cell office:value-type="float" office:value="346" calcext:value-type="float">
            <text:p>346</text:p>
          </table:table-cell>
          <table:table-cell office:value-type="float" office:value="502241" calcext:value-type="float">
            <text:p>502241</text:p>
          </table:table-cell>
          <table:table-cell office:value-type="float" office:value="8000" calcext:value-type="float">
            <text:p>8000</text:p>
          </table:table-cell>
          <table:table-cell office:value-type="float" office:value="17000" calcext:value-type="float">
            <text:p>17000</text:p>
          </table:table-cell>
          <table:table-cell office:value-type="float" office:value="950126" calcext:value-type="float">
            <text:p>950126</text:p>
          </table:table-cell>
          <table:table-cell office:value-type="float" office:value="6771.27638965779" calcext:value-type="float">
            <text:p>6771.2763896578</text:p>
          </table:table-cell>
          <table:table-cell office:value-type="float" office:value="332" calcext:value-type="float">
            <text:p>332</text:p>
          </table:table-cell>
          <table:table-cell office:value-type="float" office:value="539890" calcext:value-type="float">
            <text:p>539890</text:p>
          </table:table-cell>
          <table:table-cell office:value-type="float" office:value="9000" calcext:value-type="float">
            <text:p>90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workloade</text:p>
          </table:table-cell>
          <table:table-cell office:value-type="string" calcext:value-type="string">
            <text:p>mongodb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85093" calcext:value-type="float">
            <text:p>585093</text:p>
          </table:table-cell>
          <table:table-cell office:value-type="float" office:value="1709.13000155531" calcext:value-type="float">
            <text:p>1709.1300015553</text:p>
          </table:table-cell>
          <table:table-cell office:value-type="float" office:value="50086" calcext:value-type="float">
            <text:p>50086</text:p>
          </table:table-cell>
          <table:table-cell office:value-type="float" office:value="11552.566465679" calcext:value-type="float">
            <text:p>11552.566465679</text:p>
          </table:table-cell>
          <table:table-cell office:value-type="float" office:value="516" calcext:value-type="float">
            <text:p>516</text:p>
          </table:table-cell>
          <table:table-cell office:value-type="float" office:value="518564" calcext:value-type="float">
            <text:p>518564</text:p>
          </table:table-cell>
          <table:table-cell office:value-type="float" office:value="14000" calcext:value-type="float">
            <text:p>14000</text:p>
          </table:table-cell>
          <table:table-cell office:value-type="float" office:value="46000" calcext:value-type="float">
            <text:p>46000</text:p>
          </table:table-cell>
          <table:table-cell office:value-type="float" office:value="949914" calcext:value-type="float">
            <text:p>949914</text:p>
          </table:table-cell>
          <table:table-cell office:value-type="float" office:value="11696.0047635891" calcext:value-type="float">
            <text:p>11696.0047635891</text:p>
          </table:table-cell>
          <table:table-cell office:value-type="float" office:value="394" calcext:value-type="float">
            <text:p>394</text:p>
          </table:table-cell>
          <table:table-cell office:value-type="float" office:value="546929" calcext:value-type="float">
            <text:p>546929</text:p>
          </table:table-cell>
          <table:table-cell office:value-type="float" office:value="14000" calcext:value-type="float">
            <text:p>14000</text:p>
          </table:table-cell>
          <table:table-cell office:value-type="float" office:value="31000" calcext:value-type="float">
            <text:p>31000</text:p>
          </table:table-cell>
          <table:table-cell office:value-type="string" calcext:value-type="string">
            <text:p>workloade</text:p>
          </table:table-cell>
          <table:table-cell office:value-type="string" calcext:value-type="string">
            <text:p>mongodb-async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49347" calcext:value-type="float">
            <text:p>449347</text:p>
          </table:table-cell>
          <table:table-cell office:value-type="float" office:value="2225.45159976588" calcext:value-type="float">
            <text:p>2225.4515997659</text:p>
          </table:table-cell>
          <table:table-cell office:value-type="float" office:value="50074" calcext:value-type="float">
            <text:p>50074</text:p>
          </table:table-cell>
          <table:table-cell office:value-type="float" office:value="8357.4813276351" calcext:value-type="float">
            <text:p>8357.4813276351</text:p>
          </table:table-cell>
          <table:table-cell office:value-type="float" office:value="401" calcext:value-type="float">
            <text:p>401</text:p>
          </table:table-cell>
          <table:table-cell office:value-type="float" office:value="191756" calcext:value-type="float">
            <text:p>191756</text:p>
          </table:table-cell>
          <table:table-cell office:value-type="float" office:value="12000" calcext:value-type="float">
            <text:p>12000</text:p>
          </table:table-cell>
          <table:table-cell office:value-type="float" office:value="23000" calcext:value-type="float">
            <text:p>23000</text:p>
          </table:table-cell>
          <table:table-cell office:value-type="float" office:value="949926" calcext:value-type="float">
            <text:p>949926</text:p>
          </table:table-cell>
          <table:table-cell office:value-type="float" office:value="8989.15876815668" calcext:value-type="float">
            <text:p>8989.1587681567</text:p>
          </table:table-cell>
          <table:table-cell office:value-type="float" office:value="327" calcext:value-type="float">
            <text:p>327</text:p>
          </table:table-cell>
          <table:table-cell office:value-type="float" office:value="286910" calcext:value-type="float">
            <text:p>286910</text:p>
          </table:table-cell>
          <table:table-cell office:value-type="float" office:value="13000" calcext:value-type="float">
            <text:p>13000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string" calcext:value-type="string">
            <text:p>workloade</text:p>
          </table:table-cell>
          <table:table-cell office:value-type="string" calcext:value-type="string">
            <text:p>mongodb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97548" calcext:value-type="float">
            <text:p>597548</text:p>
          </table:table-cell>
          <table:table-cell office:value-type="float" office:value="1673.5057267366" calcext:value-type="float">
            <text:p>1673.5057267366</text:p>
          </table:table-cell>
          <table:table-cell office:value-type="float" office:value="49963" calcext:value-type="float">
            <text:p>49963</text:p>
          </table:table-cell>
          <table:table-cell office:value-type="float" office:value="14766.1900606449" calcext:value-type="float">
            <text:p>14766.1900606449</text:p>
          </table:table-cell>
          <table:table-cell office:value-type="float" office:value="538" calcext:value-type="float">
            <text:p>538</text:p>
          </table:table-cell>
          <table:table-cell office:value-type="float" office:value="870529" calcext:value-type="float">
            <text:p>870529</text:p>
          </table:table-cell>
          <table:table-cell office:value-type="float" office:value="20000" calcext:value-type="float">
            <text:p>20000</text:p>
          </table:table-cell>
          <table:table-cell office:value-type="float" office:value="51000" calcext:value-type="float">
            <text:p>51000</text:p>
          </table:table-cell>
          <table:table-cell office:value-type="float" office:value="950037" calcext:value-type="float">
            <text:p>950037</text:p>
          </table:table-cell>
          <table:table-cell office:value-type="float" office:value="14931.3627858704" calcext:value-type="float">
            <text:p>14931.3627858704</text:p>
          </table:table-cell>
          <table:table-cell office:value-type="float" office:value="569" calcext:value-type="float">
            <text:p>569</text:p>
          </table:table-cell>
          <table:table-cell office:value-type="float" office:value="1633046" calcext:value-type="float">
            <text:p>1633046</text:p>
          </table:table-cell>
          <table:table-cell office:value-type="float" office:value="19000" calcext:value-type="float">
            <text:p>19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workloade</text:p>
          </table:table-cell>
          <table:table-cell office:value-type="string" calcext:value-type="string">
            <text:p>mongodb-async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49024" calcext:value-type="float">
            <text:p>449024</text:p>
          </table:table-cell>
          <table:table-cell office:value-type="float" office:value="2227.05245153934" calcext:value-type="float">
            <text:p>2227.0524515393</text:p>
          </table:table-cell>
          <table:table-cell office:value-type="float" office:value="49985" calcext:value-type="float">
            <text:p>49985</text:p>
          </table:table-cell>
          <table:table-cell office:value-type="float" office:value="10549.2707012104" calcext:value-type="float">
            <text:p>10549.2707012104</text:p>
          </table:table-cell>
          <table:table-cell office:value-type="float" office:value="475" calcext:value-type="float">
            <text:p>475</text:p>
          </table:table-cell>
          <table:table-cell office:value-type="float" office:value="328864" calcext:value-type="float">
            <text:p>328864</text:p>
          </table:table-cell>
          <table:table-cell office:value-type="float" office:value="16000" calcext:value-type="float">
            <text:p>16000</text:p>
          </table:table-cell>
          <table:table-cell office:value-type="float" office:value="27000" calcext:value-type="float">
            <text:p>27000</text:p>
          </table:table-cell>
          <table:table-cell office:value-type="float" office:value="950015" calcext:value-type="float">
            <text:p>950015</text:p>
          </table:table-cell>
          <table:table-cell office:value-type="float" office:value="11215.1425177497" calcext:value-type="float">
            <text:p>11215.1425177497</text:p>
          </table:table-cell>
          <table:table-cell office:value-type="float" office:value="426" calcext:value-type="float">
            <text:p>426</text:p>
          </table:table-cell>
          <table:table-cell office:value-type="float" office:value="443626" calcext:value-type="float">
            <text:p>443626</text:p>
          </table:table-cell>
          <table:table-cell office:value-type="float" office:value="17000" calcext:value-type="float">
            <text:p>17000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1">
          <table:table-cell office:value-type="string" calcext:value-type="string">
            <text:p>workloade</text:p>
          </table:table-cell>
          <table:table-cell office:value-type="string" calcext:value-type="string">
            <text:p>mongod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20090" calcext:value-type="float">
            <text:p>620090</text:p>
          </table:table-cell>
          <table:table-cell office:value-type="float" office:value="1612.66912867487" calcext:value-type="float">
            <text:p>1612.6691286749</text:p>
          </table:table-cell>
          <table:table-cell office:value-type="float" office:value="50041" calcext:value-type="float">
            <text:p>50041</text:p>
          </table:table-cell>
          <table:table-cell office:value-type="float" office:value="30671.8739033992" calcext:value-type="float">
            <text:p>30671.8739033992</text:p>
          </table:table-cell>
          <table:table-cell office:value-type="float" office:value="3464" calcext:value-type="float">
            <text:p>3464</text:p>
          </table:table-cell>
          <table:table-cell office:value-type="float" office:value="767952" calcext:value-type="float">
            <text:p>767952</text:p>
          </table:table-cell>
          <table:table-cell office:value-type="float" office:value="39000" calcext:value-type="float">
            <text:p>39000</text:p>
          </table:table-cell>
          <table:table-cell office:value-type="float" office:value="76000" calcext:value-type="float">
            <text:p>76000</text:p>
          </table:table-cell>
          <table:table-cell office:value-type="float" office:value="949959" calcext:value-type="float">
            <text:p>949959</text:p>
          </table:table-cell>
          <table:table-cell office:value-type="float" office:value="31000.0225030764" calcext:value-type="float">
            <text:p>31000.0225030764</text:p>
          </table:table-cell>
          <table:table-cell office:value-type="float" office:value="1348" calcext:value-type="float">
            <text:p>1348</text:p>
          </table:table-cell>
          <table:table-cell office:value-type="float" office:value="854180" calcext:value-type="float">
            <text:p>854180</text:p>
          </table:table-cell>
          <table:table-cell office:value-type="float" office:value="39000" calcext:value-type="float">
            <text:p>39000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workloade</text:p>
          </table:table-cell>
          <table:table-cell office:value-type="string" calcext:value-type="string">
            <text:p>mongodb-async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50012" calcext:value-type="float">
            <text:p>450012</text:p>
          </table:table-cell>
          <table:table-cell office:value-type="float" office:value="2222.16296454317" calcext:value-type="float">
            <text:p>2222.1629645432</text:p>
          </table:table-cell>
          <table:table-cell office:value-type="float" office:value="50075" calcext:value-type="float">
            <text:p>50075</text:p>
          </table:table-cell>
          <table:table-cell office:value-type="float" office:value="21834.6889865202" calcext:value-type="float">
            <text:p>21834.6889865202</text:p>
          </table:table-cell>
          <table:table-cell office:value-type="float" office:value="374" calcext:value-type="float">
            <text:p>374</text:p>
          </table:table-cell>
          <table:table-cell office:value-type="float" office:value="661296" calcext:value-type="float">
            <text:p>661296</text:p>
          </table:table-cell>
          <table:table-cell office:value-type="float" office:value="33000" calcext:value-type="float">
            <text:p>33000</text:p>
          </table:table-cell>
          <table:table-cell office:value-type="float" office:value="67000" calcext:value-type="float">
            <text:p>67000</text:p>
          </table:table-cell>
          <table:table-cell office:value-type="float" office:value="949925" calcext:value-type="float">
            <text:p>949925</text:p>
          </table:table-cell>
          <table:table-cell office:value-type="float" office:value="22414.8924915125" calcext:value-type="float">
            <text:p>22414.8924915125</text:p>
          </table:table-cell>
          <table:table-cell office:value-type="float" office:value="329" calcext:value-type="float">
            <text:p>329</text:p>
          </table:table-cell>
          <table:table-cell office:value-type="float" office:value="807923" calcext:value-type="float">
            <text:p>807923</text:p>
          </table:table-cell>
          <table:table-cell office:value-type="float" office:value="34000" calcext:value-type="float">
            <text:p>34000</text:p>
          </table:table-cell>
          <table:table-cell office:value-type="float" office:value="52000" calcext:value-type="float">
            <text:p>52000</text:p>
          </table:table-cell>
        </table:table-row>
        <table:table-row table:style-name="ro1">
          <table:table-cell office:value-type="string" calcext:value-type="string">
            <text:p>workloade</text:p>
          </table:table-cell>
          <table:table-cell office:value-type="string" calcext:value-type="string">
            <text:p>mongodb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52536" calcext:value-type="float">
            <text:p>452536</text:p>
          </table:table-cell>
          <table:table-cell office:value-type="float" office:value="2209.76894655895" calcext:value-type="float">
            <text:p>2209.768946559</text:p>
          </table:table-cell>
          <table:table-cell office:value-type="float" office:value="49653" calcext:value-type="float">
            <text:p>49653</text:p>
          </table:table-cell>
          <table:table-cell office:value-type="float" office:value="4321.78591424486" calcext:value-type="float">
            <text:p>4321.7859142449</text:p>
          </table:table-cell>
          <table:table-cell office:value-type="float" office:value="447" calcext:value-type="float">
            <text:p>447</text:p>
          </table:table-cell>
          <table:table-cell office:value-type="float" office:value="666861" calcext:value-type="float">
            <text:p>666861</text:p>
          </table:table-cell>
          <table:table-cell office:value-type="float" office:value="5000" calcext:value-type="float">
            <text:p>5000</text:p>
          </table:table-cell>
          <table:table-cell office:value-type="float" office:value="12000" calcext:value-type="float">
            <text:p>12000</text:p>
          </table:table-cell>
          <table:table-cell office:value-type="float" office:value="950347" calcext:value-type="float">
            <text:p>950347</text:p>
          </table:table-cell>
          <table:table-cell office:value-type="float" office:value="4522.89411130882" calcext:value-type="float">
            <text:p>4522.8941113088</text:p>
          </table:table-cell>
          <table:table-cell office:value-type="float" office:value="370" calcext:value-type="float">
            <text:p>370</text:p>
          </table:table-cell>
          <table:table-cell office:value-type="float" office:value="680044" calcext:value-type="float">
            <text:p>680044</text:p>
          </table:table-cell>
          <table:table-cell office:value-type="float" office:value="6000" calcext:value-type="float">
            <text:p>6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workloade</text:p>
          </table:table-cell>
          <table:table-cell office:value-type="string" calcext:value-type="string">
            <text:p>mongodb-async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51769" calcext:value-type="float">
            <text:p>451769</text:p>
          </table:table-cell>
          <table:table-cell office:value-type="float" office:value="2213.52062669196" calcext:value-type="float">
            <text:p>2213.520626692</text:p>
          </table:table-cell>
          <table:table-cell office:value-type="float" office:value="50020" calcext:value-type="float">
            <text:p>50020</text:p>
          </table:table-cell>
          <table:table-cell office:value-type="float" office:value="4089.06759296282" calcext:value-type="float">
            <text:p>4089.0675929628</text:p>
          </table:table-cell>
          <table:table-cell office:value-type="float" office:value="354" calcext:value-type="float">
            <text:p>354</text:p>
          </table:table-cell>
          <table:table-cell office:value-type="float" office:value="205755" calcext:value-type="float">
            <text:p>205755</text:p>
          </table:table-cell>
          <table:table-cell office:value-type="float" office:value="5000" calcext:value-type="float">
            <text:p>5000</text:p>
          </table:table-cell>
          <table:table-cell office:value-type="float" office:value="13000" calcext:value-type="float">
            <text:p>13000</text:p>
          </table:table-cell>
          <table:table-cell office:value-type="float" office:value="949980" calcext:value-type="float">
            <text:p>949980</text:p>
          </table:table-cell>
          <table:table-cell office:value-type="float" office:value="4527.32655424325" calcext:value-type="float">
            <text:p>4527.3265542433</text:p>
          </table:table-cell>
          <table:table-cell office:value-type="float" office:value="330" calcext:value-type="float">
            <text:p>330</text:p>
          </table:table-cell>
          <table:table-cell office:value-type="float" office:value="423299" calcext:value-type="float">
            <text:p>423299</text:p>
          </table:table-cell>
          <table:table-cell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workloade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52196" calcext:value-type="float">
            <text:p>452196</text:p>
          </table:table-cell>
          <table:table-cell office:value-type="float" office:value="2211.40832736247" calcext:value-type="float">
            <text:p>2211.4083273625</text:p>
          </table:table-cell>
          <table:table-cell office:value-type="float" office:value="49683" calcext:value-type="float">
            <text:p>49683</text:p>
          </table:table-cell>
          <table:table-cell office:value-type="float" office:value="6510.38689290099" calcext:value-type="float">
            <text:p>6510.386892901</text:p>
          </table:table-cell>
          <table:table-cell office:value-type="float" office:value="547" calcext:value-type="float">
            <text:p>547</text:p>
          </table:table-cell>
          <table:table-cell office:value-type="float" office:value="1016250" calcext:value-type="float">
            <text:p>1016250</text:p>
          </table:table-cell>
          <table:table-cell office:value-type="float" office:value="8000" calcext:value-type="float">
            <text:p>8000</text:p>
          </table:table-cell>
          <table:table-cell office:value-type="float" office:value="16000" calcext:value-type="float">
            <text:p>16000</text:p>
          </table:table-cell>
          <table:table-cell office:value-type="float" office:value="950307" calcext:value-type="float">
            <text:p>950307</text:p>
          </table:table-cell>
          <table:table-cell office:value-type="float" office:value="6783.3235438653" calcext:value-type="float">
            <text:p>6783.3235438653</text:p>
          </table:table-cell>
          <table:table-cell office:value-type="float" office:value="408" calcext:value-type="float">
            <text:p>408</text:p>
          </table:table-cell>
          <table:table-cell office:value-type="float" office:value="1025264" calcext:value-type="float">
            <text:p>1025264</text:p>
          </table:table-cell>
          <table:table-cell office:value-type="float" office:value="9000" calcext:value-type="float">
            <text:p>9000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workloade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52007" calcext:value-type="float">
            <text:p>452007</text:p>
          </table:table-cell>
          <table:table-cell office:value-type="float" office:value="2212.332994843" calcext:value-type="float">
            <text:p>2212.332994843</text:p>
          </table:table-cell>
          <table:table-cell office:value-type="float" office:value="50113" calcext:value-type="float">
            <text:p>50113</text:p>
          </table:table-cell>
          <table:table-cell office:value-type="float" office:value="6129.32231157584" calcext:value-type="float">
            <text:p>6129.3223115758</text:p>
          </table:table-cell>
          <table:table-cell office:value-type="float" office:value="394" calcext:value-type="float">
            <text:p>394</text:p>
          </table:table-cell>
          <table:table-cell office:value-type="float" office:value="631387" calcext:value-type="float">
            <text:p>631387</text:p>
          </table:table-cell>
          <table:table-cell office:value-type="float" office:value="8000" calcext:value-type="float">
            <text:p>8000</text:p>
          </table:table-cell>
          <table:table-cell office:value-type="float" office:value="18000" calcext:value-type="float">
            <text:p>18000</text:p>
          </table:table-cell>
          <table:table-cell office:value-type="float" office:value="949877" calcext:value-type="float">
            <text:p>949877</text:p>
          </table:table-cell>
          <table:table-cell office:value-type="float" office:value="6800.67565800625" calcext:value-type="float">
            <text:p>6800.6756580063</text:p>
          </table:table-cell>
          <table:table-cell office:value-type="float" office:value="312" calcext:value-type="float">
            <text:p>312</text:p>
          </table:table-cell>
          <table:table-cell office:value-type="float" office:value="632970" calcext:value-type="float">
            <text:p>632970</text:p>
          </table:table-cell>
          <table:table-cell office:value-type="float" office:value="11000" calcext:value-type="float">
            <text:p>1100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string" calcext:value-type="string">
            <text:p>workloade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53135" calcext:value-type="float">
            <text:p>453135</text:p>
          </table:table-cell>
          <table:table-cell office:value-type="float" office:value="2206.84784887506" calcext:value-type="float">
            <text:p>2206.8478488751</text:p>
          </table:table-cell>
          <table:table-cell office:value-type="float" office:value="49810" calcext:value-type="float">
            <text:p>49810</text:p>
          </table:table-cell>
          <table:table-cell office:value-type="float" office:value="8941.6119253162" calcext:value-type="float">
            <text:p>8941.6119253162</text:p>
          </table:table-cell>
          <table:table-cell office:value-type="float" office:value="610" calcext:value-type="float">
            <text:p>610</text:p>
          </table:table-cell>
          <table:table-cell office:value-type="float" office:value="576859" calcext:value-type="float">
            <text:p>576859</text:p>
          </table:table-cell>
          <table:table-cell office:value-type="float" office:value="11000" calcext:value-type="float">
            <text:p>11000</text:p>
          </table:table-cell>
          <table:table-cell office:value-type="float" office:value="23000" calcext:value-type="float">
            <text:p>23000</text:p>
          </table:table-cell>
          <table:table-cell office:value-type="float" office:value="950190" calcext:value-type="float">
            <text:p>950190</text:p>
          </table:table-cell>
          <table:table-cell office:value-type="float" office:value="9052.73246719077" calcext:value-type="float">
            <text:p>9052.7324671908</text:p>
          </table:table-cell>
          <table:table-cell office:value-type="float" office:value="428" calcext:value-type="float">
            <text:p>428</text:p>
          </table:table-cell>
          <table:table-cell office:value-type="float" office:value="582954" calcext:value-type="float">
            <text:p>582954</text:p>
          </table:table-cell>
          <table:table-cell office:value-type="float" office:value="11000" calcext:value-type="float">
            <text:p>11000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workloade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50588" calcext:value-type="float">
            <text:p>450588</text:p>
          </table:table-cell>
          <table:table-cell office:value-type="float" office:value="2219.32230774011" calcext:value-type="float">
            <text:p>2219.3223077401</text:p>
          </table:table-cell>
          <table:table-cell office:value-type="float" office:value="49761" calcext:value-type="float">
            <text:p>49761</text:p>
          </table:table-cell>
          <table:table-cell office:value-type="float" office:value="8065.99702578324" calcext:value-type="float">
            <text:p>8065.9970257832</text:p>
          </table:table-cell>
          <table:table-cell office:value-type="float" office:value="453" calcext:value-type="float">
            <text:p>453</text:p>
          </table:table-cell>
          <table:table-cell office:value-type="float" office:value="166029" calcext:value-type="float">
            <text:p>166029</text:p>
          </table:table-cell>
          <table:table-cell office:value-type="float" office:value="11000" calcext:value-type="float">
            <text:p>11000</text:p>
          </table:table-cell>
          <table:table-cell office:value-type="float" office:value="31000" calcext:value-type="float">
            <text:p>31000</text:p>
          </table:table-cell>
          <table:table-cell office:value-type="float" office:value="950239" calcext:value-type="float">
            <text:p>950239</text:p>
          </table:table-cell>
          <table:table-cell office:value-type="float" office:value="9042.58340901605" calcext:value-type="float">
            <text:p>9042.5834090161</text:p>
          </table:table-cell>
          <table:table-cell office:value-type="float" office:value="362" calcext:value-type="float">
            <text:p>362</text:p>
          </table:table-cell>
          <table:table-cell office:value-type="float" office:value="504869" calcext:value-type="float">
            <text:p>504869</text:p>
          </table:table-cell>
          <table:table-cell office:value-type="float" office:value="14000" calcext:value-type="float">
            <text:p>1400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string" calcext:value-type="string">
            <text:p>workloade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52335" calcext:value-type="float">
            <text:p>452335</text:p>
          </table:table-cell>
          <table:table-cell office:value-type="float" office:value="2210.7287740281" calcext:value-type="float">
            <text:p>2210.7287740281</text:p>
          </table:table-cell>
          <table:table-cell office:value-type="float" office:value="50111" calcext:value-type="float">
            <text:p>50111</text:p>
          </table:table-cell>
          <table:table-cell office:value-type="float" office:value="13338.0151064637" calcext:value-type="float">
            <text:p>13338.0151064637</text:p>
          </table:table-cell>
          <table:table-cell office:value-type="float" office:value="2052" calcext:value-type="float">
            <text:p>2052</text:p>
          </table:table-cell>
          <table:table-cell office:value-type="float" office:value="487576" calcext:value-type="float">
            <text:p>487576</text:p>
          </table:table-cell>
          <table:table-cell office:value-type="float" office:value="16000" calcext:value-type="float">
            <text:p>16000</text:p>
          </table:table-cell>
          <table:table-cell office:value-type="float" office:value="48000" calcext:value-type="float">
            <text:p>48000</text:p>
          </table:table-cell>
          <table:table-cell office:value-type="float" office:value="949879" calcext:value-type="float">
            <text:p>949879</text:p>
          </table:table-cell>
          <table:table-cell office:value-type="float" office:value="13561.4808243997" calcext:value-type="float">
            <text:p>13561.4808243997</text:p>
          </table:table-cell>
          <table:table-cell office:value-type="float" office:value="444" calcext:value-type="float">
            <text:p>444</text:p>
          </table:table-cell>
          <table:table-cell office:value-type="float" office:value="500441" calcext:value-type="float">
            <text:p>500441</text:p>
          </table:table-cell>
          <table:table-cell office:value-type="float" office:value="16000" calcext:value-type="float">
            <text:p>16000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workloade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92842" calcext:value-type="float">
            <text:p>492842</text:p>
          </table:table-cell>
          <table:table-cell office:value-type="float" office:value="2029.02755852789" calcext:value-type="float">
            <text:p>2029.0275585279</text:p>
          </table:table-cell>
          <table:table-cell office:value-type="float" office:value="49859" calcext:value-type="float">
            <text:p>49859</text:p>
          </table:table-cell>
          <table:table-cell office:value-type="float" office:value="13154.2169518041" calcext:value-type="float">
            <text:p>13154.2169518041</text:p>
          </table:table-cell>
          <table:table-cell office:value-type="float" office:value="488" calcext:value-type="float">
            <text:p>488</text:p>
          </table:table-cell>
          <table:table-cell office:value-type="float" office:value="451141" calcext:value-type="float">
            <text:p>451141</text:p>
          </table:table-cell>
          <table:table-cell office:value-type="float" office:value="21000" calcext:value-type="float">
            <text:p>21000</text:p>
          </table:table-cell>
          <table:table-cell office:value-type="float" office:value="46000" calcext:value-type="float">
            <text:p>46000</text:p>
          </table:table-cell>
          <table:table-cell office:value-type="float" office:value="950131" calcext:value-type="float">
            <text:p>950131</text:p>
          </table:table-cell>
          <table:table-cell office:value-type="float" office:value="14837.3526966282" calcext:value-type="float">
            <text:p>14837.3526966282</text:p>
          </table:table-cell>
          <table:table-cell office:value-type="float" office:value="341" calcext:value-type="float">
            <text:p>341</text:p>
          </table:table-cell>
          <table:table-cell office:value-type="float" office:value="551013" calcext:value-type="float">
            <text:p>551013</text:p>
          </table:table-cell>
          <table:table-cell office:value-type="float" office:value="25000" calcext:value-type="float">
            <text:p>25000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string" calcext:value-type="string">
            <text:p>workloade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53209" calcext:value-type="float">
            <text:p>453209</text:p>
          </table:table-cell>
          <table:table-cell office:value-type="float" office:value="2206.4875145904" calcext:value-type="float">
            <text:p>2206.4875145904</text:p>
          </table:table-cell>
          <table:table-cell office:value-type="float" office:value="50015" calcext:value-type="float">
            <text:p>50015</text:p>
          </table:table-cell>
          <table:table-cell office:value-type="float" office:value="17909.9896830951" calcext:value-type="float">
            <text:p>17909.9896830951</text:p>
          </table:table-cell>
          <table:table-cell office:value-type="float" office:value="843" calcext:value-type="float">
            <text:p>843</text:p>
          </table:table-cell>
          <table:table-cell office:value-type="float" office:value="998522" calcext:value-type="float">
            <text:p>998522</text:p>
          </table:table-cell>
          <table:table-cell office:value-type="float" office:value="21000" calcext:value-type="float">
            <text:p>21000</text:p>
          </table:table-cell>
          <table:table-cell office:value-type="float" office:value="59000" calcext:value-type="float">
            <text:p>59000</text:p>
          </table:table-cell>
          <table:table-cell office:value-type="float" office:value="949985" calcext:value-type="float">
            <text:p>949985</text:p>
          </table:table-cell>
          <table:table-cell office:value-type="float" office:value="18116.8751211861" calcext:value-type="float">
            <text:p>18116.8751211861</text:p>
          </table:table-cell>
          <table:table-cell office:value-type="float" office:value="797" calcext:value-type="float">
            <text:p>797</text:p>
          </table:table-cell>
          <table:table-cell office:value-type="float" office:value="1068439" calcext:value-type="float">
            <text:p>1068439</text:p>
          </table:table-cell>
          <table:table-cell office:value-type="float" office:value="22000" calcext:value-type="float">
            <text:p>22000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workloade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74546" calcext:value-type="float">
            <text:p>474546</text:p>
          </table:table-cell>
          <table:table-cell office:value-type="float" office:value="2107.27727132881" calcext:value-type="float">
            <text:p>2107.2772713288</text:p>
          </table:table-cell>
          <table:table-cell office:value-type="float" office:value="50272" calcext:value-type="float">
            <text:p>50272</text:p>
          </table:table-cell>
          <table:table-cell office:value-type="float" office:value="17366.9910486951" calcext:value-type="float">
            <text:p>17366.9910486951</text:p>
          </table:table-cell>
          <table:table-cell office:value-type="float" office:value="465" calcext:value-type="float">
            <text:p>465</text:p>
          </table:table-cell>
          <table:table-cell office:value-type="float" office:value="1486780" calcext:value-type="float">
            <text:p>1486780</text:p>
          </table:table-cell>
          <table:table-cell office:value-type="float" office:value="28000" calcext:value-type="float">
            <text:p>28000</text:p>
          </table:table-cell>
          <table:table-cell office:value-type="float" office:value="54000" calcext:value-type="float">
            <text:p>54000</text:p>
          </table:table-cell>
          <table:table-cell office:value-type="float" office:value="949728" calcext:value-type="float">
            <text:p>949728</text:p>
          </table:table-cell>
          <table:table-cell office:value-type="float" office:value="19027.9629672917" calcext:value-type="float">
            <text:p>19027.9629672917</text:p>
          </table:table-cell>
          <table:table-cell office:value-type="float" office:value="429" calcext:value-type="float">
            <text:p>429</text:p>
          </table:table-cell>
          <table:table-cell office:value-type="float" office:value="1546964" calcext:value-type="float">
            <text:p>1546964</text:p>
          </table:table-cell>
          <table:table-cell office:value-type="float" office:value="32000" calcext:value-type="float">
            <text:p>32000</text:p>
          </table:table-cell>
          <table:table-cell office:value-type="float" office:value="53000" calcext:value-type="float">
            <text:p>53000</text:p>
          </table:table-cell>
        </table:table-row>
        <table:table-row table:style-name="ro1">
          <table:table-cell office:value-type="string" calcext:value-type="string">
            <text:p>workloade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52966" calcext:value-type="float">
            <text:p>452966</text:p>
          </table:table-cell>
          <table:table-cell office:value-type="float" office:value="2207.67121594115" calcext:value-type="float">
            <text:p>2207.6712159412</text:p>
          </table:table-cell>
          <table:table-cell office:value-type="float" office:value="50270" calcext:value-type="float">
            <text:p>50270</text:p>
          </table:table-cell>
          <table:table-cell office:value-type="float" office:value="22417.5108215636" calcext:value-type="float">
            <text:p>22417.5108215636</text:p>
          </table:table-cell>
          <table:table-cell office:value-type="float" office:value="574" calcext:value-type="float">
            <text:p>574</text:p>
          </table:table-cell>
          <table:table-cell office:value-type="float" office:value="842178" calcext:value-type="float">
            <text:p>842178</text:p>
          </table:table-cell>
          <table:table-cell office:value-type="float" office:value="27000" calcext:value-type="float">
            <text:p>27000</text:p>
          </table:table-cell>
          <table:table-cell office:value-type="float" office:value="72000" calcext:value-type="float">
            <text:p>72000</text:p>
          </table:table-cell>
          <table:table-cell office:value-type="float" office:value="949730" calcext:value-type="float">
            <text:p>949730</text:p>
          </table:table-cell>
          <table:table-cell office:value-type="float" office:value="22632.2773346109" calcext:value-type="float">
            <text:p>22632.2773346109</text:p>
          </table:table-cell>
          <table:table-cell office:value-type="float" office:value="506" calcext:value-type="float">
            <text:p>506</text:p>
          </table:table-cell>
          <table:table-cell office:value-type="float" office:value="859707" calcext:value-type="float">
            <text:p>859707</text:p>
          </table:table-cell>
          <table:table-cell office:value-type="float" office:value="27000" calcext:value-type="float">
            <text:p>27000</text:p>
          </table:table-cell>
          <table:table-cell office:value-type="float" office:value="66000" calcext:value-type="float">
            <text:p>66000</text:p>
          </table:table-cell>
          <table:table-cell office:value-type="string" calcext:value-type="string">
            <text:p>workloade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58943" calcext:value-type="float">
            <text:p>458943</text:p>
          </table:table-cell>
          <table:table-cell office:value-type="float" office:value="2178.9198222873" calcext:value-type="float">
            <text:p>2178.9198222873</text:p>
          </table:table-cell>
          <table:table-cell office:value-type="float" office:value="50221" calcext:value-type="float">
            <text:p>50221</text:p>
          </table:table-cell>
          <table:table-cell office:value-type="float" office:value="21003.668385735" calcext:value-type="float">
            <text:p>21003.668385735</text:p>
          </table:table-cell>
          <table:table-cell office:value-type="float" office:value="486" calcext:value-type="float">
            <text:p>486</text:p>
          </table:table-cell>
          <table:table-cell office:value-type="float" office:value="974807" calcext:value-type="float">
            <text:p>974807</text:p>
          </table:table-cell>
          <table:table-cell office:value-type="float" office:value="36000" calcext:value-type="float">
            <text:p>36000</text:p>
          </table:table-cell>
          <table:table-cell office:value-type="float" office:value="67000" calcext:value-type="float">
            <text:p>67000</text:p>
          </table:table-cell>
          <table:table-cell office:value-type="float" office:value="949779" calcext:value-type="float">
            <text:p>949779</text:p>
          </table:table-cell>
          <table:table-cell office:value-type="float" office:value="22985.665887538" calcext:value-type="float">
            <text:p>22985.665887538</text:p>
          </table:table-cell>
          <table:table-cell office:value-type="float" office:value="406" calcext:value-type="float">
            <text:p>406</text:p>
          </table:table-cell>
          <table:table-cell office:value-type="float" office:value="1011087" calcext:value-type="float">
            <text:p>1011087</text:p>
          </table:table-cell>
          <table:table-cell office:value-type="float" office:value="40000" calcext:value-type="float">
            <text:p>40000</text:p>
          </table:table-cell>
          <table:table-cell office:value-type="float" office:value="67000" calcext:value-type="float">
            <text:p>67000</text:p>
          </table:table-cell>
        </table:table-row>
        <table:table-row table:style-name="ro1">
          <table:table-cell office:value-type="string" calcext:value-type="string">
            <text:p>workloade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453502" calcext:value-type="float">
            <text:p>453502</text:p>
          </table:table-cell>
          <table:table-cell office:value-type="float" office:value="2205.0068136414" calcext:value-type="float">
            <text:p>2205.0068136414</text:p>
          </table:table-cell>
          <table:table-cell office:value-type="float" office:value="49931" calcext:value-type="float">
            <text:p>49931</text:p>
          </table:table-cell>
          <table:table-cell office:value-type="float" office:value="33771.1445394645" calcext:value-type="float">
            <text:p>33771.1445394645</text:p>
          </table:table-cell>
          <table:table-cell office:value-type="float" office:value="2310" calcext:value-type="float">
            <text:p>2310</text:p>
          </table:table-cell>
          <table:table-cell office:value-type="float" office:value="604935" calcext:value-type="float">
            <text:p>604935</text:p>
          </table:table-cell>
          <table:table-cell office:value-type="float" office:value="39000" calcext:value-type="float">
            <text:p>39000</text:p>
          </table:table-cell>
          <table:table-cell office:value-type="float" office:value="124000" calcext:value-type="float">
            <text:p>124000</text:p>
          </table:table-cell>
          <table:table-cell office:value-type="float" office:value="950044" calcext:value-type="float">
            <text:p>950044</text:p>
          </table:table-cell>
          <table:table-cell office:value-type="float" office:value="33984.5612771619" calcext:value-type="float">
            <text:p>33984.5612771619</text:p>
          </table:table-cell>
          <table:table-cell office:value-type="float" office:value="744" calcext:value-type="float">
            <text:p>744</text:p>
          </table:table-cell>
          <table:table-cell office:value-type="float" office:value="696546" calcext:value-type="float">
            <text:p>696546</text:p>
          </table:table-cell>
          <table:table-cell office:value-type="float" office:value="39000" calcext:value-type="float">
            <text:p>39000</text:p>
          </table:table-cell>
          <table:table-cell office:value-type="float" office:value="121000" calcext:value-type="float">
            <text:p>121000</text:p>
          </table:table-cell>
          <table:table-cell office:value-type="string" calcext:value-type="string">
            <text:p>workloade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450345" calcext:value-type="float">
            <text:p>450345</text:p>
          </table:table-cell>
          <table:table-cell office:value-type="float" office:value="2220.46431069513" calcext:value-type="float">
            <text:p>2220.4643106951</text:p>
          </table:table-cell>
          <table:table-cell office:value-type="float" office:value="49972" calcext:value-type="float">
            <text:p>49972</text:p>
          </table:table-cell>
          <table:table-cell office:value-type="float" office:value="32061.9566157048" calcext:value-type="float">
            <text:p>32061.9566157048</text:p>
          </table:table-cell>
          <table:table-cell office:value-type="float" office:value="613" calcext:value-type="float">
            <text:p>613</text:p>
          </table:table-cell>
          <table:table-cell office:value-type="float" office:value="1165059" calcext:value-type="float">
            <text:p>1165059</text:p>
          </table:table-cell>
          <table:table-cell office:value-type="float" office:value="56000" calcext:value-type="float">
            <text:p>56000</text:p>
          </table:table-cell>
          <table:table-cell office:value-type="float" office:value="101000" calcext:value-type="float">
            <text:p>101000</text:p>
          </table:table-cell>
          <table:table-cell office:value-type="float" office:value="950003" calcext:value-type="float">
            <text:p>950003</text:p>
          </table:table-cell>
          <table:table-cell office:value-type="float" office:value="33765.096407064" calcext:value-type="float">
            <text:p>33765.096407064</text:p>
          </table:table-cell>
          <table:table-cell office:value-type="float" office:value="466" calcext:value-type="float">
            <text:p>466</text:p>
          </table:table-cell>
          <table:table-cell office:value-type="float" office:value="1185068" calcext:value-type="float">
            <text:p>1185068</text:p>
          </table:table-cell>
          <table:table-cell office:value-type="float" office:value="62000" calcext:value-type="float">
            <text:p>62000</text:p>
          </table:table-cell>
          <table:table-cell office:value-type="float" office:value="102000" calcext:value-type="float">
            <text:p>102000</text:p>
          </table:table-cell>
        </table:table-row>
        <table:table-row table:style-name="ro1">
          <table:table-cell office:value-type="string" calcext:value-type="string">
            <text:p>workloade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52389" calcext:value-type="float">
            <text:p>452389</text:p>
          </table:table-cell>
          <table:table-cell office:value-type="float" office:value="2210.48699238929" calcext:value-type="float">
            <text:p>2210.4869923893</text:p>
          </table:table-cell>
          <table:table-cell office:value-type="float" office:value="50174" calcext:value-type="float">
            <text:p>50174</text:p>
          </table:table-cell>
          <table:table-cell office:value-type="float" office:value="44920.6296488221" calcext:value-type="float">
            <text:p>44920.6296488221</text:p>
          </table:table-cell>
          <table:table-cell office:value-type="float" office:value="4944" calcext:value-type="float">
            <text:p>4944</text:p>
          </table:table-cell>
          <table:table-cell office:value-type="float" office:value="519746" calcext:value-type="float">
            <text:p>519746</text:p>
          </table:table-cell>
          <table:table-cell office:value-type="float" office:value="52000" calcext:value-type="float">
            <text:p>52000</text:p>
          </table:table-cell>
          <table:table-cell office:value-type="float" office:value="135000" calcext:value-type="float">
            <text:p>135000</text:p>
          </table:table-cell>
          <table:table-cell office:value-type="float" office:value="949826" calcext:value-type="float">
            <text:p>949826</text:p>
          </table:table-cell>
          <table:table-cell office:value-type="float" office:value="45210.9159793478" calcext:value-type="float">
            <text:p>45210.9159793478</text:p>
          </table:table-cell>
          <table:table-cell office:value-type="float" office:value="1134" calcext:value-type="float">
            <text:p>1134</text:p>
          </table:table-cell>
          <table:table-cell office:value-type="float" office:value="684525" calcext:value-type="float">
            <text:p>684525</text:p>
          </table:table-cell>
          <table:table-cell office:value-type="float" office:value="52000" calcext:value-type="float">
            <text:p>52000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workloade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51255" calcext:value-type="float">
            <text:p>451255</text:p>
          </table:table-cell>
          <table:table-cell office:value-type="float" office:value="2216.04192751327" calcext:value-type="float">
            <text:p>2216.0419275133</text:p>
          </table:table-cell>
          <table:table-cell office:value-type="float" office:value="49983" calcext:value-type="float">
            <text:p>49983</text:p>
          </table:table-cell>
          <table:table-cell office:value-type="float" office:value="43354.8798791589" calcext:value-type="float">
            <text:p>43354.8798791589</text:p>
          </table:table-cell>
          <table:table-cell office:value-type="float" office:value="606" calcext:value-type="float">
            <text:p>606</text:p>
          </table:table-cell>
          <table:table-cell office:value-type="float" office:value="764176" calcext:value-type="float">
            <text:p>764176</text:p>
          </table:table-cell>
          <table:table-cell office:value-type="float" office:value="87000" calcext:value-type="float">
            <text:p>87000</text:p>
          </table:table-cell>
          <table:table-cell office:value-type="float" office:value="127000" calcext:value-type="float">
            <text:p>127000</text:p>
          </table:table-cell>
          <table:table-cell office:value-type="float" office:value="950017" calcext:value-type="float">
            <text:p>950017</text:p>
          </table:table-cell>
          <table:table-cell office:value-type="float" office:value="45035.7529823151" calcext:value-type="float">
            <text:p>45035.7529823151</text:p>
          </table:table-cell>
          <table:table-cell office:value-type="float" office:value="370" calcext:value-type="float">
            <text:p>370</text:p>
          </table:table-cell>
          <table:table-cell office:value-type="float" office:value="780970" calcext:value-type="float">
            <text:p>780970</text:p>
          </table:table-cell>
          <table:table-cell office:value-type="float" office:value="91000" calcext:value-type="float">
            <text:p>91000</text:p>
          </table:table-cell>
          <table:table-cell office:value-type="float" office:value="133000" calcext:value-type="float">
            <text:p>133000</text:p>
          </table:table-cell>
        </table:table-row>
        <table:table-row table:style-name="ro1">
          <table:table-cell office:value-type="string" calcext:value-type="string">
            <text:p>workloade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451984" calcext:value-type="float">
            <text:p>451984</text:p>
          </table:table-cell>
          <table:table-cell office:value-type="float" office:value="2212.46769797161" calcext:value-type="float">
            <text:p>2212.4676979716</text:p>
          </table:table-cell>
          <table:table-cell office:value-type="float" office:value="50108" calcext:value-type="float">
            <text:p>50108</text:p>
          </table:table-cell>
          <table:table-cell office:value-type="float" office:value="56298.0630238685" calcext:value-type="float">
            <text:p>56298.0630238685</text:p>
          </table:table-cell>
          <table:table-cell office:value-type="float" office:value="4845" calcext:value-type="float">
            <text:p>4845</text:p>
          </table:table-cell>
          <table:table-cell office:value-type="float" office:value="709299" calcext:value-type="float">
            <text:p>709299</text:p>
          </table:table-cell>
          <table:table-cell office:value-type="float" office:value="65000" calcext:value-type="float">
            <text:p>65000</text:p>
          </table:table-cell>
          <table:table-cell office:value-type="float" office:value="148000" calcext:value-type="float">
            <text:p>148000</text:p>
          </table:table-cell>
          <table:table-cell office:value-type="float" office:value="949892" calcext:value-type="float">
            <text:p>949892</text:p>
          </table:table-cell>
          <table:table-cell office:value-type="float" office:value="56454.5852633773" calcext:value-type="float">
            <text:p>56454.5852633773</text:p>
          </table:table-cell>
          <table:table-cell office:value-type="float" office:value="1004" calcext:value-type="float">
            <text:p>1004</text:p>
          </table:table-cell>
          <table:table-cell office:value-type="float" office:value="711203" calcext:value-type="float">
            <text:p>711203</text:p>
          </table:table-cell>
          <table:table-cell office:value-type="float" office:value="64000" calcext:value-type="float">
            <text:p>64000</text:p>
          </table:table-cell>
          <table:table-cell office:value-type="float" office:value="146000" calcext:value-type="float">
            <text:p>146000</text:p>
          </table:table-cell>
          <table:table-cell office:value-type="string" calcext:value-type="string">
            <text:p>workloade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451186" calcext:value-type="float">
            <text:p>451186</text:p>
          </table:table-cell>
          <table:table-cell office:value-type="float" office:value="2216.38082741929" calcext:value-type="float">
            <text:p>2216.3808274193</text:p>
          </table:table-cell>
          <table:table-cell office:value-type="float" office:value="50111" calcext:value-type="float">
            <text:p>50111</text:p>
          </table:table-cell>
          <table:table-cell office:value-type="float" office:value="54685.7069705254" calcext:value-type="float">
            <text:p>54685.7069705254</text:p>
          </table:table-cell>
          <table:table-cell office:value-type="float" office:value="742" calcext:value-type="float">
            <text:p>742</text:p>
          </table:table-cell>
          <table:table-cell office:value-type="float" office:value="742872" calcext:value-type="float">
            <text:p>742872</text:p>
          </table:table-cell>
          <table:table-cell office:value-type="float" office:value="96000" calcext:value-type="float">
            <text:p>96000</text:p>
          </table:table-cell>
          <table:table-cell office:value-type="float" office:value="141000" calcext:value-type="float">
            <text:p>141000</text:p>
          </table:table-cell>
          <table:table-cell office:value-type="float" office:value="949889" calcext:value-type="float">
            <text:p>949889</text:p>
          </table:table-cell>
          <table:table-cell office:value-type="float" office:value="56272.5217020094" calcext:value-type="float">
            <text:p>56272.5217020094</text:p>
          </table:table-cell>
          <table:table-cell office:value-type="float" office:value="370" calcext:value-type="float">
            <text:p>370</text:p>
          </table:table-cell>
          <table:table-cell office:value-type="float" office:value="1254775" calcext:value-type="float">
            <text:p>1254775</text:p>
          </table:table-cell>
          <table:table-cell office:value-type="float" office:value="99000" calcext:value-type="float">
            <text:p>99000</text:p>
          </table:table-cell>
          <table:table-cell office:value-type="float" office:value="148000" calcext:value-type="float">
            <text:p>148000</text:p>
          </table:table-cell>
        </table:table-row>
      </table:table>
      <table:table table:name="Workload f Charts" table:style-name="ta1">
        <table:shapes>
          <draw:frame draw:z-index="0" draw:style-name="gr1" svg:width="9in" svg:height="5in" svg:x="0.1205in" svg:y="4.6685in">
            <draw:object draw:notify-on-update-of-ranges="'Workload f Charts'.C2:'Workload f Charts'.D23 'Workload f Charts'.L1:'Workload f Charts'.L1 'Workload f Charts'.AG2:'Workload f Charts'.AG23 'Workload f Charts'.M1:'Workload f Charts'.M1 'Workload f Charts'.AI2:'Workload f Charts'.AI23 'Workload f Charts'.Z2:'Workload f Charts'.Z2 'Workload f Charts'.AF2:'Workload f Charts'.AF23 'Workload f Charts'.H1:'Workload f Charts'.H1 'Workload f Charts'.I2:'Workload f Charts'.I23 'Workload f Charts'.I1:'Workload f Charts'.I1 'Workload f Charts'.K2:'Workload f Charts'.K23 'Workload f Charts'.B2:'Workload f Charts'.B2 'Workload f Charts'.H2:'Workload f Charts'.H23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" draw:style-name="gr1" svg:width="9in" svg:height="5in" svg:x="9.2988in" svg:y="4.7307in">
            <draw:object draw:notify-on-update-of-ranges="'Workload f Charts'.C2:'Workload f Charts'.D23 'Workload f Charts'.L1:'Workload f Charts'.L1 'Workload f Charts'.AM2:'Workload f Charts'.AM23 'Workload f Charts'.M1:'Workload f Charts'.M1 'Workload f Charts'.AO2:'Workload f Charts'.AO23 'Workload f Charts'.Z2:'Workload f Charts'.Z2 'Workload f Charts'.AL2:'Workload f Charts'.AL23 'Workload f Charts'.H1:'Workload f Charts'.H1 'Workload f Charts'.O2:'Workload f Charts'.O23 'Workload f Charts'.I1:'Workload f Charts'.I1 'Workload f Charts'.Q2:'Workload f Charts'.Q23 'Workload f Charts'.B2:'Workload f Charts'.B2 'Workload f Charts'.N2:'Workload f Charts'.N23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2" draw:style-name="gr1" svg:width="9in" svg:height="5in" svg:x="0.0984in" svg:y="9.9008in">
            <draw:object draw:notify-on-update-of-ranges="'Workload f Charts'.C2:'Workload f Charts'.D23 'Workload f Charts'.Z2:'Workload f Charts'.Z2 'Workload f Charts'.AD2:'Workload f Charts'.AD23 'Workload f Charts'.B2:'Workload f Charts'.B2 'Workload f Charts'.F2:'Workload f Charts'.F23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3" draw:style-name="gr1" svg:width="9in" svg:height="5in" svg:x="18.4894in" svg:y="4.7102in">
            <draw:object draw:notify-on-update-of-ranges="'Workload f Charts'.C2:'Workload f Charts'.D23 'Workload f Charts'.L1:'Workload f Charts'.L1 'Workload f Charts'.AS2:'Workload f Charts'.AS23 'Workload f Charts'.M1:'Workload f Charts'.M1 'Workload f Charts'.AU2:'Workload f Charts'.AU23 'Workload f Charts'.Z2:'Workload f Charts'.Z2 'Workload f Charts'.AR2:'Workload f Charts'.AR23 'Workload f Charts'.H1:'Workload f Charts'.H1 'Workload f Charts'.U2:'Workload f Charts'.U23 'Workload f Charts'.I1:'Workload f Charts'.I1 'Workload f Charts'.W2:'Workload f Charts'.W23 'Workload f Charts'.B2:'Workload f Charts'.B2 'Workload f Charts'.T2:'Workload f Charts'.T23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number-columns-repeated="30" table:default-cell-style-name="Default"/>
        <table:table-row table:style-name="ro1">
          <table:table-cell office:value-type="string" calcext:value-type="string">
            <text:p>Workload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Connection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Overall Runtime (ms)</text:p>
          </table:table-cell>
          <table:table-cell office:value-type="string" calcext:value-type="string">
            <text:p>Overall Throughput (ops/sec)</text:p>
          </table:table-cell>
          <table:table-cell office:value-type="string" calcext:value-type="string">
            <text:p>Update Operations</text:p>
          </table:table-cell>
          <table:table-cell office:value-type="string" calcext:value-type="string">
            <text:p>Update Average Latency (us)</text:p>
          </table:table-cell>
          <table:table-cell office:value-type="string" calcext:value-type="string">
            <text:p>Update Min Latency (us)</text:p>
          </table:table-cell>
          <table:table-cell office:value-type="string" calcext:value-type="string">
            <text:p>Update Max Latency (us)</text:p>
          </table:table-cell>
          <table:table-cell office:value-type="string" calcext:value-type="string">
            <text:p>Update 95th Percentile Latency (ms)</text:p>
          </table:table-cell>
          <table:table-cell office:value-type="string" calcext:value-type="string">
            <text:p>Update 99th Percentile Latency (ms)</text:p>
          </table:table-cell>
          <table:table-cell office:value-type="string" calcext:value-type="string">
            <text:p>Read/Modify/Write Operations</text:p>
          </table:table-cell>
          <table:table-cell office:value-type="string" calcext:value-type="string">
            <text:p>Read/Modify/Write Average Latency (us)</text:p>
          </table:table-cell>
          <table:table-cell office:value-type="string" calcext:value-type="string">
            <text:p>Read/Modify/Write Min Latency (us)</text:p>
          </table:table-cell>
          <table:table-cell office:value-type="string" calcext:value-type="string">
            <text:p>Read/Modify/Write Max Latency (us)</text:p>
          </table:table-cell>
          <table:table-cell office:value-type="string" calcext:value-type="string">
            <text:p>Read/Modify/Write 95th Percentile Latency (ms)</text:p>
          </table:table-cell>
          <table:table-cell office:value-type="string" calcext:value-type="string">
            <text:p>Read/Modify/Write 99th Percentile Latency (ms)</text:p>
          </table:table-cell>
          <table:table-cell office:value-type="string" calcext:value-type="string">
            <text:p>Read Operations</text:p>
          </table:table-cell>
          <table:table-cell office:value-type="string" calcext:value-type="string">
            <text:p>Read Average Latency (us)</text:p>
          </table:table-cell>
          <table:table-cell office:value-type="string" calcext:value-type="string">
            <text:p>Read Min Latency (us)</text:p>
          </table:table-cell>
          <table:table-cell office:value-type="string" calcext:value-type="string">
            <text:p>Read Max Latency (us)</text:p>
          </table:table-cell>
          <table:table-cell office:value-type="string" calcext:value-type="string">
            <text:p>Read 95th Percentile Latency (ms)</text:p>
          </table:table-cell>
          <table:table-cell office:value-type="string" calcext:value-type="string">
            <text:p>Read 99th Percentile Latency (ms)</text:p>
          </table:table-cell>
          <table:table-cell office:value-type="string" calcext:value-type="string">
            <text:p>Workload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Connection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Overall Runtime (ms)</text:p>
          </table:table-cell>
          <table:table-cell office:value-type="string" calcext:value-type="string">
            <text:p>Overall Throughput (ops/sec)</text:p>
          </table:table-cell>
          <table:table-cell office:value-type="string" calcext:value-type="string">
            <text:p>Update Operations</text:p>
          </table:table-cell>
          <table:table-cell office:value-type="string" calcext:value-type="string">
            <text:p>Update Average Latency (us)</text:p>
          </table:table-cell>
          <table:table-cell office:value-type="string" calcext:value-type="string">
            <text:p>Update Min Latency (us)</text:p>
          </table:table-cell>
          <table:table-cell office:value-type="string" calcext:value-type="string">
            <text:p>Update Max Latency (us)</text:p>
          </table:table-cell>
          <table:table-cell office:value-type="string" calcext:value-type="string">
            <text:p>Update 95th Percentile Latency (ms)</text:p>
          </table:table-cell>
          <table:table-cell office:value-type="string" calcext:value-type="string">
            <text:p>Update 99th Percentile Latency (ms)</text:p>
          </table:table-cell>
          <table:table-cell office:value-type="string" calcext:value-type="string">
            <text:p>Read/Modify/Write Operations</text:p>
          </table:table-cell>
          <table:table-cell office:value-type="string" calcext:value-type="string">
            <text:p>Read/Modify/Write Average Latency (us)</text:p>
          </table:table-cell>
          <table:table-cell office:value-type="string" calcext:value-type="string">
            <text:p>Read/Modify/Write Min Latency (us)</text:p>
          </table:table-cell>
          <table:table-cell office:value-type="string" calcext:value-type="string">
            <text:p>Read/Modify/Write Max Latency (us)</text:p>
          </table:table-cell>
          <table:table-cell office:value-type="string" calcext:value-type="string">
            <text:p>Read/Modify/Write 95th Percentile Latency (ms)</text:p>
          </table:table-cell>
          <table:table-cell office:value-type="string" calcext:value-type="string">
            <text:p>Read/Modify/Write 99th Percentile Latency (ms)</text:p>
          </table:table-cell>
          <table:table-cell office:value-type="string" calcext:value-type="string">
            <text:p>Read Operations</text:p>
          </table:table-cell>
          <table:table-cell office:value-type="string" calcext:value-type="string">
            <text:p>Read Average Latency (us)</text:p>
          </table:table-cell>
          <table:table-cell office:value-type="string" calcext:value-type="string">
            <text:p>Read Min Latency (us)</text:p>
          </table:table-cell>
          <table:table-cell office:value-type="string" calcext:value-type="string">
            <text:p>Read Max Latency (us)</text:p>
          </table:table-cell>
          <table:table-cell office:value-type="string" calcext:value-type="string">
            <text:p>Read 95th Percentile Latency (ms)</text:p>
          </table:table-cell>
          <table:table-cell office:value-type="string" calcext:value-type="string">
            <text:p>Read 99th Percentile Latency (ms)</text:p>
          </table:table-cell>
        </table:table-row>
        <table:table-row table:style-name="ro1">
          <table:table-cell office:value-type="string" calcext:value-type="string">
            <text:p>workloadf</text:p>
          </table:table-cell>
          <table:table-cell office:value-type="string" calcext:value-type="string">
            <text:p>mongodb-legac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7252" calcext:value-type="float">
            <text:p>507252</text:p>
          </table:table-cell>
          <table:table-cell office:value-type="float" office:value="1971.40671697697" calcext:value-type="float">
            <text:p>1971.406716977</text:p>
          </table:table-cell>
          <table:table-cell office:value-type="float" office:value="500461" calcext:value-type="float">
            <text:p>500461</text:p>
          </table:table-cell>
          <table:table-cell office:value-type="float" office:value="399.615476530639" calcext:value-type="float">
            <text:p>399.6154765306</text:p>
          </table:table-cell>
          <table:table-cell office:value-type="float" office:value="280" calcext:value-type="float">
            <text:p>280</text:p>
          </table:table-cell>
          <table:table-cell office:value-type="float" office:value="35858" calcext:value-type="float">
            <text:p>3585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500461" calcext:value-type="float">
            <text:p>500461</text:p>
          </table:table-cell>
          <table:table-cell office:value-type="float" office:value="705.042203088752" calcext:value-type="float">
            <text:p>705.0422030888</text:p>
          </table:table-cell>
          <table:table-cell office:value-type="float" office:value="542" calcext:value-type="float">
            <text:p>542</text:p>
          </table:table-cell>
          <table:table-cell office:value-type="float" office:value="207064" calcext:value-type="float">
            <text:p>207064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00.577636" calcext:value-type="float">
            <text:p>300.577636</text:p>
          </table:table-cell>
          <table:table-cell office:value-type="float" office:value="254" calcext:value-type="float">
            <text:p>254</text:p>
          </table:table-cell>
          <table:table-cell office:value-type="float" office:value="206492" calcext:value-type="float">
            <text:p>206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orkloadf</text:p>
          </table:table-cell>
          <table:table-cell office:value-type="string" calcext:value-type="string">
            <text:p>mongodb-asyn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7370" calcext:value-type="float">
            <text:p>477370</text:p>
          </table:table-cell>
          <table:table-cell office:value-type="float" office:value="2094.81115277458" calcext:value-type="float">
            <text:p>2094.8111527746</text:p>
          </table:table-cell>
          <table:table-cell office:value-type="float" office:value="500630" calcext:value-type="float">
            <text:p>500630</text:p>
          </table:table-cell>
          <table:table-cell office:value-type="float" office:value="382.352112338454" calcext:value-type="float">
            <text:p>382.3521123385</text:p>
          </table:table-cell>
          <table:table-cell office:value-type="float" office:value="259" calcext:value-type="float">
            <text:p>259</text:p>
          </table:table-cell>
          <table:table-cell office:value-type="float" office:value="224022" calcext:value-type="float">
            <text:p>22402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500630" calcext:value-type="float">
            <text:p>500630</text:p>
          </table:table-cell>
          <table:table-cell office:value-type="float" office:value="666.811871042486" calcext:value-type="float">
            <text:p>666.8118710425</text:p>
          </table:table-cell>
          <table:table-cell office:value-type="float" office:value="495" calcext:value-type="float">
            <text:p>495</text:p>
          </table:table-cell>
          <table:table-cell office:value-type="float" office:value="224290" calcext:value-type="float">
            <text:p>22429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79.336011" calcext:value-type="float">
            <text:p>279.336011</text:p>
          </table:table-cell>
          <table:table-cell office:value-type="float" office:value="225" calcext:value-type="float">
            <text:p>225</text:p>
          </table:table-cell>
          <table:table-cell office:value-type="float" office:value="125150" calcext:value-type="float">
            <text:p>1251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kloadf</text:p>
          </table:table-cell>
          <table:table-cell office:value-type="string" calcext:value-type="string">
            <text:p>mongod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7168" calcext:value-type="float">
            <text:p>507168</text:p>
          </table:table-cell>
          <table:table-cell office:value-type="float" office:value="1971.73323238059" calcext:value-type="float">
            <text:p>1971.7332323806</text:p>
          </table:table-cell>
          <table:table-cell office:value-type="float" office:value="500485" calcext:value-type="float">
            <text:p>500485</text:p>
          </table:table-cell>
          <table:table-cell office:value-type="float" office:value="748.347191224512" calcext:value-type="float">
            <text:p>748.3471912245</text:p>
          </table:table-cell>
          <table:table-cell office:value-type="float" office:value="278" calcext:value-type="float">
            <text:p>278</text:p>
          </table:table-cell>
          <table:table-cell office:value-type="float" office:value="227202" calcext:value-type="float">
            <text:p>227202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500485" calcext:value-type="float">
            <text:p>500485</text:p>
          </table:table-cell>
          <table:table-cell office:value-type="float" office:value="1384.12615163292" calcext:value-type="float">
            <text:p>1384.1261516329</text:p>
          </table:table-cell>
          <table:table-cell office:value-type="float" office:value="544" calcext:value-type="float">
            <text:p>544</text:p>
          </table:table-cell>
          <table:table-cell office:value-type="float" office:value="227776" calcext:value-type="float">
            <text:p>227776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32.459878" calcext:value-type="float">
            <text:p>632.459878</text:p>
          </table:table-cell>
          <table:table-cell office:value-type="float" office:value="256" calcext:value-type="float">
            <text:p>256</text:p>
          </table:table-cell>
          <table:table-cell office:value-type="float" office:value="227309" calcext:value-type="float">
            <text:p>22730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workloadf</text:p>
          </table:table-cell>
          <table:table-cell office:value-type="string" calcext:value-type="string">
            <text:p>mongodb-asyn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6121" calcext:value-type="float">
            <text:p>266121</text:p>
          </table:table-cell>
          <table:table-cell office:value-type="float" office:value="3757.68917146711" calcext:value-type="float">
            <text:p>3757.6891714671</text:p>
          </table:table-cell>
          <table:table-cell office:value-type="float" office:value="499741" calcext:value-type="float">
            <text:p>499741</text:p>
          </table:table-cell>
          <table:table-cell office:value-type="float" office:value="414.277081528232" calcext:value-type="float">
            <text:p>414.2770815282</text:p>
          </table:table-cell>
          <table:table-cell office:value-type="float" office:value="271" calcext:value-type="float">
            <text:p>271</text:p>
          </table:table-cell>
          <table:table-cell office:value-type="float" office:value="1885000" calcext:value-type="float">
            <text:p>18850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499741" calcext:value-type="float">
            <text:p>499741</text:p>
          </table:table-cell>
          <table:table-cell office:value-type="float" office:value="735.267304463712" calcext:value-type="float">
            <text:p>735.2673044637</text:p>
          </table:table-cell>
          <table:table-cell office:value-type="float" office:value="524" calcext:value-type="float">
            <text:p>524</text:p>
          </table:table-cell>
          <table:table-cell office:value-type="float" office:value="1885647" calcext:value-type="float">
            <text:p>1885647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17.750576" calcext:value-type="float">
            <text:p>317.750576</text:p>
          </table:table-cell>
          <table:table-cell office:value-type="float" office:value="235" calcext:value-type="float">
            <text:p>235</text:p>
          </table:table-cell>
          <table:table-cell office:value-type="float" office:value="1879280" calcext:value-type="float">
            <text:p>18792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kloadf</text:p>
          </table:table-cell>
          <table:table-cell office:value-type="string" calcext:value-type="string">
            <text:p>mongodb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8117" calcext:value-type="float">
            <text:p>508117</text:p>
          </table:table-cell>
          <table:table-cell office:value-type="float" office:value="1968.05066549633" calcext:value-type="float">
            <text:p>1968.0506654963</text:p>
          </table:table-cell>
          <table:table-cell office:value-type="float" office:value="499880" calcext:value-type="float">
            <text:p>499880</text:p>
          </table:table-cell>
          <table:table-cell office:value-type="float" office:value="1767.60084220213" calcext:value-type="float">
            <text:p>1767.6008422021</text:p>
          </table:table-cell>
          <table:table-cell office:value-type="float" office:value="296" calcext:value-type="float">
            <text:p>296</text:p>
          </table:table-cell>
          <table:table-cell office:value-type="float" office:value="41735" calcext:value-type="float">
            <text:p>41735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499880" calcext:value-type="float">
            <text:p>499880</text:p>
          </table:table-cell>
          <table:table-cell office:value-type="float" office:value="3419.29944586701" calcext:value-type="float">
            <text:p>3419.299445867</text:p>
          </table:table-cell>
          <table:table-cell office:value-type="float" office:value="581" calcext:value-type="float">
            <text:p>581</text:p>
          </table:table-cell>
          <table:table-cell office:value-type="float" office:value="83260" calcext:value-type="float">
            <text:p>83260</text:p>
          </table:table-cell>
          <table:table-cell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48.15892" calcext:value-type="float">
            <text:p>1648.15892</text:p>
          </table:table-cell>
          <table:table-cell office:value-type="float" office:value="270" calcext:value-type="float">
            <text:p>270</text:p>
          </table:table-cell>
          <table:table-cell office:value-type="float" office:value="49559" calcext:value-type="float">
            <text:p>49559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workloadf</text:p>
          </table:table-cell>
          <table:table-cell office:value-type="string" calcext:value-type="string">
            <text:p>mongodb-asyn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6525" calcext:value-type="float">
            <text:p>146525</text:p>
          </table:table-cell>
          <table:table-cell office:value-type="float" office:value="6824.77392936359" calcext:value-type="float">
            <text:p>6824.7739293636</text:p>
          </table:table-cell>
          <table:table-cell office:value-type="float" office:value="499770" calcext:value-type="float">
            <text:p>499770</text:p>
          </table:table-cell>
          <table:table-cell office:value-type="float" office:value="530.193466994818" calcext:value-type="float">
            <text:p>530.1934669948</text:p>
          </table:table-cell>
          <table:table-cell office:value-type="float" office:value="297" calcext:value-type="float">
            <text:p>297</text:p>
          </table:table-cell>
          <table:table-cell office:value-type="float" office:value="1441696" calcext:value-type="float">
            <text:p>1441696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499770" calcext:value-type="float">
            <text:p>499770</text:p>
          </table:table-cell>
          <table:table-cell office:value-type="float" office:value="998.921099705865" calcext:value-type="float">
            <text:p>998.9210997059</text:p>
          </table:table-cell>
          <table:table-cell office:value-type="float" office:value="594" calcext:value-type="float">
            <text:p>594</text:p>
          </table:table-cell>
          <table:table-cell office:value-type="float" office:value="1442235" calcext:value-type="float">
            <text:p>1442235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58.875039" calcext:value-type="float">
            <text:p>458.875039</text:p>
          </table:table-cell>
          <table:table-cell office:value-type="float" office:value="243" calcext:value-type="float">
            <text:p>243</text:p>
          </table:table-cell>
          <table:table-cell office:value-type="float" office:value="1441725" calcext:value-type="float">
            <text:p>144172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workloadf</text:p>
          </table:table-cell>
          <table:table-cell office:value-type="string" calcext:value-type="string">
            <text:p>mongod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26508" calcext:value-type="float">
            <text:p>526508</text:p>
          </table:table-cell>
          <table:table-cell office:value-type="float" office:value="1899.30637331247" calcext:value-type="float">
            <text:p>1899.3063733125</text:p>
          </table:table-cell>
          <table:table-cell office:value-type="float" office:value="500187" calcext:value-type="float">
            <text:p>500187</text:p>
          </table:table-cell>
          <table:table-cell office:value-type="float" office:value="3580.32085200135" calcext:value-type="float">
            <text:p>3580.3208520014</text:p>
          </table:table-cell>
          <table:table-cell office:value-type="float" office:value="295" calcext:value-type="float">
            <text:p>295</text:p>
          </table:table-cell>
          <table:table-cell office:value-type="float" office:value="259605" calcext:value-type="float">
            <text:p>259605</text:p>
          </table:table-cell>
          <table:table-cell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office:value-type="float" office:value="500187" calcext:value-type="float">
            <text:p>500187</text:p>
          </table:table-cell>
          <table:table-cell office:value-type="float" office:value="7044.87474684468" calcext:value-type="float">
            <text:p>7044.8747468447</text:p>
          </table:table-cell>
          <table:table-cell office:value-type="float" office:value="588" calcext:value-type="float">
            <text:p>588</text:p>
          </table:table-cell>
          <table:table-cell office:value-type="float" office:value="264756" calcext:value-type="float">
            <text:p>264756</text:p>
          </table:table-cell>
          <table:table-cell office:value-type="float" office:value="9000" calcext:value-type="float">
            <text:p>9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462.120861" calcext:value-type="float">
            <text:p>3462.120861</text:p>
          </table:table-cell>
          <table:table-cell office:value-type="float" office:value="277" calcext:value-type="float">
            <text:p>277</text:p>
          </table:table-cell>
          <table:table-cell office:value-type="float" office:value="259456" calcext:value-type="float">
            <text:p>259456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workloadf</text:p>
          </table:table-cell>
          <table:table-cell office:value-type="string" calcext:value-type="string">
            <text:p>mongodb-asyn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1219" calcext:value-type="float">
            <text:p>141219</text:p>
          </table:table-cell>
          <table:table-cell office:value-type="float" office:value="7081.20012179664" calcext:value-type="float">
            <text:p>7081.2001217966</text:p>
          </table:table-cell>
          <table:table-cell office:value-type="float" office:value="500579" calcext:value-type="float">
            <text:p>500579</text:p>
          </table:table-cell>
          <table:table-cell office:value-type="float" office:value="976.776416909219" calcext:value-type="float">
            <text:p>976.7764169092</text:p>
          </table:table-cell>
          <table:table-cell office:value-type="float" office:value="305" calcext:value-type="float">
            <text:p>305</text:p>
          </table:table-cell>
          <table:table-cell office:value-type="float" office:value="467266" calcext:value-type="float">
            <text:p>467266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579" calcext:value-type="float">
            <text:p>500579</text:p>
          </table:table-cell>
          <table:table-cell office:value-type="float" office:value="1890.61902317117" calcext:value-type="float">
            <text:p>1890.6190231712</text:p>
          </table:table-cell>
          <table:table-cell office:value-type="float" office:value="595" calcext:value-type="float">
            <text:p>595</text:p>
          </table:table-cell>
          <table:table-cell office:value-type="float" office:value="468187" calcext:value-type="float">
            <text:p>468187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2.332543" calcext:value-type="float">
            <text:p>912.332543</text:p>
          </table:table-cell>
          <table:table-cell office:value-type="float" office:value="268" calcext:value-type="float">
            <text:p>268</text:p>
          </table:table-cell>
          <table:table-cell office:value-type="float" office:value="467308" calcext:value-type="float">
            <text:p>467308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workloadf</text:p>
          </table:table-cell>
          <table:table-cell office:value-type="string" calcext:value-type="string">
            <text:p>mongodb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06422" calcext:value-type="float">
            <text:p>506422</text:p>
          </table:table-cell>
          <table:table-cell office:value-type="float" office:value="1974.63775270427" calcext:value-type="float">
            <text:p>1974.6377527043</text:p>
          </table:table-cell>
          <table:table-cell office:value-type="float" office:value="499525" calcext:value-type="float">
            <text:p>499525</text:p>
          </table:table-cell>
          <table:table-cell office:value-type="float" office:value="6816.88901256193" calcext:value-type="float">
            <text:p>6816.8890125619</text:p>
          </table:table-cell>
          <table:table-cell office:value-type="float" office:value="337" calcext:value-type="float">
            <text:p>337</text:p>
          </table:table-cell>
          <table:table-cell office:value-type="float" office:value="255818" calcext:value-type="float">
            <text:p>255818</text:p>
          </table:table-cell>
          <table:table-cell office:value-type="float" office:value="9000" calcext:value-type="float">
            <text:p>9000</text:p>
          </table:table-cell>
          <table:table-cell office:value-type="float" office:value="12000" calcext:value-type="float">
            <text:p>12000</text:p>
          </table:table-cell>
          <table:table-cell office:value-type="float" office:value="499525" calcext:value-type="float">
            <text:p>499525</text:p>
          </table:table-cell>
          <table:table-cell office:value-type="float" office:value="13522.2849507032" calcext:value-type="float">
            <text:p>13522.2849507032</text:p>
          </table:table-cell>
          <table:table-cell office:value-type="float" office:value="641" calcext:value-type="float">
            <text:p>641</text:p>
          </table:table-cell>
          <table:table-cell office:value-type="float" office:value="265055" calcext:value-type="float">
            <text:p>265055</text:p>
          </table:table-cell>
          <table:table-cell office:value-type="float" office:value="16000" calcext:value-type="float">
            <text:p>16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701.509628" calcext:value-type="float">
            <text:p>6701.509628</text:p>
          </table:table-cell>
          <table:table-cell office:value-type="float" office:value="289" calcext:value-type="float">
            <text:p>289</text:p>
          </table:table-cell>
          <table:table-cell office:value-type="float" office:value="255797" calcext:value-type="float">
            <text:p>255797</text:p>
          </table:table-cell>
          <table:table-cell office:value-type="float" office:value="8000" calcext:value-type="float">
            <text:p>8000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workloadf</text:p>
          </table:table-cell>
          <table:table-cell office:value-type="string" calcext:value-type="string">
            <text:p>mongodb-async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7354" calcext:value-type="float">
            <text:p>137354</text:p>
          </table:table-cell>
          <table:table-cell office:value-type="float" office:value="7280.45779518616" calcext:value-type="float">
            <text:p>7280.4577951862</text:p>
          </table:table-cell>
          <table:table-cell office:value-type="float" office:value="500087" calcext:value-type="float">
            <text:p>500087</text:p>
          </table:table-cell>
          <table:table-cell office:value-type="float" office:value="1850.46181964338" calcext:value-type="float">
            <text:p>1850.4618196434</text:p>
          </table:table-cell>
          <table:table-cell office:value-type="float" office:value="298" calcext:value-type="float">
            <text:p>298</text:p>
          </table:table-cell>
          <table:table-cell office:value-type="float" office:value="880725" calcext:value-type="float">
            <text:p>880725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500087" calcext:value-type="float">
            <text:p>500087</text:p>
          </table:table-cell>
          <table:table-cell office:value-type="float" office:value="3658.89511824942" calcext:value-type="float">
            <text:p>3658.8951182494</text:p>
          </table:table-cell>
          <table:table-cell office:value-type="float" office:value="589" calcext:value-type="float">
            <text:p>589</text:p>
          </table:table-cell>
          <table:table-cell office:value-type="float" office:value="1556288" calcext:value-type="float">
            <text:p>1556288</text:p>
          </table:table-cell>
          <table:table-cell office:value-type="float" office:value="6000" calcext:value-type="float">
            <text:p>6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05.909299" calcext:value-type="float">
            <text:p>1805.909299</text:p>
          </table:table-cell>
          <table:table-cell office:value-type="float" office:value="268" calcext:value-type="float">
            <text:p>268</text:p>
          </table:table-cell>
          <table:table-cell office:value-type="float" office:value="880762" calcext:value-type="float">
            <text:p>880762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workloadf</text:p>
          </table:table-cell>
          <table:table-cell office:value-type="string" calcext:value-type="string">
            <text:p>mongodb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96262" calcext:value-type="float">
            <text:p>596262</text:p>
          </table:table-cell>
          <table:table-cell office:value-type="float" office:value="1677.11509370042" calcext:value-type="float">
            <text:p>1677.1150937004</text:p>
          </table:table-cell>
          <table:table-cell office:value-type="float" office:value="499538" calcext:value-type="float">
            <text:p>499538</text:p>
          </table:table-cell>
          <table:table-cell office:value-type="float" office:value="9997.66406359476" calcext:value-type="float">
            <text:p>9997.6640635948</text:p>
          </table:table-cell>
          <table:table-cell office:value-type="float" office:value="336" calcext:value-type="float">
            <text:p>336</text:p>
          </table:table-cell>
          <table:table-cell office:value-type="float" office:value="908232" calcext:value-type="float">
            <text:p>908232</text:p>
          </table:table-cell>
          <table:table-cell office:value-type="float" office:value="12000" calcext:value-type="float">
            <text:p>1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499538" calcext:value-type="float">
            <text:p>499538</text:p>
          </table:table-cell>
          <table:table-cell office:value-type="float" office:value="19890.0554932758" calcext:value-type="float">
            <text:p>19890.0554932758</text:p>
          </table:table-cell>
          <table:table-cell office:value-type="float" office:value="656" calcext:value-type="float">
            <text:p>656</text:p>
          </table:table-cell>
          <table:table-cell office:value-type="float" office:value="920459" calcext:value-type="float">
            <text:p>920459</text:p>
          </table:table-cell>
          <table:table-cell office:value-type="float" office:value="23000" calcext:value-type="float">
            <text:p>23000</text:p>
          </table:table-cell>
          <table:table-cell office:value-type="float" office:value="30000" calcext:value-type="float">
            <text:p>3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884.438242" calcext:value-type="float">
            <text:p>9884.438242</text:p>
          </table:table-cell>
          <table:table-cell office:value-type="float" office:value="300" calcext:value-type="float">
            <text:p>300</text:p>
          </table:table-cell>
          <table:table-cell office:value-type="float" office:value="908326" calcext:value-type="float">
            <text:p>908326</text:p>
          </table:table-cell>
          <table:table-cell office:value-type="float" office:value="12000" calcext:value-type="float">
            <text:p>12000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workloadf</text:p>
          </table:table-cell>
          <table:table-cell office:value-type="string" calcext:value-type="string">
            <text:p>mongodb-async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37003" calcext:value-type="float">
            <text:p>137003</text:p>
          </table:table-cell>
          <table:table-cell office:value-type="float" office:value="7299.11023846193" calcext:value-type="float">
            <text:p>7299.1102384619</text:p>
          </table:table-cell>
          <table:table-cell office:value-type="float" office:value="500117" calcext:value-type="float">
            <text:p>500117</text:p>
          </table:table-cell>
          <table:table-cell office:value-type="float" office:value="2310.21485772329" calcext:value-type="float">
            <text:p>2310.2148577233</text:p>
          </table:table-cell>
          <table:table-cell office:value-type="float" office:value="301" calcext:value-type="float">
            <text:p>301</text:p>
          </table:table-cell>
          <table:table-cell office:value-type="float" office:value="363216" calcext:value-type="float">
            <text:p>363216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117" calcext:value-type="float">
            <text:p>500117</text:p>
          </table:table-cell>
          <table:table-cell office:value-type="float" office:value="4566.65014586587" calcext:value-type="float">
            <text:p>4566.6501458659</text:p>
          </table:table-cell>
          <table:table-cell office:value-type="float" office:value="588" calcext:value-type="float">
            <text:p>588</text:p>
          </table:table-cell>
          <table:table-cell office:value-type="float" office:value="365450" calcext:value-type="float">
            <text:p>365450</text:p>
          </table:table-cell>
          <table:table-cell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52.404638" calcext:value-type="float">
            <text:p>2252.404638</text:p>
          </table:table-cell>
          <table:table-cell office:value-type="float" office:value="270" calcext:value-type="float">
            <text:p>270</text:p>
          </table:table-cell>
          <table:table-cell office:value-type="float" office:value="363228" calcext:value-type="float">
            <text:p>363228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workloadf</text:p>
          </table:table-cell>
          <table:table-cell office:value-type="string" calcext:value-type="string">
            <text:p>mongod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83682" calcext:value-type="float">
            <text:p>283682</text:p>
          </table:table-cell>
          <table:table-cell office:value-type="float" office:value="3525.07385029716" calcext:value-type="float">
            <text:p>3525.0738502972</text:p>
          </table:table-cell>
          <table:table-cell office:value-type="float" office:value="499151" calcext:value-type="float">
            <text:p>499151</text:p>
          </table:table-cell>
          <table:table-cell office:value-type="float" office:value="449.165394840439" calcext:value-type="float">
            <text:p>449.1653948404</text:p>
          </table:table-cell>
          <table:table-cell office:value-type="float" office:value="273" calcext:value-type="float">
            <text:p>273</text:p>
          </table:table-cell>
          <table:table-cell office:value-type="float" office:value="2371537" calcext:value-type="float">
            <text:p>2371537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499151" calcext:value-type="float">
            <text:p>499151</text:p>
          </table:table-cell>
          <table:table-cell office:value-type="float" office:value="792.876616494808" calcext:value-type="float">
            <text:p>792.8766164948</text:p>
          </table:table-cell>
          <table:table-cell office:value-type="float" office:value="539" calcext:value-type="float">
            <text:p>539</text:p>
          </table:table-cell>
          <table:table-cell office:value-type="float" office:value="2372805" calcext:value-type="float">
            <text:p>2372805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35.706125" calcext:value-type="float">
            <text:p>335.706125</text:p>
          </table:table-cell>
          <table:table-cell office:value-type="float" office:value="246" calcext:value-type="float">
            <text:p>246</text:p>
          </table:table-cell>
          <table:table-cell office:value-type="float" office:value="2356568" calcext:value-type="float">
            <text:p>2356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orkloadf</text:p>
          </table:table-cell>
          <table:table-cell office:value-type="string" calcext:value-type="string">
            <text:p>mongodb-asyn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6828" calcext:value-type="float">
            <text:p>266828</text:p>
          </table:table-cell>
          <table:table-cell office:value-type="float" office:value="3747.73262176383" calcext:value-type="float">
            <text:p>3747.7326217638</text:p>
          </table:table-cell>
          <table:table-cell office:value-type="float" office:value="499963" calcext:value-type="float">
            <text:p>499963</text:p>
          </table:table-cell>
          <table:table-cell office:value-type="float" office:value="426.499524964847" calcext:value-type="float">
            <text:p>426.4995249648</text:p>
          </table:table-cell>
          <table:table-cell office:value-type="float" office:value="264" calcext:value-type="float">
            <text:p>264</text:p>
          </table:table-cell>
          <table:table-cell office:value-type="float" office:value="175577" calcext:value-type="float">
            <text:p>175577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499963" calcext:value-type="float">
            <text:p>499963</text:p>
          </table:table-cell>
          <table:table-cell office:value-type="float" office:value="745.03428053676" calcext:value-type="float">
            <text:p>745.0342805368</text:p>
          </table:table-cell>
          <table:table-cell office:value-type="float" office:value="513" calcext:value-type="float">
            <text:p>513</text:p>
          </table:table-cell>
          <table:table-cell office:value-type="float" office:value="177126" calcext:value-type="float">
            <text:p>177126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12.610167" calcext:value-type="float">
            <text:p>312.610167</text:p>
          </table:table-cell>
          <table:table-cell office:value-type="float" office:value="231" calcext:value-type="float">
            <text:p>231</text:p>
          </table:table-cell>
          <table:table-cell office:value-type="float" office:value="168476" calcext:value-type="float">
            <text:p>168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kloadf</text:p>
          </table:table-cell>
          <table:table-cell office:value-type="string" calcext:value-type="string">
            <text:p>mongodb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6562" calcext:value-type="float">
            <text:p>276562</text:p>
          </table:table-cell>
          <table:table-cell office:value-type="float" office:value="3615.82574612564" calcext:value-type="float">
            <text:p>3615.8257461256</text:p>
          </table:table-cell>
          <table:table-cell office:value-type="float" office:value="500250" calcext:value-type="float">
            <text:p>500250</text:p>
          </table:table-cell>
          <table:table-cell office:value-type="float" office:value="1011.36585107446" calcext:value-type="float">
            <text:p>1011.3658510745</text:p>
          </table:table-cell>
          <table:table-cell office:value-type="float" office:value="290" calcext:value-type="float">
            <text:p>290</text:p>
          </table:table-cell>
          <table:table-cell office:value-type="float" office:value="1290564" calcext:value-type="float">
            <text:p>1290564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250" calcext:value-type="float">
            <text:p>500250</text:p>
          </table:table-cell>
          <table:table-cell office:value-type="float" office:value="1885.13083858071" calcext:value-type="float">
            <text:p>1885.1308385807</text:p>
          </table:table-cell>
          <table:table-cell office:value-type="float" office:value="572" calcext:value-type="float">
            <text:p>572</text:p>
          </table:table-cell>
          <table:table-cell office:value-type="float" office:value="1291725" calcext:value-type="float">
            <text:p>1291725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8.040754" calcext:value-type="float">
            <text:p>868.040754</text:p>
          </table:table-cell>
          <table:table-cell office:value-type="float" office:value="263" calcext:value-type="float">
            <text:p>263</text:p>
          </table:table-cell>
          <table:table-cell office:value-type="float" office:value="1278437" calcext:value-type="float">
            <text:p>1278437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workloadf</text:p>
          </table:table-cell>
          <table:table-cell office:value-type="string" calcext:value-type="string">
            <text:p>mongodb-asyn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1532" calcext:value-type="float">
            <text:p>131532</text:p>
          </table:table-cell>
          <table:table-cell office:value-type="float" office:value="7602.71264787276" calcext:value-type="float">
            <text:p>7602.7126478728</text:p>
          </table:table-cell>
          <table:table-cell office:value-type="float" office:value="500436" calcext:value-type="float">
            <text:p>500436</text:p>
          </table:table-cell>
          <table:table-cell office:value-type="float" office:value="508.593924098186" calcext:value-type="float">
            <text:p>508.5939240982</text:p>
          </table:table-cell>
          <table:table-cell office:value-type="float" office:value="281" calcext:value-type="float">
            <text:p>281</text:p>
          </table:table-cell>
          <table:table-cell office:value-type="float" office:value="267136" calcext:value-type="float">
            <text:p>267136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500436" calcext:value-type="float">
            <text:p>500436</text:p>
          </table:table-cell>
          <table:table-cell office:value-type="float" office:value="908.048867387638" calcext:value-type="float">
            <text:p>908.0488673876</text:p>
          </table:table-cell>
          <table:table-cell office:value-type="float" office:value="564" calcext:value-type="float">
            <text:p>564</text:p>
          </table:table-cell>
          <table:table-cell office:value-type="float" office:value="267904" calcext:value-type="float">
            <text:p>267904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94.299587" calcext:value-type="float">
            <text:p>394.299587</text:p>
          </table:table-cell>
          <table:table-cell office:value-type="float" office:value="243" calcext:value-type="float">
            <text:p>243</text:p>
          </table:table-cell>
          <table:table-cell office:value-type="float" office:value="267369" calcext:value-type="float">
            <text:p>2673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kloadf</text:p>
          </table:table-cell>
          <table:table-cell office:value-type="string" calcext:value-type="string">
            <text:p>mongod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80740" calcext:value-type="float">
            <text:p>280740</text:p>
          </table:table-cell>
          <table:table-cell office:value-type="float" office:value="3562.01467550046" calcext:value-type="float">
            <text:p>3562.0146755005</text:p>
          </table:table-cell>
          <table:table-cell office:value-type="float" office:value="499759" calcext:value-type="float">
            <text:p>499759</text:p>
          </table:table-cell>
          <table:table-cell office:value-type="float" office:value="1952.04507372554" calcext:value-type="float">
            <text:p>1952.0450737255</text:p>
          </table:table-cell>
          <table:table-cell office:value-type="float" office:value="304" calcext:value-type="float">
            <text:p>304</text:p>
          </table:table-cell>
          <table:table-cell office:value-type="float" office:value="507209" calcext:value-type="float">
            <text:p>507209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499759" calcext:value-type="float">
            <text:p>499759</text:p>
          </table:table-cell>
          <table:table-cell office:value-type="float" office:value="3777.71466046634" calcext:value-type="float">
            <text:p>3777.7146604663</text:p>
          </table:table-cell>
          <table:table-cell office:value-type="float" office:value="591" calcext:value-type="float">
            <text:p>591</text:p>
          </table:table-cell>
          <table:table-cell office:value-type="float" office:value="510493" calcext:value-type="float">
            <text:p>510493</text:p>
          </table:table-cell>
          <table:table-cell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20.464873" calcext:value-type="float">
            <text:p>1820.464873</text:p>
          </table:table-cell>
          <table:table-cell office:value-type="float" office:value="263" calcext:value-type="float">
            <text:p>263</text:p>
          </table:table-cell>
          <table:table-cell office:value-type="float" office:value="507416" calcext:value-type="float">
            <text:p>507416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workloadf</text:p>
          </table:table-cell>
          <table:table-cell office:value-type="string" calcext:value-type="string">
            <text:p>mongodb-async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3225" calcext:value-type="float">
            <text:p>93225</text:p>
          </table:table-cell>
          <table:table-cell office:value-type="float" office:value="10726.7363904532" calcext:value-type="float">
            <text:p>10726.7363904532</text:p>
          </table:table-cell>
          <table:table-cell office:value-type="float" office:value="500278" calcext:value-type="float">
            <text:p>500278</text:p>
          </table:table-cell>
          <table:table-cell office:value-type="float" office:value="685.315672486098" calcext:value-type="float">
            <text:p>685.3156724861</text:p>
          </table:table-cell>
          <table:table-cell office:value-type="float" office:value="299" calcext:value-type="float">
            <text:p>299</text:p>
          </table:table-cell>
          <table:table-cell office:value-type="float" office:value="239915" calcext:value-type="float">
            <text:p>239915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500278" calcext:value-type="float">
            <text:p>500278</text:p>
          </table:table-cell>
          <table:table-cell office:value-type="float" office:value="1267.6378593502" calcext:value-type="float">
            <text:p>1267.6378593502</text:p>
          </table:table-cell>
          <table:table-cell office:value-type="float" office:value="586" calcext:value-type="float">
            <text:p>586</text:p>
          </table:table-cell>
          <table:table-cell office:value-type="float" office:value="286669" calcext:value-type="float">
            <text:p>286669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78.021127" calcext:value-type="float">
            <text:p>578.021127</text:p>
          </table:table-cell>
          <table:table-cell office:value-type="float" office:value="257" calcext:value-type="float">
            <text:p>257</text:p>
          </table:table-cell>
          <table:table-cell office:value-type="float" office:value="277945" calcext:value-type="float">
            <text:p>277945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workloadf</text:p>
          </table:table-cell>
          <table:table-cell office:value-type="string" calcext:value-type="string">
            <text:p>mongodb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74793" calcext:value-type="float">
            <text:p>274793</text:p>
          </table:table-cell>
          <table:table-cell office:value-type="float" office:value="3639.06649732708" calcext:value-type="float">
            <text:p>3639.0664973271</text:p>
          </table:table-cell>
          <table:table-cell office:value-type="float" office:value="499504" calcext:value-type="float">
            <text:p>499504</text:p>
          </table:table-cell>
          <table:table-cell office:value-type="float" office:value="2833.75180779333" calcext:value-type="float">
            <text:p>2833.7518077933</text:p>
          </table:table-cell>
          <table:table-cell office:value-type="float" office:value="293" calcext:value-type="float">
            <text:p>293</text:p>
          </table:table-cell>
          <table:table-cell office:value-type="float" office:value="417181" calcext:value-type="float">
            <text:p>417181</text:p>
          </table:table-cell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 office:value-type="float" office:value="499504" calcext:value-type="float">
            <text:p>499504</text:p>
          </table:table-cell>
          <table:table-cell office:value-type="float" office:value="5530.17245907941" calcext:value-type="float">
            <text:p>5530.1724590794</text:p>
          </table:table-cell>
          <table:table-cell office:value-type="float" office:value="567" calcext:value-type="float">
            <text:p>567</text:p>
          </table:table-cell>
          <table:table-cell office:value-type="float" office:value="419830" calcext:value-type="float">
            <text:p>419830</text:p>
          </table:table-cell>
          <table:table-cell office:value-type="float" office:value="7000" calcext:value-type="float">
            <text:p>7000</text:p>
          </table:table-cell>
          <table:table-cell office:value-type="float" office:value="11000" calcext:value-type="float">
            <text:p>11000</text:p>
          </table:table-cell>
          <table:table-cell office:value-type="float" office:value="999990" calcext:value-type="float">
            <text:p>999990</text:p>
          </table:table-cell>
          <table:table-cell office:value-type="float" office:value="2692.31339613396" calcext:value-type="float">
            <text:p>2692.313396134</text:p>
          </table:table-cell>
          <table:table-cell office:value-type="float" office:value="267" calcext:value-type="float">
            <text:p>267</text:p>
          </table:table-cell>
          <table:table-cell office:value-type="float" office:value="417093" calcext:value-type="float">
            <text:p>417093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workloadf</text:p>
          </table:table-cell>
          <table:table-cell office:value-type="string" calcext:value-type="string">
            <text:p>mongodb-async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8974" calcext:value-type="float">
            <text:p>88974</text:p>
          </table:table-cell>
          <table:table-cell office:value-type="float" office:value="11239.1260368197" calcext:value-type="float">
            <text:p>11239.1260368197</text:p>
          </table:table-cell>
          <table:table-cell office:value-type="float" office:value="499585" calcext:value-type="float">
            <text:p>499585</text:p>
          </table:table-cell>
          <table:table-cell office:value-type="float" office:value="946.261935406387" calcext:value-type="float">
            <text:p>946.2619354064</text:p>
          </table:table-cell>
          <table:table-cell office:value-type="float" office:value="294" calcext:value-type="float">
            <text:p>294</text:p>
          </table:table-cell>
          <table:table-cell office:value-type="float" office:value="254787" calcext:value-type="float">
            <text:p>254787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499585" calcext:value-type="float">
            <text:p>499585</text:p>
          </table:table-cell>
          <table:table-cell office:value-type="float" office:value="1802.44254331095" calcext:value-type="float">
            <text:p>1802.442543311</text:p>
          </table:table-cell>
          <table:table-cell office:value-type="float" office:value="595" calcext:value-type="float">
            <text:p>595</text:p>
          </table:table-cell>
          <table:table-cell office:value-type="float" office:value="255709" calcext:value-type="float">
            <text:p>255709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999990" calcext:value-type="float">
            <text:p>999990</text:p>
          </table:table-cell>
          <table:table-cell office:value-type="float" office:value="847.810182101821" calcext:value-type="float">
            <text:p>847.8101821018</text:p>
          </table:table-cell>
          <table:table-cell office:value-type="float" office:value="271" calcext:value-type="float">
            <text:p>27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workloadf</text:p>
          </table:table-cell>
          <table:table-cell office:value-type="string" calcext:value-type="string">
            <text:p>mongodb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89446" calcext:value-type="float">
            <text:p>289446</text:p>
          </table:table-cell>
          <table:table-cell office:value-type="float" office:value="3454.87586631012" calcext:value-type="float">
            <text:p>3454.8758663101</text:p>
          </table:table-cell>
          <table:table-cell office:value-type="float" office:value="500538" calcext:value-type="float">
            <text:p>500538</text:p>
          </table:table-cell>
          <table:table-cell office:value-type="float" office:value="3932.32035729555" calcext:value-type="float">
            <text:p>3932.3203572956</text:p>
          </table:table-cell>
          <table:table-cell office:value-type="float" office:value="312" calcext:value-type="float">
            <text:p>312</text:p>
          </table:table-cell>
          <table:table-cell office:value-type="float" office:value="404697" calcext:value-type="float">
            <text:p>404697</text:p>
          </table:table-cell>
          <table:table-cell office:value-type="float" office:value="6000" calcext:value-type="float">
            <text:p>6000</text:p>
          </table:table-cell>
          <table:table-cell office:value-type="float" office:value="8000" calcext:value-type="float">
            <text:p>8000</text:p>
          </table:table-cell>
          <table:table-cell office:value-type="float" office:value="500538" calcext:value-type="float">
            <text:p>500538</text:p>
          </table:table-cell>
          <table:table-cell office:value-type="float" office:value="7741.93862803623" calcext:value-type="float">
            <text:p>7741.9386280362</text:p>
          </table:table-cell>
          <table:table-cell office:value-type="float" office:value="612" calcext:value-type="float">
            <text:p>612</text:p>
          </table:table-cell>
          <table:table-cell office:value-type="float" office:value="409074" calcext:value-type="float">
            <text:p>409074</text:p>
          </table:table-cell>
          <table:table-cell office:value-type="float" office:value="10000" calcext:value-type="float">
            <text:p>10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801.842004" calcext:value-type="float">
            <text:p>3801.842004</text:p>
          </table:table-cell>
          <table:table-cell office:value-type="float" office:value="293" calcext:value-type="float">
            <text:p>293</text:p>
          </table:table-cell>
          <table:table-cell office:value-type="float" office:value="405749" calcext:value-type="float">
            <text:p>405749</text:p>
          </table:table-cell>
          <table:table-cell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workloadf</text:p>
          </table:table-cell>
          <table:table-cell office:value-type="string" calcext:value-type="string">
            <text:p>mongodb-async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5653" calcext:value-type="float">
            <text:p>85653</text:p>
          </table:table-cell>
          <table:table-cell office:value-type="float" office:value="11675.0143018925" calcext:value-type="float">
            <text:p>11675.0143018925</text:p>
          </table:table-cell>
          <table:table-cell office:value-type="float" office:value="500417" calcext:value-type="float">
            <text:p>500417</text:p>
          </table:table-cell>
          <table:table-cell office:value-type="float" office:value="1187.44462718093" calcext:value-type="float">
            <text:p>1187.4446271809</text:p>
          </table:table-cell>
          <table:table-cell office:value-type="float" office:value="300" calcext:value-type="float">
            <text:p>300</text:p>
          </table:table-cell>
          <table:table-cell office:value-type="float" office:value="535556" calcext:value-type="float">
            <text:p>535556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500417" calcext:value-type="float">
            <text:p>500417</text:p>
          </table:table-cell>
          <table:table-cell office:value-type="float" office:value="2296.38655561262" calcext:value-type="float">
            <text:p>2296.3865556126</text:p>
          </table:table-cell>
          <table:table-cell office:value-type="float" office:value="581" calcext:value-type="float">
            <text:p>581</text:p>
          </table:table-cell>
          <table:table-cell office:value-type="float" office:value="537082" calcext:value-type="float">
            <text:p>537082</text:p>
          </table:table-cell>
          <table:table-cell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03.256819" calcext:value-type="float">
            <text:p>1103.256819</text:p>
          </table:table-cell>
          <table:table-cell office:value-type="float" office:value="260" calcext:value-type="float">
            <text:p>260</text:p>
          </table:table-cell>
          <table:table-cell office:value-type="float" office:value="535433" calcext:value-type="float">
            <text:p>535433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workloadf</text:p>
          </table:table-cell>
          <table:table-cell office:value-type="string" calcext:value-type="string">
            <text:p>mongodb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68598" calcext:value-type="float">
            <text:p>268598</text:p>
          </table:table-cell>
          <table:table-cell office:value-type="float" office:value="3723.03591240441" calcext:value-type="float">
            <text:p>3723.0359124044</text:p>
          </table:table-cell>
          <table:table-cell office:value-type="float" office:value="499456" calcext:value-type="float">
            <text:p>499456</text:p>
          </table:table-cell>
          <table:table-cell office:value-type="float" office:value="4551.66048660943" calcext:value-type="float">
            <text:p>4551.6604866094</text:p>
          </table:table-cell>
          <table:table-cell office:value-type="float" office:value="312" calcext:value-type="float">
            <text:p>312</text:p>
          </table:table-cell>
          <table:table-cell office:value-type="float" office:value="477320" calcext:value-type="float">
            <text:p>477320</text:p>
          </table:table-cell>
          <table:table-cell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99456" calcext:value-type="float">
            <text:p>499456</text:p>
          </table:table-cell>
          <table:table-cell office:value-type="float" office:value="8979.11955007048" calcext:value-type="float">
            <text:p>8979.1195500705</text:p>
          </table:table-cell>
          <table:table-cell office:value-type="float" office:value="624" calcext:value-type="float">
            <text:p>624</text:p>
          </table:table-cell>
          <table:table-cell office:value-type="float" office:value="483512" calcext:value-type="float">
            <text:p>483512</text:p>
          </table:table-cell>
          <table:table-cell office:value-type="float" office:value="11000" calcext:value-type="float">
            <text:p>11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422.557904" calcext:value-type="float">
            <text:p>4422.557904</text:p>
          </table:table-cell>
          <table:table-cell office:value-type="float" office:value="284" calcext:value-type="float">
            <text:p>284</text:p>
          </table:table-cell>
          <table:table-cell office:value-type="float" office:value="477162" calcext:value-type="float">
            <text:p>477162</text:p>
          </table:table-cell>
          <table:table-cell office:value-type="float" office:value="6000" calcext:value-type="float">
            <text:p>6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workloadf</text:p>
          </table:table-cell>
          <table:table-cell office:value-type="string" calcext:value-type="string">
            <text:p>mongodb-async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85348" calcext:value-type="float">
            <text:p>85348</text:p>
          </table:table-cell>
          <table:table-cell office:value-type="float" office:value="11716.736185968" calcext:value-type="float">
            <text:p>11716.736185968</text:p>
          </table:table-cell>
          <table:table-cell office:value-type="float" office:value="499788" calcext:value-type="float">
            <text:p>499788</text:p>
          </table:table-cell>
          <table:table-cell office:value-type="float" office:value="1462.52820395848" calcext:value-type="float">
            <text:p>1462.5282039585</text:p>
          </table:table-cell>
          <table:table-cell office:value-type="float" office:value="310" calcext:value-type="float">
            <text:p>310</text:p>
          </table:table-cell>
          <table:table-cell office:value-type="float" office:value="350122" calcext:value-type="float">
            <text:p>350122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499788" calcext:value-type="float">
            <text:p>499788</text:p>
          </table:table-cell>
          <table:table-cell office:value-type="float" office:value="2850.81236644337" calcext:value-type="float">
            <text:p>2850.8123664434</text:p>
          </table:table-cell>
          <table:table-cell office:value-type="float" office:value="585" calcext:value-type="float">
            <text:p>585</text:p>
          </table:table-cell>
          <table:table-cell office:value-type="float" office:value="351584" calcext:value-type="float">
            <text:p>351584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84.266627" calcext:value-type="float">
            <text:p>1384.266627</text:p>
          </table:table-cell>
          <table:table-cell office:value-type="float" office:value="260" calcext:value-type="float">
            <text:p>260</text:p>
          </table:table-cell>
          <table:table-cell office:value-type="float" office:value="350255" calcext:value-type="float">
            <text:p>350255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workloadf</text:p>
          </table:table-cell>
          <table:table-cell office:value-type="string" calcext:value-type="string">
            <text:p>mongod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72491" calcext:value-type="float">
            <text:p>272491</text:p>
          </table:table-cell>
          <table:table-cell office:value-type="float" office:value="3669.84597656436" calcext:value-type="float">
            <text:p>3669.8459765644</text:p>
          </table:table-cell>
          <table:table-cell office:value-type="float" office:value="499835" calcext:value-type="float">
            <text:p>499835</text:p>
          </table:table-cell>
          <table:table-cell office:value-type="float" office:value="9110.50815369072" calcext:value-type="float">
            <text:p>9110.5081536907</text:p>
          </table:table-cell>
          <table:table-cell office:value-type="float" office:value="334" calcext:value-type="float">
            <text:p>334</text:p>
          </table:table-cell>
          <table:table-cell office:value-type="float" office:value="2119443" calcext:value-type="float">
            <text:p>2119443</text:p>
          </table:table-cell>
          <table:table-cell office:value-type="float" office:value="11000" calcext:value-type="float">
            <text:p>11000</text:p>
          </table:table-cell>
          <table:table-cell office:value-type="float" office:value="17000" calcext:value-type="float">
            <text:p>17000</text:p>
          </table:table-cell>
          <table:table-cell office:value-type="float" office:value="499835" calcext:value-type="float">
            <text:p>499835</text:p>
          </table:table-cell>
          <table:table-cell office:value-type="float" office:value="18154.1170506267" calcext:value-type="float">
            <text:p>18154.1170506267</text:p>
          </table:table-cell>
          <table:table-cell office:value-type="float" office:value="676" calcext:value-type="float">
            <text:p>676</text:p>
          </table:table-cell>
          <table:table-cell office:value-type="float" office:value="2400814" calcext:value-type="float">
            <text:p>2400814</text:p>
          </table:table-cell>
          <table:table-cell office:value-type="float" office:value="22000" calcext:value-type="float">
            <text:p>22000</text:p>
          </table:table-cell>
          <table:table-cell office:value-type="float" office:value="29000" calcext:value-type="float">
            <text:p>29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30.458122" calcext:value-type="float">
            <text:p>9030.458122</text:p>
          </table:table-cell>
          <table:table-cell office:value-type="float" office:value="302" calcext:value-type="float">
            <text:p>302</text:p>
          </table:table-cell>
          <table:table-cell office:value-type="float" office:value="2170573" calcext:value-type="float">
            <text:p>2170573</text:p>
          </table:table-cell>
          <table:table-cell office:value-type="float" office:value="11000" calcext:value-type="float">
            <text:p>11000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workloadf</text:p>
          </table:table-cell>
          <table:table-cell office:value-type="string" calcext:value-type="string">
            <text:p>mongodb-async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87604" calcext:value-type="float">
            <text:p>87604</text:p>
          </table:table-cell>
          <table:table-cell office:value-type="float" office:value="11415.0038811013" calcext:value-type="float">
            <text:p>11415.0038811013</text:p>
          </table:table-cell>
          <table:table-cell office:value-type="float" office:value="499993" calcext:value-type="float">
            <text:p>499993</text:p>
          </table:table-cell>
          <table:table-cell office:value-type="float" office:value="2955.06155086171" calcext:value-type="float">
            <text:p>2955.0615508617</text:p>
          </table:table-cell>
          <table:table-cell office:value-type="float" office:value="299" calcext:value-type="float">
            <text:p>299</text:p>
          </table:table-cell>
          <table:table-cell office:value-type="float" office:value="476149" calcext:value-type="float">
            <text:p>476149</text:p>
          </table:table-cell>
          <table:table-cell office:value-type="float" office:value="6000" calcext:value-type="float">
            <text:p>6000</text:p>
          </table:table-cell>
          <table:table-cell office:value-type="float" office:value="8000" calcext:value-type="float">
            <text:p>8000</text:p>
          </table:table-cell>
          <table:table-cell office:value-type="float" office:value="499993" calcext:value-type="float">
            <text:p>499993</text:p>
          </table:table-cell>
          <table:table-cell office:value-type="float" office:value="5833.92188090633" calcext:value-type="float">
            <text:p>5833.9218809063</text:p>
          </table:table-cell>
          <table:table-cell office:value-type="float" office:value="586" calcext:value-type="float">
            <text:p>586</text:p>
          </table:table-cell>
          <table:table-cell office:value-type="float" office:value="479447" calcext:value-type="float">
            <text:p>479447</text:p>
          </table:table-cell>
          <table:table-cell office:value-type="float" office:value="9000" calcext:value-type="float">
            <text:p>9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874.337775" calcext:value-type="float">
            <text:p>2874.337775</text:p>
          </table:table-cell>
          <table:table-cell office:value-type="float" office:value="266" calcext:value-type="float">
            <text:p>266</text:p>
          </table:table-cell>
          <table:table-cell office:value-type="float" office:value="476172" calcext:value-type="float">
            <text:p>476172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workloadf</text:p>
          </table:table-cell>
          <table:table-cell office:value-type="string" calcext:value-type="string">
            <text:p>mongodb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1484" calcext:value-type="float">
            <text:p>91484</text:p>
          </table:table-cell>
          <table:table-cell office:value-type="float" office:value="10930.8731581479" calcext:value-type="float">
            <text:p>10930.8731581479</text:p>
          </table:table-cell>
          <table:table-cell office:value-type="float" office:value="500175" calcext:value-type="float">
            <text:p>500175</text:p>
          </table:table-cell>
          <table:table-cell office:value-type="float" office:value="740.328998850402" calcext:value-type="float">
            <text:p>740.3289988504</text:p>
          </table:table-cell>
          <table:table-cell office:value-type="float" office:value="273" calcext:value-type="float">
            <text:p>273</text:p>
          </table:table-cell>
          <table:table-cell office:value-type="float" office:value="417045" calcext:value-type="float">
            <text:p>417045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175" calcext:value-type="float">
            <text:p>500175</text:p>
          </table:table-cell>
          <table:table-cell office:value-type="float" office:value="1277.24881491478" calcext:value-type="float">
            <text:p>1277.2488149148</text:p>
          </table:table-cell>
          <table:table-cell office:value-type="float" office:value="538" calcext:value-type="float">
            <text:p>538</text:p>
          </table:table-cell>
          <table:table-cell office:value-type="float" office:value="417417" calcext:value-type="float">
            <text:p>417417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31.904524" calcext:value-type="float">
            <text:p>531.904524</text:p>
          </table:table-cell>
          <table:table-cell office:value-type="float" office:value="247" calcext:value-type="float">
            <text:p>247</text:p>
          </table:table-cell>
          <table:table-cell office:value-type="float" office:value="417115" calcext:value-type="float">
            <text:p>417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workloadf</text:p>
          </table:table-cell>
          <table:table-cell office:value-type="string" calcext:value-type="string">
            <text:p>mongodb-async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1196" calcext:value-type="float">
            <text:p>101196</text:p>
          </table:table-cell>
          <table:table-cell office:value-type="float" office:value="9881.81351041543" calcext:value-type="float">
            <text:p>9881.8135104154</text:p>
          </table:table-cell>
          <table:table-cell office:value-type="float" office:value="499376" calcext:value-type="float">
            <text:p>499376</text:p>
          </table:table-cell>
          <table:table-cell office:value-type="float" office:value="811.572348290667" calcext:value-type="float">
            <text:p>811.5723482907</text:p>
          </table:table-cell>
          <table:table-cell office:value-type="float" office:value="281" calcext:value-type="float">
            <text:p>281</text:p>
          </table:table-cell>
          <table:table-cell office:value-type="float" office:value="294584" calcext:value-type="float">
            <text:p>294584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499376" calcext:value-type="float">
            <text:p>499376</text:p>
          </table:table-cell>
          <table:table-cell office:value-type="float" office:value="1411.185217151" calcext:value-type="float">
            <text:p>1411.185217151</text:p>
          </table:table-cell>
          <table:table-cell office:value-type="float" office:value="546" calcext:value-type="float">
            <text:p>546</text:p>
          </table:table-cell>
          <table:table-cell office:value-type="float" office:value="295031" calcext:value-type="float">
            <text:p>295031</text:p>
          </table:table-cell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91.344798" calcext:value-type="float">
            <text:p>591.344798</text:p>
          </table:table-cell>
          <table:table-cell office:value-type="float" office:value="237" calcext:value-type="float">
            <text:p>237</text:p>
          </table:table-cell>
          <table:table-cell office:value-type="float" office:value="294695" calcext:value-type="float">
            <text:p>294695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workloadf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1460" calcext:value-type="float">
            <text:p>91460</text:p>
          </table:table-cell>
          <table:table-cell office:value-type="float" office:value="10933.6321889351" calcext:value-type="float">
            <text:p>10933.6321889351</text:p>
          </table:table-cell>
          <table:table-cell office:value-type="float" office:value="499882" calcext:value-type="float">
            <text:p>499882</text:p>
          </table:table-cell>
          <table:table-cell office:value-type="float" office:value="1037.81587254592" calcext:value-type="float">
            <text:p>1037.8158725459</text:p>
          </table:table-cell>
          <table:table-cell office:value-type="float" office:value="279" calcext:value-type="float">
            <text:p>279</text:p>
          </table:table-cell>
          <table:table-cell office:value-type="float" office:value="92420" calcext:value-type="float">
            <text:p>9242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499882" calcext:value-type="float">
            <text:p>499882</text:p>
          </table:table-cell>
          <table:table-cell office:value-type="float" office:value="1883.48489643556" calcext:value-type="float">
            <text:p>1883.4848964356</text:p>
          </table:table-cell>
          <table:table-cell office:value-type="float" office:value="545" calcext:value-type="float">
            <text:p>545</text:p>
          </table:table-cell>
          <table:table-cell office:value-type="float" office:value="102049" calcext:value-type="float">
            <text:p>102049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999990" calcext:value-type="float">
            <text:p>999990</text:p>
          </table:table-cell>
          <table:table-cell office:value-type="float" office:value="837.829494294943" calcext:value-type="float">
            <text:p>837.8294942949</text:p>
          </table:table-cell>
          <table:table-cell office:value-type="float" office:value="253" calcext:value-type="float">
            <text:p>253</text:p>
          </table:table-cell>
          <table:table-cell office:value-type="float" office:value="91014" calcext:value-type="float">
            <text:p>91014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workloadf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3963" calcext:value-type="float">
            <text:p>83963</text:p>
          </table:table-cell>
          <table:table-cell office:value-type="float" office:value="11909.8888796256" calcext:value-type="float">
            <text:p>11909.8888796256</text:p>
          </table:table-cell>
          <table:table-cell office:value-type="float" office:value="500112" calcext:value-type="float">
            <text:p>500112</text:p>
          </table:table-cell>
          <table:table-cell office:value-type="float" office:value="970.654087484403" calcext:value-type="float">
            <text:p>970.6540874844</text:p>
          </table:table-cell>
          <table:table-cell office:value-type="float" office:value="304" calcext:value-type="float">
            <text:p>304</text:p>
          </table:table-cell>
          <table:table-cell office:value-type="float" office:value="461121" calcext:value-type="float">
            <text:p>461121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112" calcext:value-type="float">
            <text:p>500112</text:p>
          </table:table-cell>
          <table:table-cell office:value-type="float" office:value="1737.79010301692" calcext:value-type="float">
            <text:p>1737.7901030169</text:p>
          </table:table-cell>
          <table:table-cell office:value-type="float" office:value="600" calcext:value-type="float">
            <text:p>600</text:p>
          </table:table-cell>
          <table:table-cell office:value-type="float" office:value="461649" calcext:value-type="float">
            <text:p>461649</text:p>
          </table:table-cell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 office:value-type="float" office:value="999990" calcext:value-type="float">
            <text:p>999990</text:p>
          </table:table-cell>
          <table:table-cell office:value-type="float" office:value="758.769676696767" calcext:value-type="float">
            <text:p>758.7696766968</text:p>
          </table:table-cell>
          <table:table-cell office:value-type="float" office:value="249" calcext:value-type="float">
            <text:p>249</text:p>
          </table:table-cell>
          <table:table-cell office:value-type="float" office:value="460918" calcext:value-type="float">
            <text:p>460918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workloadf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3503" calcext:value-type="float">
            <text:p>93503</text:p>
          </table:table-cell>
          <table:table-cell office:value-type="float" office:value="10694.8440157" calcext:value-type="float">
            <text:p>10694.8440157</text:p>
          </table:table-cell>
          <table:table-cell office:value-type="float" office:value="499894" calcext:value-type="float">
            <text:p>499894</text:p>
          </table:table-cell>
          <table:table-cell office:value-type="float" office:value="1382.15585904212" calcext:value-type="float">
            <text:p>1382.1558590421</text:p>
          </table:table-cell>
          <table:table-cell office:value-type="float" office:value="274" calcext:value-type="float">
            <text:p>274</text:p>
          </table:table-cell>
          <table:table-cell office:value-type="float" office:value="415348" calcext:value-type="float">
            <text:p>415348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499894" calcext:value-type="float">
            <text:p>499894</text:p>
          </table:table-cell>
          <table:table-cell office:value-type="float" office:value="2553.85036427723" calcext:value-type="float">
            <text:p>2553.8503642772</text:p>
          </table:table-cell>
          <table:table-cell office:value-type="float" office:value="544" calcext:value-type="float">
            <text:p>544</text:p>
          </table:table-cell>
          <table:table-cell office:value-type="float" office:value="416783" calcext:value-type="float">
            <text:p>416783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61.443453" calcext:value-type="float">
            <text:p>1161.443453</text:p>
          </table:table-cell>
          <table:table-cell office:value-type="float" office:value="253" calcext:value-type="float">
            <text:p>253</text:p>
          </table:table-cell>
          <table:table-cell office:value-type="float" office:value="415264" calcext:value-type="float">
            <text:p>415264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workloadf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1837" calcext:value-type="float">
            <text:p>81837</text:p>
          </table:table-cell>
          <table:table-cell office:value-type="float" office:value="12219.411757518" calcext:value-type="float">
            <text:p>12219.411757518</text:p>
          </table:table-cell>
          <table:table-cell office:value-type="float" office:value="499830" calcext:value-type="float">
            <text:p>499830</text:p>
          </table:table-cell>
          <table:table-cell office:value-type="float" office:value="1201.07850069023" calcext:value-type="float">
            <text:p>1201.0785006902</text:p>
          </table:table-cell>
          <table:table-cell office:value-type="float" office:value="305" calcext:value-type="float">
            <text:p>305</text:p>
          </table:table-cell>
          <table:table-cell office:value-type="float" office:value="392468" calcext:value-type="float">
            <text:p>392468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499830" calcext:value-type="float">
            <text:p>499830</text:p>
          </table:table-cell>
          <table:table-cell office:value-type="float" office:value="2222.6735350019" calcext:value-type="float">
            <text:p>2222.6735350019</text:p>
          </table:table-cell>
          <table:table-cell office:value-type="float" office:value="600" calcext:value-type="float">
            <text:p>600</text:p>
          </table:table-cell>
          <table:table-cell office:value-type="float" office:value="393863" calcext:value-type="float">
            <text:p>393863</text:p>
          </table:table-cell>
          <table:table-cell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18.607494" calcext:value-type="float">
            <text:p>1018.607494</text:p>
          </table:table-cell>
          <table:table-cell office:value-type="float" office:value="244" calcext:value-type="float">
            <text:p>244</text:p>
          </table:table-cell>
          <table:table-cell office:value-type="float" office:value="394075" calcext:value-type="float">
            <text:p>394075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workloadf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2896" calcext:value-type="float">
            <text:p>92896</text:p>
          </table:table-cell>
          <table:table-cell office:value-type="float" office:value="10764.6184981054" calcext:value-type="float">
            <text:p>10764.6184981054</text:p>
          </table:table-cell>
          <table:table-cell office:value-type="float" office:value="500769" calcext:value-type="float">
            <text:p>500769</text:p>
          </table:table-cell>
          <table:table-cell office:value-type="float" office:value="1992.84708917685" calcext:value-type="float">
            <text:p>1992.8470891769</text:p>
          </table:table-cell>
          <table:table-cell office:value-type="float" office:value="297" calcext:value-type="float">
            <text:p>297</text:p>
          </table:table-cell>
          <table:table-cell office:value-type="float" office:value="427856" calcext:value-type="float">
            <text:p>427856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500769" calcext:value-type="float">
            <text:p>500769</text:p>
          </table:table-cell>
          <table:table-cell office:value-type="float" office:value="3765.67768971322" calcext:value-type="float">
            <text:p>3765.6776897132</text:p>
          </table:table-cell>
          <table:table-cell office:value-type="float" office:value="572" calcext:value-type="float">
            <text:p>572</text:p>
          </table:table-cell>
          <table:table-cell office:value-type="float" office:value="429417" calcext:value-type="float">
            <text:p>429417</text:p>
          </table:table-cell>
          <table:table-cell office:value-type="float" office:value="6000" calcext:value-type="float">
            <text:p>6000</text:p>
          </table:table-cell>
          <table:table-cell office:value-type="float" office:value="9000" calcext:value-type="float">
            <text:p>9000</text:p>
          </table:table-cell>
          <table:table-cell office:value-type="float" office:value="999990" calcext:value-type="float">
            <text:p>999990</text:p>
          </table:table-cell>
          <table:table-cell office:value-type="float" office:value="1767.39770797708" calcext:value-type="float">
            <text:p>1767.3977079771</text:p>
          </table:table-cell>
          <table:table-cell office:value-type="float" office:value="265" calcext:value-type="float">
            <text:p>265</text:p>
          </table:table-cell>
          <table:table-cell office:value-type="float" office:value="428003" calcext:value-type="float">
            <text:p>428003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workloadf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2917" calcext:value-type="float">
            <text:p>82917</text:p>
          </table:table-cell>
          <table:table-cell office:value-type="float" office:value="12060.1324215782" calcext:value-type="float">
            <text:p>12060.1324215782</text:p>
          </table:table-cell>
          <table:table-cell office:value-type="float" office:value="499537" calcext:value-type="float">
            <text:p>499537</text:p>
          </table:table-cell>
          <table:table-cell office:value-type="float" office:value="1740.19359126551" calcext:value-type="float">
            <text:p>1740.1935912655</text:p>
          </table:table-cell>
          <table:table-cell office:value-type="float" office:value="309" calcext:value-type="float">
            <text:p>309</text:p>
          </table:table-cell>
          <table:table-cell office:value-type="float" office:value="311056" calcext:value-type="float">
            <text:p>311056</text:p>
          </table:table-cell>
          <table:table-cell office:value-type="float" office:value="4000" calcext:value-type="float">
            <text:p>4000</text:p>
          </table:table-cell>
          <table:table-cell office:value-type="float" office:value="7000" calcext:value-type="float">
            <text:p>7000</text:p>
          </table:table-cell>
          <table:table-cell office:value-type="float" office:value="499537" calcext:value-type="float">
            <text:p>499537</text:p>
          </table:table-cell>
          <table:table-cell office:value-type="float" office:value="3345.47669141625" calcext:value-type="float">
            <text:p>3345.4766914163</text:p>
          </table:table-cell>
          <table:table-cell office:value-type="float" office:value="580" calcext:value-type="float">
            <text:p>580</text:p>
          </table:table-cell>
          <table:table-cell office:value-type="float" office:value="312998" calcext:value-type="float">
            <text:p>312998</text:p>
          </table:table-cell>
          <table:table-cell office:value-type="float" office:value="6000" calcext:value-type="float">
            <text:p>6000</text:p>
          </table:table-cell>
          <table:table-cell office:value-type="float" office:value="11000" calcext:value-type="float">
            <text:p>11000</text:p>
          </table:table-cell>
          <table:table-cell office:value-type="float" office:value="999990" calcext:value-type="float">
            <text:p>999990</text:p>
          </table:table-cell>
          <table:table-cell office:value-type="float" office:value="1593.8674096741" calcext:value-type="float">
            <text:p>1593.8674096741</text:p>
          </table:table-cell>
          <table:table-cell office:value-type="float" office:value="243" calcext:value-type="float">
            <text:p>243</text:p>
          </table:table-cell>
          <table:table-cell office:value-type="float" office:value="310413" calcext:value-type="float">
            <text:p>310413</text:p>
          </table:table-cell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workloadf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93559" calcext:value-type="float">
            <text:p>93559</text:p>
          </table:table-cell>
          <table:table-cell office:value-type="float" office:value="10688.4425870306" calcext:value-type="float">
            <text:p>10688.4425870306</text:p>
          </table:table-cell>
          <table:table-cell office:value-type="float" office:value="499710" calcext:value-type="float">
            <text:p>499710</text:p>
          </table:table-cell>
          <table:table-cell office:value-type="float" office:value="2631.46378299414" calcext:value-type="float">
            <text:p>2631.4637829941</text:p>
          </table:table-cell>
          <table:table-cell office:value-type="float" office:value="308" calcext:value-type="float">
            <text:p>308</text:p>
          </table:table-cell>
          <table:table-cell office:value-type="float" office:value="568754" calcext:value-type="float">
            <text:p>568754</text:p>
          </table:table-cell>
          <table:table-cell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office:value-type="float" office:value="499710" calcext:value-type="float">
            <text:p>499710</text:p>
          </table:table-cell>
          <table:table-cell office:value-type="float" office:value="5032.45615456965" calcext:value-type="float">
            <text:p>5032.4561545697</text:p>
          </table:table-cell>
          <table:table-cell office:value-type="float" office:value="606" calcext:value-type="float">
            <text:p>606</text:p>
          </table:table-cell>
          <table:table-cell office:value-type="float" office:value="573239" calcext:value-type="float">
            <text:p>573239</text:p>
          </table:table-cell>
          <table:table-cell office:value-type="float" office:value="7000" calcext:value-type="float">
            <text:p>7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399.403909" calcext:value-type="float">
            <text:p>2399.403909</text:p>
          </table:table-cell>
          <table:table-cell office:value-type="float" office:value="278" calcext:value-type="float">
            <text:p>278</text:p>
          </table:table-cell>
          <table:table-cell office:value-type="float" office:value="568371" calcext:value-type="float">
            <text:p>568371</text:p>
          </table:table-cell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workloadf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83151" calcext:value-type="float">
            <text:p>83151</text:p>
          </table:table-cell>
          <table:table-cell office:value-type="float" office:value="12026.3135741001" calcext:value-type="float">
            <text:p>12026.3135741001</text:p>
          </table:table-cell>
          <table:table-cell office:value-type="float" office:value="499676" calcext:value-type="float">
            <text:p>499676</text:p>
          </table:table-cell>
          <table:table-cell office:value-type="float" office:value="2270.83147879826" calcext:value-type="float">
            <text:p>2270.8314787983</text:p>
          </table:table-cell>
          <table:table-cell office:value-type="float" office:value="305" calcext:value-type="float">
            <text:p>305</text:p>
          </table:table-cell>
          <table:table-cell office:value-type="float" office:value="314568" calcext:value-type="float">
            <text:p>314568</text:p>
          </table:table-cell>
          <table:table-cell office:value-type="float" office:value="5000" calcext:value-type="float">
            <text:p>5000</text:p>
          </table:table-cell>
          <table:table-cell office:value-type="float" office:value="9000" calcext:value-type="float">
            <text:p>9000</text:p>
          </table:table-cell>
          <table:table-cell office:value-type="float" office:value="499676" calcext:value-type="float">
            <text:p>499676</text:p>
          </table:table-cell>
          <table:table-cell office:value-type="float" office:value="4439.72853609139" calcext:value-type="float">
            <text:p>4439.7285360914</text:p>
          </table:table-cell>
          <table:table-cell office:value-type="float" office:value="575" calcext:value-type="float">
            <text:p>575</text:p>
          </table:table-cell>
          <table:table-cell office:value-type="float" office:value="322116" calcext:value-type="float">
            <text:p>322116</text:p>
          </table:table-cell>
          <table:table-cell office:value-type="float" office:value="8000" calcext:value-type="float">
            <text:p>8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162.615768" calcext:value-type="float">
            <text:p>2162.615768</text:p>
          </table:table-cell>
          <table:table-cell office:value-type="float" office:value="241" calcext:value-type="float">
            <text:p>241</text:p>
          </table:table-cell>
          <table:table-cell office:value-type="float" office:value="315451" calcext:value-type="float">
            <text:p>315451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workloadf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2117" calcext:value-type="float">
            <text:p>92117</text:p>
          </table:table-cell>
          <table:table-cell office:value-type="float" office:value="10855.759523215" calcext:value-type="float">
            <text:p>10855.759523215</text:p>
          </table:table-cell>
          <table:table-cell office:value-type="float" office:value="499562" calcext:value-type="float">
            <text:p>499562</text:p>
          </table:table-cell>
          <table:table-cell office:value-type="float" office:value="3206.1297756835" calcext:value-type="float">
            <text:p>3206.1297756835</text:p>
          </table:table-cell>
          <table:table-cell office:value-type="float" office:value="301" calcext:value-type="float">
            <text:p>301</text:p>
          </table:table-cell>
          <table:table-cell office:value-type="float" office:value="231901" calcext:value-type="float">
            <text:p>231901</text:p>
          </table:table-cell>
          <table:table-cell office:value-type="float" office:value="5000" calcext:value-type="float">
            <text:p>5000</text:p>
          </table:table-cell>
          <table:table-cell office:value-type="float" office:value="9000" calcext:value-type="float">
            <text:p>9000</text:p>
          </table:table-cell>
          <table:table-cell office:value-type="float" office:value="499562" calcext:value-type="float">
            <text:p>499562</text:p>
          </table:table-cell>
          <table:table-cell office:value-type="float" office:value="6185.66654989771" calcext:value-type="float">
            <text:p>6185.6665498977</text:p>
          </table:table-cell>
          <table:table-cell office:value-type="float" office:value="598" calcext:value-type="float">
            <text:p>598</text:p>
          </table:table-cell>
          <table:table-cell office:value-type="float" office:value="234496" calcext:value-type="float">
            <text:p>234496</text:p>
          </table:table-cell>
          <table:table-cell office:value-type="float" office:value="9000" calcext:value-type="float">
            <text:p>9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74.725919" calcext:value-type="float">
            <text:p>2974.725919</text:p>
          </table:table-cell>
          <table:table-cell office:value-type="float" office:value="284" calcext:value-type="float">
            <text:p>284</text:p>
          </table:table-cell>
          <table:table-cell office:value-type="float" office:value="230805" calcext:value-type="float">
            <text:p>230805</text:p>
          </table:table-cell>
          <table:table-cell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workloadf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5613" calcext:value-type="float">
            <text:p>85613</text:p>
          </table:table-cell>
          <table:table-cell office:value-type="float" office:value="11680.4690876386" calcext:value-type="float">
            <text:p>11680.4690876386</text:p>
          </table:table-cell>
          <table:table-cell office:value-type="float" office:value="499914" calcext:value-type="float">
            <text:p>499914</text:p>
          </table:table-cell>
          <table:table-cell office:value-type="float" office:value="2898.92416895706" calcext:value-type="float">
            <text:p>2898.9241689571</text:p>
          </table:table-cell>
          <table:table-cell office:value-type="float" office:value="295" calcext:value-type="float">
            <text:p>295</text:p>
          </table:table-cell>
          <table:table-cell office:value-type="float" office:value="1390069" calcext:value-type="float">
            <text:p>1390069</text:p>
          </table:table-cell>
          <table:table-cell office:value-type="float" office:value="6000" calcext:value-type="float">
            <text:p>6000</text:p>
          </table:table-cell>
          <table:table-cell office:value-type="float" office:value="11000" calcext:value-type="float">
            <text:p>11000</text:p>
          </table:table-cell>
          <table:table-cell office:value-type="float" office:value="499914" calcext:value-type="float">
            <text:p>499914</text:p>
          </table:table-cell>
          <table:table-cell office:value-type="float" office:value="5703.59818688814" calcext:value-type="float">
            <text:p>5703.5981868881</text:p>
          </table:table-cell>
          <table:table-cell office:value-type="float" office:value="567" calcext:value-type="float">
            <text:p>567</text:p>
          </table:table-cell>
          <table:table-cell office:value-type="float" office:value="1396126" calcext:value-type="float">
            <text:p>1396126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795.126264" calcext:value-type="float">
            <text:p>2795.126264</text:p>
          </table:table-cell>
          <table:table-cell office:value-type="float" office:value="245" calcext:value-type="float">
            <text:p>245</text:p>
          </table:table-cell>
          <table:table-cell office:value-type="float" office:value="1391642" calcext:value-type="float">
            <text:p>1391642</text:p>
          </table:table-cell>
          <table:table-cell office:value-type="float" office:value="6000" calcext:value-type="float">
            <text:p>6000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string" calcext:value-type="string">
            <text:p>workloadf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93900" calcext:value-type="float">
            <text:p>93900</text:p>
          </table:table-cell>
          <table:table-cell office:value-type="float" office:value="10649.3610223642" calcext:value-type="float">
            <text:p>10649.3610223642</text:p>
          </table:table-cell>
          <table:table-cell office:value-type="float" office:value="500178" calcext:value-type="float">
            <text:p>500178</text:p>
          </table:table-cell>
          <table:table-cell office:value-type="float" office:value="4823.84691649773" calcext:value-type="float">
            <text:p>4823.8469164977</text:p>
          </table:table-cell>
          <table:table-cell office:value-type="float" office:value="286" calcext:value-type="float">
            <text:p>286</text:p>
          </table:table-cell>
          <table:table-cell office:value-type="float" office:value="869101" calcext:value-type="float">
            <text:p>869101</text:p>
          </table:table-cell>
          <table:table-cell office:value-type="float" office:value="7000" calcext:value-type="float">
            <text:p>7000</text:p>
          </table:table-cell>
          <table:table-cell office:value-type="float" office:value="13000" calcext:value-type="float">
            <text:p>13000</text:p>
          </table:table-cell>
          <table:table-cell office:value-type="float" office:value="500178" calcext:value-type="float">
            <text:p>500178</text:p>
          </table:table-cell>
          <table:table-cell office:value-type="float" office:value="9430.88848769838" calcext:value-type="float">
            <text:p>9430.8884876984</text:p>
          </table:table-cell>
          <table:table-cell office:value-type="float" office:value="555" calcext:value-type="float">
            <text:p>555</text:p>
          </table:table-cell>
          <table:table-cell office:value-type="float" office:value="997894" calcext:value-type="float">
            <text:p>997894</text:p>
          </table:table-cell>
          <table:table-cell office:value-type="float" office:value="12000" calcext:value-type="float">
            <text:p>12000</text:p>
          </table:table-cell>
          <table:table-cell office:value-type="float" office:value="23000" calcext:value-type="float">
            <text:p>23000</text:p>
          </table:table-cell>
          <table:table-cell office:value-type="float" office:value="999975" calcext:value-type="float">
            <text:p>999975</text:p>
          </table:table-cell>
          <table:table-cell office:value-type="float" office:value="4586.22979574489" calcext:value-type="float">
            <text:p>4586.2297957449</text:p>
          </table:table-cell>
          <table:table-cell office:value-type="float" office:value="261" calcext:value-type="float">
            <text:p>261</text:p>
          </table:table-cell>
          <table:table-cell office:value-type="float" office:value="869921" calcext:value-type="float">
            <text:p>869921</text:p>
          </table:table-cell>
          <table:table-cell office:value-type="float" office:value="7000" calcext:value-type="float">
            <text:p>700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workloadf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84293" calcext:value-type="float">
            <text:p>84293</text:p>
          </table:table-cell>
          <table:table-cell office:value-type="float" office:value="11863.0847164059" calcext:value-type="float">
            <text:p>11863.0847164059</text:p>
          </table:table-cell>
          <table:table-cell office:value-type="float" office:value="500912" calcext:value-type="float">
            <text:p>500912</text:p>
          </table:table-cell>
          <table:table-cell office:value-type="float" office:value="4249.78045445108" calcext:value-type="float">
            <text:p>4249.7804544511</text:p>
          </table:table-cell>
          <table:table-cell office:value-type="float" office:value="300" calcext:value-type="float">
            <text:p>300</text:p>
          </table:table-cell>
          <table:table-cell office:value-type="float" office:value="385879" calcext:value-type="float">
            <text:p>385879</text:p>
          </table:table-cell>
          <table:table-cell office:value-type="float" office:value="9000" calcext:value-type="float">
            <text:p>9000</text:p>
          </table:table-cell>
          <table:table-cell office:value-type="float" office:value="15000" calcext:value-type="float">
            <text:p>15000</text:p>
          </table:table-cell>
          <table:table-cell office:value-type="float" office:value="500912" calcext:value-type="float">
            <text:p>500912</text:p>
          </table:table-cell>
          <table:table-cell office:value-type="float" office:value="8404.99991216022" calcext:value-type="float">
            <text:p>8404.9999121602</text:p>
          </table:table-cell>
          <table:table-cell office:value-type="float" office:value="580" calcext:value-type="float">
            <text:p>580</text:p>
          </table:table-cell>
          <table:table-cell office:value-type="float" office:value="398624" calcext:value-type="float">
            <text:p>398624</text:p>
          </table:table-cell>
          <table:table-cell office:value-type="float" office:value="15000" calcext:value-type="float">
            <text:p>15000</text:p>
          </table:table-cell>
          <table:table-cell office:value-type="float" office:value="27000" calcext:value-type="float">
            <text:p>27000</text:p>
          </table:table-cell>
          <table:table-cell office:value-type="float" office:value="999975" calcext:value-type="float">
            <text:p>999975</text:p>
          </table:table-cell>
          <table:table-cell office:value-type="float" office:value="4144.99035475887" calcext:value-type="float">
            <text:p>4144.9903547589</text:p>
          </table:table-cell>
          <table:table-cell office:value-type="float" office:value="255" calcext:value-type="float">
            <text:p>255</text:p>
          </table:table-cell>
          <table:table-cell office:value-type="float" office:value="386374" calcext:value-type="float">
            <text:p>386374</text:p>
          </table:table-cell>
          <table:table-cell office:value-type="float" office:value="8000" calcext:value-type="float">
            <text:p>80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workloadf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2884" calcext:value-type="float">
            <text:p>92884</text:p>
          </table:table-cell>
          <table:table-cell office:value-type="float" office:value="10766.1168769648" calcext:value-type="float">
            <text:p>10766.1168769648</text:p>
          </table:table-cell>
          <table:table-cell office:value-type="float" office:value="500508" calcext:value-type="float">
            <text:p>500508</text:p>
          </table:table-cell>
          <table:table-cell office:value-type="float" office:value="6290.53458286381" calcext:value-type="float">
            <text:p>6290.5345828638</text:p>
          </table:table-cell>
          <table:table-cell office:value-type="float" office:value="318" calcext:value-type="float">
            <text:p>318</text:p>
          </table:table-cell>
          <table:table-cell office:value-type="float" office:value="793572" calcext:value-type="float">
            <text:p>793572</text:p>
          </table:table-cell>
          <table:table-cell office:value-type="float" office:value="9000" calcext:value-type="float">
            <text:p>9000</text:p>
          </table:table-cell>
          <table:table-cell office:value-type="float" office:value="16000" calcext:value-type="float">
            <text:p>16000</text:p>
          </table:table-cell>
          <table:table-cell office:value-type="float" office:value="500508" calcext:value-type="float">
            <text:p>500508</text:p>
          </table:table-cell>
          <table:table-cell office:value-type="float" office:value="12374.0817109816" calcext:value-type="float">
            <text:p>12374.0817109816</text:p>
          </table:table-cell>
          <table:table-cell office:value-type="float" office:value="617" calcext:value-type="float">
            <text:p>617</text:p>
          </table:table-cell>
          <table:table-cell office:value-type="float" office:value="800993" calcext:value-type="float">
            <text:p>800993</text:p>
          </table:table-cell>
          <table:table-cell office:value-type="float" office:value="16000" calcext:value-type="float">
            <text:p>16000</text:p>
          </table:table-cell>
          <table:table-cell office:value-type="float" office:value="27000" calcext:value-type="float">
            <text:p>27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082.654985" calcext:value-type="float">
            <text:p>6082.654985</text:p>
          </table:table-cell>
          <table:table-cell office:value-type="float" office:value="287" calcext:value-type="float">
            <text:p>287</text:p>
          </table:table-cell>
          <table:table-cell office:value-type="float" office:value="793891" calcext:value-type="float">
            <text:p>793891</text:p>
          </table:table-cell>
          <table:table-cell office:value-type="float" office:value="8000" calcext:value-type="float">
            <text:p>8000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workloadf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5726" calcext:value-type="float">
            <text:p>85726</text:p>
          </table:table-cell>
          <table:table-cell office:value-type="float" office:value="11665.0724400999" calcext:value-type="float">
            <text:p>11665.0724400999</text:p>
          </table:table-cell>
          <table:table-cell office:value-type="float" office:value="500194" calcext:value-type="float">
            <text:p>500194</text:p>
          </table:table-cell>
          <table:table-cell office:value-type="float" office:value="5691.22824743999" calcext:value-type="float">
            <text:p>5691.22824744</text:p>
          </table:table-cell>
          <table:table-cell office:value-type="float" office:value="312" calcext:value-type="float">
            <text:p>312</text:p>
          </table:table-cell>
          <table:table-cell office:value-type="float" office:value="479644" calcext:value-type="float">
            <text:p>479644</text:p>
          </table:table-cell>
          <table:table-cell office:value-type="float" office:value="11000" calcext:value-type="float">
            <text:p>11000</text:p>
          </table:table-cell>
          <table:table-cell office:value-type="float" office:value="22000" calcext:value-type="float">
            <text:p>22000</text:p>
          </table:table-cell>
          <table:table-cell office:value-type="float" office:value="500194" calcext:value-type="float">
            <text:p>500194</text:p>
          </table:table-cell>
          <table:table-cell office:value-type="float" office:value="11340.9686321707" calcext:value-type="float">
            <text:p>11340.9686321707</text:p>
          </table:table-cell>
          <table:table-cell office:value-type="float" office:value="603" calcext:value-type="float">
            <text:p>603</text:p>
          </table:table-cell>
          <table:table-cell office:value-type="float" office:value="489510" calcext:value-type="float">
            <text:p>489510</text:p>
          </table:table-cell>
          <table:table-cell office:value-type="float" office:value="19000" calcext:value-type="float">
            <text:p>19000</text:p>
          </table:table-cell>
          <table:table-cell office:value-type="float" office:value="37000" calcext:value-type="float">
            <text:p>37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654.863269" calcext:value-type="float">
            <text:p>5654.863269</text:p>
          </table:table-cell>
          <table:table-cell office:value-type="float" office:value="245" calcext:value-type="float">
            <text:p>245</text:p>
          </table:table-cell>
          <table:table-cell office:value-type="float" office:value="482341" calcext:value-type="float">
            <text:p>482341</text:p>
          </table:table-cell>
          <table:table-cell office:value-type="float" office:value="11000" calcext:value-type="float">
            <text:p>11000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string" calcext:value-type="string">
            <text:p>workloadf</text:p>
          </table:table-cell>
          <table:table-cell office:value-type="string" calcext:value-type="string">
            <text:p>mongodb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93866" calcext:value-type="float">
            <text:p>93866</text:p>
          </table:table-cell>
          <table:table-cell office:value-type="float" office:value="10653.4847548633" calcext:value-type="float">
            <text:p>10653.4847548633</text:p>
          </table:table-cell>
          <table:table-cell office:value-type="float" office:value="499921" calcext:value-type="float">
            <text:p>499921</text:p>
          </table:table-cell>
          <table:table-cell office:value-type="float" office:value="7908.18248083197" calcext:value-type="float">
            <text:p>7908.182480832</text:p>
          </table:table-cell>
          <table:table-cell office:value-type="float" office:value="288" calcext:value-type="float">
            <text:p>288</text:p>
          </table:table-cell>
          <table:table-cell office:value-type="float" office:value="433913" calcext:value-type="float">
            <text:p>433913</text:p>
          </table:table-cell>
          <table:table-cell office:value-type="float" office:value="11000" calcext:value-type="float">
            <text:p>11000</text:p>
          </table:table-cell>
          <table:table-cell office:value-type="float" office:value="19000" calcext:value-type="float">
            <text:p>19000</text:p>
          </table:table-cell>
          <table:table-cell office:value-type="float" office:value="499921" calcext:value-type="float">
            <text:p>499921</text:p>
          </table:table-cell>
          <table:table-cell office:value-type="float" office:value="15624.5798496162" calcext:value-type="float">
            <text:p>15624.5798496162</text:p>
          </table:table-cell>
          <table:table-cell office:value-type="float" office:value="574" calcext:value-type="float">
            <text:p>574</text:p>
          </table:table-cell>
          <table:table-cell office:value-type="float" office:value="441638" calcext:value-type="float">
            <text:p>441638</text:p>
          </table:table-cell>
          <table:table-cell office:value-type="float" office:value="21000" calcext:value-type="float">
            <text:p>21000</text:p>
          </table:table-cell>
          <table:table-cell office:value-type="float" office:value="33000" calcext:value-type="float">
            <text:p>33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710.317192" calcext:value-type="float">
            <text:p>7710.317192</text:p>
          </table:table-cell>
          <table:table-cell office:value-type="float" office:value="274" calcext:value-type="float">
            <text:p>274</text:p>
          </table:table-cell>
          <table:table-cell office:value-type="float" office:value="434504" calcext:value-type="float">
            <text:p>434504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>workloadf</text:p>
          </table:table-cell>
          <table:table-cell office:value-type="string" calcext:value-type="string">
            <text:p>mongodb-async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88139" calcext:value-type="float">
            <text:p>88139</text:p>
          </table:table-cell>
          <table:table-cell office:value-type="float" office:value="11345.7152906205" calcext:value-type="float">
            <text:p>11345.7152906205</text:p>
          </table:table-cell>
          <table:table-cell office:value-type="float" office:value="500070" calcext:value-type="float">
            <text:p>500070</text:p>
          </table:table-cell>
          <table:table-cell office:value-type="float" office:value="7305.2069650249" calcext:value-type="float">
            <text:p>7305.2069650249</text:p>
          </table:table-cell>
          <table:table-cell office:value-type="float" office:value="302" calcext:value-type="float">
            <text:p>302</text:p>
          </table:table-cell>
          <table:table-cell office:value-type="float" office:value="272685" calcext:value-type="float">
            <text:p>272685</text:p>
          </table:table-cell>
          <table:table-cell office:value-type="float" office:value="14000" calcext:value-type="float">
            <text:p>14000</text:p>
          </table:table-cell>
          <table:table-cell office:value-type="float" office:value="29000" calcext:value-type="float">
            <text:p>29000</text:p>
          </table:table-cell>
          <table:table-cell office:value-type="float" office:value="500070" calcext:value-type="float">
            <text:p>500070</text:p>
          </table:table-cell>
          <table:table-cell office:value-type="float" office:value="14590.3452256684" calcext:value-type="float">
            <text:p>14590.3452256684</text:p>
          </table:table-cell>
          <table:table-cell office:value-type="float" office:value="580" calcext:value-type="float">
            <text:p>580</text:p>
          </table:table-cell>
          <table:table-cell office:value-type="float" office:value="292912" calcext:value-type="float">
            <text:p>292912</text:p>
          </table:table-cell>
          <table:table-cell office:value-type="float" office:value="26000" calcext:value-type="float">
            <text:p>26000</text:p>
          </table:table-cell>
          <table:table-cell office:value-type="float" office:value="49000" calcext:value-type="float">
            <text:p>49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269.323257" calcext:value-type="float">
            <text:p>7269.323257</text:p>
          </table:table-cell>
          <table:table-cell office:value-type="float" office:value="267" calcext:value-type="float">
            <text:p>267</text:p>
          </table:table-cell>
          <table:table-cell office:value-type="float" office:value="273553" calcext:value-type="float">
            <text:p>273553</text:p>
          </table:table-cell>
          <table:table-cell office:value-type="float" office:value="14000" calcext:value-type="float">
            <text:p>14000</text:p>
          </table:table-cell>
          <table:table-cell office:value-type="float" office:value="29000" calcext:value-type="float">
            <text:p>29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1">00/00/0000</text:date>, <text:time style:data-style-name="N2" text:time-value="15:03:43.3840738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Moore</meta:initial-creator>
    <meta:creation-date>2012-09-08T14:20:52</meta:creation-date>
    <dc:date>2014-06-01T15:04:21.510148234</dc:date>
    <meta:editing-duration>P1DT1H14M56S</meta:editing-duration>
    <meta:editing-cycles>24</meta:editing-cycles>
    <meta:generator>LibreOffice/4.2.4.2$Linux_X86_64 LibreOffice_project/420$Build-2</meta:generator>
    <meta:document-statistic meta:table-count="6" meta:cell-count="4968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graphic-properties draw:fill-color="#ffffff"/>
    </style:style>
    <style:style style:name="ch12" style:family="chart">
      <style:graphic-properties svg:stroke-color="#b3b3b3" draw:fill-color="#000000"/>
    </style:style>
    <style:style style:name="ch13" style:family="chart">
      <style:graphic-properties svg:stroke-width="0.051cm" svg:stroke-color="#ff996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861cm" svg:height="12.701cm" xlink:href=".." xlink:type="simple" chart:class="chart:stock" chart:style-name="ch1">
        <chart:title svg:x="9.429cm" svg:y="0.389cm" chart:style-name="ch2">
          <text:p>Update Latency
YCSB - Workload A</text:p>
        </chart:title>
        <chart:subtitle svg:x="10.063cm" svg:y="1.926cm" chart:style-name="ch3">
          <text:p>Lower is Better</text:p>
        </chart:subtitle>
        <chart:legend chart:legend-position="end" svg:x="19.003cm" svg:y="5.802cm" style:legend-expansion="high" chart:style-name="ch4"/>
        <chart:plot-area chart:style-name="ch5" table:cell-range-address="'Workload A Charts'.C2:'Workload A Charts'.D23 'Workload A Charts'.L1:'Workload A Charts'.M1 'Workload A Charts'.Z2:'Workload A Charts'.AA23 'Workload A Charts'.AC2:'Workload A Charts'.AC23 'Workload A Charts'.T2:'Workload A Charts'.T2 'Workload A Charts'.H1:'Workload A Charts'.I1 'Workload A Charts'.H2:'Workload A Charts'.I23 'Workload A Charts'.K2:'Workload A Charts'.K23 'Workload A Charts'.B2:'Workload A Charts'.B2" chart:data-source-has-labels="both" svg:x="1.468cm" svg:y="3.117cm" svg:width="16.621cm" svg:height="8.349cm">
          <chartooo:coordinate-region svg:x="2.645cm" svg:y="3.317cm" svg:width="15.444cm" svg:height="7.104cm"/>
          <chart:axis chart:dimension="x" chart:name="primary-x" chart:style-name="ch6" chartooo:axis-type="auto">
            <chartooo:date-scale/>
            <chart:title svg:x="7.009cm" svg:y="11.72cm" chart:style-name="ch7">
              <text:p>Threads (top)  / Connections (bottom)</text:p>
            </chart:title>
            <chart:categories table:cell-range-address="'Workload A Charts'.C2:'Workload A Charts'.D23"/>
          </chart:axis>
          <chart:axis chart:dimension="y" chart:name="primary-y" chart:style-name="ch6">
            <chart:title svg:x="0.451cm" svg:y="8.433cm" chart:style-name="ch8">
              <text:p>micro seconds</text:p>
            </chart:title>
            <chart:grid chart:style-name="ch9" chart:class="major"/>
          </chart:axis>
          <chart:axis chart:dimension="y" chart:name="secondary-y" chart:style-name="ch10"/>
          <chart:series chart:values-cell-range-address="'Workload A Charts'.AA2:'Workload A Charts'.AA23" chart:label-cell-address="'Workload A Charts'.L1:'Workload A Charts'.L1" chart:attached-axis="secondary-y">
            <chart:data-point chart:repeated="22"/>
          </chart:series>
          <chart:series chart:values-cell-range-address="'Workload A Charts'.AC2:'Workload A Charts'.AC23" chart:label-cell-address="'Workload A Charts'.M1:'Workload A Charts'.M1" chart:attached-axis="secondary-y">
            <chart:data-point chart:repeated="22"/>
          </chart:series>
          <chart:series chart:values-cell-range-address="'Workload A Charts'.Z2:'Workload A Charts'.Z23" chart:label-cell-address="'Workload A Charts'.T2:'Workload A Charts'.T2" chart:attached-axis="secondary-y">
            <chart:data-point chart:repeated="22"/>
          </chart:series>
          <chart:series chart:values-cell-range-address="'Workload A Charts'.I2:'Workload A Charts'.I23" chart:label-cell-address="'Workload A Charts'.H1:'Workload A Charts'.H1" chart:attached-axis="secondary-y">
            <chart:data-point chart:repeated="22"/>
          </chart:series>
          <chart:series chart:values-cell-range-address="'Workload A Charts'.K2:'Workload A Charts'.K23" chart:label-cell-address="'Workload A Charts'.I1:'Workload A Charts'.I1" chart:attached-axis="secondary-y">
            <chart:data-point chart:repeated="22"/>
          </chart:series>
          <chart:series chart:values-cell-range-address="'Workload A Charts'.H2:'Workload A Charts'.H23" chart:label-cell-address="'Workload A Charts'.B2:'Workload A Charts'.B2" chart:attached-axis="secondary-y">
            <chart:data-point chart:repeated="22"/>
          </chart:series>
          <chart:stock-gain-marker chart:style-name="ch11"/>
          <chart:stock-loss-marker chart:style-name="ch12"/>
          <chart:stock-range-line chart:style-name="ch13"/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pdate 99th Percentile Latency (ms)</text:p>
                <draw:g>
                  <svg:desc>'Workload A Charts'.L1:'Workload A Charts'.L1</svg:desc>
                </draw:g>
              </table:table-cell>
              <table:table-cell office:value-type="string">
                <text:p>Read Operations</text:p>
                <draw:g>
                  <svg:desc>'Workload A Charts'.M1:'Workload A Charts'.M1</svg:desc>
                </draw:g>
              </table:table-cell>
              <table:table-cell office:value-type="string">
                <text:p>mongodb-async</text:p>
                <draw:g>
                  <svg:desc>'Workload A Charts'.T2:'Workload A Charts'.T2</svg:desc>
                </draw:g>
              </table:table-cell>
              <table:table-cell office:value-type="string">
                <text:p>Update Average Latency (us)</text:p>
                <draw:g>
                  <svg:desc>'Workload A Charts'.H1:'Workload A Charts'.H1</svg:desc>
                </draw:g>
              </table:table-cell>
              <table:table-cell office:value-type="string">
                <text:p>Update Min Latency (us)</text:p>
                <draw:g>
                  <svg:desc>'Workload A Charts'.I1:'Workload A Charts'.I1</svg:desc>
                </draw:g>
              </table:table-cell>
              <table:table-cell office:value-type="string">
                <text:p>mongodb-legacy</text:p>
                <draw:g>
                  <svg:desc>'Workload A Charts'.B2:'Workload A Charts'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Workload A Charts'.C2:'Workload A Charts'.D23</svg:desc>
                </draw:g>
              </table:table-cell>
              <table:table-cell office:value-type="float" office:value="260">
                <text:p>260</text:p>
                <draw:g>
                  <svg:desc>'Workload A Charts'.AA2:'Workload A Charts'.AA23</svg:desc>
                </draw:g>
              </table:table-cell>
              <table:table-cell office:value-type="float" office:value="0">
                <text:p>0</text:p>
                <draw:g>
                  <svg:desc>'Workload A Charts'.AC2:'Workload A Charts'.AC23</svg:desc>
                </draw:g>
              </table:table-cell>
              <table:table-cell office:value-type="float" office:value="369.504698580318">
                <text:p>369.504698580318</text:p>
                <draw:g>
                  <svg:desc>'Workload A Charts'.Z2:'Workload A Charts'.Z23</svg:desc>
                </draw:g>
              </table:table-cell>
              <table:table-cell office:value-type="float" office:value="269">
                <text:p>269</text:p>
                <draw:g>
                  <svg:desc>'Workload A Charts'.I2:'Workload A Charts'.I23</svg:desc>
                </draw:g>
              </table:table-cell>
              <table:table-cell office:value-type="float" office:value="0">
                <text:p>0</text:p>
                <draw:g>
                  <svg:desc>'Workload A Charts'.K2:'Workload A Charts'.K23</svg:desc>
                </draw:g>
              </table:table-cell>
              <table:table-cell office:value-type="float" office:value="375.717608690871">
                <text:p>375.717608690871</text:p>
                <draw:g>
                  <svg:desc>'Workload A Charts'.H2:'Workload A Charts'.H23</svg:desc>
                </draw:g>
              </table:table-cell>
            </table:table-row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72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397.549067446758">
                <text:p>397.549067446758</text:p>
              </table:table-cell>
              <table:table-cell office:value-type="float" office:value="306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743.155651593619">
                <text:p>743.155651593619</text:p>
              </table:table-cell>
            </table:table-row>
            <table:table-row>
              <table:table-cell office:value-type="float" office:value="1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557.796757712989">
                <text:p>557.796757712989</text:p>
              </table:table-cell>
              <table:table-cell office:value-type="float" office:value="1249">
                <text:p>1249</text:p>
              </table:table-cell>
              <table:table-cell office:value-type="float" office:value="3000">
                <text:p>3000</text:p>
              </table:table-cell>
              <table:table-cell office:value-type="float" office:value="1776.97306591747">
                <text:p>1776.97306591747</text:p>
              </table:table-cell>
            </table:table-row>
            <table:table-row>
              <table:table-cell office:value-type="float" office:value="1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1">
                <text:p>311</text:p>
              </table:table-cell>
              <table:table-cell office:value-type="float" office:value="1000">
                <text:p>1000</text:p>
              </table:table-cell>
              <table:table-cell office:value-type="float" office:value="1102.96102706282">
                <text:p>1102.96102706282</text:p>
              </table:table-cell>
              <table:table-cell office:value-type="float" office:value="2772">
                <text:p>2772</text:p>
              </table:table-cell>
              <table:table-cell office:value-type="float" office:value="5000">
                <text:p>5000</text:p>
              </table:table-cell>
              <table:table-cell office:value-type="float" office:value="3521.93001978834">
                <text:p>3521.93001978834</text:p>
              </table:table-cell>
            </table:table-row>
            <table:table-row>
              <table:table-cell office:value-type="float" office:value="1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3">
                <text:p>333</text:p>
              </table:table-cell>
              <table:table-cell office:value-type="float" office:value="5000">
                <text:p>5000</text:p>
              </table:table-cell>
              <table:table-cell office:value-type="float" office:value="2130.05456926514">
                <text:p>2130.05456926514</text:p>
              </table:table-cell>
              <table:table-cell office:value-type="float" office:value="5712">
                <text:p>5712</text:p>
              </table:table-cell>
              <table:table-cell office:value-type="float" office:value="9000">
                <text:p>9000</text:p>
              </table:table-cell>
              <table:table-cell office:value-type="float" office:value="7083.64561946646">
                <text:p>7083.64561946646</text:p>
              </table:table-cell>
            </table:table-row>
            <table:table-row>
              <table:table-cell office:value-type="float" office:value="1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8">
                <text:p>318</text:p>
              </table:table-cell>
              <table:table-cell office:value-type="float" office:value="5000">
                <text:p>5000</text:p>
              </table:table-cell>
              <table:table-cell office:value-type="float" office:value="2671.95270322878">
                <text:p>2671.95270322878</text:p>
              </table:table-cell>
              <table:table-cell office:value-type="float" office:value="7141">
                <text:p>7141</text:p>
              </table:table-cell>
              <table:table-cell office:value-type="float" office:value="11000">
                <text:p>11000</text:p>
              </table:table-cell>
              <table:table-cell office:value-type="float" office:value="8809.44556219637">
                <text:p>8809.44556219637</text:p>
              </table:table-cell>
            </table:table-row>
            <table:table-row>
              <table:table-cell office:value-type="float" office:value="2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9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408.96933224834">
                <text:p>408.96933224834</text:p>
              </table:table-cell>
              <table:table-cell office:value-type="float" office:value="267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419.476886986616">
                <text:p>419.476886986616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486.246961743132">
                <text:p>486.246961743132</text:p>
              </table:table-cell>
              <table:table-cell office:value-type="float" office:value="303">
                <text:p>303</text:p>
              </table:table-cell>
              <table:table-cell office:value-type="float" office:value="1000">
                <text:p>1000</text:p>
              </table:table-cell>
              <table:table-cell office:value-type="float" office:value="1017.74608515414">
                <text:p>1017.74608515414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712.182114126772">
                <text:p>712.182114126772</text:p>
              </table:table-cell>
              <table:table-cell office:value-type="float" office:value="379">
                <text:p>379</text:p>
              </table:table-cell>
              <table:table-cell office:value-type="float" office:value="4000">
                <text:p>4000</text:p>
              </table:table-cell>
              <table:table-cell office:value-type="float" office:value="1927.63293968401">
                <text:p>1927.63293968401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06">
                <text:p>306</text:p>
              </table:table-cell>
              <table:table-cell office:value-type="float" office:value="1000">
                <text:p>1000</text:p>
              </table:table-cell>
              <table:table-cell office:value-type="float" office:value="1064.37191392299">
                <text:p>1064.37191392299</text:p>
              </table:table-cell>
              <table:table-cell office:value-type="float" office:value="430">
                <text:p>430</text:p>
              </table:table-cell>
              <table:table-cell office:value-type="float" office:value="5000">
                <text:p>5000</text:p>
              </table:table-cell>
              <table:table-cell office:value-type="float" office:value="2904.97212792532">
                <text:p>2904.97212792532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8">
                <text:p>318</text:p>
              </table:table-cell>
              <table:table-cell office:value-type="float" office:value="2000">
                <text:p>2000</text:p>
              </table:table-cell>
              <table:table-cell office:value-type="float" office:value="1364.38278510569">
                <text:p>1364.38278510569</text:p>
              </table:table-cell>
              <table:table-cell office:value-type="float" office:value="464">
                <text:p>464</text:p>
              </table:table-cell>
              <table:table-cell office:value-type="float" office:value="6000">
                <text:p>6000</text:p>
              </table:table-cell>
              <table:table-cell office:value-type="float" office:value="3948.63520944057">
                <text:p>3948.63520944057</text:p>
              </table:table-cell>
            </table:table-row>
            <table:table-row>
              <table:table-cell office:value-type="float" office:value="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08">
                <text:p>308</text:p>
              </table:table-cell>
              <table:table-cell office:value-type="float" office:value="4000">
                <text:p>4000</text:p>
              </table:table-cell>
              <table:table-cell office:value-type="float" office:value="1734.46817258731">
                <text:p>1734.46817258731</text:p>
              </table:table-cell>
              <table:table-cell office:value-type="float" office:value="1261">
                <text:p>1261</text:p>
              </table:table-cell>
              <table:table-cell office:value-type="float" office:value="7000">
                <text:p>7000</text:p>
              </table:table-cell>
              <table:table-cell office:value-type="float" office:value="5055.54674163812">
                <text:p>5055.54674163812</text:p>
              </table:table-cell>
            </table:table-row>
            <table:table-row>
              <table:table-cell office:value-type="float" office:value="2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08">
                <text:p>308</text:p>
              </table:table-cell>
              <table:table-cell office:value-type="float" office:value="6000">
                <text:p>6000</text:p>
              </table:table-cell>
              <table:table-cell office:value-type="float" office:value="3393.13091901372">
                <text:p>3393.13091901372</text:p>
              </table:table-cell>
              <table:table-cell office:value-type="float" office:value="4917">
                <text:p>4917</text:p>
              </table:table-cell>
              <table:table-cell office:value-type="float" office:value="13000">
                <text:p>13000</text:p>
              </table:table-cell>
              <table:table-cell office:value-type="float" office:value="9972.63951271865">
                <text:p>9972.63951271865</text:p>
              </table:table-cell>
            </table:table-row>
            <table:table-row>
              <table:table-cell office:value-type="float" office:value="10">
                <text:p>1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75">
                <text:p>275</text:p>
              </table:table-cell>
              <table:table-cell office:value-type="float" office:value="1000">
                <text:p>1000</text:p>
              </table:table-cell>
              <table:table-cell office:value-type="float" office:value="770.424632753891">
                <text:p>770.424632753891</text:p>
              </table:table-cell>
              <table:table-cell office:value-type="float" office:value="271">
                <text:p>271</text:p>
              </table:table-cell>
              <table:table-cell office:value-type="float" office:value="1000">
                <text:p>1000</text:p>
              </table:table-cell>
              <table:table-cell office:value-type="float" office:value="753.632311866171">
                <text:p>753.632311866171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3">
                <text:p>313</text:p>
              </table:table-cell>
              <table:table-cell office:value-type="float" office:value="2000">
                <text:p>2000</text:p>
              </table:table-cell>
              <table:table-cell office:value-type="float" office:value="1053.52759602848">
                <text:p>1053.52759602848</text:p>
              </table:table-cell>
              <table:table-cell office:value-type="float" office:value="292">
                <text:p>292</text:p>
              </table:table-cell>
              <table:table-cell office:value-type="float" office:value="2000">
                <text:p>2000</text:p>
              </table:table-cell>
              <table:table-cell office:value-type="float" office:value="1107.18684922407">
                <text:p>1107.18684922407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2">
                <text:p>282</text:p>
              </table:table-cell>
              <table:table-cell office:value-type="float" office:value="3000">
                <text:p>3000</text:p>
              </table:table-cell>
              <table:table-cell office:value-type="float" office:value="1389.97669135308">
                <text:p>1389.97669135308</text:p>
              </table:table-cell>
              <table:table-cell office:value-type="float" office:value="306">
                <text:p>306</text:p>
              </table:table-cell>
              <table:table-cell office:value-type="float" office:value="3000">
                <text:p>3000</text:p>
              </table:table-cell>
              <table:table-cell office:value-type="float" office:value="1503.9689836793">
                <text:p>1503.9689836793</text:p>
              </table:table-cell>
            </table:table-row>
            <table:table-row>
              <table:table-cell office:value-type="float" office:value="10">
                <text:p>10 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08">
                <text:p>308</text:p>
              </table:table-cell>
              <table:table-cell office:value-type="float" office:value="5000">
                <text:p>5000</text:p>
              </table:table-cell>
              <table:table-cell office:value-type="float" office:value="2006.41569215392">
                <text:p>2006.41569215392</text:p>
              </table:table-cell>
              <table:table-cell office:value-type="float" office:value="304">
                <text:p>304</text:p>
              </table:table-cell>
              <table:table-cell office:value-type="float" office:value="5000">
                <text:p>5000</text:p>
              </table:table-cell>
              <table:table-cell office:value-type="float" office:value="2205.95574521416">
                <text:p>2205.95574521416</text:p>
              </table:table-cell>
            </table:table-row>
            <table:table-row>
              <table:table-cell office:value-type="float" office:value="10">
                <text:p>10 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9">
                <text:p>289</text:p>
              </table:table-cell>
              <table:table-cell office:value-type="float" office:value="6000">
                <text:p>6000</text:p>
              </table:table-cell>
              <table:table-cell office:value-type="float" office:value="2730.0520267814">
                <text:p>2730.0520267814</text:p>
              </table:table-cell>
              <table:table-cell office:value-type="float" office:value="291">
                <text:p>291</text:p>
              </table:table-cell>
              <table:table-cell office:value-type="float" office:value="6000">
                <text:p>6000</text:p>
              </table:table-cell>
              <table:table-cell office:value-type="float" office:value="3038.05820692415">
                <text:p>3038.05820692415</text:p>
              </table:table-cell>
            </table:table-row>
            <table:table-row>
              <table:table-cell office:value-type="float" office:value="10">
                <text:p>10 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92">
                <text:p>292</text:p>
              </table:table-cell>
              <table:table-cell office:value-type="float" office:value="7000">
                <text:p>7000</text:p>
              </table:table-cell>
              <table:table-cell office:value-type="float" office:value="3488.37045851563">
                <text:p>3488.37045851563</text:p>
              </table:table-cell>
              <table:table-cell office:value-type="float" office:value="317">
                <text:p>317</text:p>
              </table:table-cell>
              <table:table-cell office:value-type="float" office:value="6000">
                <text:p>6000</text:p>
              </table:table-cell>
              <table:table-cell office:value-type="float" office:value="3691.71339422863">
                <text:p>3691.71339422863</text:p>
              </table:table-cell>
            </table:table-row>
            <table:table-row>
              <table:table-cell office:value-type="float" office:value="10">
                <text:p>10 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5">
                <text:p>285</text:p>
              </table:table-cell>
              <table:table-cell office:value-type="float" office:value="11000">
                <text:p>11000</text:p>
              </table:table-cell>
              <table:table-cell office:value-type="float" office:value="5264.34175017075">
                <text:p>5264.34175017075</text:p>
              </table:table-cell>
              <table:table-cell office:value-type="float" office:value="342">
                <text:p>342</text:p>
              </table:table-cell>
              <table:table-cell office:value-type="float" office:value="8000">
                <text:p>8000</text:p>
              </table:table-cell>
              <table:table-cell office:value-type="float" office:value="5399.20520625423">
                <text:p>5399.20520625423</text:p>
              </table:table-cell>
            </table:table-row>
            <table:table-row>
              <table:table-cell office:value-type="float" office:value="10">
                <text:p>10 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07">
                <text:p>307</text:p>
              </table:table-cell>
              <table:table-cell office:value-type="float" office:value="14000">
                <text:p>14000</text:p>
              </table:table-cell>
              <table:table-cell office:value-type="float" office:value="7161.52181462861">
                <text:p>7161.52181462861</text:p>
              </table:table-cell>
              <table:table-cell office:value-type="float" office:value="324">
                <text:p>324</text:p>
              </table:table-cell>
              <table:table-cell office:value-type="float" office:value="10000">
                <text:p>10000</text:p>
              </table:table-cell>
              <table:table-cell office:value-type="float" office:value="7328.27451380104">
                <text:p>7328.27451380104</text:p>
              </table:table-cell>
            </table:table-row>
            <table:table-row>
              <table:table-cell office:value-type="float" office:value="10">
                <text:p>10 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95">
                <text:p>295</text:p>
              </table:table-cell>
              <table:table-cell office:value-type="float" office:value="17000">
                <text:p>17000</text:p>
              </table:table-cell>
              <table:table-cell office:value-type="float" office:value="8710.00609092712">
                <text:p>8710.00609092712</text:p>
              </table:table-cell>
              <table:table-cell office:value-type="float" office:value="357">
                <text:p>357</text:p>
              </table:table-cell>
              <table:table-cell office:value-type="float" office:value="12000">
                <text:p>12000</text:p>
              </table:table-cell>
              <table:table-cell office:value-type="float" office:value="9225.98229509509">
                <text:p>9225.982295095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graphic-properties draw:fill-color="#ffffff"/>
    </style:style>
    <style:style style:name="ch12" style:family="chart">
      <style:graphic-properties svg:stroke-color="#b3b3b3" draw:fill-color="#000000"/>
    </style:style>
    <style:style style:name="ch13" style:family="chart">
      <style:graphic-properties svg:stroke-width="0.051cm" svg:stroke-color="#ff996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861cm" svg:height="12.701cm" xlink:href=".." xlink:type="simple" chart:class="chart:stock" chart:style-name="ch1">
        <chart:title svg:x="9.402cm" svg:y="0.389cm" chart:style-name="ch2">
          <text:p>Read Latency
YCSB - Workload D</text:p>
        </chart:title>
        <chart:subtitle svg:x="10.063cm" svg:y="1.926cm" chart:style-name="ch3">
          <text:p>Lower is Better</text:p>
        </chart:subtitle>
        <chart:legend chart:legend-position="end" svg:x="19.083cm" svg:y="5.802cm" style:legend-expansion="high" chart:style-name="ch4"/>
        <chart:plot-area chart:style-name="ch5" table:cell-range-address="'Workload D Charts'.C2:'Workload D Charts'.D23 'Workload D Charts'.L1:'Workload D Charts'.M1 'Workload D Charts'.AF2:'Workload D Charts'.AG23 'Workload D Charts'.AI2:'Workload D Charts'.AI23 'Workload D Charts'.T2:'Workload D Charts'.T2 'Workload D Charts'.H1:'Workload D Charts'.I1 'Workload D Charts'.N2:'Workload D Charts'.O23 'Workload D Charts'.Q2:'Workload D Charts'.Q23 'Workload D Charts'.B2:'Workload D Charts'.B2" chart:data-source-has-labels="both" svg:x="1.468cm" svg:y="3.117cm" svg:width="16.701cm" svg:height="8.349cm">
          <chartooo:coordinate-region svg:x="2.645cm" svg:y="3.317cm" svg:width="15.524cm" svg:height="7.104cm"/>
          <chart:axis chart:dimension="x" chart:name="primary-x" chart:style-name="ch6" chartooo:axis-type="auto">
            <chartooo:date-scale/>
            <chart:title svg:x="7.049cm" svg:y="11.72cm" chart:style-name="ch7">
              <text:p>Threads (top)  / Connections (bottom)</text:p>
            </chart:title>
            <chart:categories table:cell-range-address="'Workload D Charts'.C2:'Workload D Charts'.D23"/>
          </chart:axis>
          <chart:axis chart:dimension="y" chart:name="primary-y" chart:style-name="ch6">
            <chart:title svg:x="0.451cm" svg:y="8.433cm" chart:style-name="ch8">
              <text:p>micro seconds</text:p>
            </chart:title>
            <chart:grid chart:style-name="ch9" chart:class="major"/>
          </chart:axis>
          <chart:axis chart:dimension="y" chart:name="secondary-y" chart:style-name="ch10"/>
          <chart:series chart:values-cell-range-address="'Workload D Charts'.AG2:'Workload D Charts'.AG23" chart:label-cell-address="'Workload D Charts'.L1:'Workload D Charts'.L1" chart:attached-axis="secondary-y">
            <chart:data-point chart:repeated="22"/>
          </chart:series>
          <chart:series chart:values-cell-range-address="'Workload D Charts'.AI2:'Workload D Charts'.AI23" chart:label-cell-address="'Workload D Charts'.M1:'Workload D Charts'.M1" chart:attached-axis="secondary-y">
            <chart:data-point chart:repeated="22"/>
          </chart:series>
          <chart:series chart:values-cell-range-address="'Workload D Charts'.AF2:'Workload D Charts'.AF23" chart:label-cell-address="'Workload D Charts'.T2:'Workload D Charts'.T2" chart:attached-axis="secondary-y">
            <chart:data-point chart:repeated="22"/>
          </chart:series>
          <chart:series chart:values-cell-range-address="'Workload D Charts'.O2:'Workload D Charts'.O23" chart:label-cell-address="'Workload D Charts'.H1:'Workload D Charts'.H1" chart:attached-axis="secondary-y">
            <chart:data-point chart:repeated="22"/>
          </chart:series>
          <chart:series chart:values-cell-range-address="'Workload D Charts'.Q2:'Workload D Charts'.Q23" chart:label-cell-address="'Workload D Charts'.I1:'Workload D Charts'.I1" chart:attached-axis="secondary-y">
            <chart:data-point chart:repeated="22"/>
          </chart:series>
          <chart:series chart:values-cell-range-address="'Workload D Charts'.N2:'Workload D Charts'.N23" chart:label-cell-address="'Workload D Charts'.B2:'Workload D Charts'.B2" chart:attached-axis="secondary-y">
            <chart:data-point chart:repeated="22"/>
          </chart:series>
          <chart:stock-gain-marker chart:style-name="ch11"/>
          <chart:stock-loss-marker chart:style-name="ch12"/>
          <chart:stock-range-line chart:style-name="ch13"/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 99th Percentile Latency (ms)</text:p>
                <draw:g>
                  <svg:desc>'Workload D Charts'.L1:'Workload D Charts'.L1</svg:desc>
                </draw:g>
              </table:table-cell>
              <table:table-cell office:value-type="string">
                <text:p>Read Operations</text:p>
                <draw:g>
                  <svg:desc>'Workload D Charts'.M1:'Workload D Charts'.M1</svg:desc>
                </draw:g>
              </table:table-cell>
              <table:table-cell office:value-type="string">
                <text:p>mongodb-async</text:p>
                <draw:g>
                  <svg:desc>'Workload D Charts'.T2:'Workload D Charts'.T2</svg:desc>
                </draw:g>
              </table:table-cell>
              <table:table-cell office:value-type="string">
                <text:p>Insert Average Latency (us)</text:p>
                <draw:g>
                  <svg:desc>'Workload D Charts'.H1:'Workload D Charts'.H1</svg:desc>
                </draw:g>
              </table:table-cell>
              <table:table-cell office:value-type="string">
                <text:p>Insert Min Latency (us)</text:p>
                <draw:g>
                  <svg:desc>'Workload D Charts'.I1:'Workload D Charts'.I1</svg:desc>
                </draw:g>
              </table:table-cell>
              <table:table-cell office:value-type="string">
                <text:p>mongodb</text:p>
                <draw:g>
                  <svg:desc>'Workload D Charts'.B2:'Workload D Charts'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Workload D Charts'.C2:'Workload D Charts'.D23</svg:desc>
                </draw:g>
              </table:table-cell>
              <table:table-cell office:value-type="float" office:value="225">
                <text:p>225</text:p>
                <draw:g>
                  <svg:desc>'Workload D Charts'.AG2:'Workload D Charts'.AG23</svg:desc>
                </draw:g>
              </table:table-cell>
              <table:table-cell office:value-type="float" office:value="0">
                <text:p>0</text:p>
                <draw:g>
                  <svg:desc>'Workload D Charts'.AI2:'Workload D Charts'.AI23</svg:desc>
                </draw:g>
              </table:table-cell>
              <table:table-cell office:value-type="float" office:value="272.336793926864">
                <text:p>272.336793926864</text:p>
                <draw:g>
                  <svg:desc>'Workload D Charts'.AF2:'Workload D Charts'.AF23</svg:desc>
                </draw:g>
              </table:table-cell>
              <table:table-cell office:value-type="float" office:value="248">
                <text:p>248</text:p>
                <draw:g>
                  <svg:desc>'Workload D Charts'.O2:'Workload D Charts'.O23</svg:desc>
                </draw:g>
              </table:table-cell>
              <table:table-cell office:value-type="float" office:value="0">
                <text:p>0</text:p>
                <draw:g>
                  <svg:desc>'Workload D Charts'.Q2:'Workload D Charts'.Q23</svg:desc>
                </draw:g>
              </table:table-cell>
              <table:table-cell office:value-type="float" office:value="288.87051325094">
                <text:p>288.87051325094</text:p>
                <draw:g>
                  <svg:desc>'Workload D Charts'.N2:'Workload D Charts'.N23</svg:desc>
                </draw:g>
              </table:table-cell>
            </table:table-row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303.658227288516">
                <text:p>303.658227288516</text:p>
              </table:table-cell>
              <table:table-cell office:value-type="float" office:value="261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605.941153252265">
                <text:p>605.941153252265</text:p>
              </table:table-cell>
            </table:table-row>
            <table:table-row>
              <table:table-cell office:value-type="float" office:value="1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416.047659936274">
                <text:p>416.047659936274</text:p>
              </table:table-cell>
              <table:table-cell office:value-type="float" office:value="1169">
                <text:p>1169</text:p>
              </table:table-cell>
              <table:table-cell office:value-type="float" office:value="1000">
                <text:p>1000</text:p>
              </table:table-cell>
              <table:table-cell office:value-type="float" office:value="1539.56214659228">
                <text:p>1539.56214659228</text:p>
              </table:table-cell>
            </table:table-row>
            <table:table-row>
              <table:table-cell office:value-type="float" office:value="1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730.284365142765">
                <text:p>730.284365142765</text:p>
              </table:table-cell>
              <table:table-cell office:value-type="float" office:value="2620">
                <text:p>2620</text:p>
              </table:table-cell>
              <table:table-cell office:value-type="float" office:value="3000">
                <text:p>3000</text:p>
              </table:table-cell>
              <table:table-cell office:value-type="float" office:value="3116.14574970832">
                <text:p>3116.14574970832</text:p>
              </table:table-cell>
            </table:table-row>
            <table:table-row>
              <table:table-cell office:value-type="float" office:value="1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68">
                <text:p>268</text:p>
              </table:table-cell>
              <table:table-cell office:value-type="float" office:value="2000">
                <text:p>2000</text:p>
              </table:table-cell>
              <table:table-cell office:value-type="float" office:value="1514.15505663626">
                <text:p>1514.15505663626</text:p>
              </table:table-cell>
              <table:table-cell office:value-type="float" office:value="5458">
                <text:p>5458</text:p>
              </table:table-cell>
              <table:table-cell office:value-type="float" office:value="7000">
                <text:p>7000</text:p>
              </table:table-cell>
              <table:table-cell office:value-type="float" office:value="6245.85367569024">
                <text:p>6245.85367569024</text:p>
              </table:table-cell>
            </table:table-row>
            <table:table-row>
              <table:table-cell office:value-type="float" office:value="1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2">
                <text:p>282</text:p>
              </table:table-cell>
              <table:table-cell office:value-type="float" office:value="3000">
                <text:p>3000</text:p>
              </table:table-cell>
              <table:table-cell office:value-type="float" office:value="1848.33183721976">
                <text:p>1848.33183721976</text:p>
              </table:table-cell>
              <table:table-cell office:value-type="float" office:value="7023">
                <text:p>7023</text:p>
              </table:table-cell>
              <table:table-cell office:value-type="float" office:value="9000">
                <text:p>9000</text:p>
              </table:table-cell>
              <table:table-cell office:value-type="float" office:value="7995.33409611225">
                <text:p>7995.33409611225</text:p>
              </table:table-cell>
            </table:table-row>
            <table:table-row>
              <table:table-cell office:value-type="float" office:value="2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293.673716994676">
                <text:p>293.673716994676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308.846934511624">
                <text:p>308.846934511624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391.962116532623">
                <text:p>391.962116532623</text:p>
              </table:table-cell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807.138410293446">
                <text:p>807.138410293446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507.400750151546">
                <text:p>507.400750151546</text:p>
              </table:table-cell>
              <table:table-cell office:value-type="float" office:value="267">
                <text:p>267</text:p>
              </table:table-cell>
              <table:table-cell office:value-type="float" office:value="1000">
                <text:p>1000</text:p>
              </table:table-cell>
              <table:table-cell office:value-type="float" office:value="1614.80294361578">
                <text:p>1614.80294361578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703.119539978117">
                <text:p>703.119539978117</text:p>
              </table:table-cell>
              <table:table-cell office:value-type="float" office:value="277">
                <text:p>277</text:p>
              </table:table-cell>
              <table:table-cell office:value-type="float" office:value="3000">
                <text:p>3000</text:p>
              </table:table-cell>
              <table:table-cell office:value-type="float" office:value="2429.73073296104">
                <text:p>2429.73073296104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3">
                <text:p>253</text:p>
              </table:table-cell>
              <table:table-cell office:value-type="float" office:value="1000">
                <text:p>1000</text:p>
              </table:table-cell>
              <table:table-cell office:value-type="float" office:value="890.659761379036">
                <text:p>890.659761379036</text:p>
              </table:table-cell>
              <table:table-cell office:value-type="float" office:value="272">
                <text:p>272</text:p>
              </table:table-cell>
              <table:table-cell office:value-type="float" office:value="4000">
                <text:p>4000</text:p>
              </table:table-cell>
              <table:table-cell office:value-type="float" office:value="3240.99387524967">
                <text:p>3240.99387524967</text:p>
              </table:table-cell>
            </table:table-row>
            <table:table-row>
              <table:table-cell office:value-type="float" office:value="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9">
                <text:p>249</text:p>
              </table:table-cell>
              <table:table-cell office:value-type="float" office:value="1000">
                <text:p>1000</text:p>
              </table:table-cell>
              <table:table-cell office:value-type="float" office:value="1068.50462845529">
                <text:p>1068.50462845529</text:p>
              </table:table-cell>
              <table:table-cell office:value-type="float" office:value="379">
                <text:p>379</text:p>
              </table:table-cell>
              <table:table-cell office:value-type="float" office:value="4000">
                <text:p>4000</text:p>
              </table:table-cell>
              <table:table-cell office:value-type="float" office:value="4001.05822668912">
                <text:p>4001.05822668912</text:p>
              </table:table-cell>
            </table:table-row>
            <table:table-row>
              <table:table-cell office:value-type="float" office:value="2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7">
                <text:p>247</text:p>
              </table:table-cell>
              <table:table-cell office:value-type="float" office:value="5000">
                <text:p>5000</text:p>
              </table:table-cell>
              <table:table-cell office:value-type="float" office:value="2330.88219006167">
                <text:p>2330.88219006167</text:p>
              </table:table-cell>
              <table:table-cell office:value-type="float" office:value="889">
                <text:p>889</text:p>
              </table:table-cell>
              <table:table-cell office:value-type="float" office:value="9000">
                <text:p>9000</text:p>
              </table:table-cell>
              <table:table-cell office:value-type="float" office:value="7759.69716386864">
                <text:p>7759.69716386864</text:p>
              </table:table-cell>
            </table:table-row>
            <table:table-row>
              <table:table-cell office:value-type="float" office:value="10">
                <text:p>1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477.315748270115">
                <text:p>477.315748270115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461.769220805479">
                <text:p>461.769220805479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567.521508443393">
                <text:p>567.521508443393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732.024504948671">
                <text:p>732.024504948671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0">
                <text:p>230</text:p>
              </table:table-cell>
              <table:table-cell office:value-type="float" office:value="1000">
                <text:p>1000</text:p>
              </table:table-cell>
              <table:table-cell office:value-type="float" office:value="702.792602279057">
                <text:p>702.792602279057</text:p>
              </table:table-cell>
              <table:table-cell office:value-type="float" office:value="250">
                <text:p>250</text:p>
              </table:table-cell>
              <table:table-cell office:value-type="float" office:value="1000">
                <text:p>1000</text:p>
              </table:table-cell>
              <table:table-cell office:value-type="float" office:value="1006.77599845893">
                <text:p>1006.77599845893</text:p>
              </table:table-cell>
            </table:table-row>
            <table:table-row>
              <table:table-cell office:value-type="float" office:value="10">
                <text:p>10 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3">
                <text:p>223</text:p>
              </table:table-cell>
              <table:table-cell office:value-type="float" office:value="2000">
                <text:p>2000</text:p>
              </table:table-cell>
              <table:table-cell office:value-type="float" office:value="1030.40380969824">
                <text:p>1030.40380969824</text:p>
              </table:table-cell>
              <table:table-cell office:value-type="float" office:value="244">
                <text:p>244</text:p>
              </table:table-cell>
              <table:table-cell office:value-type="float" office:value="2000">
                <text:p>2000</text:p>
              </table:table-cell>
              <table:table-cell office:value-type="float" office:value="1560.1152296569">
                <text:p>1560.1152296569</text:p>
              </table:table-cell>
            </table:table-row>
            <table:table-row>
              <table:table-cell office:value-type="float" office:value="10">
                <text:p>10 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9">
                <text:p>229</text:p>
              </table:table-cell>
              <table:table-cell office:value-type="float" office:value="3000">
                <text:p>3000</text:p>
              </table:table-cell>
              <table:table-cell office:value-type="float" office:value="1417.71738743605">
                <text:p>1417.71738743605</text:p>
              </table:table-cell>
              <table:table-cell office:value-type="float" office:value="273">
                <text:p>273</text:p>
              </table:table-cell>
              <table:table-cell office:value-type="float" office:value="2000">
                <text:p>2000</text:p>
              </table:table-cell>
              <table:table-cell office:value-type="float" office:value="2089.95601721505">
                <text:p>2089.95601721505</text:p>
              </table:table-cell>
            </table:table-row>
            <table:table-row>
              <table:table-cell office:value-type="float" office:value="10">
                <text:p>10 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3">
                <text:p>233</text:p>
              </table:table-cell>
              <table:table-cell office:value-type="float" office:value="4000">
                <text:p>4000</text:p>
              </table:table-cell>
              <table:table-cell office:value-type="float" office:value="1694.24885395099">
                <text:p>1694.24885395099</text:p>
              </table:table-cell>
              <table:table-cell office:value-type="float" office:value="266">
                <text:p>266</text:p>
              </table:table-cell>
              <table:table-cell office:value-type="float" office:value="3000">
                <text:p>3000</text:p>
              </table:table-cell>
              <table:table-cell office:value-type="float" office:value="2620.8138666268">
                <text:p>2620.8138666268</text:p>
              </table:table-cell>
            </table:table-row>
            <table:table-row>
              <table:table-cell office:value-type="float" office:value="10">
                <text:p>10 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6">
                <text:p>226</text:p>
              </table:table-cell>
              <table:table-cell office:value-type="float" office:value="6000">
                <text:p>6000</text:p>
              </table:table-cell>
              <table:table-cell office:value-type="float" office:value="2631.39594586061">
                <text:p>2631.39594586061</text:p>
              </table:table-cell>
              <table:table-cell office:value-type="float" office:value="258">
                <text:p>258</text:p>
              </table:table-cell>
              <table:table-cell office:value-type="float" office:value="5000">
                <text:p>5000</text:p>
              </table:table-cell>
              <table:table-cell office:value-type="float" office:value="3976.20402996952">
                <text:p>3976.20402996952</text:p>
              </table:table-cell>
            </table:table-row>
            <table:table-row>
              <table:table-cell office:value-type="float" office:value="10">
                <text:p>10 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6">
                <text:p>236</text:p>
              </table:table-cell>
              <table:table-cell office:value-type="float" office:value="9000">
                <text:p>9000</text:p>
              </table:table-cell>
              <table:table-cell office:value-type="float" office:value="3617.44408298752">
                <text:p>3617.44408298752</text:p>
              </table:table-cell>
              <table:table-cell office:value-type="float" office:value="264">
                <text:p>264</text:p>
              </table:table-cell>
              <table:table-cell office:value-type="float" office:value="7000">
                <text:p>7000</text:p>
              </table:table-cell>
              <table:table-cell office:value-type="float" office:value="5253.04870833013">
                <text:p>5253.04870833013</text:p>
              </table:table-cell>
            </table:table-row>
            <table:table-row>
              <table:table-cell office:value-type="float" office:value="10">
                <text:p>10 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4">
                <text:p>234</text:p>
              </table:table-cell>
              <table:table-cell office:value-type="float" office:value="11000">
                <text:p>11000</text:p>
              </table:table-cell>
              <table:table-cell office:value-type="float" office:value="4396.39811416889">
                <text:p>4396.39811416889</text:p>
              </table:table-cell>
              <table:table-cell office:value-type="float" office:value="266">
                <text:p>266</text:p>
              </table:table-cell>
              <table:table-cell office:value-type="float" office:value="8000">
                <text:p>8000</text:p>
              </table:table-cell>
              <table:table-cell office:value-type="float" office:value="6626.37372566362">
                <text:p>6626.3737256636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svg:stroke-color="#808080" draw:fill-color="#ff996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61cm" svg:height="12.701cm" xlink:href=".." xlink:type="simple" chart:class="chart:bar" chart:style-name="ch1">
        <chart:title svg:x="9.402cm" svg:y="0.389cm" chart:style-name="ch2">
          <text:p>Throughput
YCSB - Workload D</text:p>
        </chart:title>
        <chart:subtitle svg:x="10.037cm" svg:y="1.926cm" chart:style-name="ch3">
          <text:p>Higher is Better</text:p>
        </chart:subtitle>
        <chart:legend chart:legend-position="end" svg:x="19.672cm" svg:y="5.802cm" style:legend-expansion="high" chart:style-name="ch4"/>
        <chart:plot-area chart:style-name="ch5" table:cell-range-address="'Workload D Charts'.C2:'Workload D Charts'.D23 'Workload D Charts'.T2:'Workload D Charts'.T2 'Workload D Charts'.X2:'Workload D Charts'.X23 'Workload D Charts'.B2:'Workload D Charts'.B2 'Workload D Charts'.F2:'Workload D Charts'.F23" chart:data-source-has-labels="both" svg:x="1.468cm" svg:y="3.117cm" svg:width="17.29cm" svg:height="8.349cm">
          <chartooo:coordinate-region svg:x="2.645cm" svg:y="3.316cm" svg:width="16.113cm" svg:height="7.105cm"/>
          <chart:axis chart:dimension="x" chart:name="primary-x" chart:style-name="ch6" chartooo:axis-type="auto">
            <chartooo:date-scale/>
            <chart:title svg:x="7.383cm" svg:y="11.72cm" chart:style-name="ch7">
              <text:p>Threads (top) / Connections (bottom)</text:p>
            </chart:title>
            <chart:categories table:cell-range-address="'Workload D Charts'.C2:'Workload D Charts'.D23"/>
          </chart:axis>
          <chart:axis chart:dimension="y" chart:name="primary-y" chart:style-name="ch8">
            <chart:title svg:x="0.451cm" svg:y="8.79cm" chart:style-name="ch9">
              <text:p>operations / second</text:p>
            </chart:title>
            <chart:grid chart:style-name="ch10" chart:class="major"/>
          </chart:axis>
          <chart:series chart:style-name="ch11" chart:values-cell-range-address="'Workload D Charts'.X2:'Workload D Charts'.X23" chart:label-cell-address="'Workload D Charts'.T2:'Workload D Charts'.T2" chart:class="chart:bar">
            <chart:data-point chart:repeated="22"/>
          </chart:series>
          <chart:series chart:style-name="ch12" chart:values-cell-range-address="'Workload D Charts'.F2:'Workload D Charts'.F23" chart:label-cell-address="'Workload D Charts'.B2:'Workload D Charts'.B2" chart:class="chart:ba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godb-async</text:p>
                <draw:g>
                  <svg:desc>'Workload D Charts'.T2:'Workload D Charts'.T2</svg:desc>
                </draw:g>
              </table:table-cell>
              <table:table-cell office:value-type="string">
                <text:p>mongodb</text:p>
                <draw:g>
                  <svg:desc>'Workload D Charts'.B2:'Workload D Charts'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Workload D Charts'.C2:'Workload D Charts'.D23</svg:desc>
                </draw:g>
              </table:table-cell>
              <table:table-cell office:value-type="float" office:value="3474.91286655987">
                <text:p>3474.91286655987</text:p>
                <draw:g>
                  <svg:desc>'Workload D Charts'.X2:'Workload D Charts'.X23</svg:desc>
                </draw:g>
              </table:table-cell>
              <table:table-cell office:value-type="float" office:value="3282.54147491154">
                <text:p>3282.54147491154</text:p>
                <draw:g>
                  <svg:desc>'Workload D Charts'.F2:'Workload D Charts'.F23</svg:desc>
                </draw:g>
              </table:table-cell>
            </table:table-row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239.89916322952">
                <text:p>6239.89916322952</text:p>
              </table:table-cell>
              <table:table-cell office:value-type="float" office:value="3213.24370525558">
                <text:p>3213.24370525558</text:p>
              </table:table-cell>
            </table:table-row>
            <table:table-row>
              <table:table-cell office:value-type="float" office:value="1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554.2820169155">
                <text:p>11554.2820169155</text:p>
              </table:table-cell>
              <table:table-cell office:value-type="float" office:value="3212.5314426515">
                <text:p>3212.5314426515</text:p>
              </table:table-cell>
            </table:table-row>
            <table:table-row>
              <table:table-cell office:value-type="float" office:value="1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365.2316862913">
                <text:p>13365.2316862913</text:p>
              </table:table-cell>
              <table:table-cell office:value-type="float" office:value="3190.25059418417">
                <text:p>3190.25059418417</text:p>
              </table:table-cell>
            </table:table-row>
            <table:table-row>
              <table:table-cell office:value-type="float" office:value="1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025.2429207805">
                <text:p>13025.2429207805</text:p>
              </table:table-cell>
              <table:table-cell office:value-type="float" office:value="3191.41127397947">
                <text:p>3191.41127397947</text:p>
              </table:table-cell>
            </table:table-row>
            <table:table-row>
              <table:table-cell office:value-type="float" office:value="1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359.1610446864">
                <text:p>13359.1610446864</text:p>
              </table:table-cell>
              <table:table-cell office:value-type="float" office:value="3118.23732280616">
                <text:p>3118.23732280616</text:p>
              </table:table-cell>
            </table:table-row>
            <table:table-row>
              <table:table-cell office:value-type="float" office:value="2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377.63236775979">
                <text:p>6377.63236775979</text:p>
              </table:table-cell>
              <table:table-cell office:value-type="float" office:value="6080.76471697081">
                <text:p>6080.76471697081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129.2983200922">
                <text:p>12129.2983200922</text:p>
              </table:table-cell>
              <table:table-cell office:value-type="float" office:value="6039.9238969589">
                <text:p>6039.9238969589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874.6909269361">
                <text:p>18874.6909269361</text:p>
              </table:table-cell>
              <table:table-cell office:value-type="float" office:value="6120.06340385686">
                <text:p>6120.06340385686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591.6026604617">
                <text:p>20591.6026604617</text:p>
              </table:table-cell>
              <table:table-cell office:value-type="float" office:value="6115.62312707169">
                <text:p>6115.62312707169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830.7245617482">
                <text:p>21830.7245617482</text:p>
              </table:table-cell>
              <table:table-cell office:value-type="float" office:value="6122.79885381205">
                <text:p>6122.79885381205</text:p>
              </table:table-cell>
            </table:table-row>
            <table:table-row>
              <table:table-cell office:value-type="float" office:value="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783.195115283">
                <text:p>22783.195115283</text:p>
              </table:table-cell>
              <table:table-cell office:value-type="float" office:value="6211.60451956345">
                <text:p>6211.60451956345</text:p>
              </table:table-cell>
            </table:table-row>
            <table:table-row>
              <table:table-cell office:value-type="float" office:value="2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130.9272250866">
                <text:p>21130.9272250866</text:p>
              </table:table-cell>
              <table:table-cell office:value-type="float" office:value="6418.15567878415">
                <text:p>6418.15567878415</text:p>
              </table:table-cell>
            </table:table-row>
            <table:table-row>
              <table:table-cell office:value-type="float" office:value="10">
                <text:p>1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308.7468623286">
                <text:p>19308.7468623286</text:p>
              </table:table-cell>
              <table:table-cell office:value-type="float" office:value="20217.5407383446">
                <text:p>20217.5407383446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806.8765349408">
                <text:p>24806.8765349408</text:p>
              </table:table-cell>
              <table:table-cell office:value-type="float" office:value="19599.1925051938">
                <text:p>19599.1925051938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7002.943320822">
                <text:p>27002.943320822</text:p>
              </table:table-cell>
              <table:table-cell office:value-type="float" office:value="19192.3844618455">
                <text:p>19192.3844618455</text:p>
              </table:table-cell>
            </table:table-row>
            <table:table-row>
              <table:table-cell office:value-type="float" office:value="10">
                <text:p>10 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7985.0558307447">
                <text:p>27985.0558307447</text:p>
              </table:table-cell>
              <table:table-cell office:value-type="float" office:value="18768.9333508512">
                <text:p>18768.9333508512</text:p>
              </table:table-cell>
            </table:table-row>
            <table:table-row>
              <table:table-cell office:value-type="float" office:value="10">
                <text:p>10 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7228.6663399227">
                <text:p>27228.6663399227</text:p>
              </table:table-cell>
              <table:table-cell office:value-type="float" office:value="18780.7534838298">
                <text:p>18780.7534838298</text:p>
              </table:table-cell>
            </table:table-row>
            <table:table-row>
              <table:table-cell office:value-type="float" office:value="10">
                <text:p>10 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600.0286000286">
                <text:p>28600.0286000286</text:p>
              </table:table-cell>
              <table:table-cell office:value-type="float" office:value="18756.7993397607">
                <text:p>18756.7993397607</text:p>
              </table:table-cell>
            </table:table-row>
            <table:table-row>
              <table:table-cell office:value-type="float" office:value="10">
                <text:p>10 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7767.0563407658">
                <text:p>27767.0563407658</text:p>
              </table:table-cell>
              <table:table-cell office:value-type="float" office:value="18610.7647354414">
                <text:p>18610.7647354414</text:p>
              </table:table-cell>
            </table:table-row>
            <table:table-row>
              <table:table-cell office:value-type="float" office:value="10">
                <text:p>10 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7002.2141815629">
                <text:p>27002.2141815629</text:p>
              </table:table-cell>
              <table:table-cell office:value-type="float" office:value="18816.0915214692">
                <text:p>18816.0915214692</text:p>
              </table:table-cell>
            </table:table-row>
            <table:table-row>
              <table:table-cell office:value-type="float" office:value="10">
                <text:p>10 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7825.6998163504">
                <text:p>27825.6998163504</text:p>
              </table:table-cell>
              <table:table-cell office:value-type="float" office:value="18675.8801008498">
                <text:p>18675.880100849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graphic-properties draw:fill-color="#ffffff"/>
    </style:style>
    <style:style style:name="ch12" style:family="chart">
      <style:graphic-properties svg:stroke-color="#b3b3b3" draw:fill-color="#000000"/>
    </style:style>
    <style:style style:name="ch13" style:family="chart">
      <style:graphic-properties svg:stroke-width="0.051cm" svg:stroke-color="#ff996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861cm" svg:height="12.701cm" xlink:href=".." xlink:type="simple" chart:class="chart:stock" chart:style-name="ch1">
        <chart:title svg:x="9.415cm" svg:y="0.389cm" chart:style-name="ch2">
          <text:p>Insert Latency
YCSB - Workload E</text:p>
        </chart:title>
        <chart:subtitle svg:x="10.063cm" svg:y="1.926cm" chart:style-name="ch3">
          <text:p>Lower is Better</text:p>
        </chart:subtitle>
        <chart:legend chart:legend-position="end" svg:x="19.003cm" svg:y="5.802cm" style:legend-expansion="high" chart:style-name="ch4"/>
        <chart:plot-area chart:style-name="ch5" table:cell-range-address="'Workload E Charts'.C2:'Workload E Charts'.D23 'Workload E Charts'.L1:'Workload E Charts'.M1 'Workload E Charts'.Z2:'Workload E Charts'.AA23 'Workload E Charts'.AC2:'Workload E Charts'.AC23 'Workload E Charts'.T2:'Workload E Charts'.T2 'Workload E Charts'.H1:'Workload E Charts'.I1 'Workload E Charts'.H2:'Workload E Charts'.I23 'Workload E Charts'.K2:'Workload E Charts'.K23 'Workload E Charts'.B2:'Workload E Charts'.B2" chart:data-source-has-labels="both" svg:x="1.468cm" svg:y="3.117cm" svg:width="16.621cm" svg:height="8.349cm">
          <chartooo:coordinate-region svg:x="2.83cm" svg:y="3.316cm" svg:width="15.259cm" svg:height="7.105cm"/>
          <chart:axis chart:dimension="x" chart:name="primary-x" chart:style-name="ch6" chartooo:axis-type="auto">
            <chartooo:date-scale/>
            <chart:title svg:x="7.009cm" svg:y="11.72cm" chart:style-name="ch7">
              <text:p>Threads (top)  / Connections (bottom)</text:p>
            </chart:title>
            <chart:categories table:cell-range-address="'Workload E Charts'.C2:'Workload E Charts'.D23"/>
          </chart:axis>
          <chart:axis chart:dimension="y" chart:name="primary-y" chart:style-name="ch6">
            <chart:title svg:x="0.451cm" svg:y="8.433cm" chart:style-name="ch8">
              <text:p>micro seconds</text:p>
            </chart:title>
            <chart:grid chart:style-name="ch9" chart:class="major"/>
          </chart:axis>
          <chart:axis chart:dimension="y" chart:name="secondary-y" chart:style-name="ch10"/>
          <chart:series chart:values-cell-range-address="'Workload E Charts'.AA2:'Workload E Charts'.AA23" chart:label-cell-address="'Workload E Charts'.L1:'Workload E Charts'.L1" chart:attached-axis="secondary-y">
            <chart:data-point chart:repeated="22"/>
          </chart:series>
          <chart:series chart:values-cell-range-address="'Workload E Charts'.AC2:'Workload E Charts'.AC23" chart:label-cell-address="'Workload E Charts'.M1:'Workload E Charts'.M1" chart:attached-axis="secondary-y">
            <chart:data-point chart:repeated="22"/>
          </chart:series>
          <chart:series chart:values-cell-range-address="'Workload E Charts'.Z2:'Workload E Charts'.Z23" chart:label-cell-address="'Workload E Charts'.T2:'Workload E Charts'.T2" chart:attached-axis="secondary-y">
            <chart:data-point chart:repeated="22"/>
          </chart:series>
          <chart:series chart:values-cell-range-address="'Workload E Charts'.I2:'Workload E Charts'.I23" chart:label-cell-address="'Workload E Charts'.H1:'Workload E Charts'.H1" chart:attached-axis="secondary-y">
            <chart:data-point chart:repeated="22"/>
          </chart:series>
          <chart:series chart:values-cell-range-address="'Workload E Charts'.K2:'Workload E Charts'.K23" chart:label-cell-address="'Workload E Charts'.I1:'Workload E Charts'.I1" chart:attached-axis="secondary-y">
            <chart:data-point chart:repeated="22"/>
          </chart:series>
          <chart:series chart:values-cell-range-address="'Workload E Charts'.H2:'Workload E Charts'.H23" chart:label-cell-address="'Workload E Charts'.B2:'Workload E Charts'.B2" chart:attached-axis="secondary-y">
            <chart:data-point chart:repeated="22"/>
          </chart:series>
          <chart:stock-gain-marker chart:style-name="ch11"/>
          <chart:stock-loss-marker chart:style-name="ch12"/>
          <chart:stock-range-line chart:style-name="ch13"/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 99th Percentile Latency (ms)</text:p>
                <draw:g>
                  <svg:desc>'Workload E Charts'.L1:'Workload E Charts'.L1</svg:desc>
                </draw:g>
              </table:table-cell>
              <table:table-cell office:value-type="string">
                <text:p>Scan Operations</text:p>
                <draw:g>
                  <svg:desc>'Workload E Charts'.M1:'Workload E Charts'.M1</svg:desc>
                </draw:g>
              </table:table-cell>
              <table:table-cell office:value-type="string">
                <text:p>mongodb-async</text:p>
                <draw:g>
                  <svg:desc>'Workload E Charts'.T2:'Workload E Charts'.T2</svg:desc>
                </draw:g>
              </table:table-cell>
              <table:table-cell office:value-type="string">
                <text:p>Insert Average Latency (us)</text:p>
                <draw:g>
                  <svg:desc>'Workload E Charts'.H1:'Workload E Charts'.H1</svg:desc>
                </draw:g>
              </table:table-cell>
              <table:table-cell office:value-type="string">
                <text:p>Insert Min Latency (us)</text:p>
                <draw:g>
                  <svg:desc>'Workload E Charts'.I1:'Workload E Charts'.I1</svg:desc>
                </draw:g>
              </table:table-cell>
              <table:table-cell office:value-type="string">
                <text:p>mongodb-legacy</text:p>
                <draw:g>
                  <svg:desc>'Workload E Charts'.B2:'Workload E Charts'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Workload E Charts'.C2:'Workload E Charts'.D23</svg:desc>
                </draw:g>
              </table:table-cell>
              <table:table-cell office:value-type="float" office:value="331">
                <text:p>331</text:p>
                <draw:g>
                  <svg:desc>'Workload E Charts'.AA2:'Workload E Charts'.AA23</svg:desc>
                </draw:g>
              </table:table-cell>
              <table:table-cell office:value-type="float" office:value="1000">
                <text:p>1000</text:p>
                <draw:g>
                  <svg:desc>'Workload E Charts'.AC2:'Workload E Charts'.AC23</svg:desc>
                </draw:g>
              </table:table-cell>
              <table:table-cell office:value-type="float" office:value="639.254256663257">
                <text:p>639.254256663257</text:p>
                <draw:g>
                  <svg:desc>'Workload E Charts'.Z2:'Workload E Charts'.Z23</svg:desc>
                </draw:g>
              </table:table-cell>
              <table:table-cell office:value-type="float" office:value="390">
                <text:p>390</text:p>
                <draw:g>
                  <svg:desc>'Workload E Charts'.I2:'Workload E Charts'.I23</svg:desc>
                </draw:g>
              </table:table-cell>
              <table:table-cell office:value-type="float" office:value="1000">
                <text:p>1000</text:p>
                <draw:g>
                  <svg:desc>'Workload E Charts'.K2:'Workload E Charts'.K23</svg:desc>
                </draw:g>
              </table:table-cell>
              <table:table-cell office:value-type="float" office:value="677.37148370668">
                <text:p>677.37148370668</text:p>
                <draw:g>
                  <svg:desc>'Workload E Charts'.H2:'Workload E Charts'.H23</svg:desc>
                </draw:g>
              </table:table-cell>
            </table:table-row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2">
                <text:p>352</text:p>
              </table:table-cell>
              <table:table-cell office:value-type="float" office:value="1000">
                <text:p>1000</text:p>
              </table:table-cell>
              <table:table-cell office:value-type="float" office:value="1055.3609567189">
                <text:p>1055.3609567189</text:p>
              </table:table-cell>
              <table:table-cell office:value-type="float" office:value="670">
                <text:p>670</text:p>
              </table:table-cell>
              <table:table-cell office:value-type="float" office:value="2000">
                <text:p>2000</text:p>
              </table:table-cell>
              <table:table-cell office:value-type="float" office:value="1630.40388299146">
                <text:p>1630.40388299146</text:p>
              </table:table-cell>
            </table:table-row>
            <table:table-row>
              <table:table-cell office:value-type="float" office:value="1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83">
                <text:p>383</text:p>
              </table:table-cell>
              <table:table-cell office:value-type="float" office:value="3000">
                <text:p>3000</text:p>
              </table:table-cell>
              <table:table-cell office:value-type="float" office:value="2169.30316915624">
                <text:p>2169.30316915624</text:p>
              </table:table-cell>
              <table:table-cell office:value-type="float" office:value="2018">
                <text:p>2018</text:p>
              </table:table-cell>
              <table:table-cell office:value-type="float" office:value="6000">
                <text:p>6000</text:p>
              </table:table-cell>
              <table:table-cell office:value-type="float" office:value="4810.64029051988">
                <text:p>4810.64029051988</text:p>
              </table:table-cell>
            </table:table-row>
            <table:table-row>
              <table:table-cell office:value-type="float" office:value="1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00">
                <text:p>500</text:p>
              </table:table-cell>
              <table:table-cell office:value-type="float" office:value="5000">
                <text:p>5000</text:p>
              </table:table-cell>
              <table:table-cell office:value-type="float" office:value="4445.90846850433">
                <text:p>4445.90846850433</text:p>
              </table:table-cell>
              <table:table-cell office:value-type="float" office:value="5372">
                <text:p>5372</text:p>
              </table:table-cell>
              <table:table-cell office:value-type="float" office:value="12000">
                <text:p>12000</text:p>
              </table:table-cell>
              <table:table-cell office:value-type="float" office:value="10216.3013844515">
                <text:p>10216.3013844515</text:p>
              </table:table-cell>
            </table:table-row>
            <table:table-row>
              <table:table-cell office:value-type="float" office:value="1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17">
                <text:p>717</text:p>
              </table:table-cell>
              <table:table-cell office:value-type="float" office:value="10000">
                <text:p>10000</text:p>
              </table:table-cell>
              <table:table-cell office:value-type="float" office:value="8837.02992214239">
                <text:p>8837.02992214239</text:p>
              </table:table-cell>
              <table:table-cell office:value-type="float" office:value="13343">
                <text:p>13343</text:p>
              </table:table-cell>
              <table:table-cell office:value-type="float" office:value="25000">
                <text:p>25000</text:p>
              </table:table-cell>
              <table:table-cell office:value-type="float" office:value="20659.8331004471">
                <text:p>20659.8331004471</text:p>
              </table:table-cell>
            </table:table-row>
            <table:table-row>
              <table:table-cell office:value-type="float" office:value="1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933">
                <text:p>2933</text:p>
              </table:table-cell>
              <table:table-cell office:value-type="float" office:value="13000">
                <text:p>13000</text:p>
              </table:table-cell>
              <table:table-cell office:value-type="float" office:value="10920.9987578884">
                <text:p>10920.9987578884</text:p>
              </table:table-cell>
              <table:table-cell office:value-type="float" office:value="16710">
                <text:p>16710</text:p>
              </table:table-cell>
              <table:table-cell office:value-type="float" office:value="32000">
                <text:p>32000</text:p>
              </table:table-cell>
              <table:table-cell office:value-type="float" office:value="26091.4434472535">
                <text:p>26091.4434472535</text:p>
              </table:table-cell>
            </table:table-row>
            <table:table-row>
              <table:table-cell office:value-type="float" office:value="2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5">
                <text:p>355</text:p>
              </table:table-cell>
              <table:table-cell office:value-type="float" office:value="2000">
                <text:p>2000</text:p>
              </table:table-cell>
              <table:table-cell office:value-type="float" office:value="1092.62407123364">
                <text:p>1092.62407123364</text:p>
              </table:table-cell>
              <table:table-cell office:value-type="float" office:value="403">
                <text:p>403</text:p>
              </table:table-cell>
              <table:table-cell office:value-type="float" office:value="2000">
                <text:p>2000</text:p>
              </table:table-cell>
              <table:table-cell office:value-type="float" office:value="1064.19004460952">
                <text:p>1064.19004460952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6">
                <text:p>376</text:p>
              </table:table-cell>
              <table:table-cell office:value-type="float" office:value="3000">
                <text:p>3000</text:p>
              </table:table-cell>
              <table:table-cell office:value-type="float" office:value="2046.78035177181">
                <text:p>2046.78035177181</text:p>
              </table:table-cell>
              <table:table-cell office:value-type="float" office:value="506">
                <text:p>506</text:p>
              </table:table-cell>
              <table:table-cell office:value-type="float" office:value="4000">
                <text:p>4000</text:p>
              </table:table-cell>
              <table:table-cell office:value-type="float" office:value="2895.46791968902">
                <text:p>2895.46791968902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89">
                <text:p>389</text:p>
              </table:table-cell>
              <table:table-cell office:value-type="float" office:value="5000">
                <text:p>5000</text:p>
              </table:table-cell>
              <table:table-cell office:value-type="float" office:value="4103.90274989964">
                <text:p>4103.90274989964</text:p>
              </table:table-cell>
              <table:table-cell office:value-type="float" office:value="506">
                <text:p>506</text:p>
              </table:table-cell>
              <table:table-cell office:value-type="float" office:value="7000">
                <text:p>7000</text:p>
              </table:table-cell>
              <table:table-cell office:value-type="float" office:value="6009.61570712136">
                <text:p>6009.61570712136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6">
                <text:p>346</text:p>
              </table:table-cell>
              <table:table-cell office:value-type="float" office:value="8000">
                <text:p>8000</text:p>
              </table:table-cell>
              <table:table-cell office:value-type="float" office:value="6235.41057676881">
                <text:p>6235.41057676881</text:p>
              </table:table-cell>
              <table:table-cell office:value-type="float" office:value="2107">
                <text:p>2107</text:p>
              </table:table-cell>
              <table:table-cell office:value-type="float" office:value="11000">
                <text:p>11000</text:p>
              </table:table-cell>
              <table:table-cell office:value-type="float" office:value="8907.59848181381">
                <text:p>8907.59848181381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1">
                <text:p>401</text:p>
              </table:table-cell>
              <table:table-cell office:value-type="float" office:value="12000">
                <text:p>12000</text:p>
              </table:table-cell>
              <table:table-cell office:value-type="float" office:value="8357.4813276351">
                <text:p>8357.4813276351</text:p>
              </table:table-cell>
              <table:table-cell office:value-type="float" office:value="516">
                <text:p>516</text:p>
              </table:table-cell>
              <table:table-cell office:value-type="float" office:value="14000">
                <text:p>14000</text:p>
              </table:table-cell>
              <table:table-cell office:value-type="float" office:value="11552.566465679">
                <text:p>11552.566465679</text:p>
              </table:table-cell>
            </table:table-row>
            <table:table-row>
              <table:table-cell office:value-type="float" office:value="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75">
                <text:p>475</text:p>
              </table:table-cell>
              <table:table-cell office:value-type="float" office:value="16000">
                <text:p>16000</text:p>
              </table:table-cell>
              <table:table-cell office:value-type="float" office:value="10549.2707012104">
                <text:p>10549.2707012104</text:p>
              </table:table-cell>
              <table:table-cell office:value-type="float" office:value="538">
                <text:p>538</text:p>
              </table:table-cell>
              <table:table-cell office:value-type="float" office:value="20000">
                <text:p>20000</text:p>
              </table:table-cell>
              <table:table-cell office:value-type="float" office:value="14766.1900606449">
                <text:p>14766.1900606449</text:p>
              </table:table-cell>
            </table:table-row>
            <table:table-row>
              <table:table-cell office:value-type="float" office:value="2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4">
                <text:p>374</text:p>
              </table:table-cell>
              <table:table-cell office:value-type="float" office:value="33000">
                <text:p>33000</text:p>
              </table:table-cell>
              <table:table-cell office:value-type="float" office:value="21834.6889865202">
                <text:p>21834.6889865202</text:p>
              </table:table-cell>
              <table:table-cell office:value-type="float" office:value="3464">
                <text:p>3464</text:p>
              </table:table-cell>
              <table:table-cell office:value-type="float" office:value="39000">
                <text:p>39000</text:p>
              </table:table-cell>
              <table:table-cell office:value-type="float" office:value="30671.8739033992">
                <text:p>30671.8739033992</text:p>
              </table:table-cell>
            </table:table-row>
            <table:table-row>
              <table:table-cell office:value-type="float" office:value="10">
                <text:p>1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4">
                <text:p>354</text:p>
              </table:table-cell>
              <table:table-cell office:value-type="float" office:value="5000">
                <text:p>5000</text:p>
              </table:table-cell>
              <table:table-cell office:value-type="float" office:value="4089.06759296282">
                <text:p>4089.06759296282</text:p>
              </table:table-cell>
              <table:table-cell office:value-type="float" office:value="447">
                <text:p>447</text:p>
              </table:table-cell>
              <table:table-cell office:value-type="float" office:value="5000">
                <text:p>5000</text:p>
              </table:table-cell>
              <table:table-cell office:value-type="float" office:value="4321.78591424486">
                <text:p>4321.78591424486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4">
                <text:p>394</text:p>
              </table:table-cell>
              <table:table-cell office:value-type="float" office:value="8000">
                <text:p>8000</text:p>
              </table:table-cell>
              <table:table-cell office:value-type="float" office:value="6129.32231157584">
                <text:p>6129.32231157584</text:p>
              </table:table-cell>
              <table:table-cell office:value-type="float" office:value="547">
                <text:p>547</text:p>
              </table:table-cell>
              <table:table-cell office:value-type="float" office:value="8000">
                <text:p>8000</text:p>
              </table:table-cell>
              <table:table-cell office:value-type="float" office:value="6510.38689290099">
                <text:p>6510.38689290099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53">
                <text:p>453</text:p>
              </table:table-cell>
              <table:table-cell office:value-type="float" office:value="11000">
                <text:p>11000</text:p>
              </table:table-cell>
              <table:table-cell office:value-type="float" office:value="8065.99702578324">
                <text:p>8065.99702578324</text:p>
              </table:table-cell>
              <table:table-cell office:value-type="float" office:value="610">
                <text:p>610</text:p>
              </table:table-cell>
              <table:table-cell office:value-type="float" office:value="11000">
                <text:p>11000</text:p>
              </table:table-cell>
              <table:table-cell office:value-type="float" office:value="8941.6119253162">
                <text:p>8941.6119253162</text:p>
              </table:table-cell>
            </table:table-row>
            <table:table-row>
              <table:table-cell office:value-type="float" office:value="10">
                <text:p>10 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88">
                <text:p>488</text:p>
              </table:table-cell>
              <table:table-cell office:value-type="float" office:value="21000">
                <text:p>21000</text:p>
              </table:table-cell>
              <table:table-cell office:value-type="float" office:value="13154.2169518041">
                <text:p>13154.2169518041</text:p>
              </table:table-cell>
              <table:table-cell office:value-type="float" office:value="2052">
                <text:p>2052</text:p>
              </table:table-cell>
              <table:table-cell office:value-type="float" office:value="16000">
                <text:p>16000</text:p>
              </table:table-cell>
              <table:table-cell office:value-type="float" office:value="13338.0151064637">
                <text:p>13338.0151064637</text:p>
              </table:table-cell>
            </table:table-row>
            <table:table-row>
              <table:table-cell office:value-type="float" office:value="10">
                <text:p>10 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5">
                <text:p>465</text:p>
              </table:table-cell>
              <table:table-cell office:value-type="float" office:value="28000">
                <text:p>28000</text:p>
              </table:table-cell>
              <table:table-cell office:value-type="float" office:value="17366.9910486951">
                <text:p>17366.9910486951</text:p>
              </table:table-cell>
              <table:table-cell office:value-type="float" office:value="843">
                <text:p>843</text:p>
              </table:table-cell>
              <table:table-cell office:value-type="float" office:value="21000">
                <text:p>21000</text:p>
              </table:table-cell>
              <table:table-cell office:value-type="float" office:value="17909.9896830951">
                <text:p>17909.9896830951</text:p>
              </table:table-cell>
            </table:table-row>
            <table:table-row>
              <table:table-cell office:value-type="float" office:value="10">
                <text:p>10 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86">
                <text:p>486</text:p>
              </table:table-cell>
              <table:table-cell office:value-type="float" office:value="36000">
                <text:p>36000</text:p>
              </table:table-cell>
              <table:table-cell office:value-type="float" office:value="21003.668385735">
                <text:p>21003.668385735</text:p>
              </table:table-cell>
              <table:table-cell office:value-type="float" office:value="574">
                <text:p>574</text:p>
              </table:table-cell>
              <table:table-cell office:value-type="float" office:value="27000">
                <text:p>27000</text:p>
              </table:table-cell>
              <table:table-cell office:value-type="float" office:value="22417.5108215636">
                <text:p>22417.5108215636</text:p>
              </table:table-cell>
            </table:table-row>
            <table:table-row>
              <table:table-cell office:value-type="float" office:value="10">
                <text:p>10 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13">
                <text:p>613</text:p>
              </table:table-cell>
              <table:table-cell office:value-type="float" office:value="56000">
                <text:p>56000</text:p>
              </table:table-cell>
              <table:table-cell office:value-type="float" office:value="32061.9566157048">
                <text:p>32061.9566157048</text:p>
              </table:table-cell>
              <table:table-cell office:value-type="float" office:value="2310">
                <text:p>2310</text:p>
              </table:table-cell>
              <table:table-cell office:value-type="float" office:value="39000">
                <text:p>39000</text:p>
              </table:table-cell>
              <table:table-cell office:value-type="float" office:value="33771.1445394645">
                <text:p>33771.1445394645</text:p>
              </table:table-cell>
            </table:table-row>
            <table:table-row>
              <table:table-cell office:value-type="float" office:value="10">
                <text:p>10 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06">
                <text:p>606</text:p>
              </table:table-cell>
              <table:table-cell office:value-type="float" office:value="87000">
                <text:p>87000</text:p>
              </table:table-cell>
              <table:table-cell office:value-type="float" office:value="43354.8798791589">
                <text:p>43354.8798791589</text:p>
              </table:table-cell>
              <table:table-cell office:value-type="float" office:value="4944">
                <text:p>4944</text:p>
              </table:table-cell>
              <table:table-cell office:value-type="float" office:value="52000">
                <text:p>52000</text:p>
              </table:table-cell>
              <table:table-cell office:value-type="float" office:value="44920.6296488221">
                <text:p>44920.6296488221</text:p>
              </table:table-cell>
            </table:table-row>
            <table:table-row>
              <table:table-cell office:value-type="float" office:value="10">
                <text:p>10 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42">
                <text:p>742</text:p>
              </table:table-cell>
              <table:table-cell office:value-type="float" office:value="96000">
                <text:p>96000</text:p>
              </table:table-cell>
              <table:table-cell office:value-type="float" office:value="54685.7069705254">
                <text:p>54685.7069705254</text:p>
              </table:table-cell>
              <table:table-cell office:value-type="float" office:value="4845">
                <text:p>4845</text:p>
              </table:table-cell>
              <table:table-cell office:value-type="float" office:value="65000">
                <text:p>65000</text:p>
              </table:table-cell>
              <table:table-cell office:value-type="float" office:value="56298.0630238685">
                <text:p>56298.063023868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graphic-properties draw:fill-color="#ffffff"/>
    </style:style>
    <style:style style:name="ch12" style:family="chart">
      <style:graphic-properties svg:stroke-color="#b3b3b3" draw:fill-color="#000000"/>
    </style:style>
    <style:style style:name="ch13" style:family="chart">
      <style:graphic-properties svg:stroke-width="0.051cm" svg:stroke-color="#ff996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861cm" svg:height="12.701cm" xlink:href=".." xlink:type="simple" chart:class="chart:stock" chart:style-name="ch1">
        <chart:title svg:x="9.415cm" svg:y="0.389cm" chart:style-name="ch2">
          <text:p>Scan Latency
YCSB - Workload E</text:p>
        </chart:title>
        <chart:subtitle svg:x="10.063cm" svg:y="1.926cm" chart:style-name="ch3">
          <text:p>Lower is Better</text:p>
        </chart:subtitle>
        <chart:legend chart:legend-position="end" svg:x="19.003cm" svg:y="5.802cm" style:legend-expansion="high" chart:style-name="ch4"/>
        <chart:plot-area chart:style-name="ch5" table:cell-range-address="'Workload E Charts'.C2:'Workload E Charts'.D23 'Workload E Charts'.L1:'Workload E Charts'.M1 'Workload E Charts'.AF2:'Workload E Charts'.AG23 'Workload E Charts'.AI2:'Workload E Charts'.AI23 'Workload E Charts'.T2:'Workload E Charts'.T2 'Workload E Charts'.H1:'Workload E Charts'.I1 'Workload E Charts'.N2:'Workload E Charts'.O23 'Workload E Charts'.Q2:'Workload E Charts'.Q23 'Workload E Charts'.B2:'Workload E Charts'.B2" chart:data-source-has-labels="both" svg:x="1.468cm" svg:y="3.117cm" svg:width="16.621cm" svg:height="8.349cm">
          <chartooo:coordinate-region svg:x="2.83cm" svg:y="3.316cm" svg:width="15.259cm" svg:height="7.105cm"/>
          <chart:axis chart:dimension="x" chart:name="primary-x" chart:style-name="ch6" chartooo:axis-type="auto">
            <chartooo:date-scale/>
            <chart:title svg:x="7.009cm" svg:y="11.72cm" chart:style-name="ch7">
              <text:p>Threads (top)  / Connections (bottom)</text:p>
            </chart:title>
            <chart:categories table:cell-range-address="'Workload E Charts'.C2:'Workload E Charts'.D23"/>
          </chart:axis>
          <chart:axis chart:dimension="y" chart:name="primary-y" chart:style-name="ch6">
            <chart:title svg:x="0.451cm" svg:y="8.433cm" chart:style-name="ch8">
              <text:p>micro seconds</text:p>
            </chart:title>
            <chart:grid chart:style-name="ch9" chart:class="major"/>
          </chart:axis>
          <chart:axis chart:dimension="y" chart:name="secondary-y" chart:style-name="ch10"/>
          <chart:series chart:values-cell-range-address="'Workload E Charts'.AG2:'Workload E Charts'.AG23" chart:label-cell-address="'Workload E Charts'.L1:'Workload E Charts'.L1" chart:attached-axis="secondary-y">
            <chart:data-point chart:repeated="22"/>
          </chart:series>
          <chart:series chart:values-cell-range-address="'Workload E Charts'.AI2:'Workload E Charts'.AI23" chart:label-cell-address="'Workload E Charts'.M1:'Workload E Charts'.M1" chart:attached-axis="secondary-y">
            <chart:data-point chart:repeated="22"/>
          </chart:series>
          <chart:series chart:values-cell-range-address="'Workload E Charts'.AF2:'Workload E Charts'.AF23" chart:label-cell-address="'Workload E Charts'.T2:'Workload E Charts'.T2" chart:attached-axis="secondary-y">
            <chart:data-point chart:repeated="22"/>
          </chart:series>
          <chart:series chart:values-cell-range-address="'Workload E Charts'.O2:'Workload E Charts'.O23" chart:label-cell-address="'Workload E Charts'.H1:'Workload E Charts'.H1" chart:attached-axis="secondary-y">
            <chart:data-point chart:repeated="22"/>
          </chart:series>
          <chart:series chart:values-cell-range-address="'Workload E Charts'.Q2:'Workload E Charts'.Q23" chart:label-cell-address="'Workload E Charts'.I1:'Workload E Charts'.I1" chart:attached-axis="secondary-y">
            <chart:data-point chart:repeated="22"/>
          </chart:series>
          <chart:series chart:values-cell-range-address="'Workload E Charts'.N2:'Workload E Charts'.N23" chart:label-cell-address="'Workload E Charts'.B2:'Workload E Charts'.B2" chart:attached-axis="secondary-y">
            <chart:data-point chart:repeated="22"/>
          </chart:series>
          <chart:stock-gain-marker chart:style-name="ch11"/>
          <chart:stock-loss-marker chart:style-name="ch12"/>
          <chart:stock-range-line chart:style-name="ch13"/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 99th Percentile Latency (ms)</text:p>
                <draw:g>
                  <svg:desc>'Workload E Charts'.L1:'Workload E Charts'.L1</svg:desc>
                </draw:g>
              </table:table-cell>
              <table:table-cell office:value-type="string">
                <text:p>Scan Operations</text:p>
                <draw:g>
                  <svg:desc>'Workload E Charts'.M1:'Workload E Charts'.M1</svg:desc>
                </draw:g>
              </table:table-cell>
              <table:table-cell office:value-type="string">
                <text:p>mongodb-async</text:p>
                <draw:g>
                  <svg:desc>'Workload E Charts'.T2:'Workload E Charts'.T2</svg:desc>
                </draw:g>
              </table:table-cell>
              <table:table-cell office:value-type="string">
                <text:p>Insert Average Latency (us)</text:p>
                <draw:g>
                  <svg:desc>'Workload E Charts'.H1:'Workload E Charts'.H1</svg:desc>
                </draw:g>
              </table:table-cell>
              <table:table-cell office:value-type="string">
                <text:p>Insert Min Latency (us)</text:p>
                <draw:g>
                  <svg:desc>'Workload E Charts'.I1:'Workload E Charts'.I1</svg:desc>
                </draw:g>
              </table:table-cell>
              <table:table-cell office:value-type="string">
                <text:p>mongodb-legacy</text:p>
                <draw:g>
                  <svg:desc>'Workload E Charts'.B2:'Workload E Charts'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Workload E Charts'.C2:'Workload E Charts'.D23</svg:desc>
                </draw:g>
              </table:table-cell>
              <table:table-cell office:value-type="float" office:value="269">
                <text:p>269</text:p>
                <draw:g>
                  <svg:desc>'Workload E Charts'.AG2:'Workload E Charts'.AG23</svg:desc>
                </draw:g>
              </table:table-cell>
              <table:table-cell office:value-type="float" office:value="1000">
                <text:p>1000</text:p>
                <draw:g>
                  <svg:desc>'Workload E Charts'.AI2:'Workload E Charts'.AI23</svg:desc>
                </draw:g>
              </table:table-cell>
              <table:table-cell office:value-type="float" office:value="1020.64175903054">
                <text:p>1020.64175903054</text:p>
                <draw:g>
                  <svg:desc>'Workload E Charts'.AF2:'Workload E Charts'.AF23</svg:desc>
                </draw:g>
              </table:table-cell>
              <table:table-cell office:value-type="float" office:value="290">
                <text:p>290</text:p>
                <draw:g>
                  <svg:desc>'Workload E Charts'.O2:'Workload E Charts'.O23</svg:desc>
                </draw:g>
              </table:table-cell>
              <table:table-cell office:value-type="float" office:value="1000">
                <text:p>1000</text:p>
                <draw:g>
                  <svg:desc>'Workload E Charts'.Q2:'Workload E Charts'.Q23</svg:desc>
                </draw:g>
              </table:table-cell>
              <table:table-cell office:value-type="float" office:value="1023.21676174592">
                <text:p>1023.21676174592</text:p>
                <draw:g>
                  <svg:desc>'Workload E Charts'.N2:'Workload E Charts'.N23</svg:desc>
                </draw:g>
              </table:table-cell>
            </table:table-row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9">
                <text:p>289</text:p>
              </table:table-cell>
              <table:table-cell office:value-type="float" office:value="1000">
                <text:p>1000</text:p>
              </table:table-cell>
              <table:table-cell office:value-type="float" office:value="1278.84857019269">
                <text:p>1278.84857019269</text:p>
              </table:table-cell>
              <table:table-cell office:value-type="float" office:value="547">
                <text:p>547</text:p>
              </table:table-cell>
              <table:table-cell office:value-type="float" office:value="2000">
                <text:p>2000</text:p>
              </table:table-cell>
              <table:table-cell office:value-type="float" office:value="2006.14439447343">
                <text:p>2006.14439447343</text:p>
              </table:table-cell>
            </table:table-row>
            <table:table-row>
              <table:table-cell office:value-type="float" office:value="1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4">
                <text:p>324</text:p>
              </table:table-cell>
              <table:table-cell office:value-type="float" office:value="3000">
                <text:p>3000</text:p>
              </table:table-cell>
              <table:table-cell office:value-type="float" office:value="2319.4664446689">
                <text:p>2319.4664446689</text:p>
              </table:table-cell>
              <table:table-cell office:value-type="float" office:value="2001">
                <text:p>2001</text:p>
              </table:table-cell>
              <table:table-cell office:value-type="float" office:value="6000">
                <text:p>6000</text:p>
              </table:table-cell>
              <table:table-cell office:value-type="float" office:value="5098.58975203516">
                <text:p>5098.58975203516</text:p>
              </table:table-cell>
            </table:table-row>
            <table:table-row>
              <table:table-cell office:value-type="float" office:value="1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70">
                <text:p>770</text:p>
              </table:table-cell>
              <table:table-cell office:value-type="float" office:value="5000">
                <text:p>5000</text:p>
              </table:table-cell>
              <table:table-cell office:value-type="float" office:value="4583.54967228391">
                <text:p>4583.54967228391</text:p>
              </table:table-cell>
              <table:table-cell office:value-type="float" office:value="5419">
                <text:p>5419</text:p>
              </table:table-cell>
              <table:table-cell office:value-type="float" office:value="12000">
                <text:p>12000</text:p>
              </table:table-cell>
              <table:table-cell office:value-type="float" office:value="10488.2022282956">
                <text:p>10488.2022282956</text:p>
              </table:table-cell>
            </table:table-row>
            <table:table-row>
              <table:table-cell office:value-type="float" office:value="1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22">
                <text:p>722</text:p>
              </table:table-cell>
              <table:table-cell office:value-type="float" office:value="11000">
                <text:p>11000</text:p>
              </table:table-cell>
              <table:table-cell office:value-type="float" office:value="9022.26113193486">
                <text:p>9022.26113193486</text:p>
              </table:table-cell>
              <table:table-cell office:value-type="float" office:value="12550">
                <text:p>12550</text:p>
              </table:table-cell>
              <table:table-cell office:value-type="float" office:value="24000">
                <text:p>24000</text:p>
              </table:table-cell>
              <table:table-cell office:value-type="float" office:value="20944.4820929273">
                <text:p>20944.4820929273</text:p>
              </table:table-cell>
            </table:table-row>
            <table:table-row>
              <table:table-cell office:value-type="float" office:value="1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8">
                <text:p>438</text:p>
              </table:table-cell>
              <table:table-cell office:value-type="float" office:value="13000">
                <text:p>13000</text:p>
              </table:table-cell>
              <table:table-cell office:value-type="float" office:value="11266.4588452612">
                <text:p>11266.4588452612</text:p>
              </table:table-cell>
              <table:table-cell office:value-type="float" office:value="16814">
                <text:p>16814</text:p>
              </table:table-cell>
              <table:table-cell office:value-type="float" office:value="32000">
                <text:p>32000</text:p>
              </table:table-cell>
              <table:table-cell office:value-type="float" office:value="26444.9698436556">
                <text:p>26444.9698436556</text:p>
              </table:table-cell>
            </table:table-row>
            <table:table-row>
              <table:table-cell office:value-type="float" office:value="2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95">
                <text:p>295</text:p>
              </table:table-cell>
              <table:table-cell office:value-type="float" office:value="1000">
                <text:p>1000</text:p>
              </table:table-cell>
              <table:table-cell office:value-type="float" office:value="1260.0007148881">
                <text:p>1260.0007148881</text:p>
              </table:table-cell>
              <table:table-cell office:value-type="float" office:value="299">
                <text:p>299</text:p>
              </table:table-cell>
              <table:table-cell office:value-type="float" office:value="1000">
                <text:p>1000</text:p>
              </table:table-cell>
              <table:table-cell office:value-type="float" office:value="1181.87096550193">
                <text:p>1181.87096550193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8">
                <text:p>328</text:p>
              </table:table-cell>
              <table:table-cell office:value-type="float" office:value="3000">
                <text:p>3000</text:p>
              </table:table-cell>
              <table:table-cell office:value-type="float" office:value="2260.89011546678">
                <text:p>2260.89011546678</text:p>
              </table:table-cell>
              <table:table-cell office:value-type="float" office:value="352">
                <text:p>352</text:p>
              </table:table-cell>
              <table:table-cell office:value-type="float" office:value="4000">
                <text:p>4000</text:p>
              </table:table-cell>
              <table:table-cell office:value-type="float" office:value="3026.02076847133">
                <text:p>3026.02076847133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6">
                <text:p>336</text:p>
              </table:table-cell>
              <table:table-cell office:value-type="float" office:value="6000">
                <text:p>6000</text:p>
              </table:table-cell>
              <table:table-cell office:value-type="float" office:value="4509.44851922794">
                <text:p>4509.44851922794</text:p>
              </table:table-cell>
              <table:table-cell office:value-type="float" office:value="513">
                <text:p>513</text:p>
              </table:table-cell>
              <table:table-cell office:value-type="float" office:value="7000">
                <text:p>7000</text:p>
              </table:table-cell>
              <table:table-cell office:value-type="float" office:value="6125.35895595432">
                <text:p>6125.35895595432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2">
                <text:p>332</text:p>
              </table:table-cell>
              <table:table-cell office:value-type="float" office:value="9000">
                <text:p>9000</text:p>
              </table:table-cell>
              <table:table-cell office:value-type="float" office:value="6771.27638965779">
                <text:p>6771.27638965779</text:p>
              </table:table-cell>
              <table:table-cell office:value-type="float" office:value="494">
                <text:p>494</text:p>
              </table:table-cell>
              <table:table-cell office:value-type="float" office:value="11000">
                <text:p>11000</text:p>
              </table:table-cell>
              <table:table-cell office:value-type="float" office:value="9041.27898600302">
                <text:p>9041.27898600302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7">
                <text:p>327</text:p>
              </table:table-cell>
              <table:table-cell office:value-type="float" office:value="13000">
                <text:p>13000</text:p>
              </table:table-cell>
              <table:table-cell office:value-type="float" office:value="8989.15876815668">
                <text:p>8989.15876815668</text:p>
              </table:table-cell>
              <table:table-cell office:value-type="float" office:value="394">
                <text:p>394</text:p>
              </table:table-cell>
              <table:table-cell office:value-type="float" office:value="14000">
                <text:p>14000</text:p>
              </table:table-cell>
              <table:table-cell office:value-type="float" office:value="11696.0047635891">
                <text:p>11696.0047635891</text:p>
              </table:table-cell>
            </table:table-row>
            <table:table-row>
              <table:table-cell office:value-type="float" office:value="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26">
                <text:p>426</text:p>
              </table:table-cell>
              <table:table-cell office:value-type="float" office:value="17000">
                <text:p>17000</text:p>
              </table:table-cell>
              <table:table-cell office:value-type="float" office:value="11215.1425177497">
                <text:p>11215.1425177497</text:p>
              </table:table-cell>
              <table:table-cell office:value-type="float" office:value="569">
                <text:p>569</text:p>
              </table:table-cell>
              <table:table-cell office:value-type="float" office:value="19000">
                <text:p>19000</text:p>
              </table:table-cell>
              <table:table-cell office:value-type="float" office:value="14931.3627858704">
                <text:p>14931.3627858704</text:p>
              </table:table-cell>
            </table:table-row>
            <table:table-row>
              <table:table-cell office:value-type="float" office:value="2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9">
                <text:p>329</text:p>
              </table:table-cell>
              <table:table-cell office:value-type="float" office:value="34000">
                <text:p>34000</text:p>
              </table:table-cell>
              <table:table-cell office:value-type="float" office:value="22414.8924915125">
                <text:p>22414.8924915125</text:p>
              </table:table-cell>
              <table:table-cell office:value-type="float" office:value="1348">
                <text:p>1348</text:p>
              </table:table-cell>
              <table:table-cell office:value-type="float" office:value="39000">
                <text:p>39000</text:p>
              </table:table-cell>
              <table:table-cell office:value-type="float" office:value="31000.0225030764">
                <text:p>31000.0225030764</text:p>
              </table:table-cell>
            </table:table-row>
            <table:table-row>
              <table:table-cell office:value-type="float" office:value="10">
                <text:p>1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0">
                <text:p>330</text:p>
              </table:table-cell>
              <table:table-cell office:value-type="float" office:value="7000">
                <text:p>7000</text:p>
              </table:table-cell>
              <table:table-cell office:value-type="float" office:value="4527.32655424325">
                <text:p>4527.32655424325</text:p>
              </table:table-cell>
              <table:table-cell office:value-type="float" office:value="370">
                <text:p>370</text:p>
              </table:table-cell>
              <table:table-cell office:value-type="float" office:value="6000">
                <text:p>6000</text:p>
              </table:table-cell>
              <table:table-cell office:value-type="float" office:value="4522.89411130882">
                <text:p>4522.89411130882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2">
                <text:p>312</text:p>
              </table:table-cell>
              <table:table-cell office:value-type="float" office:value="11000">
                <text:p>11000</text:p>
              </table:table-cell>
              <table:table-cell office:value-type="float" office:value="6800.67565800625">
                <text:p>6800.67565800625</text:p>
              </table:table-cell>
              <table:table-cell office:value-type="float" office:value="408">
                <text:p>408</text:p>
              </table:table-cell>
              <table:table-cell office:value-type="float" office:value="9000">
                <text:p>9000</text:p>
              </table:table-cell>
              <table:table-cell office:value-type="float" office:value="6783.3235438653">
                <text:p>6783.3235438653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2">
                <text:p>362</text:p>
              </table:table-cell>
              <table:table-cell office:value-type="float" office:value="14000">
                <text:p>14000</text:p>
              </table:table-cell>
              <table:table-cell office:value-type="float" office:value="9042.58340901605">
                <text:p>9042.58340901605</text:p>
              </table:table-cell>
              <table:table-cell office:value-type="float" office:value="428">
                <text:p>428</text:p>
              </table:table-cell>
              <table:table-cell office:value-type="float" office:value="11000">
                <text:p>11000</text:p>
              </table:table-cell>
              <table:table-cell office:value-type="float" office:value="9052.73246719077">
                <text:p>9052.73246719077</text:p>
              </table:table-cell>
            </table:table-row>
            <table:table-row>
              <table:table-cell office:value-type="float" office:value="10">
                <text:p>10 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1">
                <text:p>341</text:p>
              </table:table-cell>
              <table:table-cell office:value-type="float" office:value="25000">
                <text:p>25000</text:p>
              </table:table-cell>
              <table:table-cell office:value-type="float" office:value="14837.3526966282">
                <text:p>14837.3526966282</text:p>
              </table:table-cell>
              <table:table-cell office:value-type="float" office:value="444">
                <text:p>444</text:p>
              </table:table-cell>
              <table:table-cell office:value-type="float" office:value="16000">
                <text:p>16000</text:p>
              </table:table-cell>
              <table:table-cell office:value-type="float" office:value="13561.4808243997">
                <text:p>13561.4808243997</text:p>
              </table:table-cell>
            </table:table-row>
            <table:table-row>
              <table:table-cell office:value-type="float" office:value="10">
                <text:p>10 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29">
                <text:p>429</text:p>
              </table:table-cell>
              <table:table-cell office:value-type="float" office:value="32000">
                <text:p>32000</text:p>
              </table:table-cell>
              <table:table-cell office:value-type="float" office:value="19027.9629672917">
                <text:p>19027.9629672917</text:p>
              </table:table-cell>
              <table:table-cell office:value-type="float" office:value="797">
                <text:p>797</text:p>
              </table:table-cell>
              <table:table-cell office:value-type="float" office:value="22000">
                <text:p>22000</text:p>
              </table:table-cell>
              <table:table-cell office:value-type="float" office:value="18116.8751211861">
                <text:p>18116.8751211861</text:p>
              </table:table-cell>
            </table:table-row>
            <table:table-row>
              <table:table-cell office:value-type="float" office:value="10">
                <text:p>10 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6">
                <text:p>406</text:p>
              </table:table-cell>
              <table:table-cell office:value-type="float" office:value="40000">
                <text:p>40000</text:p>
              </table:table-cell>
              <table:table-cell office:value-type="float" office:value="22985.665887538">
                <text:p>22985.665887538</text:p>
              </table:table-cell>
              <table:table-cell office:value-type="float" office:value="506">
                <text:p>506</text:p>
              </table:table-cell>
              <table:table-cell office:value-type="float" office:value="27000">
                <text:p>27000</text:p>
              </table:table-cell>
              <table:table-cell office:value-type="float" office:value="22632.2773346109">
                <text:p>22632.2773346109</text:p>
              </table:table-cell>
            </table:table-row>
            <table:table-row>
              <table:table-cell office:value-type="float" office:value="10">
                <text:p>10 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6">
                <text:p>466</text:p>
              </table:table-cell>
              <table:table-cell office:value-type="float" office:value="62000">
                <text:p>62000</text:p>
              </table:table-cell>
              <table:table-cell office:value-type="float" office:value="33765.096407064">
                <text:p>33765.096407064</text:p>
              </table:table-cell>
              <table:table-cell office:value-type="float" office:value="744">
                <text:p>744</text:p>
              </table:table-cell>
              <table:table-cell office:value-type="float" office:value="39000">
                <text:p>39000</text:p>
              </table:table-cell>
              <table:table-cell office:value-type="float" office:value="33984.5612771619">
                <text:p>33984.5612771619</text:p>
              </table:table-cell>
            </table:table-row>
            <table:table-row>
              <table:table-cell office:value-type="float" office:value="10">
                <text:p>10 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0">
                <text:p>370</text:p>
              </table:table-cell>
              <table:table-cell office:value-type="float" office:value="91000">
                <text:p>91000</text:p>
              </table:table-cell>
              <table:table-cell office:value-type="float" office:value="45035.7529823151">
                <text:p>45035.7529823151</text:p>
              </table:table-cell>
              <table:table-cell office:value-type="float" office:value="1134">
                <text:p>1134</text:p>
              </table:table-cell>
              <table:table-cell office:value-type="float" office:value="52000">
                <text:p>52000</text:p>
              </table:table-cell>
              <table:table-cell office:value-type="float" office:value="45210.9159793478">
                <text:p>45210.9159793478</text:p>
              </table:table-cell>
            </table:table-row>
            <table:table-row>
              <table:table-cell office:value-type="float" office:value="10">
                <text:p>10 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0">
                <text:p>370</text:p>
              </table:table-cell>
              <table:table-cell office:value-type="float" office:value="99000">
                <text:p>99000</text:p>
              </table:table-cell>
              <table:table-cell office:value-type="float" office:value="56272.5217020094">
                <text:p>56272.5217020094</text:p>
              </table:table-cell>
              <table:table-cell office:value-type="float" office:value="1004">
                <text:p>1004</text:p>
              </table:table-cell>
              <table:table-cell office:value-type="float" office:value="64000">
                <text:p>64000</text:p>
              </table:table-cell>
              <table:table-cell office:value-type="float" office:value="56454.5852633773">
                <text:p>56454.585263377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svg:stroke-color="#808080" draw:fill-color="#ff996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61cm" svg:height="12.701cm" xlink:href=".." xlink:type="simple" chart:class="chart:bar" chart:style-name="ch1">
        <chart:title svg:x="9.415cm" svg:y="0.389cm" chart:style-name="ch2">
          <text:p>Throughput
YCSB - Workload E</text:p>
        </chart:title>
        <chart:subtitle svg:x="10.037cm" svg:y="1.926cm" chart:style-name="ch3">
          <text:p>Higher is Better</text:p>
        </chart:subtitle>
        <chart:legend chart:legend-position="end" svg:x="19.592cm" svg:y="5.802cm" style:legend-expansion="high" chart:style-name="ch4"/>
        <chart:plot-area chart:style-name="ch5" table:cell-range-address="'Workload E Charts'.C2:'Workload E Charts'.D23 'Workload E Charts'.T2:'Workload E Charts'.T2 'Workload E Charts'.X2:'Workload E Charts'.X23 'Workload E Charts'.B2:'Workload E Charts'.B2 'Workload E Charts'.F2:'Workload E Charts'.F23" chart:data-source-has-labels="both" svg:x="1.468cm" svg:y="3.117cm" svg:width="17.21cm" svg:height="8.349cm">
          <chartooo:coordinate-region svg:x="2.46cm" svg:y="3.316cm" svg:width="16.218cm" svg:height="7.105cm"/>
          <chart:axis chart:dimension="x" chart:name="primary-x" chart:style-name="ch6" chartooo:axis-type="auto">
            <chartooo:date-scale/>
            <chart:title svg:x="7.343cm" svg:y="11.72cm" chart:style-name="ch7">
              <text:p>Threads (top) / Connections (bottom)</text:p>
            </chart:title>
            <chart:categories table:cell-range-address="'Workload E Charts'.C2:'Workload E Charts'.D23"/>
          </chart:axis>
          <chart:axis chart:dimension="y" chart:name="primary-y" chart:style-name="ch8">
            <chart:title svg:x="0.451cm" svg:y="8.79cm" chart:style-name="ch9">
              <text:p>operations / second</text:p>
            </chart:title>
            <chart:grid chart:style-name="ch10" chart:class="major"/>
          </chart:axis>
          <chart:series chart:style-name="ch11" chart:values-cell-range-address="'Workload E Charts'.X2:'Workload E Charts'.X23" chart:label-cell-address="'Workload E Charts'.T2:'Workload E Charts'.T2" chart:class="chart:bar">
            <chart:data-point chart:repeated="22"/>
          </chart:series>
          <chart:series chart:style-name="ch12" chart:values-cell-range-address="'Workload E Charts'.F2:'Workload E Charts'.F23" chart:label-cell-address="'Workload E Charts'.B2:'Workload E Charts'.B2" chart:class="chart:ba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godb-async</text:p>
                <draw:g>
                  <svg:desc>'Workload E Charts'.T2:'Workload E Charts'.T2</svg:desc>
                </draw:g>
              </table:table-cell>
              <table:table-cell office:value-type="string">
                <text:p>mongodb-legacy</text:p>
                <draw:g>
                  <svg:desc>'Workload E Charts'.B2:'Workload E Charts'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Workload E Charts'.C2:'Workload E Charts'.D23</svg:desc>
                </draw:g>
              </table:table-cell>
              <table:table-cell office:value-type="float" office:value="993.932044866093">
                <text:p>993.932044866093</text:p>
                <draw:g>
                  <svg:desc>'Workload E Charts'.X2:'Workload E Charts'.X23</svg:desc>
                </draw:g>
              </table:table-cell>
              <table:table-cell office:value-type="float" office:value="989.734474035306">
                <text:p>989.734474035306</text:p>
                <draw:g>
                  <svg:desc>'Workload E Charts'.F2:'Workload E Charts'.F23</svg:desc>
                </draw:g>
              </table:table-cell>
            </table:table-row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71.12646625377">
                <text:p>1571.12646625377</text:p>
              </table:table-cell>
              <table:table-cell office:value-type="float" office:value="1003.95256123358">
                <text:p>1003.95256123358</text:p>
              </table:table-cell>
            </table:table-row>
            <table:table-row>
              <table:table-cell office:value-type="float" office:value="1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56.976092077">
                <text:p>2156.976092077</text:p>
              </table:table-cell>
              <table:table-cell office:value-type="float" office:value="982.357835629922">
                <text:p>982.357835629922</text:p>
              </table:table-cell>
            </table:table-row>
            <table:table-row>
              <table:table-cell office:value-type="float" office:value="1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81.37714702046">
                <text:p>2181.37714702046</text:p>
              </table:table-cell>
              <table:table-cell office:value-type="float" office:value="954.055547022059">
                <text:p>954.055547022059</text:p>
              </table:table-cell>
            </table:table-row>
            <table:table-row>
              <table:table-cell office:value-type="float" office:value="1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16.43977711482">
                <text:p>2216.43977711482</text:p>
              </table:table-cell>
              <table:table-cell office:value-type="float" office:value="955.096154305335">
                <text:p>955.096154305335</text:p>
              </table:table-cell>
            </table:table-row>
            <table:table-row>
              <table:table-cell office:value-type="float" office:value="1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20.06136249606">
                <text:p>2220.06136249606</text:p>
              </table:table-cell>
              <table:table-cell office:value-type="float" office:value="945.588922236658">
                <text:p>945.588922236658</text:p>
              </table:table-cell>
            </table:table-row>
            <table:table-row>
              <table:table-cell office:value-type="float" office:value="2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90.74567794399">
                <text:p>1590.74567794399</text:p>
              </table:table-cell>
              <table:table-cell office:value-type="float" office:value="1692.6746120813">
                <text:p>1692.6746120813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14.92772690827">
                <text:p>2214.92772690827</text:p>
              </table:table-cell>
              <table:table-cell office:value-type="float" office:value="1651.77317850713">
                <text:p>1651.77317850713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22.72604012465">
                <text:p>2222.72604012465</text:p>
              </table:table-cell>
              <table:table-cell office:value-type="float" office:value="1631.65142704234">
                <text:p>1631.65142704234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18.42867125886">
                <text:p>2218.42867125886</text:p>
              </table:table-cell>
              <table:table-cell office:value-type="float" office:value="1658.39671236148">
                <text:p>1658.39671236148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25.45159976588">
                <text:p>2225.45159976588</text:p>
              </table:table-cell>
              <table:table-cell office:value-type="float" office:value="1709.13000155531">
                <text:p>1709.13000155531</text:p>
              </table:table-cell>
            </table:table-row>
            <table:table-row>
              <table:table-cell office:value-type="float" office:value="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27.05245153934">
                <text:p>2227.05245153934</text:p>
              </table:table-cell>
              <table:table-cell office:value-type="float" office:value="1673.5057267366">
                <text:p>1673.5057267366</text:p>
              </table:table-cell>
            </table:table-row>
            <table:table-row>
              <table:table-cell office:value-type="float" office:value="2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22.16296454317">
                <text:p>2222.16296454317</text:p>
              </table:table-cell>
              <table:table-cell office:value-type="float" office:value="1612.66912867487">
                <text:p>1612.66912867487</text:p>
              </table:table-cell>
            </table:table-row>
            <table:table-row>
              <table:table-cell office:value-type="float" office:value="10">
                <text:p>1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13.52062669196">
                <text:p>2213.52062669196</text:p>
              </table:table-cell>
              <table:table-cell office:value-type="float" office:value="2209.76894655895">
                <text:p>2209.76894655895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12.332994843">
                <text:p>2212.332994843</text:p>
              </table:table-cell>
              <table:table-cell office:value-type="float" office:value="2211.40832736247">
                <text:p>2211.40832736247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19.32230774011">
                <text:p>2219.32230774011</text:p>
              </table:table-cell>
              <table:table-cell office:value-type="float" office:value="2206.84784887506">
                <text:p>2206.84784887506</text:p>
              </table:table-cell>
            </table:table-row>
            <table:table-row>
              <table:table-cell office:value-type="float" office:value="10">
                <text:p>10 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29.02755852789">
                <text:p>2029.02755852789</text:p>
              </table:table-cell>
              <table:table-cell office:value-type="float" office:value="2210.7287740281">
                <text:p>2210.7287740281</text:p>
              </table:table-cell>
            </table:table-row>
            <table:table-row>
              <table:table-cell office:value-type="float" office:value="10">
                <text:p>10 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07.27727132881">
                <text:p>2107.27727132881</text:p>
              </table:table-cell>
              <table:table-cell office:value-type="float" office:value="2206.4875145904">
                <text:p>2206.4875145904</text:p>
              </table:table-cell>
            </table:table-row>
            <table:table-row>
              <table:table-cell office:value-type="float" office:value="10">
                <text:p>10 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78.9198222873">
                <text:p>2178.9198222873</text:p>
              </table:table-cell>
              <table:table-cell office:value-type="float" office:value="2207.67121594115">
                <text:p>2207.67121594115</text:p>
              </table:table-cell>
            </table:table-row>
            <table:table-row>
              <table:table-cell office:value-type="float" office:value="10">
                <text:p>10 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20.46431069513">
                <text:p>2220.46431069513</text:p>
              </table:table-cell>
              <table:table-cell office:value-type="float" office:value="2205.0068136414">
                <text:p>2205.0068136414</text:p>
              </table:table-cell>
            </table:table-row>
            <table:table-row>
              <table:table-cell office:value-type="float" office:value="10">
                <text:p>10 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16.04192751327">
                <text:p>2216.04192751327</text:p>
              </table:table-cell>
              <table:table-cell office:value-type="float" office:value="2210.48699238929">
                <text:p>2210.48699238929</text:p>
              </table:table-cell>
            </table:table-row>
            <table:table-row>
              <table:table-cell office:value-type="float" office:value="10">
                <text:p>10 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16.38082741929">
                <text:p>2216.38082741929</text:p>
              </table:table-cell>
              <table:table-cell office:value-type="float" office:value="2212.46769797161">
                <text:p>2212.4676979716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graphic-properties draw:fill-color="#ffffff"/>
    </style:style>
    <style:style style:name="ch12" style:family="chart">
      <style:graphic-properties svg:stroke-color="#b3b3b3" draw:fill-color="#000000"/>
    </style:style>
    <style:style style:name="ch13" style:family="chart">
      <style:graphic-properties svg:stroke-width="0.051cm" svg:stroke-color="#ff996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861cm" svg:height="12.701cm" xlink:href=".." xlink:type="simple" chart:class="chart:stock" chart:style-name="ch1">
        <chart:title svg:x="9.429cm" svg:y="0.389cm" chart:style-name="ch2">
          <text:p>Update Latency
YCSB - Workload F</text:p>
        </chart:title>
        <chart:subtitle svg:x="10.063cm" svg:y="1.926cm" chart:style-name="ch3">
          <text:p>Lower is Better</text:p>
        </chart:subtitle>
        <chart:legend chart:legend-position="end" svg:x="19.003cm" svg:y="5.802cm" style:legend-expansion="high" chart:style-name="ch4"/>
        <chart:plot-area chart:style-name="ch5" table:cell-range-address="'Workload f Charts'.C2:'Workload f Charts'.D23 'Workload f Charts'.L1:'Workload f Charts'.M1 'Workload f Charts'.AF2:'Workload f Charts'.AG23 'Workload f Charts'.AI2:'Workload f Charts'.AI23 'Workload f Charts'.Z2:'Workload f Charts'.Z2 'Workload f Charts'.H1:'Workload f Charts'.I1 'Workload f Charts'.H2:'Workload f Charts'.I23 'Workload f Charts'.K2:'Workload f Charts'.K23 'Workload f Charts'.B2:'Workload f Charts'.B2" chart:data-source-has-labels="both" svg:x="1.468cm" svg:y="3.117cm" svg:width="16.621cm" svg:height="8.349cm">
          <chartooo:coordinate-region svg:x="2.645cm" svg:y="3.316cm" svg:width="15.444cm" svg:height="7.105cm"/>
          <chart:axis chart:dimension="x" chart:name="primary-x" chart:style-name="ch6" chartooo:axis-type="auto">
            <chartooo:date-scale/>
            <chart:title svg:x="7.009cm" svg:y="11.72cm" chart:style-name="ch7">
              <text:p>Threads (top)  / Connections (bottom)</text:p>
            </chart:title>
            <chart:categories table:cell-range-address="'Workload f Charts'.C2:'Workload f Charts'.D23"/>
          </chart:axis>
          <chart:axis chart:dimension="y" chart:name="primary-y" chart:style-name="ch6">
            <chart:title svg:x="0.451cm" svg:y="8.433cm" chart:style-name="ch8">
              <text:p>micro seconds</text:p>
            </chart:title>
            <chart:grid chart:style-name="ch9" chart:class="major"/>
          </chart:axis>
          <chart:axis chart:dimension="y" chart:name="secondary-y" chart:style-name="ch10"/>
          <chart:series chart:values-cell-range-address="'Workload f Charts'.AG2:'Workload f Charts'.AG23" chart:label-cell-address="'Workload f Charts'.L1:'Workload f Charts'.L1" chart:attached-axis="secondary-y">
            <chart:data-point chart:repeated="22"/>
          </chart:series>
          <chart:series chart:values-cell-range-address="'Workload f Charts'.AI2:'Workload f Charts'.AI23" chart:label-cell-address="'Workload f Charts'.M1:'Workload f Charts'.M1" chart:attached-axis="secondary-y">
            <chart:data-point chart:repeated="22"/>
          </chart:series>
          <chart:series chart:values-cell-range-address="'Workload f Charts'.AF2:'Workload f Charts'.AF23" chart:label-cell-address="'Workload f Charts'.Z2:'Workload f Charts'.Z2" chart:attached-axis="secondary-y">
            <chart:data-point chart:repeated="22"/>
          </chart:series>
          <chart:series chart:values-cell-range-address="'Workload f Charts'.I2:'Workload f Charts'.I23" chart:label-cell-address="'Workload f Charts'.H1:'Workload f Charts'.H1" chart:attached-axis="secondary-y">
            <chart:data-point chart:repeated="22"/>
          </chart:series>
          <chart:series chart:values-cell-range-address="'Workload f Charts'.K2:'Workload f Charts'.K23" chart:label-cell-address="'Workload f Charts'.I1:'Workload f Charts'.I1" chart:attached-axis="secondary-y">
            <chart:data-point chart:repeated="22"/>
          </chart:series>
          <chart:series chart:values-cell-range-address="'Workload f Charts'.H2:'Workload f Charts'.H23" chart:label-cell-address="'Workload f Charts'.B2:'Workload f Charts'.B2" chart:attached-axis="secondary-y">
            <chart:data-point chart:repeated="22"/>
          </chart:series>
          <chart:stock-gain-marker chart:style-name="ch11"/>
          <chart:stock-loss-marker chart:style-name="ch12"/>
          <chart:stock-range-line chart:style-name="ch13"/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pdate 99th Percentile Latency (ms)</text:p>
                <draw:g>
                  <svg:desc>'Workload f Charts'.L1:'Workload f Charts'.L1</svg:desc>
                </draw:g>
              </table:table-cell>
              <table:table-cell office:value-type="string">
                <text:p>Read/Modify/Write Operations</text:p>
                <draw:g>
                  <svg:desc>'Workload f Charts'.M1:'Workload f Charts'.M1</svg:desc>
                </draw:g>
              </table:table-cell>
              <table:table-cell office:value-type="string">
                <text:p>mongodb-async</text:p>
                <draw:g>
                  <svg:desc>'Workload f Charts'.Z2:'Workload f Charts'.Z2</svg:desc>
                </draw:g>
              </table:table-cell>
              <table:table-cell office:value-type="string">
                <text:p>Update Average Latency (us)</text:p>
                <draw:g>
                  <svg:desc>'Workload f Charts'.H1:'Workload f Charts'.H1</svg:desc>
                </draw:g>
              </table:table-cell>
              <table:table-cell office:value-type="string">
                <text:p>Update Min Latency (us)</text:p>
                <draw:g>
                  <svg:desc>'Workload f Charts'.I1:'Workload f Charts'.I1</svg:desc>
                </draw:g>
              </table:table-cell>
              <table:table-cell office:value-type="string">
                <text:p>mongodb-legacy</text:p>
                <draw:g>
                  <svg:desc>'Workload f Charts'.B2:'Workload f Charts'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Workload f Charts'.C2:'Workload f Charts'.D23</svg:desc>
                </draw:g>
              </table:table-cell>
              <table:table-cell office:value-type="float" office:value="259">
                <text:p>259</text:p>
                <draw:g>
                  <svg:desc>'Workload f Charts'.AG2:'Workload f Charts'.AG23</svg:desc>
                </draw:g>
              </table:table-cell>
              <table:table-cell office:value-type="float" office:value="0">
                <text:p>0</text:p>
                <draw:g>
                  <svg:desc>'Workload f Charts'.AI2:'Workload f Charts'.AI23</svg:desc>
                </draw:g>
              </table:table-cell>
              <table:table-cell office:value-type="float" office:value="382.352112338454">
                <text:p>382.352112338454</text:p>
                <draw:g>
                  <svg:desc>'Workload f Charts'.AF2:'Workload f Charts'.AF23</svg:desc>
                </draw:g>
              </table:table-cell>
              <table:table-cell office:value-type="float" office:value="280">
                <text:p>280</text:p>
                <draw:g>
                  <svg:desc>'Workload f Charts'.I2:'Workload f Charts'.I23</svg:desc>
                </draw:g>
              </table:table-cell>
              <table:table-cell office:value-type="float" office:value="0">
                <text:p>0</text:p>
                <draw:g>
                  <svg:desc>'Workload f Charts'.K2:'Workload f Charts'.K23</svg:desc>
                </draw:g>
              </table:table-cell>
              <table:table-cell office:value-type="float" office:value="399.615476530639">
                <text:p>399.615476530639</text:p>
                <draw:g>
                  <svg:desc>'Workload f Charts'.H2:'Workload f Charts'.H23</svg:desc>
                </draw:g>
              </table:table-cell>
            </table:table-row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71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414.277081528232">
                <text:p>414.277081528232</text:p>
              </table:table-cell>
              <table:table-cell office:value-type="float" office:value="278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748.347191224512">
                <text:p>748.347191224512</text:p>
              </table:table-cell>
            </table:table-row>
            <table:table-row>
              <table:table-cell office:value-type="float" office:value="1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97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530.193466994818">
                <text:p>530.193466994818</text:p>
              </table:table-cell>
              <table:table-cell office:value-type="float" office:value="296">
                <text:p>296</text:p>
              </table:table-cell>
              <table:table-cell office:value-type="float" office:value="3000">
                <text:p>3000</text:p>
              </table:table-cell>
              <table:table-cell office:value-type="float" office:value="1767.60084220213">
                <text:p>1767.60084220213</text:p>
              </table:table-cell>
            </table:table-row>
            <table:table-row>
              <table:table-cell office:value-type="float" office:value="1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05">
                <text:p>305</text:p>
              </table:table-cell>
              <table:table-cell office:value-type="float" office:value="1000">
                <text:p>1000</text:p>
              </table:table-cell>
              <table:table-cell office:value-type="float" office:value="976.776416909219">
                <text:p>976.776416909219</text:p>
              </table:table-cell>
              <table:table-cell office:value-type="float" office:value="295">
                <text:p>295</text:p>
              </table:table-cell>
              <table:table-cell office:value-type="float" office:value="5000">
                <text:p>5000</text:p>
              </table:table-cell>
              <table:table-cell office:value-type="float" office:value="3580.32085200135">
                <text:p>3580.32085200135</text:p>
              </table:table-cell>
            </table:table-row>
            <table:table-row>
              <table:table-cell office:value-type="float" office:value="1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98">
                <text:p>298</text:p>
              </table:table-cell>
              <table:table-cell office:value-type="float" office:value="4000">
                <text:p>4000</text:p>
              </table:table-cell>
              <table:table-cell office:value-type="float" office:value="1850.46181964338">
                <text:p>1850.46181964338</text:p>
              </table:table-cell>
              <table:table-cell office:value-type="float" office:value="337">
                <text:p>337</text:p>
              </table:table-cell>
              <table:table-cell office:value-type="float" office:value="9000">
                <text:p>9000</text:p>
              </table:table-cell>
              <table:table-cell office:value-type="float" office:value="6816.88901256193">
                <text:p>6816.88901256193</text:p>
              </table:table-cell>
            </table:table-row>
            <table:table-row>
              <table:table-cell office:value-type="float" office:value="1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01">
                <text:p>301</text:p>
              </table:table-cell>
              <table:table-cell office:value-type="float" office:value="5000">
                <text:p>5000</text:p>
              </table:table-cell>
              <table:table-cell office:value-type="float" office:value="2310.21485772329">
                <text:p>2310.21485772329</text:p>
              </table:table-cell>
              <table:table-cell office:value-type="float" office:value="336">
                <text:p>336</text:p>
              </table:table-cell>
              <table:table-cell office:value-type="float" office:value="12000">
                <text:p>12000</text:p>
              </table:table-cell>
              <table:table-cell office:value-type="float" office:value="9997.66406359476">
                <text:p>9997.66406359476</text:p>
              </table:table-cell>
            </table:table-row>
            <table:table-row>
              <table:table-cell office:value-type="float" office:value="2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64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426.499524964847">
                <text:p>426.499524964847</text:p>
              </table:table-cell>
              <table:table-cell office:value-type="float" office:value="273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449.165394840439">
                <text:p>449.165394840439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508.593924098186">
                <text:p>508.593924098186</text:p>
              </table:table-cell>
              <table:table-cell office:value-type="float" office:value="290">
                <text:p>290</text:p>
              </table:table-cell>
              <table:table-cell office:value-type="float" office:value="1000">
                <text:p>1000</text:p>
              </table:table-cell>
              <table:table-cell office:value-type="float" office:value="1011.36585107446">
                <text:p>1011.36585107446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99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685.315672486098">
                <text:p>685.315672486098</text:p>
              </table:table-cell>
              <table:table-cell office:value-type="float" office:value="304">
                <text:p>304</text:p>
              </table:table-cell>
              <table:table-cell office:value-type="float" office:value="3000">
                <text:p>3000</text:p>
              </table:table-cell>
              <table:table-cell office:value-type="float" office:value="1952.04507372554">
                <text:p>1952.04507372554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94">
                <text:p>294</text:p>
              </table:table-cell>
              <table:table-cell office:value-type="float" office:value="1000">
                <text:p>1000</text:p>
              </table:table-cell>
              <table:table-cell office:value-type="float" office:value="946.261935406387">
                <text:p>946.261935406387</text:p>
              </table:table-cell>
              <table:table-cell office:value-type="float" office:value="293">
                <text:p>293</text:p>
              </table:table-cell>
              <table:table-cell office:value-type="float" office:value="4000">
                <text:p>4000</text:p>
              </table:table-cell>
              <table:table-cell office:value-type="float" office:value="2833.75180779333">
                <text:p>2833.75180779333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00">
                <text:p>300</text:p>
              </table:table-cell>
              <table:table-cell office:value-type="float" office:value="1000">
                <text:p>1000</text:p>
              </table:table-cell>
              <table:table-cell office:value-type="float" office:value="1187.44462718093">
                <text:p>1187.44462718093</text:p>
              </table:table-cell>
              <table:table-cell office:value-type="float" office:value="312">
                <text:p>312</text:p>
              </table:table-cell>
              <table:table-cell office:value-type="float" office:value="6000">
                <text:p>6000</text:p>
              </table:table-cell>
              <table:table-cell office:value-type="float" office:value="3932.32035729555">
                <text:p>3932.32035729555</text:p>
              </table:table-cell>
            </table:table-row>
            <table:table-row>
              <table:table-cell office:value-type="float" office:value="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0">
                <text:p>310</text:p>
              </table:table-cell>
              <table:table-cell office:value-type="float" office:value="3000">
                <text:p>3000</text:p>
              </table:table-cell>
              <table:table-cell office:value-type="float" office:value="1462.52820395848">
                <text:p>1462.52820395848</text:p>
              </table:table-cell>
              <table:table-cell office:value-type="float" office:value="312">
                <text:p>312</text:p>
              </table:table-cell>
              <table:table-cell office:value-type="float" office:value="6000">
                <text:p>6000</text:p>
              </table:table-cell>
              <table:table-cell office:value-type="float" office:value="4551.66048660943">
                <text:p>4551.66048660943</text:p>
              </table:table-cell>
            </table:table-row>
            <table:table-row>
              <table:table-cell office:value-type="float" office:value="2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99">
                <text:p>299</text:p>
              </table:table-cell>
              <table:table-cell office:value-type="float" office:value="6000">
                <text:p>6000</text:p>
              </table:table-cell>
              <table:table-cell office:value-type="float" office:value="2955.06155086171">
                <text:p>2955.06155086171</text:p>
              </table:table-cell>
              <table:table-cell office:value-type="float" office:value="334">
                <text:p>334</text:p>
              </table:table-cell>
              <table:table-cell office:value-type="float" office:value="11000">
                <text:p>11000</text:p>
              </table:table-cell>
              <table:table-cell office:value-type="float" office:value="9110.50815369072">
                <text:p>9110.50815369072</text:p>
              </table:table-cell>
            </table:table-row>
            <table:table-row>
              <table:table-cell office:value-type="float" office:value="10">
                <text:p>1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1">
                <text:p>281</text:p>
              </table:table-cell>
              <table:table-cell office:value-type="float" office:value="2000">
                <text:p>2000</text:p>
              </table:table-cell>
              <table:table-cell office:value-type="float" office:value="811.572348290667">
                <text:p>811.572348290667</text:p>
              </table:table-cell>
              <table:table-cell office:value-type="float" office:value="273">
                <text:p>273</text:p>
              </table:table-cell>
              <table:table-cell office:value-type="float" office:value="1000">
                <text:p>1000</text:p>
              </table:table-cell>
              <table:table-cell office:value-type="float" office:value="740.328998850402">
                <text:p>740.328998850402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04">
                <text:p>304</text:p>
              </table:table-cell>
              <table:table-cell office:value-type="float" office:value="3000">
                <text:p>3000</text:p>
              </table:table-cell>
              <table:table-cell office:value-type="float" office:value="970.654087484403">
                <text:p>970.654087484403</text:p>
              </table:table-cell>
              <table:table-cell office:value-type="float" office:value="279">
                <text:p>279</text:p>
              </table:table-cell>
              <table:table-cell office:value-type="float" office:value="3000">
                <text:p>3000</text:p>
              </table:table-cell>
              <table:table-cell office:value-type="float" office:value="1037.81587254592">
                <text:p>1037.81587254592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05">
                <text:p>305</text:p>
              </table:table-cell>
              <table:table-cell office:value-type="float" office:value="3000">
                <text:p>3000</text:p>
              </table:table-cell>
              <table:table-cell office:value-type="float" office:value="1201.07850069023">
                <text:p>1201.07850069023</text:p>
              </table:table-cell>
              <table:table-cell office:value-type="float" office:value="274">
                <text:p>274</text:p>
              </table:table-cell>
              <table:table-cell office:value-type="float" office:value="3000">
                <text:p>3000</text:p>
              </table:table-cell>
              <table:table-cell office:value-type="float" office:value="1382.15585904212">
                <text:p>1382.15585904212</text:p>
              </table:table-cell>
            </table:table-row>
            <table:table-row>
              <table:table-cell office:value-type="float" office:value="10">
                <text:p>10 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09">
                <text:p>309</text:p>
              </table:table-cell>
              <table:table-cell office:value-type="float" office:value="4000">
                <text:p>4000</text:p>
              </table:table-cell>
              <table:table-cell office:value-type="float" office:value="1740.19359126551">
                <text:p>1740.19359126551</text:p>
              </table:table-cell>
              <table:table-cell office:value-type="float" office:value="297">
                <text:p>297</text:p>
              </table:table-cell>
              <table:table-cell office:value-type="float" office:value="4000">
                <text:p>4000</text:p>
              </table:table-cell>
              <table:table-cell office:value-type="float" office:value="1992.84708917685">
                <text:p>1992.84708917685</text:p>
              </table:table-cell>
            </table:table-row>
            <table:table-row>
              <table:table-cell office:value-type="float" office:value="10">
                <text:p>10 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05">
                <text:p>305</text:p>
              </table:table-cell>
              <table:table-cell office:value-type="float" office:value="5000">
                <text:p>5000</text:p>
              </table:table-cell>
              <table:table-cell office:value-type="float" office:value="2270.83147879826">
                <text:p>2270.83147879826</text:p>
              </table:table-cell>
              <table:table-cell office:value-type="float" office:value="308">
                <text:p>308</text:p>
              </table:table-cell>
              <table:table-cell office:value-type="float" office:value="5000">
                <text:p>5000</text:p>
              </table:table-cell>
              <table:table-cell office:value-type="float" office:value="2631.46378299414">
                <text:p>2631.46378299414</text:p>
              </table:table-cell>
            </table:table-row>
            <table:table-row>
              <table:table-cell office:value-type="float" office:value="10">
                <text:p>10 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95">
                <text:p>295</text:p>
              </table:table-cell>
              <table:table-cell office:value-type="float" office:value="6000">
                <text:p>6000</text:p>
              </table:table-cell>
              <table:table-cell office:value-type="float" office:value="2898.92416895706">
                <text:p>2898.92416895706</text:p>
              </table:table-cell>
              <table:table-cell office:value-type="float" office:value="301">
                <text:p>301</text:p>
              </table:table-cell>
              <table:table-cell office:value-type="float" office:value="5000">
                <text:p>5000</text:p>
              </table:table-cell>
              <table:table-cell office:value-type="float" office:value="3206.1297756835">
                <text:p>3206.1297756835</text:p>
              </table:table-cell>
            </table:table-row>
            <table:table-row>
              <table:table-cell office:value-type="float" office:value="10">
                <text:p>10 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00">
                <text:p>300</text:p>
              </table:table-cell>
              <table:table-cell office:value-type="float" office:value="9000">
                <text:p>9000</text:p>
              </table:table-cell>
              <table:table-cell office:value-type="float" office:value="4249.78045445108">
                <text:p>4249.78045445108</text:p>
              </table:table-cell>
              <table:table-cell office:value-type="float" office:value="286">
                <text:p>286</text:p>
              </table:table-cell>
              <table:table-cell office:value-type="float" office:value="7000">
                <text:p>7000</text:p>
              </table:table-cell>
              <table:table-cell office:value-type="float" office:value="4823.84691649773">
                <text:p>4823.84691649773</text:p>
              </table:table-cell>
            </table:table-row>
            <table:table-row>
              <table:table-cell office:value-type="float" office:value="10">
                <text:p>10 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2">
                <text:p>312</text:p>
              </table:table-cell>
              <table:table-cell office:value-type="float" office:value="11000">
                <text:p>11000</text:p>
              </table:table-cell>
              <table:table-cell office:value-type="float" office:value="5691.22824743999">
                <text:p>5691.22824743999</text:p>
              </table:table-cell>
              <table:table-cell office:value-type="float" office:value="318">
                <text:p>318</text:p>
              </table:table-cell>
              <table:table-cell office:value-type="float" office:value="9000">
                <text:p>9000</text:p>
              </table:table-cell>
              <table:table-cell office:value-type="float" office:value="6290.53458286381">
                <text:p>6290.53458286381</text:p>
              </table:table-cell>
            </table:table-row>
            <table:table-row>
              <table:table-cell office:value-type="float" office:value="10">
                <text:p>10 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02">
                <text:p>302</text:p>
              </table:table-cell>
              <table:table-cell office:value-type="float" office:value="14000">
                <text:p>14000</text:p>
              </table:table-cell>
              <table:table-cell office:value-type="float" office:value="7305.2069650249">
                <text:p>7305.2069650249</text:p>
              </table:table-cell>
              <table:table-cell office:value-type="float" office:value="288">
                <text:p>288</text:p>
              </table:table-cell>
              <table:table-cell office:value-type="float" office:value="11000">
                <text:p>11000</text:p>
              </table:table-cell>
              <table:table-cell office:value-type="float" office:value="7908.18248083197">
                <text:p>7908.1824808319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graphic-properties draw:fill-color="#ffffff"/>
    </style:style>
    <style:style style:name="ch12" style:family="chart">
      <style:graphic-properties svg:stroke-color="#b3b3b3" draw:fill-color="#000000"/>
    </style:style>
    <style:style style:name="ch13" style:family="chart">
      <style:graphic-properties svg:stroke-width="0.051cm" svg:stroke-color="#ff996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861cm" svg:height="12.701cm" xlink:href=".." xlink:type="simple" chart:class="chart:stock" chart:style-name="ch1">
        <chart:title svg:x="8.714cm" svg:y="0.389cm" chart:style-name="ch2">
          <text:p>Read/Modify/Write Latency
YCSB - Workload F</text:p>
        </chart:title>
        <chart:subtitle svg:x="10.063cm" svg:y="1.926cm" chart:style-name="ch3">
          <text:p>Lower is Better</text:p>
        </chart:subtitle>
        <chart:legend chart:legend-position="end" svg:x="19.003cm" svg:y="5.802cm" style:legend-expansion="high" chart:style-name="ch4"/>
        <chart:plot-area chart:style-name="ch5" table:cell-range-address="'Workload f Charts'.C2:'Workload f Charts'.D23 'Workload f Charts'.L1:'Workload f Charts'.M1 'Workload f Charts'.AL2:'Workload f Charts'.AM23 'Workload f Charts'.AO2:'Workload f Charts'.AO23 'Workload f Charts'.Z2:'Workload f Charts'.Z2 'Workload f Charts'.H1:'Workload f Charts'.I1 'Workload f Charts'.N2:'Workload f Charts'.O23 'Workload f Charts'.Q2:'Workload f Charts'.Q23 'Workload f Charts'.B2:'Workload f Charts'.B2" chart:data-source-has-labels="both" svg:x="1.468cm" svg:y="3.117cm" svg:width="16.621cm" svg:height="8.349cm">
          <chartooo:coordinate-region svg:x="2.645cm" svg:y="3.316cm" svg:width="15.444cm" svg:height="7.105cm"/>
          <chart:axis chart:dimension="x" chart:name="primary-x" chart:style-name="ch6" chartooo:axis-type="auto">
            <chartooo:date-scale/>
            <chart:title svg:x="7.009cm" svg:y="11.72cm" chart:style-name="ch7">
              <text:p>Threads (top)  / Connections (bottom)</text:p>
            </chart:title>
            <chart:categories table:cell-range-address="'Workload f Charts'.C2:'Workload f Charts'.D23"/>
          </chart:axis>
          <chart:axis chart:dimension="y" chart:name="primary-y" chart:style-name="ch6">
            <chart:title svg:x="0.451cm" svg:y="8.433cm" chart:style-name="ch8">
              <text:p>micro seconds</text:p>
            </chart:title>
            <chart:grid chart:style-name="ch9" chart:class="major"/>
          </chart:axis>
          <chart:axis chart:dimension="y" chart:name="secondary-y" chart:style-name="ch10"/>
          <chart:series chart:values-cell-range-address="'Workload f Charts'.AM2:'Workload f Charts'.AM23" chart:label-cell-address="'Workload f Charts'.L1:'Workload f Charts'.L1" chart:attached-axis="secondary-y">
            <chart:data-point chart:repeated="22"/>
          </chart:series>
          <chart:series chart:values-cell-range-address="'Workload f Charts'.AO2:'Workload f Charts'.AO23" chart:label-cell-address="'Workload f Charts'.M1:'Workload f Charts'.M1" chart:attached-axis="secondary-y">
            <chart:data-point chart:repeated="22"/>
          </chart:series>
          <chart:series chart:values-cell-range-address="'Workload f Charts'.AL2:'Workload f Charts'.AL23" chart:label-cell-address="'Workload f Charts'.Z2:'Workload f Charts'.Z2" chart:attached-axis="secondary-y">
            <chart:data-point chart:repeated="22"/>
          </chart:series>
          <chart:series chart:values-cell-range-address="'Workload f Charts'.O2:'Workload f Charts'.O23" chart:label-cell-address="'Workload f Charts'.H1:'Workload f Charts'.H1" chart:attached-axis="secondary-y">
            <chart:data-point chart:repeated="22"/>
          </chart:series>
          <chart:series chart:values-cell-range-address="'Workload f Charts'.Q2:'Workload f Charts'.Q23" chart:label-cell-address="'Workload f Charts'.I1:'Workload f Charts'.I1" chart:attached-axis="secondary-y">
            <chart:data-point chart:repeated="22"/>
          </chart:series>
          <chart:series chart:values-cell-range-address="'Workload f Charts'.N2:'Workload f Charts'.N23" chart:label-cell-address="'Workload f Charts'.B2:'Workload f Charts'.B2" chart:attached-axis="secondary-y">
            <chart:data-point chart:repeated="22"/>
          </chart:series>
          <chart:stock-gain-marker chart:style-name="ch11"/>
          <chart:stock-loss-marker chart:style-name="ch12"/>
          <chart:stock-range-line chart:style-name="ch13"/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pdate 99th Percentile Latency (ms)</text:p>
                <draw:g>
                  <svg:desc>'Workload f Charts'.L1:'Workload f Charts'.L1</svg:desc>
                </draw:g>
              </table:table-cell>
              <table:table-cell office:value-type="string">
                <text:p>Read/Modify/Write Operations</text:p>
                <draw:g>
                  <svg:desc>'Workload f Charts'.M1:'Workload f Charts'.M1</svg:desc>
                </draw:g>
              </table:table-cell>
              <table:table-cell office:value-type="string">
                <text:p>mongodb-async</text:p>
                <draw:g>
                  <svg:desc>'Workload f Charts'.Z2:'Workload f Charts'.Z2</svg:desc>
                </draw:g>
              </table:table-cell>
              <table:table-cell office:value-type="string">
                <text:p>Update Average Latency (us)</text:p>
                <draw:g>
                  <svg:desc>'Workload f Charts'.H1:'Workload f Charts'.H1</svg:desc>
                </draw:g>
              </table:table-cell>
              <table:table-cell office:value-type="string">
                <text:p>Update Min Latency (us)</text:p>
                <draw:g>
                  <svg:desc>'Workload f Charts'.I1:'Workload f Charts'.I1</svg:desc>
                </draw:g>
              </table:table-cell>
              <table:table-cell office:value-type="string">
                <text:p>mongodb-legacy</text:p>
                <draw:g>
                  <svg:desc>'Workload f Charts'.B2:'Workload f Charts'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Workload f Charts'.C2:'Workload f Charts'.D23</svg:desc>
                </draw:g>
              </table:table-cell>
              <table:table-cell office:value-type="float" office:value="495">
                <text:p>495</text:p>
                <draw:g>
                  <svg:desc>'Workload f Charts'.AM2:'Workload f Charts'.AM23</svg:desc>
                </draw:g>
              </table:table-cell>
              <table:table-cell office:value-type="float" office:value="0">
                <text:p>0</text:p>
                <draw:g>
                  <svg:desc>'Workload f Charts'.AO2:'Workload f Charts'.AO23</svg:desc>
                </draw:g>
              </table:table-cell>
              <table:table-cell office:value-type="float" office:value="666.811871042486">
                <text:p>666.811871042486</text:p>
                <draw:g>
                  <svg:desc>'Workload f Charts'.AL2:'Workload f Charts'.AL23</svg:desc>
                </draw:g>
              </table:table-cell>
              <table:table-cell office:value-type="float" office:value="542">
                <text:p>542</text:p>
                <draw:g>
                  <svg:desc>'Workload f Charts'.O2:'Workload f Charts'.O23</svg:desc>
                </draw:g>
              </table:table-cell>
              <table:table-cell office:value-type="float" office:value="0">
                <text:p>0</text:p>
                <draw:g>
                  <svg:desc>'Workload f Charts'.Q2:'Workload f Charts'.Q23</svg:desc>
                </draw:g>
              </table:table-cell>
              <table:table-cell office:value-type="float" office:value="705.042203088752">
                <text:p>705.042203088752</text:p>
                <draw:g>
                  <svg:desc>'Workload f Charts'.N2:'Workload f Charts'.N23</svg:desc>
                </draw:g>
              </table:table-cell>
            </table:table-row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24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735.267304463712">
                <text:p>735.267304463712</text:p>
              </table:table-cell>
              <table:table-cell office:value-type="float" office:value="544">
                <text:p>544</text:p>
              </table:table-cell>
              <table:table-cell office:value-type="float" office:value="2000">
                <text:p>2000</text:p>
              </table:table-cell>
              <table:table-cell office:value-type="float" office:value="1384.12615163292">
                <text:p>1384.12615163292</text:p>
              </table:table-cell>
            </table:table-row>
            <table:table-row>
              <table:table-cell office:value-type="float" office:value="1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94">
                <text:p>594</text:p>
              </table:table-cell>
              <table:table-cell office:value-type="float" office:value="1000">
                <text:p>1000</text:p>
              </table:table-cell>
              <table:table-cell office:value-type="float" office:value="998.921099705865">
                <text:p>998.921099705865</text:p>
              </table:table-cell>
              <table:table-cell office:value-type="float" office:value="581">
                <text:p>581</text:p>
              </table:table-cell>
              <table:table-cell office:value-type="float" office:value="5000">
                <text:p>5000</text:p>
              </table:table-cell>
              <table:table-cell office:value-type="float" office:value="3419.29944586701">
                <text:p>3419.29944586701</text:p>
              </table:table-cell>
            </table:table-row>
            <table:table-row>
              <table:table-cell office:value-type="float" office:value="1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95">
                <text:p>595</text:p>
              </table:table-cell>
              <table:table-cell office:value-type="float" office:value="4000">
                <text:p>4000</text:p>
              </table:table-cell>
              <table:table-cell office:value-type="float" office:value="1890.61902317117">
                <text:p>1890.61902317117</text:p>
              </table:table-cell>
              <table:table-cell office:value-type="float" office:value="588">
                <text:p>588</text:p>
              </table:table-cell>
              <table:table-cell office:value-type="float" office:value="9000">
                <text:p>9000</text:p>
              </table:table-cell>
              <table:table-cell office:value-type="float" office:value="7044.87474684468">
                <text:p>7044.87474684468</text:p>
              </table:table-cell>
            </table:table-row>
            <table:table-row>
              <table:table-cell office:value-type="float" office:value="1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89">
                <text:p>589</text:p>
              </table:table-cell>
              <table:table-cell office:value-type="float" office:value="6000">
                <text:p>6000</text:p>
              </table:table-cell>
              <table:table-cell office:value-type="float" office:value="3658.89511824942">
                <text:p>3658.89511824942</text:p>
              </table:table-cell>
              <table:table-cell office:value-type="float" office:value="641">
                <text:p>641</text:p>
              </table:table-cell>
              <table:table-cell office:value-type="float" office:value="16000">
                <text:p>16000</text:p>
              </table:table-cell>
              <table:table-cell office:value-type="float" office:value="13522.2849507032">
                <text:p>13522.2849507032</text:p>
              </table:table-cell>
            </table:table-row>
            <table:table-row>
              <table:table-cell office:value-type="float" office:value="1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88">
                <text:p>588</text:p>
              </table:table-cell>
              <table:table-cell office:value-type="float" office:value="7000">
                <text:p>7000</text:p>
              </table:table-cell>
              <table:table-cell office:value-type="float" office:value="4566.65014586587">
                <text:p>4566.65014586587</text:p>
              </table:table-cell>
              <table:table-cell office:value-type="float" office:value="656">
                <text:p>656</text:p>
              </table:table-cell>
              <table:table-cell office:value-type="float" office:value="23000">
                <text:p>23000</text:p>
              </table:table-cell>
              <table:table-cell office:value-type="float" office:value="19890.0554932758">
                <text:p>19890.0554932758</text:p>
              </table:table-cell>
            </table:table-row>
            <table:table-row>
              <table:table-cell office:value-type="float" office:value="2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13">
                <text:p>513</text:p>
              </table:table-cell>
              <table:table-cell office:value-type="float" office:value="0">
                <text:p>0</text:p>
              </table:table-cell>
              <table:table-cell office:value-type="float" office:value="745.03428053676">
                <text:p>745.03428053676</text:p>
              </table:table-cell>
              <table:table-cell office:value-type="float" office:value="539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792.876616494808">
                <text:p>792.876616494808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64">
                <text:p>564</text:p>
              </table:table-cell>
              <table:table-cell office:value-type="float" office:value="1000">
                <text:p>1000</text:p>
              </table:table-cell>
              <table:table-cell office:value-type="float" office:value="908.048867387638">
                <text:p>908.048867387638</text:p>
              </table:table-cell>
              <table:table-cell office:value-type="float" office:value="572">
                <text:p>572</text:p>
              </table:table-cell>
              <table:table-cell office:value-type="float" office:value="3000">
                <text:p>3000</text:p>
              </table:table-cell>
              <table:table-cell office:value-type="float" office:value="1885.13083858071">
                <text:p>1885.13083858071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86">
                <text:p>586</text:p>
              </table:table-cell>
              <table:table-cell office:value-type="float" office:value="1000">
                <text:p>1000</text:p>
              </table:table-cell>
              <table:table-cell office:value-type="float" office:value="1267.6378593502">
                <text:p>1267.6378593502</text:p>
              </table:table-cell>
              <table:table-cell office:value-type="float" office:value="591">
                <text:p>591</text:p>
              </table:table-cell>
              <table:table-cell office:value-type="float" office:value="5000">
                <text:p>5000</text:p>
              </table:table-cell>
              <table:table-cell office:value-type="float" office:value="3777.71466046634">
                <text:p>3777.71466046634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95">
                <text:p>595</text:p>
              </table:table-cell>
              <table:table-cell office:value-type="float" office:value="4000">
                <text:p>4000</text:p>
              </table:table-cell>
              <table:table-cell office:value-type="float" office:value="1802.44254331095">
                <text:p>1802.44254331095</text:p>
              </table:table-cell>
              <table:table-cell office:value-type="float" office:value="567">
                <text:p>567</text:p>
              </table:table-cell>
              <table:table-cell office:value-type="float" office:value="7000">
                <text:p>7000</text:p>
              </table:table-cell>
              <table:table-cell office:value-type="float" office:value="5530.17245907941">
                <text:p>5530.17245907941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81">
                <text:p>581</text:p>
              </table:table-cell>
              <table:table-cell office:value-type="float" office:value="5000">
                <text:p>5000</text:p>
              </table:table-cell>
              <table:table-cell office:value-type="float" office:value="2296.38655561262">
                <text:p>2296.38655561262</text:p>
              </table:table-cell>
              <table:table-cell office:value-type="float" office:value="612">
                <text:p>612</text:p>
              </table:table-cell>
              <table:table-cell office:value-type="float" office:value="10000">
                <text:p>10000</text:p>
              </table:table-cell>
              <table:table-cell office:value-type="float" office:value="7741.93862803623">
                <text:p>7741.93862803623</text:p>
              </table:table-cell>
            </table:table-row>
            <table:table-row>
              <table:table-cell office:value-type="float" office:value="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85">
                <text:p>585</text:p>
              </table:table-cell>
              <table:table-cell office:value-type="float" office:value="6000">
                <text:p>6000</text:p>
              </table:table-cell>
              <table:table-cell office:value-type="float" office:value="2850.81236644337">
                <text:p>2850.81236644337</text:p>
              </table:table-cell>
              <table:table-cell office:value-type="float" office:value="624">
                <text:p>624</text:p>
              </table:table-cell>
              <table:table-cell office:value-type="float" office:value="11000">
                <text:p>11000</text:p>
              </table:table-cell>
              <table:table-cell office:value-type="float" office:value="8979.11955007048">
                <text:p>8979.11955007048</text:p>
              </table:table-cell>
            </table:table-row>
            <table:table-row>
              <table:table-cell office:value-type="float" office:value="2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86">
                <text:p>586</text:p>
              </table:table-cell>
              <table:table-cell office:value-type="float" office:value="9000">
                <text:p>9000</text:p>
              </table:table-cell>
              <table:table-cell office:value-type="float" office:value="5833.92188090633">
                <text:p>5833.92188090633</text:p>
              </table:table-cell>
              <table:table-cell office:value-type="float" office:value="676">
                <text:p>676</text:p>
              </table:table-cell>
              <table:table-cell office:value-type="float" office:value="22000">
                <text:p>22000</text:p>
              </table:table-cell>
              <table:table-cell office:value-type="float" office:value="18154.1170506267">
                <text:p>18154.1170506267</text:p>
              </table:table-cell>
            </table:table-row>
            <table:table-row>
              <table:table-cell office:value-type="float" office:value="10">
                <text:p>1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46">
                <text:p>546</text:p>
              </table:table-cell>
              <table:table-cell office:value-type="float" office:value="3000">
                <text:p>3000</text:p>
              </table:table-cell>
              <table:table-cell office:value-type="float" office:value="1411.185217151">
                <text:p>1411.185217151</text:p>
              </table:table-cell>
              <table:table-cell office:value-type="float" office:value="538">
                <text:p>538</text:p>
              </table:table-cell>
              <table:table-cell office:value-type="float" office:value="2000">
                <text:p>2000</text:p>
              </table:table-cell>
              <table:table-cell office:value-type="float" office:value="1277.24881491478">
                <text:p>1277.24881491478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00">
                <text:p>600</text:p>
              </table:table-cell>
              <table:table-cell office:value-type="float" office:value="4000">
                <text:p>4000</text:p>
              </table:table-cell>
              <table:table-cell office:value-type="float" office:value="1737.79010301692">
                <text:p>1737.79010301692</text:p>
              </table:table-cell>
              <table:table-cell office:value-type="float" office:value="545">
                <text:p>545</text:p>
              </table:table-cell>
              <table:table-cell office:value-type="float" office:value="4000">
                <text:p>4000</text:p>
              </table:table-cell>
              <table:table-cell office:value-type="float" office:value="1883.48489643556">
                <text:p>1883.48489643556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00">
                <text:p>600</text:p>
              </table:table-cell>
              <table:table-cell office:value-type="float" office:value="5000">
                <text:p>5000</text:p>
              </table:table-cell>
              <table:table-cell office:value-type="float" office:value="2222.6735350019">
                <text:p>2222.6735350019</text:p>
              </table:table-cell>
              <table:table-cell office:value-type="float" office:value="544">
                <text:p>544</text:p>
              </table:table-cell>
              <table:table-cell office:value-type="float" office:value="4000">
                <text:p>4000</text:p>
              </table:table-cell>
              <table:table-cell office:value-type="float" office:value="2553.85036427723">
                <text:p>2553.85036427723</text:p>
              </table:table-cell>
            </table:table-row>
            <table:table-row>
              <table:table-cell office:value-type="float" office:value="10">
                <text:p>10 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80">
                <text:p>580</text:p>
              </table:table-cell>
              <table:table-cell office:value-type="float" office:value="6000">
                <text:p>6000</text:p>
              </table:table-cell>
              <table:table-cell office:value-type="float" office:value="3345.47669141625">
                <text:p>3345.47669141625</text:p>
              </table:table-cell>
              <table:table-cell office:value-type="float" office:value="572">
                <text:p>572</text:p>
              </table:table-cell>
              <table:table-cell office:value-type="float" office:value="6000">
                <text:p>6000</text:p>
              </table:table-cell>
              <table:table-cell office:value-type="float" office:value="3765.67768971322">
                <text:p>3765.67768971322</text:p>
              </table:table-cell>
            </table:table-row>
            <table:table-row>
              <table:table-cell office:value-type="float" office:value="10">
                <text:p>10 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75">
                <text:p>575</text:p>
              </table:table-cell>
              <table:table-cell office:value-type="float" office:value="8000">
                <text:p>8000</text:p>
              </table:table-cell>
              <table:table-cell office:value-type="float" office:value="4439.72853609139">
                <text:p>4439.72853609139</text:p>
              </table:table-cell>
              <table:table-cell office:value-type="float" office:value="606">
                <text:p>606</text:p>
              </table:table-cell>
              <table:table-cell office:value-type="float" office:value="7000">
                <text:p>7000</text:p>
              </table:table-cell>
              <table:table-cell office:value-type="float" office:value="5032.45615456965">
                <text:p>5032.45615456965</text:p>
              </table:table-cell>
            </table:table-row>
            <table:table-row>
              <table:table-cell office:value-type="float" office:value="10">
                <text:p>10 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67">
                <text:p>567</text:p>
              </table:table-cell>
              <table:table-cell office:value-type="float" office:value="10000">
                <text:p>10000</text:p>
              </table:table-cell>
              <table:table-cell office:value-type="float" office:value="5703.59818688814">
                <text:p>5703.59818688814</text:p>
              </table:table-cell>
              <table:table-cell office:value-type="float" office:value="598">
                <text:p>598</text:p>
              </table:table-cell>
              <table:table-cell office:value-type="float" office:value="9000">
                <text:p>9000</text:p>
              </table:table-cell>
              <table:table-cell office:value-type="float" office:value="6185.66654989771">
                <text:p>6185.66654989771</text:p>
              </table:table-cell>
            </table:table-row>
            <table:table-row>
              <table:table-cell office:value-type="float" office:value="10">
                <text:p>10 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80">
                <text:p>580</text:p>
              </table:table-cell>
              <table:table-cell office:value-type="float" office:value="15000">
                <text:p>15000</text:p>
              </table:table-cell>
              <table:table-cell office:value-type="float" office:value="8404.99991216022">
                <text:p>8404.99991216022</text:p>
              </table:table-cell>
              <table:table-cell office:value-type="float" office:value="555">
                <text:p>555</text:p>
              </table:table-cell>
              <table:table-cell office:value-type="float" office:value="12000">
                <text:p>12000</text:p>
              </table:table-cell>
              <table:table-cell office:value-type="float" office:value="9430.88848769838">
                <text:p>9430.88848769838</text:p>
              </table:table-cell>
            </table:table-row>
            <table:table-row>
              <table:table-cell office:value-type="float" office:value="10">
                <text:p>10 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03">
                <text:p>603</text:p>
              </table:table-cell>
              <table:table-cell office:value-type="float" office:value="19000">
                <text:p>19000</text:p>
              </table:table-cell>
              <table:table-cell office:value-type="float" office:value="11340.9686321707">
                <text:p>11340.9686321707</text:p>
              </table:table-cell>
              <table:table-cell office:value-type="float" office:value="617">
                <text:p>617</text:p>
              </table:table-cell>
              <table:table-cell office:value-type="float" office:value="16000">
                <text:p>16000</text:p>
              </table:table-cell>
              <table:table-cell office:value-type="float" office:value="12374.0817109816">
                <text:p>12374.0817109816</text:p>
              </table:table-cell>
            </table:table-row>
            <table:table-row>
              <table:table-cell office:value-type="float" office:value="10">
                <text:p>10 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80">
                <text:p>580</text:p>
              </table:table-cell>
              <table:table-cell office:value-type="float" office:value="26000">
                <text:p>26000</text:p>
              </table:table-cell>
              <table:table-cell office:value-type="float" office:value="14590.3452256684">
                <text:p>14590.3452256684</text:p>
              </table:table-cell>
              <table:table-cell office:value-type="float" office:value="574">
                <text:p>574</text:p>
              </table:table-cell>
              <table:table-cell office:value-type="float" office:value="21000">
                <text:p>21000</text:p>
              </table:table-cell>
              <table:table-cell office:value-type="float" office:value="15624.5798496162">
                <text:p>15624.579849616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svg:stroke-color="#808080" draw:fill-color="#ff996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61cm" svg:height="12.701cm" xlink:href=".." xlink:type="simple" chart:class="chart:bar" chart:style-name="ch1">
        <chart:title svg:x="9.429cm" svg:y="0.389cm" chart:style-name="ch2">
          <text:p>Throughput
YCSB - Workload F</text:p>
        </chart:title>
        <chart:subtitle svg:x="10.037cm" svg:y="1.926cm" chart:style-name="ch3">
          <text:p>Higher is Better</text:p>
        </chart:subtitle>
        <chart:legend chart:legend-position="end" svg:x="19.592cm" svg:y="5.802cm" style:legend-expansion="high" chart:style-name="ch4"/>
        <chart:plot-area chart:style-name="ch5" table:cell-range-address="'Workload f Charts'.C2:'Workload f Charts'.D23 'Workload f Charts'.Z2:'Workload f Charts'.Z2 'Workload f Charts'.AD2:'Workload f Charts'.AD23 'Workload f Charts'.B2:'Workload f Charts'.B2 'Workload f Charts'.F2:'Workload f Charts'.F23" chart:data-source-has-labels="both" svg:x="1.468cm" svg:y="3.117cm" svg:width="17.21cm" svg:height="8.349cm">
          <chartooo:coordinate-region svg:x="2.645cm" svg:y="3.317cm" svg:width="16.033cm" svg:height="7.104cm"/>
          <chart:axis chart:dimension="x" chart:name="primary-x" chart:style-name="ch6" chartooo:axis-type="auto">
            <chartooo:date-scale/>
            <chart:title svg:x="7.343cm" svg:y="11.72cm" chart:style-name="ch7">
              <text:p>Threads (top) / Connections (bottom)</text:p>
            </chart:title>
            <chart:categories table:cell-range-address="'Workload f Charts'.C2:'Workload f Charts'.D23"/>
          </chart:axis>
          <chart:axis chart:dimension="y" chart:name="primary-y" chart:style-name="ch8">
            <chart:title svg:x="0.451cm" svg:y="8.79cm" chart:style-name="ch9">
              <text:p>operations / second</text:p>
            </chart:title>
            <chart:grid chart:style-name="ch10" chart:class="major"/>
          </chart:axis>
          <chart:series chart:style-name="ch11" chart:values-cell-range-address="'Workload f Charts'.AD2:'Workload f Charts'.AD23" chart:label-cell-address="'Workload f Charts'.Z2:'Workload f Charts'.Z2" chart:class="chart:bar">
            <chart:data-point chart:repeated="22"/>
          </chart:series>
          <chart:series chart:style-name="ch12" chart:values-cell-range-address="'Workload f Charts'.F2:'Workload f Charts'.F23" chart:label-cell-address="'Workload f Charts'.B2:'Workload f Charts'.B2" chart:class="chart:ba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godb-async</text:p>
                <draw:g>
                  <svg:desc>'Workload f Charts'.Z2:'Workload f Charts'.Z2</svg:desc>
                </draw:g>
              </table:table-cell>
              <table:table-cell office:value-type="string">
                <text:p>mongodb-legacy</text:p>
                <draw:g>
                  <svg:desc>'Workload f Charts'.B2:'Workload f Charts'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Workload f Charts'.C2:'Workload f Charts'.D23</svg:desc>
                </draw:g>
              </table:table-cell>
              <table:table-cell office:value-type="float" office:value="2094.81115277458">
                <text:p>2094.81115277458</text:p>
                <draw:g>
                  <svg:desc>'Workload f Charts'.AD2:'Workload f Charts'.AD23</svg:desc>
                </draw:g>
              </table:table-cell>
              <table:table-cell office:value-type="float" office:value="1971.40671697697">
                <text:p>1971.40671697697</text:p>
                <draw:g>
                  <svg:desc>'Workload f Charts'.F2:'Workload f Charts'.F23</svg:desc>
                </draw:g>
              </table:table-cell>
            </table:table-row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57.68917146711">
                <text:p>3757.68917146711</text:p>
              </table:table-cell>
              <table:table-cell office:value-type="float" office:value="1971.73323238059">
                <text:p>1971.73323238059</text:p>
              </table:table-cell>
            </table:table-row>
            <table:table-row>
              <table:table-cell office:value-type="float" office:value="1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824.77392936359">
                <text:p>6824.77392936359</text:p>
              </table:table-cell>
              <table:table-cell office:value-type="float" office:value="1968.05066549633">
                <text:p>1968.05066549633</text:p>
              </table:table-cell>
            </table:table-row>
            <table:table-row>
              <table:table-cell office:value-type="float" office:value="1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081.20012179664">
                <text:p>7081.20012179664</text:p>
              </table:table-cell>
              <table:table-cell office:value-type="float" office:value="1899.30637331247">
                <text:p>1899.30637331247</text:p>
              </table:table-cell>
            </table:table-row>
            <table:table-row>
              <table:table-cell office:value-type="float" office:value="1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280.45779518616">
                <text:p>7280.45779518616</text:p>
              </table:table-cell>
              <table:table-cell office:value-type="float" office:value="1974.63775270427">
                <text:p>1974.63775270427</text:p>
              </table:table-cell>
            </table:table-row>
            <table:table-row>
              <table:table-cell office:value-type="float" office:value="1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299.11023846193">
                <text:p>7299.11023846193</text:p>
              </table:table-cell>
              <table:table-cell office:value-type="float" office:value="1677.11509370042">
                <text:p>1677.11509370042</text:p>
              </table:table-cell>
            </table:table-row>
            <table:table-row>
              <table:table-cell office:value-type="float" office:value="2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47.73262176383">
                <text:p>3747.73262176383</text:p>
              </table:table-cell>
              <table:table-cell office:value-type="float" office:value="3525.07385029716">
                <text:p>3525.07385029716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602.71264787276">
                <text:p>7602.71264787276</text:p>
              </table:table-cell>
              <table:table-cell office:value-type="float" office:value="3615.82574612564">
                <text:p>3615.82574612564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726.7363904532">
                <text:p>10726.7363904532</text:p>
              </table:table-cell>
              <table:table-cell office:value-type="float" office:value="3562.01467550046">
                <text:p>3562.01467550046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239.1260368197">
                <text:p>11239.1260368197</text:p>
              </table:table-cell>
              <table:table-cell office:value-type="float" office:value="3639.06649732708">
                <text:p>3639.06649732708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675.0143018925">
                <text:p>11675.0143018925</text:p>
              </table:table-cell>
              <table:table-cell office:value-type="float" office:value="3454.87586631012">
                <text:p>3454.87586631012</text:p>
              </table:table-cell>
            </table:table-row>
            <table:table-row>
              <table:table-cell office:value-type="float" office:value="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716.736185968">
                <text:p>11716.736185968</text:p>
              </table:table-cell>
              <table:table-cell office:value-type="float" office:value="3723.03591240441">
                <text:p>3723.03591240441</text:p>
              </table:table-cell>
            </table:table-row>
            <table:table-row>
              <table:table-cell office:value-type="float" office:value="2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415.0038811013">
                <text:p>11415.0038811013</text:p>
              </table:table-cell>
              <table:table-cell office:value-type="float" office:value="3669.84597656436">
                <text:p>3669.84597656436</text:p>
              </table:table-cell>
            </table:table-row>
            <table:table-row>
              <table:table-cell office:value-type="float" office:value="10">
                <text:p>1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81.81351041543">
                <text:p>9881.81351041543</text:p>
              </table:table-cell>
              <table:table-cell office:value-type="float" office:value="10930.8731581479">
                <text:p>10930.8731581479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909.8888796256">
                <text:p>11909.8888796256</text:p>
              </table:table-cell>
              <table:table-cell office:value-type="float" office:value="10933.6321889351">
                <text:p>10933.6321889351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219.411757518">
                <text:p>12219.411757518</text:p>
              </table:table-cell>
              <table:table-cell office:value-type="float" office:value="10694.8440157">
                <text:p>10694.8440157</text:p>
              </table:table-cell>
            </table:table-row>
            <table:table-row>
              <table:table-cell office:value-type="float" office:value="10">
                <text:p>10 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060.1324215782">
                <text:p>12060.1324215782</text:p>
              </table:table-cell>
              <table:table-cell office:value-type="float" office:value="10764.6184981054">
                <text:p>10764.6184981054</text:p>
              </table:table-cell>
            </table:table-row>
            <table:table-row>
              <table:table-cell office:value-type="float" office:value="10">
                <text:p>10 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026.3135741001">
                <text:p>12026.3135741001</text:p>
              </table:table-cell>
              <table:table-cell office:value-type="float" office:value="10688.4425870306">
                <text:p>10688.4425870306</text:p>
              </table:table-cell>
            </table:table-row>
            <table:table-row>
              <table:table-cell office:value-type="float" office:value="10">
                <text:p>10 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680.4690876386">
                <text:p>11680.4690876386</text:p>
              </table:table-cell>
              <table:table-cell office:value-type="float" office:value="10855.759523215">
                <text:p>10855.759523215</text:p>
              </table:table-cell>
            </table:table-row>
            <table:table-row>
              <table:table-cell office:value-type="float" office:value="10">
                <text:p>10 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863.0847164059">
                <text:p>11863.0847164059</text:p>
              </table:table-cell>
              <table:table-cell office:value-type="float" office:value="10649.3610223642">
                <text:p>10649.3610223642</text:p>
              </table:table-cell>
            </table:table-row>
            <table:table-row>
              <table:table-cell office:value-type="float" office:value="10">
                <text:p>10 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665.0724400999">
                <text:p>11665.0724400999</text:p>
              </table:table-cell>
              <table:table-cell office:value-type="float" office:value="10766.1168769648">
                <text:p>10766.1168769648</text:p>
              </table:table-cell>
            </table:table-row>
            <table:table-row>
              <table:table-cell office:value-type="float" office:value="10">
                <text:p>10 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345.7152906205">
                <text:p>11345.7152906205</text:p>
              </table:table-cell>
              <table:table-cell office:value-type="float" office:value="10653.4847548633">
                <text:p>10653.484754863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graphic-properties draw:fill-color="#ffffff"/>
    </style:style>
    <style:style style:name="ch12" style:family="chart">
      <style:graphic-properties svg:stroke-color="#b3b3b3" draw:fill-color="#000000"/>
    </style:style>
    <style:style style:name="ch13" style:family="chart">
      <style:graphic-properties svg:stroke-width="0.051cm" svg:stroke-color="#ff996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861cm" svg:height="12.701cm" xlink:href=".." xlink:type="simple" chart:class="chart:stock" chart:style-name="ch1">
        <chart:title svg:x="9.429cm" svg:y="0.389cm" chart:style-name="ch2">
          <text:p>Read Latency
YCSB - Workload F</text:p>
        </chart:title>
        <chart:subtitle svg:x="10.063cm" svg:y="1.926cm" chart:style-name="ch3">
          <text:p>Lower is Better</text:p>
        </chart:subtitle>
        <chart:legend chart:legend-position="end" svg:x="19.003cm" svg:y="5.802cm" style:legend-expansion="high" chart:style-name="ch4"/>
        <chart:plot-area chart:style-name="ch5" table:cell-range-address="'Workload f Charts'.C2:'Workload f Charts'.D23 'Workload f Charts'.L1:'Workload f Charts'.M1 'Workload f Charts'.AR2:'Workload f Charts'.AS23 'Workload f Charts'.AU2:'Workload f Charts'.AU23 'Workload f Charts'.Z2:'Workload f Charts'.Z2 'Workload f Charts'.H1:'Workload f Charts'.I1 'Workload f Charts'.T2:'Workload f Charts'.U23 'Workload f Charts'.W2:'Workload f Charts'.W23 'Workload f Charts'.B2:'Workload f Charts'.B2" chart:data-source-has-labels="both" svg:x="1.468cm" svg:y="3.117cm" svg:width="16.621cm" svg:height="8.349cm">
          <chartooo:coordinate-region svg:x="2.645cm" svg:y="3.316cm" svg:width="15.444cm" svg:height="7.105cm"/>
          <chart:axis chart:dimension="x" chart:name="primary-x" chart:style-name="ch6" chartooo:axis-type="auto">
            <chartooo:date-scale/>
            <chart:title svg:x="7.009cm" svg:y="11.72cm" chart:style-name="ch7">
              <text:p>Threads (top)  / Connections (bottom)</text:p>
            </chart:title>
            <chart:categories table:cell-range-address="'Workload f Charts'.C2:'Workload f Charts'.D23"/>
          </chart:axis>
          <chart:axis chart:dimension="y" chart:name="primary-y" chart:style-name="ch6">
            <chart:title svg:x="0.451cm" svg:y="8.433cm" chart:style-name="ch8">
              <text:p>micro seconds</text:p>
            </chart:title>
            <chart:grid chart:style-name="ch9" chart:class="major"/>
          </chart:axis>
          <chart:axis chart:dimension="y" chart:name="secondary-y" chart:style-name="ch10"/>
          <chart:series chart:values-cell-range-address="'Workload f Charts'.AS2:'Workload f Charts'.AS23" chart:label-cell-address="'Workload f Charts'.L1:'Workload f Charts'.L1" chart:attached-axis="secondary-y">
            <chart:data-point chart:repeated="22"/>
          </chart:series>
          <chart:series chart:values-cell-range-address="'Workload f Charts'.AU2:'Workload f Charts'.AU23" chart:label-cell-address="'Workload f Charts'.M1:'Workload f Charts'.M1" chart:attached-axis="secondary-y">
            <chart:data-point chart:repeated="22"/>
          </chart:series>
          <chart:series chart:values-cell-range-address="'Workload f Charts'.AR2:'Workload f Charts'.AR23" chart:label-cell-address="'Workload f Charts'.Z2:'Workload f Charts'.Z2" chart:attached-axis="secondary-y">
            <chart:data-point chart:repeated="22"/>
          </chart:series>
          <chart:series chart:values-cell-range-address="'Workload f Charts'.U2:'Workload f Charts'.U23" chart:label-cell-address="'Workload f Charts'.H1:'Workload f Charts'.H1" chart:attached-axis="secondary-y">
            <chart:data-point chart:repeated="22"/>
          </chart:series>
          <chart:series chart:values-cell-range-address="'Workload f Charts'.W2:'Workload f Charts'.W23" chart:label-cell-address="'Workload f Charts'.I1:'Workload f Charts'.I1" chart:attached-axis="secondary-y">
            <chart:data-point chart:repeated="22"/>
          </chart:series>
          <chart:series chart:values-cell-range-address="'Workload f Charts'.T2:'Workload f Charts'.T23" chart:label-cell-address="'Workload f Charts'.B2:'Workload f Charts'.B2" chart:attached-axis="secondary-y">
            <chart:data-point chart:repeated="22"/>
          </chart:series>
          <chart:stock-gain-marker chart:style-name="ch11"/>
          <chart:stock-loss-marker chart:style-name="ch12"/>
          <chart:stock-range-line chart:style-name="ch13"/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pdate 99th Percentile Latency (ms)</text:p>
                <draw:g>
                  <svg:desc>'Workload f Charts'.L1:'Workload f Charts'.L1</svg:desc>
                </draw:g>
              </table:table-cell>
              <table:table-cell office:value-type="string">
                <text:p>Read/Modify/Write Operations</text:p>
                <draw:g>
                  <svg:desc>'Workload f Charts'.M1:'Workload f Charts'.M1</svg:desc>
                </draw:g>
              </table:table-cell>
              <table:table-cell office:value-type="string">
                <text:p>mongodb-async</text:p>
                <draw:g>
                  <svg:desc>'Workload f Charts'.Z2:'Workload f Charts'.Z2</svg:desc>
                </draw:g>
              </table:table-cell>
              <table:table-cell office:value-type="string">
                <text:p>Update Average Latency (us)</text:p>
                <draw:g>
                  <svg:desc>'Workload f Charts'.H1:'Workload f Charts'.H1</svg:desc>
                </draw:g>
              </table:table-cell>
              <table:table-cell office:value-type="string">
                <text:p>Update Min Latency (us)</text:p>
                <draw:g>
                  <svg:desc>'Workload f Charts'.I1:'Workload f Charts'.I1</svg:desc>
                </draw:g>
              </table:table-cell>
              <table:table-cell office:value-type="string">
                <text:p>mongodb-legacy</text:p>
                <draw:g>
                  <svg:desc>'Workload f Charts'.B2:'Workload f Charts'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Workload f Charts'.C2:'Workload f Charts'.D23</svg:desc>
                </draw:g>
              </table:table-cell>
              <table:table-cell office:value-type="float" office:value="225">
                <text:p>225</text:p>
                <draw:g>
                  <svg:desc>'Workload f Charts'.AS2:'Workload f Charts'.AS23</svg:desc>
                </draw:g>
              </table:table-cell>
              <table:table-cell office:value-type="float" office:value="0">
                <text:p>0</text:p>
                <draw:g>
                  <svg:desc>'Workload f Charts'.AU2:'Workload f Charts'.AU23</svg:desc>
                </draw:g>
              </table:table-cell>
              <table:table-cell office:value-type="float" office:value="279.336011">
                <text:p>279.336011</text:p>
                <draw:g>
                  <svg:desc>'Workload f Charts'.AR2:'Workload f Charts'.AR23</svg:desc>
                </draw:g>
              </table:table-cell>
              <table:table-cell office:value-type="float" office:value="254">
                <text:p>254</text:p>
                <draw:g>
                  <svg:desc>'Workload f Charts'.U2:'Workload f Charts'.U23</svg:desc>
                </draw:g>
              </table:table-cell>
              <table:table-cell office:value-type="float" office:value="0">
                <text:p>0</text:p>
                <draw:g>
                  <svg:desc>'Workload f Charts'.W2:'Workload f Charts'.W23</svg:desc>
                </draw:g>
              </table:table-cell>
              <table:table-cell office:value-type="float" office:value="300.577636">
                <text:p>300.577636</text:p>
                <draw:g>
                  <svg:desc>'Workload f Charts'.T2:'Workload f Charts'.T23</svg:desc>
                </draw:g>
              </table:table-cell>
            </table:table-row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317.750576">
                <text:p>317.75057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632.459878">
                <text:p>632.459878</text:p>
              </table:table-cell>
            </table:table-row>
            <table:table-row>
              <table:table-cell office:value-type="float" office:value="1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458.875039">
                <text:p>458.875039</text:p>
              </table:table-cell>
              <table:table-cell office:value-type="float" office:value="270">
                <text:p>270</text:p>
              </table:table-cell>
              <table:table-cell office:value-type="float" office:value="2000">
                <text:p>2000</text:p>
              </table:table-cell>
              <table:table-cell office:value-type="float" office:value="1648.15892">
                <text:p>1648.15892</text:p>
              </table:table-cell>
            </table:table-row>
            <table:table-row>
              <table:table-cell office:value-type="float" office:value="1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68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912.332543">
                <text:p>912.332543</text:p>
              </table:table-cell>
              <table:table-cell office:value-type="float" office:value="277">
                <text:p>277</text:p>
              </table:table-cell>
              <table:table-cell office:value-type="float" office:value="5000">
                <text:p>5000</text:p>
              </table:table-cell>
              <table:table-cell office:value-type="float" office:value="3462.120861">
                <text:p>3462.120861</text:p>
              </table:table-cell>
            </table:table-row>
            <table:table-row>
              <table:table-cell office:value-type="float" office:value="1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68">
                <text:p>268</text:p>
              </table:table-cell>
              <table:table-cell office:value-type="float" office:value="3000">
                <text:p>3000</text:p>
              </table:table-cell>
              <table:table-cell office:value-type="float" office:value="1805.909299">
                <text:p>1805.909299</text:p>
              </table:table-cell>
              <table:table-cell office:value-type="float" office:value="289">
                <text:p>289</text:p>
              </table:table-cell>
              <table:table-cell office:value-type="float" office:value="8000">
                <text:p>8000</text:p>
              </table:table-cell>
              <table:table-cell office:value-type="float" office:value="6701.509628">
                <text:p>6701.509628</text:p>
              </table:table-cell>
            </table:table-row>
            <table:table-row>
              <table:table-cell office:value-type="float" office:value="1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70">
                <text:p>270</text:p>
              </table:table-cell>
              <table:table-cell office:value-type="float" office:value="4000">
                <text:p>4000</text:p>
              </table:table-cell>
              <table:table-cell office:value-type="float" office:value="2252.404638">
                <text:p>2252.404638</text:p>
              </table:table-cell>
              <table:table-cell office:value-type="float" office:value="300">
                <text:p>300</text:p>
              </table:table-cell>
              <table:table-cell office:value-type="float" office:value="12000">
                <text:p>12000</text:p>
              </table:table-cell>
              <table:table-cell office:value-type="float" office:value="9884.438242">
                <text:p>9884.438242</text:p>
              </table:table-cell>
            </table:table-row>
            <table:table-row>
              <table:table-cell office:value-type="float" office:value="2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312.610167">
                <text:p>312.610167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335.706125">
                <text:p>335.706125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394.299587">
                <text:p>394.299587</text:p>
              </table:table-cell>
              <table:table-cell office:value-type="float" office:value="263">
                <text:p>263</text:p>
              </table:table-cell>
              <table:table-cell office:value-type="float" office:value="1000">
                <text:p>1000</text:p>
              </table:table-cell>
              <table:table-cell office:value-type="float" office:value="868.040754">
                <text:p>868.040754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7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578.021127">
                <text:p>578.021127</text:p>
              </table:table-cell>
              <table:table-cell office:value-type="float" office:value="263">
                <text:p>263</text:p>
              </table:table-cell>
              <table:table-cell office:value-type="float" office:value="2000">
                <text:p>2000</text:p>
              </table:table-cell>
              <table:table-cell office:value-type="float" office:value="1820.464873">
                <text:p>1820.464873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71">
                <text:p>271</text:p>
              </table:table-cell>
              <table:table-cell office:value-type="float" office:value="1000">
                <text:p>1000</text:p>
              </table:table-cell>
              <table:table-cell office:value-type="float" office:value="847.810182101821">
                <text:p>847.810182101821</text:p>
              </table:table-cell>
              <table:table-cell office:value-type="float" office:value="267">
                <text:p>267</text:p>
              </table:table-cell>
              <table:table-cell office:value-type="float" office:value="4000">
                <text:p>4000</text:p>
              </table:table-cell>
              <table:table-cell office:value-type="float" office:value="2692.31339613396">
                <text:p>2692.31339613396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60">
                <text:p>260</text:p>
              </table:table-cell>
              <table:table-cell office:value-type="float" office:value="1000">
                <text:p>1000</text:p>
              </table:table-cell>
              <table:table-cell office:value-type="float" office:value="1103.256819">
                <text:p>1103.256819</text:p>
              </table:table-cell>
              <table:table-cell office:value-type="float" office:value="293">
                <text:p>293</text:p>
              </table:table-cell>
              <table:table-cell office:value-type="float" office:value="5000">
                <text:p>5000</text:p>
              </table:table-cell>
              <table:table-cell office:value-type="float" office:value="3801.842004">
                <text:p>3801.842004</text:p>
              </table:table-cell>
            </table:table-row>
            <table:table-row>
              <table:table-cell office:value-type="float" office:value="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60">
                <text:p>260</text:p>
              </table:table-cell>
              <table:table-cell office:value-type="float" office:value="2000">
                <text:p>2000</text:p>
              </table:table-cell>
              <table:table-cell office:value-type="float" office:value="1384.266627">
                <text:p>1384.266627</text:p>
              </table:table-cell>
              <table:table-cell office:value-type="float" office:value="284">
                <text:p>284</text:p>
              </table:table-cell>
              <table:table-cell office:value-type="float" office:value="6000">
                <text:p>6000</text:p>
              </table:table-cell>
              <table:table-cell office:value-type="float" office:value="4422.557904">
                <text:p>4422.557904</text:p>
              </table:table-cell>
            </table:table-row>
            <table:table-row>
              <table:table-cell office:value-type="float" office:value="2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66">
                <text:p>266</text:p>
              </table:table-cell>
              <table:table-cell office:value-type="float" office:value="6000">
                <text:p>6000</text:p>
              </table:table-cell>
              <table:table-cell office:value-type="float" office:value="2874.337775">
                <text:p>2874.337775</text:p>
              </table:table-cell>
              <table:table-cell office:value-type="float" office:value="302">
                <text:p>302</text:p>
              </table:table-cell>
              <table:table-cell office:value-type="float" office:value="11000">
                <text:p>11000</text:p>
              </table:table-cell>
              <table:table-cell office:value-type="float" office:value="9030.458122">
                <text:p>9030.458122</text:p>
              </table:table-cell>
            </table:table-row>
            <table:table-row>
              <table:table-cell office:value-type="float" office:value="10">
                <text:p>1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7">
                <text:p>237</text:p>
              </table:table-cell>
              <table:table-cell office:value-type="float" office:value="1000">
                <text:p>1000</text:p>
              </table:table-cell>
              <table:table-cell office:value-type="float" office:value="591.344798">
                <text:p>591.34479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531.904524">
                <text:p>531.904524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9">
                <text:p>249</text:p>
              </table:table-cell>
              <table:table-cell office:value-type="float" office:value="1000">
                <text:p>1000</text:p>
              </table:table-cell>
              <table:table-cell office:value-type="float" office:value="758.769676696767">
                <text:p>758.769676696767</text:p>
              </table:table-cell>
              <table:table-cell office:value-type="float" office:value="253">
                <text:p>253</text:p>
              </table:table-cell>
              <table:table-cell office:value-type="float" office:value="1000">
                <text:p>1000</text:p>
              </table:table-cell>
              <table:table-cell office:value-type="float" office:value="837.829494294943">
                <text:p>837.829494294943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4">
                <text:p>244</text:p>
              </table:table-cell>
              <table:table-cell office:value-type="float" office:value="2000">
                <text:p>2000</text:p>
              </table:table-cell>
              <table:table-cell office:value-type="float" office:value="1018.607494">
                <text:p>1018.607494</text:p>
              </table:table-cell>
              <table:table-cell office:value-type="float" office:value="253">
                <text:p>253</text:p>
              </table:table-cell>
              <table:table-cell office:value-type="float" office:value="1000">
                <text:p>1000</text:p>
              </table:table-cell>
              <table:table-cell office:value-type="float" office:value="1161.443453">
                <text:p>1161.443453</text:p>
              </table:table-cell>
            </table:table-row>
            <table:table-row>
              <table:table-cell office:value-type="float" office:value="10">
                <text:p>10 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3">
                <text:p>243</text:p>
              </table:table-cell>
              <table:table-cell office:value-type="float" office:value="3000">
                <text:p>3000</text:p>
              </table:table-cell>
              <table:table-cell office:value-type="float" office:value="1593.8674096741">
                <text:p>1593.8674096741</text:p>
              </table:table-cell>
              <table:table-cell office:value-type="float" office:value="265">
                <text:p>265</text:p>
              </table:table-cell>
              <table:table-cell office:value-type="float" office:value="2000">
                <text:p>2000</text:p>
              </table:table-cell>
              <table:table-cell office:value-type="float" office:value="1767.39770797708">
                <text:p>1767.39770797708</text:p>
              </table:table-cell>
            </table:table-row>
            <table:table-row>
              <table:table-cell office:value-type="float" office:value="10">
                <text:p>10 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1">
                <text:p>241</text:p>
              </table:table-cell>
              <table:table-cell office:value-type="float" office:value="4000">
                <text:p>4000</text:p>
              </table:table-cell>
              <table:table-cell office:value-type="float" office:value="2162.615768">
                <text:p>2162.615768</text:p>
              </table:table-cell>
              <table:table-cell office:value-type="float" office:value="278">
                <text:p>278</text:p>
              </table:table-cell>
              <table:table-cell office:value-type="float" office:value="3000">
                <text:p>3000</text:p>
              </table:table-cell>
              <table:table-cell office:value-type="float" office:value="2399.403909">
                <text:p>2399.403909</text:p>
              </table:table-cell>
            </table:table-row>
            <table:table-row>
              <table:table-cell office:value-type="float" office:value="10">
                <text:p>10 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5">
                <text:p>245</text:p>
              </table:table-cell>
              <table:table-cell office:value-type="float" office:value="6000">
                <text:p>6000</text:p>
              </table:table-cell>
              <table:table-cell office:value-type="float" office:value="2795.126264">
                <text:p>2795.126264</text:p>
              </table:table-cell>
              <table:table-cell office:value-type="float" office:value="284">
                <text:p>284</text:p>
              </table:table-cell>
              <table:table-cell office:value-type="float" office:value="5000">
                <text:p>5000</text:p>
              </table:table-cell>
              <table:table-cell office:value-type="float" office:value="2974.725919">
                <text:p>2974.725919</text:p>
              </table:table-cell>
            </table:table-row>
            <table:table-row>
              <table:table-cell office:value-type="float" office:value="10">
                <text:p>10 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5">
                <text:p>255</text:p>
              </table:table-cell>
              <table:table-cell office:value-type="float" office:value="8000">
                <text:p>8000</text:p>
              </table:table-cell>
              <table:table-cell office:value-type="float" office:value="4144.99035475887">
                <text:p>4144.99035475887</text:p>
              </table:table-cell>
              <table:table-cell office:value-type="float" office:value="261">
                <text:p>261</text:p>
              </table:table-cell>
              <table:table-cell office:value-type="float" office:value="7000">
                <text:p>7000</text:p>
              </table:table-cell>
              <table:table-cell office:value-type="float" office:value="4586.22979574489">
                <text:p>4586.22979574489</text:p>
              </table:table-cell>
            </table:table-row>
            <table:table-row>
              <table:table-cell office:value-type="float" office:value="10">
                <text:p>10 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5">
                <text:p>245</text:p>
              </table:table-cell>
              <table:table-cell office:value-type="float" office:value="11000">
                <text:p>11000</text:p>
              </table:table-cell>
              <table:table-cell office:value-type="float" office:value="5654.863269">
                <text:p>5654.863269</text:p>
              </table:table-cell>
              <table:table-cell office:value-type="float" office:value="287">
                <text:p>287</text:p>
              </table:table-cell>
              <table:table-cell office:value-type="float" office:value="8000">
                <text:p>8000</text:p>
              </table:table-cell>
              <table:table-cell office:value-type="float" office:value="6082.654985">
                <text:p>6082.654985</text:p>
              </table:table-cell>
            </table:table-row>
            <table:table-row>
              <table:table-cell office:value-type="float" office:value="10">
                <text:p>10 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67">
                <text:p>267</text:p>
              </table:table-cell>
              <table:table-cell office:value-type="float" office:value="14000">
                <text:p>14000</text:p>
              </table:table-cell>
              <table:table-cell office:value-type="float" office:value="7269.323257">
                <text:p>7269.323257</text:p>
              </table:table-cell>
              <table:table-cell office:value-type="float" office:value="274">
                <text:p>274</text:p>
              </table:table-cell>
              <table:table-cell office:value-type="float" office:value="10000">
                <text:p>10000</text:p>
              </table:table-cell>
              <table:table-cell office:value-type="float" office:value="7710.317192">
                <text:p>7710.31719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graphic-properties draw:fill-color="#ffffff"/>
    </style:style>
    <style:style style:name="ch12" style:family="chart">
      <style:graphic-properties svg:stroke-color="#b3b3b3" draw:fill-color="#000000"/>
    </style:style>
    <style:style style:name="ch13" style:family="chart">
      <style:graphic-properties svg:stroke-width="0.051cm" svg:stroke-color="#ff996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861cm" svg:height="12.701cm" xlink:href=".." xlink:type="simple" chart:class="chart:stock" chart:style-name="ch1">
        <chart:title svg:x="9.429cm" svg:y="0.389cm" chart:style-name="ch2">
          <text:p>Read Latency
YCSB - Workload A</text:p>
        </chart:title>
        <chart:subtitle svg:x="10.063cm" svg:y="1.926cm" chart:style-name="ch3">
          <text:p>Lower is Better</text:p>
        </chart:subtitle>
        <chart:legend chart:legend-position="end" svg:x="19.003cm" svg:y="5.802cm" style:legend-expansion="high" chart:style-name="ch4"/>
        <chart:plot-area chart:style-name="ch5" table:cell-range-address="'Workload A Charts'.C2:'Workload A Charts'.D23 'Workload A Charts'.L1:'Workload A Charts'.M1 'Workload A Charts'.AF2:'Workload A Charts'.AG23 'Workload A Charts'.AI2:'Workload A Charts'.AI23 'Workload A Charts'.T2:'Workload A Charts'.T2 'Workload A Charts'.H1:'Workload A Charts'.I1 'Workload A Charts'.N2:'Workload A Charts'.O23 'Workload A Charts'.Q2:'Workload A Charts'.Q23 'Workload A Charts'.B2:'Workload A Charts'.B2" chart:data-source-has-labels="both" svg:x="1.468cm" svg:y="3.117cm" svg:width="16.621cm" svg:height="8.349cm">
          <chartooo:coordinate-region svg:x="2.645cm" svg:y="3.317cm" svg:width="15.444cm" svg:height="7.104cm"/>
          <chart:axis chart:dimension="x" chart:name="primary-x" chart:style-name="ch6" chartooo:axis-type="auto">
            <chartooo:date-scale/>
            <chart:title svg:x="7.009cm" svg:y="11.72cm" chart:style-name="ch7">
              <text:p>Threads (top)  / Connections (bottom)</text:p>
            </chart:title>
            <chart:categories table:cell-range-address="'Workload A Charts'.C2:'Workload A Charts'.D23"/>
          </chart:axis>
          <chart:axis chart:dimension="y" chart:name="primary-y" chart:style-name="ch6">
            <chart:title svg:x="0.451cm" svg:y="8.433cm" chart:style-name="ch8">
              <text:p>micro seconds</text:p>
            </chart:title>
            <chart:grid chart:style-name="ch9" chart:class="major"/>
          </chart:axis>
          <chart:axis chart:dimension="y" chart:name="secondary-y" chart:style-name="ch10"/>
          <chart:series chart:values-cell-range-address="'Workload A Charts'.AG2:'Workload A Charts'.AG23" chart:label-cell-address="'Workload A Charts'.L1:'Workload A Charts'.L1" chart:attached-axis="secondary-y">
            <chart:data-point chart:repeated="22"/>
          </chart:series>
          <chart:series chart:values-cell-range-address="'Workload A Charts'.AI2:'Workload A Charts'.AI23" chart:label-cell-address="'Workload A Charts'.M1:'Workload A Charts'.M1" chart:attached-axis="secondary-y">
            <chart:data-point chart:repeated="22"/>
          </chart:series>
          <chart:series chart:values-cell-range-address="'Workload A Charts'.AF2:'Workload A Charts'.AF23" chart:label-cell-address="'Workload A Charts'.T2:'Workload A Charts'.T2" chart:attached-axis="secondary-y">
            <chart:data-point chart:repeated="22"/>
          </chart:series>
          <chart:series chart:values-cell-range-address="'Workload A Charts'.O2:'Workload A Charts'.O23" chart:label-cell-address="'Workload A Charts'.H1:'Workload A Charts'.H1" chart:attached-axis="secondary-y">
            <chart:data-point chart:repeated="22"/>
          </chart:series>
          <chart:series chart:values-cell-range-address="'Workload A Charts'.Q2:'Workload A Charts'.Q23" chart:label-cell-address="'Workload A Charts'.I1:'Workload A Charts'.I1" chart:attached-axis="secondary-y">
            <chart:data-point chart:repeated="22"/>
          </chart:series>
          <chart:series chart:values-cell-range-address="'Workload A Charts'.N2:'Workload A Charts'.N23" chart:label-cell-address="'Workload A Charts'.B2:'Workload A Charts'.B2" chart:attached-axis="secondary-y">
            <chart:data-point chart:repeated="22"/>
          </chart:series>
          <chart:stock-gain-marker chart:style-name="ch11"/>
          <chart:stock-loss-marker chart:style-name="ch12"/>
          <chart:stock-range-line chart:style-name="ch13"/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pdate 99th Percentile Latency (ms)</text:p>
                <draw:g>
                  <svg:desc>'Workload A Charts'.L1:'Workload A Charts'.L1</svg:desc>
                </draw:g>
              </table:table-cell>
              <table:table-cell office:value-type="string">
                <text:p>Read Operations</text:p>
                <draw:g>
                  <svg:desc>'Workload A Charts'.M1:'Workload A Charts'.M1</svg:desc>
                </draw:g>
              </table:table-cell>
              <table:table-cell office:value-type="string">
                <text:p>mongodb-async</text:p>
                <draw:g>
                  <svg:desc>'Workload A Charts'.T2:'Workload A Charts'.T2</svg:desc>
                </draw:g>
              </table:table-cell>
              <table:table-cell office:value-type="string">
                <text:p>Update Average Latency (us)</text:p>
                <draw:g>
                  <svg:desc>'Workload A Charts'.H1:'Workload A Charts'.H1</svg:desc>
                </draw:g>
              </table:table-cell>
              <table:table-cell office:value-type="string">
                <text:p>Update Min Latency (us)</text:p>
                <draw:g>
                  <svg:desc>'Workload A Charts'.I1:'Workload A Charts'.I1</svg:desc>
                </draw:g>
              </table:table-cell>
              <table:table-cell office:value-type="string">
                <text:p>mongodb-legacy</text:p>
                <draw:g>
                  <svg:desc>'Workload A Charts'.B2:'Workload A Charts'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Workload A Charts'.C2:'Workload A Charts'.D23</svg:desc>
                </draw:g>
              </table:table-cell>
              <table:table-cell office:value-type="float" office:value="223">
                <text:p>223</text:p>
                <draw:g>
                  <svg:desc>'Workload A Charts'.AG2:'Workload A Charts'.AG23</svg:desc>
                </draw:g>
              </table:table-cell>
              <table:table-cell office:value-type="float" office:value="0">
                <text:p>0</text:p>
                <draw:g>
                  <svg:desc>'Workload A Charts'.AI2:'Workload A Charts'.AI23</svg:desc>
                </draw:g>
              </table:table-cell>
              <table:table-cell office:value-type="float" office:value="273.712958725451">
                <text:p>273.712958725451</text:p>
                <draw:g>
                  <svg:desc>'Workload A Charts'.AF2:'Workload A Charts'.AF23</svg:desc>
                </draw:g>
              </table:table-cell>
              <table:table-cell office:value-type="float" office:value="241">
                <text:p>241</text:p>
                <draw:g>
                  <svg:desc>'Workload A Charts'.O2:'Workload A Charts'.O23</svg:desc>
                </draw:g>
              </table:table-cell>
              <table:table-cell office:value-type="float" office:value="0">
                <text:p>0</text:p>
                <draw:g>
                  <svg:desc>'Workload A Charts'.Q2:'Workload A Charts'.Q23</svg:desc>
                </draw:g>
              </table:table-cell>
              <table:table-cell office:value-type="float" office:value="288.077965308298">
                <text:p>288.077965308298</text:p>
                <draw:g>
                  <svg:desc>'Workload A Charts'.N2:'Workload A Charts'.N23</svg:desc>
                </draw:g>
              </table:table-cell>
            </table:table-row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318.718059998479">
                <text:p>318.718059998479</text:p>
              </table:table-cell>
              <table:table-cell office:value-type="float" office:value="276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651.188709199526">
                <text:p>651.188709199526</text:p>
              </table:table-cell>
            </table:table-row>
            <table:table-row>
              <table:table-cell office:value-type="float" office:value="1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502.973137633897">
                <text:p>502.973137633897</text:p>
              </table:table-cell>
              <table:table-cell office:value-type="float" office:value="1261">
                <text:p>1261</text:p>
              </table:table-cell>
              <table:table-cell office:value-type="float" office:value="2000">
                <text:p>2000</text:p>
              </table:table-cell>
              <table:table-cell office:value-type="float" office:value="1687.60497922155">
                <text:p>1687.60497922155</text:p>
              </table:table-cell>
            </table:table-row>
            <table:table-row>
              <table:table-cell office:value-type="float" office:value="1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2">
                <text:p>282</text:p>
              </table:table-cell>
              <table:table-cell office:value-type="float" office:value="1000">
                <text:p>1000</text:p>
              </table:table-cell>
              <table:table-cell office:value-type="float" office:value="1044.50440821534">
                <text:p>1044.50440821534</text:p>
              </table:table-cell>
              <table:table-cell office:value-type="float" office:value="2751">
                <text:p>2751</text:p>
              </table:table-cell>
              <table:table-cell office:value-type="float" office:value="5000">
                <text:p>5000</text:p>
              </table:table-cell>
              <table:table-cell office:value-type="float" office:value="3430.44072488197">
                <text:p>3430.44072488197</text:p>
              </table:table-cell>
            </table:table-row>
            <table:table-row>
              <table:table-cell office:value-type="float" office:value="1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99">
                <text:p>299</text:p>
              </table:table-cell>
              <table:table-cell office:value-type="float" office:value="4000">
                <text:p>4000</text:p>
              </table:table-cell>
              <table:table-cell office:value-type="float" office:value="2072.67649881682">
                <text:p>2072.67649881682</text:p>
              </table:table-cell>
              <table:table-cell office:value-type="float" office:value="5637">
                <text:p>5637</text:p>
              </table:table-cell>
              <table:table-cell office:value-type="float" office:value="9000">
                <text:p>9000</text:p>
              </table:table-cell>
              <table:table-cell office:value-type="float" office:value="6991.56300339413">
                <text:p>6991.56300339413</text:p>
              </table:table-cell>
            </table:table-row>
            <table:table-row>
              <table:table-cell office:value-type="float" office:value="1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4">
                <text:p>334</text:p>
              </table:table-cell>
              <table:table-cell office:value-type="float" office:value="5000">
                <text:p>5000</text:p>
              </table:table-cell>
              <table:table-cell office:value-type="float" office:value="2604.70691586238">
                <text:p>2604.70691586238</text:p>
              </table:table-cell>
              <table:table-cell office:value-type="float" office:value="7102">
                <text:p>7102</text:p>
              </table:table-cell>
              <table:table-cell office:value-type="float" office:value="11000">
                <text:p>11000</text:p>
              </table:table-cell>
              <table:table-cell office:value-type="float" office:value="8722.98902865885">
                <text:p>8722.98902865885</text:p>
              </table:table-cell>
            </table:table-row>
            <table:table-row>
              <table:table-cell office:value-type="float" office:value="2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305.837919500591">
                <text:p>305.837919500591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314.949756378792">
                <text:p>314.949756378792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404.485854572834">
                <text:p>404.485854572834</text:p>
              </table:table-cell>
              <table:table-cell office:value-type="float" office:value="269">
                <text:p>269</text:p>
              </table:table-cell>
              <table:table-cell office:value-type="float" office:value="1000">
                <text:p>1000</text:p>
              </table:table-cell>
              <table:table-cell office:value-type="float" office:value="905.218042763224">
                <text:p>905.218042763224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640.995327130846">
                <text:p>640.995327130846</text:p>
              </table:table-cell>
              <table:table-cell office:value-type="float" office:value="326">
                <text:p>326</text:p>
              </table:table-cell>
              <table:table-cell office:value-type="float" office:value="2000">
                <text:p>2000</text:p>
              </table:table-cell>
              <table:table-cell office:value-type="float" office:value="1833.28498376753">
                <text:p>1833.28498376753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67">
                <text:p>267</text:p>
              </table:table-cell>
              <table:table-cell office:value-type="float" office:value="1000">
                <text:p>1000</text:p>
              </table:table-cell>
              <table:table-cell office:value-type="float" office:value="987.808678441839">
                <text:p>987.808678441839</text:p>
              </table:table-cell>
              <table:table-cell office:value-type="float" office:value="351">
                <text:p>351</text:p>
              </table:table-cell>
              <table:table-cell office:value-type="float" office:value="5000">
                <text:p>5000</text:p>
              </table:table-cell>
              <table:table-cell office:value-type="float" office:value="2798.34239367208">
                <text:p>2798.34239367208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1">
                <text:p>281</text:p>
              </table:table-cell>
              <table:table-cell office:value-type="float" office:value="1000">
                <text:p>1000</text:p>
              </table:table-cell>
              <table:table-cell office:value-type="float" office:value="1297.19037100176">
                <text:p>1297.19037100176</text:p>
              </table:table-cell>
              <table:table-cell office:value-type="float" office:value="390">
                <text:p>390</text:p>
              </table:table-cell>
              <table:table-cell office:value-type="float" office:value="6000">
                <text:p>6000</text:p>
              </table:table-cell>
              <table:table-cell office:value-type="float" office:value="3857.02864370181">
                <text:p>3857.02864370181</text:p>
              </table:table-cell>
            </table:table-row>
            <table:table-row>
              <table:table-cell office:value-type="float" office:value="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5">
                <text:p>285</text:p>
              </table:table-cell>
              <table:table-cell office:value-type="float" office:value="2000">
                <text:p>2000</text:p>
              </table:table-cell>
              <table:table-cell office:value-type="float" office:value="1666.68248982897">
                <text:p>1666.68248982897</text:p>
              </table:table-cell>
              <table:table-cell office:value-type="float" office:value="868">
                <text:p>868</text:p>
              </table:table-cell>
              <table:table-cell office:value-type="float" office:value="7000">
                <text:p>7000</text:p>
              </table:table-cell>
              <table:table-cell office:value-type="float" office:value="4963.83372483054">
                <text:p>4963.83372483054</text:p>
              </table:table-cell>
            </table:table-row>
            <table:table-row>
              <table:table-cell office:value-type="float" office:value="2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3">
                <text:p>283</text:p>
              </table:table-cell>
              <table:table-cell office:value-type="float" office:value="6000">
                <text:p>6000</text:p>
              </table:table-cell>
              <table:table-cell office:value-type="float" office:value="3327.30792315008">
                <text:p>3327.30792315008</text:p>
              </table:table-cell>
              <table:table-cell office:value-type="float" office:value="3634">
                <text:p>3634</text:p>
              </table:table-cell>
              <table:table-cell office:value-type="float" office:value="13000">
                <text:p>13000</text:p>
              </table:table-cell>
              <table:table-cell office:value-type="float" office:value="9881.30347839289">
                <text:p>9881.30347839289</text:p>
              </table:table-cell>
            </table:table-row>
            <table:table-row>
              <table:table-cell office:value-type="float" office:value="10">
                <text:p>1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2">
                <text:p>232</text:p>
              </table:table-cell>
              <table:table-cell office:value-type="float" office:value="1000">
                <text:p>1000</text:p>
              </table:table-cell>
              <table:table-cell office:value-type="float" office:value="666.260962645947">
                <text:p>666.260962645947</text:p>
              </table:table-cell>
              <table:table-cell office:value-type="float" office:value="251">
                <text:p>251</text:p>
              </table:table-cell>
              <table:table-cell office:value-type="float" office:value="1000">
                <text:p>1000</text:p>
              </table:table-cell>
              <table:table-cell office:value-type="float" office:value="661.838583172678">
                <text:p>661.838583172678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6">
                <text:p>256</text:p>
              </table:table-cell>
              <table:table-cell office:value-type="float" office:value="2000">
                <text:p>2000</text:p>
              </table:table-cell>
              <table:table-cell office:value-type="float" office:value="1017.10527480855">
                <text:p>1017.10527480855</text:p>
              </table:table-cell>
              <table:table-cell office:value-type="float" office:value="259">
                <text:p>259</text:p>
              </table:table-cell>
              <table:table-cell office:value-type="float" office:value="1000">
                <text:p>1000</text:p>
              </table:table-cell>
              <table:table-cell office:value-type="float" office:value="1025.69944342486">
                <text:p>1025.69944342486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0">
                <text:p>250</text:p>
              </table:table-cell>
              <table:table-cell office:value-type="float" office:value="3000">
                <text:p>3000</text:p>
              </table:table-cell>
              <table:table-cell office:value-type="float" office:value="1397.47895083933">
                <text:p>1397.47895083933</text:p>
              </table:table-cell>
              <table:table-cell office:value-type="float" office:value="284">
                <text:p>284</text:p>
              </table:table-cell>
              <table:table-cell office:value-type="float" office:value="2000">
                <text:p>2000</text:p>
              </table:table-cell>
              <table:table-cell office:value-type="float" office:value="1414.26302792592">
                <text:p>1414.26302792592</text:p>
              </table:table-cell>
            </table:table-row>
            <table:table-row>
              <table:table-cell office:value-type="float" office:value="10">
                <text:p>10 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3">
                <text:p>253</text:p>
              </table:table-cell>
              <table:table-cell office:value-type="float" office:value="4000">
                <text:p>4000</text:p>
              </table:table-cell>
              <table:table-cell office:value-type="float" office:value="2041.64826709889">
                <text:p>2041.64826709889</text:p>
              </table:table-cell>
              <table:table-cell office:value-type="float" office:value="276">
                <text:p>276</text:p>
              </table:table-cell>
              <table:table-cell office:value-type="float" office:value="3000">
                <text:p>3000</text:p>
              </table:table-cell>
              <table:table-cell office:value-type="float" office:value="2132.47164213101">
                <text:p>2132.47164213101</text:p>
              </table:table-cell>
            </table:table-row>
            <table:table-row>
              <table:table-cell office:value-type="float" office:value="10">
                <text:p>10 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1">
                <text:p>251</text:p>
              </table:table-cell>
              <table:table-cell office:value-type="float" office:value="6000">
                <text:p>6000</text:p>
              </table:table-cell>
              <table:table-cell office:value-type="float" office:value="2779.08801571631">
                <text:p>2779.08801571631</text:p>
              </table:table-cell>
              <table:table-cell office:value-type="float" office:value="262">
                <text:p>262</text:p>
              </table:table-cell>
              <table:table-cell office:value-type="float" office:value="5000">
                <text:p>5000</text:p>
              </table:table-cell>
              <table:table-cell office:value-type="float" office:value="2921.18592444533">
                <text:p>2921.18592444533</text:p>
              </table:table-cell>
            </table:table-row>
            <table:table-row>
              <table:table-cell office:value-type="float" office:value="10">
                <text:p>10 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3">
                <text:p>253</text:p>
              </table:table-cell>
              <table:table-cell office:value-type="float" office:value="7000">
                <text:p>7000</text:p>
              </table:table-cell>
              <table:table-cell office:value-type="float" office:value="3569.61554158746">
                <text:p>3569.61554158746</text:p>
              </table:table-cell>
              <table:table-cell office:value-type="float" office:value="294">
                <text:p>294</text:p>
              </table:table-cell>
              <table:table-cell office:value-type="float" office:value="6000">
                <text:p>6000</text:p>
              </table:table-cell>
              <table:table-cell office:value-type="float" office:value="3585.50332252788">
                <text:p>3585.50332252788</text:p>
              </table:table-cell>
            </table:table-row>
            <table:table-row>
              <table:table-cell office:value-type="float" office:value="10">
                <text:p>10 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8">
                <text:p>248</text:p>
              </table:table-cell>
              <table:table-cell office:value-type="float" office:value="11000">
                <text:p>11000</text:p>
              </table:table-cell>
              <table:table-cell office:value-type="float" office:value="5340.362018622">
                <text:p>5340.362018622</text:p>
              </table:table-cell>
              <table:table-cell office:value-type="float" office:value="290">
                <text:p>290</text:p>
              </table:table-cell>
              <table:table-cell office:value-type="float" office:value="8000">
                <text:p>8000</text:p>
              </table:table-cell>
              <table:table-cell office:value-type="float" office:value="5307.53795796072">
                <text:p>5307.53795796072</text:p>
              </table:table-cell>
            </table:table-row>
            <table:table-row>
              <table:table-cell office:value-type="float" office:value="10">
                <text:p>10 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5">
                <text:p>255</text:p>
              </table:table-cell>
              <table:table-cell office:value-type="float" office:value="15000">
                <text:p>15000</text:p>
              </table:table-cell>
              <table:table-cell office:value-type="float" office:value="7242.03190433105">
                <text:p>7242.03190433105</text:p>
              </table:table-cell>
              <table:table-cell office:value-type="float" office:value="279">
                <text:p>279</text:p>
              </table:table-cell>
              <table:table-cell office:value-type="float" office:value="10000">
                <text:p>10000</text:p>
              </table:table-cell>
              <table:table-cell office:value-type="float" office:value="7226.95752733474">
                <text:p>7226.95752733474</text:p>
              </table:table-cell>
            </table:table-row>
            <table:table-row>
              <table:table-cell office:value-type="float" office:value="10">
                <text:p>10 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4">
                <text:p>254</text:p>
              </table:table-cell>
              <table:table-cell office:value-type="float" office:value="17000">
                <text:p>17000</text:p>
              </table:table-cell>
              <table:table-cell office:value-type="float" office:value="8840.10251009689">
                <text:p>8840.10251009689</text:p>
              </table:table-cell>
              <table:table-cell office:value-type="float" office:value="282">
                <text:p>282</text:p>
              </table:table-cell>
              <table:table-cell office:value-type="float" office:value="12000">
                <text:p>12000</text:p>
              </table:table-cell>
              <table:table-cell office:value-type="float" office:value="9111.43966253161">
                <text:p>9111.439662531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svg:stroke-color="#808080" draw:fill-color="#ff996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61cm" svg:height="12.701cm" xlink:href=".." xlink:type="simple" chart:class="chart:bar" chart:style-name="ch1">
        <chart:title svg:x="9.429cm" svg:y="0.389cm" chart:style-name="ch2">
          <text:p>Throughput
YCSB - Workload A</text:p>
        </chart:title>
        <chart:subtitle svg:x="10.037cm" svg:y="1.926cm" chart:style-name="ch3">
          <text:p>Higher is Better</text:p>
        </chart:subtitle>
        <chart:legend chart:legend-position="end" svg:x="19.592cm" svg:y="5.802cm" style:legend-expansion="high" chart:style-name="ch4"/>
        <chart:plot-area chart:style-name="ch5" table:cell-range-address="'Workload A Charts'.C2:'Workload A Charts'.D23 'Workload A Charts'.T2:'Workload A Charts'.T2 'Workload A Charts'.X2:'Workload A Charts'.X23 'Workload A Charts'.B2:'Workload A Charts'.B2 'Workload A Charts'.F2:'Workload A Charts'.F23" chart:data-source-has-labels="both" svg:x="1.468cm" svg:y="3.117cm" svg:width="17.21cm" svg:height="8.349cm">
          <chartooo:coordinate-region svg:x="2.645cm" svg:y="3.316cm" svg:width="16.033cm" svg:height="7.105cm"/>
          <chart:axis chart:dimension="x" chart:name="primary-x" chart:style-name="ch6" chartooo:axis-type="auto">
            <chartooo:date-scale/>
            <chart:title svg:x="7.343cm" svg:y="11.72cm" chart:style-name="ch7">
              <text:p>Threads (top) / Connections (bottom)</text:p>
            </chart:title>
            <chart:categories table:cell-range-address="'Workload A Charts'.C2:'Workload A Charts'.D23"/>
          </chart:axis>
          <chart:axis chart:dimension="y" chart:name="primary-y" chart:style-name="ch8">
            <chart:title svg:x="0.451cm" svg:y="8.79cm" chart:style-name="ch9">
              <text:p>operations / second</text:p>
            </chart:title>
            <chart:grid chart:style-name="ch10" chart:class="major"/>
          </chart:axis>
          <chart:series chart:style-name="ch11" chart:values-cell-range-address="'Workload A Charts'.X2:'Workload A Charts'.X23" chart:label-cell-address="'Workload A Charts'.T2:'Workload A Charts'.T2" chart:class="chart:bar">
            <chart:data-point chart:repeated="22"/>
          </chart:series>
          <chart:series chart:style-name="ch12" chart:values-cell-range-address="'Workload A Charts'.F2:'Workload A Charts'.F23" chart:label-cell-address="'Workload A Charts'.B2:'Workload A Charts'.B2" chart:class="chart:ba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godb-async</text:p>
                <draw:g>
                  <svg:desc>'Workload A Charts'.T2:'Workload A Charts'.T2</svg:desc>
                </draw:g>
              </table:table-cell>
              <table:table-cell office:value-type="string">
                <text:p>mongodb-legacy</text:p>
                <draw:g>
                  <svg:desc>'Workload A Charts'.B2:'Workload A Charts'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Workload A Charts'.C2:'Workload A Charts'.D23</svg:desc>
                </draw:g>
              </table:table-cell>
              <table:table-cell office:value-type="float" office:value="3067.57876008467">
                <text:p>3067.57876008467</text:p>
                <draw:g>
                  <svg:desc>'Workload A Charts'.X2:'Workload A Charts'.X23</svg:desc>
                </draw:g>
              </table:table-cell>
              <table:table-cell office:value-type="float" office:value="2972.93440517528">
                <text:p>2972.93440517528</text:p>
                <draw:g>
                  <svg:desc>'Workload A Charts'.F2:'Workload A Charts'.F23</svg:desc>
                </draw:g>
              </table:table-cell>
            </table:table-row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509.64187327824">
                <text:p>5509.64187327824</text:p>
              </table:table-cell>
              <table:table-cell office:value-type="float" office:value="2849.01908272982">
                <text:p>2849.01908272982</text:p>
              </table:table-cell>
            </table:table-row>
            <table:table-row>
              <table:table-cell office:value-type="float" office:value="1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320.3593930582">
                <text:p>9320.3593930582</text:p>
              </table:table-cell>
              <table:table-cell office:value-type="float" office:value="2876.86168912057">
                <text:p>2876.86168912057</text:p>
              </table:table-cell>
            </table:table-row>
            <table:table-row>
              <table:table-cell office:value-type="float" office:value="1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247.87067777644">
                <text:p>9247.87067777644</text:p>
              </table:table-cell>
              <table:table-cell office:value-type="float" office:value="2870.78317835889">
                <text:p>2870.78317835889</text:p>
              </table:table-cell>
            </table:table-row>
            <table:table-row>
              <table:table-cell office:value-type="float" office:value="1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470.59380623165">
                <text:p>9470.59380623165</text:p>
              </table:table-cell>
              <table:table-cell office:value-type="float" office:value="2837.83745434629">
                <text:p>2837.83745434629</text:p>
              </table:table-cell>
            </table:table-row>
            <table:table-row>
              <table:table-cell office:value-type="float" office:value="1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433.78426822135">
                <text:p>9433.78426822135</text:p>
              </table:table-cell>
              <table:table-cell office:value-type="float" office:value="2848.16706208719">
                <text:p>2848.16706208719</text:p>
              </table:table-cell>
            </table:table-row>
            <table:table-row>
              <table:table-cell office:value-type="float" office:value="2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517.60668292521">
                <text:p>5517.60668292521</text:p>
              </table:table-cell>
              <table:table-cell office:value-type="float" office:value="5374.43702772135">
                <text:p>5374.43702772135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062.0692706778">
                <text:p>11062.0692706778</text:p>
              </table:table-cell>
              <table:table-cell office:value-type="float" office:value="5166.46345243754">
                <text:p>5166.46345243754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600.8848136197">
                <text:p>14600.8848136197</text:p>
              </table:table-cell>
              <table:table-cell office:value-type="float" office:value="5296.66627824447">
                <text:p>5296.66627824447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474.9869723814">
                <text:p>14474.9869723814</text:p>
              </table:table-cell>
              <table:table-cell office:value-type="float" office:value="5243.23615771812">
                <text:p>5243.23615771812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903.129657228">
                <text:p>14903.129657228</text:p>
              </table:table-cell>
              <table:table-cell office:value-type="float" office:value="5110.67159335408">
                <text:p>5110.67159335408</text:p>
              </table:table-cell>
            </table:table-row>
            <table:table-row>
              <table:table-cell office:value-type="float" office:value="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588.3176752057">
                <text:p>14588.3176752057</text:p>
              </table:table-cell>
              <table:table-cell office:value-type="float" office:value="4978.36898675256">
                <text:p>4978.36898675256</text:p>
              </table:table-cell>
            </table:table-row>
            <table:table-row>
              <table:table-cell office:value-type="float" office:value="2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783.4957053945">
                <text:p>14783.4957053945</text:p>
              </table:table-cell>
              <table:table-cell office:value-type="float" office:value="5027.19713650851">
                <text:p>5027.19713650851</text:p>
              </table:table-cell>
            </table:table-row>
            <table:table-row>
              <table:table-cell office:value-type="float" office:value="10">
                <text:p>1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687.5675823649">
                <text:p>13687.5675823649</text:p>
              </table:table-cell>
              <table:table-cell office:value-type="float" office:value="13954.7864917667">
                <text:p>13954.7864917667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322.1953280532">
                <text:p>14322.1953280532</text:p>
              </table:table-cell>
              <table:table-cell office:value-type="float" office:value="13919.6826280624">
                <text:p>13919.6826280624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199.0997770741">
                <text:p>14199.0997770741</text:p>
              </table:table-cell>
              <table:table-cell office:value-type="float" office:value="13583.4499246119">
                <text:p>13583.4499246119</text:p>
              </table:table-cell>
            </table:table-row>
            <table:table-row>
              <table:table-cell office:value-type="float" office:value="10">
                <text:p>10 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666.2657847264">
                <text:p>14666.2657847264</text:p>
              </table:table-cell>
              <table:table-cell office:value-type="float" office:value="13723.872915666">
                <text:p>13723.872915666</text:p>
              </table:table-cell>
            </table:table-row>
            <table:table-row>
              <table:table-cell office:value-type="float" office:value="10">
                <text:p>10 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389.3173707839">
                <text:p>14389.3173707839</text:p>
              </table:table-cell>
              <table:table-cell office:value-type="float" office:value="13336.8898372899">
                <text:p>13336.8898372899</text:p>
              </table:table-cell>
            </table:table-row>
            <table:table-row>
              <table:table-cell office:value-type="float" office:value="10">
                <text:p>10 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047.5086743366">
                <text:p>14047.5086743366</text:p>
              </table:table-cell>
              <table:table-cell office:value-type="float" office:value="13657.8436996367">
                <text:p>13657.8436996367</text:p>
              </table:table-cell>
            </table:table-row>
            <table:table-row>
              <table:table-cell office:value-type="float" office:value="10">
                <text:p>10 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025.6816651706">
                <text:p>14025.6816651706</text:p>
              </table:table-cell>
              <table:table-cell office:value-type="float" office:value="13931.497116108">
                <text:p>13931.497116108</text:p>
              </table:table-cell>
            </table:table-row>
            <table:table-row>
              <table:table-cell office:value-type="float" office:value="10">
                <text:p>10 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761.7835271451">
                <text:p>13761.7835271451</text:p>
              </table:table-cell>
              <table:table-cell office:value-type="float" office:value="13668.8582402712">
                <text:p>13668.8582402712</text:p>
              </table:table-cell>
            </table:table-row>
            <table:table-row>
              <table:table-cell office:value-type="float" office:value="10">
                <text:p>10 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109.5465191749">
                <text:p>14109.5465191749</text:p>
              </table:table-cell>
              <table:table-cell office:value-type="float" office:value="13564.4719351076">
                <text:p>13564.47193510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graphic-properties draw:fill-color="#ffffff"/>
    </style:style>
    <style:style style:name="ch12" style:family="chart">
      <style:graphic-properties svg:stroke-color="#b3b3b3" draw:fill-color="#000000"/>
    </style:style>
    <style:style style:name="ch13" style:family="chart">
      <style:graphic-properties svg:stroke-width="0.051cm" svg:stroke-color="#ff996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861cm" svg:height="12.701cm" xlink:href=".." xlink:type="simple" chart:class="chart:stock" chart:style-name="ch1">
        <chart:title svg:x="9.415cm" svg:y="0.389cm" chart:style-name="ch2">
          <text:p>Update Latency
YCSB - Workload B</text:p>
        </chart:title>
        <chart:subtitle svg:x="10.063cm" svg:y="1.926cm" chart:style-name="ch3">
          <text:p>Lower is Better</text:p>
        </chart:subtitle>
        <chart:legend chart:legend-position="end" svg:x="19.003cm" svg:y="5.802cm" style:legend-expansion="high" chart:style-name="ch4"/>
        <chart:plot-area chart:style-name="ch5" table:cell-range-address="'Workload B Charts'.C2:'Workload B Charts'.D23 'Workload B Charts'.L1:'Workload B Charts'.M1 'Workload B Charts'.Z2:'Workload B Charts'.AA23 'Workload B Charts'.AC2:'Workload B Charts'.AC23 'Workload B Charts'.T2:'Workload B Charts'.T2 'Workload B Charts'.H1:'Workload B Charts'.I1 'Workload B Charts'.H2:'Workload B Charts'.I23 'Workload B Charts'.K2:'Workload B Charts'.K23 'Workload B Charts'.B2:'Workload B Charts'.B2" chart:data-source-has-labels="both" svg:x="1.468cm" svg:y="3.117cm" svg:width="16.621cm" svg:height="8.349cm">
          <chartooo:coordinate-region svg:x="2.645cm" svg:y="3.317cm" svg:width="15.444cm" svg:height="7.104cm"/>
          <chart:axis chart:dimension="x" chart:name="primary-x" chart:style-name="ch6" chartooo:axis-type="auto">
            <chartooo:date-scale/>
            <chart:title svg:x="7.009cm" svg:y="11.72cm" chart:style-name="ch7">
              <text:p>Threads (top)  / Connections (bottom)</text:p>
            </chart:title>
            <chart:categories table:cell-range-address="'Workload B Charts'.C2:'Workload B Charts'.D23"/>
          </chart:axis>
          <chart:axis chart:dimension="y" chart:name="primary-y" chart:style-name="ch6">
            <chart:title svg:x="0.451cm" svg:y="8.433cm" chart:style-name="ch8">
              <text:p>micro seconds</text:p>
            </chart:title>
            <chart:grid chart:style-name="ch9" chart:class="major"/>
          </chart:axis>
          <chart:axis chart:dimension="y" chart:name="secondary-y" chart:style-name="ch10"/>
          <chart:series chart:values-cell-range-address="'Workload B Charts'.AA2:'Workload B Charts'.AA23" chart:label-cell-address="'Workload B Charts'.L1:'Workload B Charts'.L1" chart:attached-axis="secondary-y">
            <chart:data-point chart:repeated="22"/>
          </chart:series>
          <chart:series chart:values-cell-range-address="'Workload B Charts'.AC2:'Workload B Charts'.AC23" chart:label-cell-address="'Workload B Charts'.M1:'Workload B Charts'.M1" chart:attached-axis="secondary-y">
            <chart:data-point chart:repeated="22"/>
          </chart:series>
          <chart:series chart:values-cell-range-address="'Workload B Charts'.Z2:'Workload B Charts'.Z23" chart:label-cell-address="'Workload B Charts'.T2:'Workload B Charts'.T2" chart:attached-axis="secondary-y">
            <chart:data-point chart:repeated="22"/>
          </chart:series>
          <chart:series chart:values-cell-range-address="'Workload B Charts'.I2:'Workload B Charts'.I23" chart:label-cell-address="'Workload B Charts'.H1:'Workload B Charts'.H1" chart:attached-axis="secondary-y">
            <chart:data-point chart:repeated="22"/>
          </chart:series>
          <chart:series chart:values-cell-range-address="'Workload B Charts'.K2:'Workload B Charts'.K23" chart:label-cell-address="'Workload B Charts'.I1:'Workload B Charts'.I1" chart:attached-axis="secondary-y">
            <chart:data-point chart:repeated="22"/>
          </chart:series>
          <chart:series chart:values-cell-range-address="'Workload B Charts'.H2:'Workload B Charts'.H23" chart:label-cell-address="'Workload B Charts'.B2:'Workload B Charts'.B2" chart:attached-axis="secondary-y">
            <chart:data-point chart:repeated="22"/>
          </chart:series>
          <chart:stock-gain-marker chart:style-name="ch11"/>
          <chart:stock-loss-marker chart:style-name="ch12"/>
          <chart:stock-range-line chart:style-name="ch13"/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pdate 99th Percentile Latency (ms)</text:p>
                <draw:g>
                  <svg:desc>'Workload B Charts'.L1:'Workload B Charts'.L1</svg:desc>
                </draw:g>
              </table:table-cell>
              <table:table-cell office:value-type="string">
                <text:p>Read Operations</text:p>
                <draw:g>
                  <svg:desc>'Workload B Charts'.M1:'Workload B Charts'.M1</svg:desc>
                </draw:g>
              </table:table-cell>
              <table:table-cell office:value-type="string">
                <text:p>mongodb-async</text:p>
                <draw:g>
                  <svg:desc>'Workload B Charts'.T2:'Workload B Charts'.T2</svg:desc>
                </draw:g>
              </table:table-cell>
              <table:table-cell office:value-type="string">
                <text:p>Update Average Latency (us)</text:p>
                <draw:g>
                  <svg:desc>'Workload B Charts'.H1:'Workload B Charts'.H1</svg:desc>
                </draw:g>
              </table:table-cell>
              <table:table-cell office:value-type="string">
                <text:p>Update Min Latency (us)</text:p>
                <draw:g>
                  <svg:desc>'Workload B Charts'.I1:'Workload B Charts'.I1</svg:desc>
                </draw:g>
              </table:table-cell>
              <table:table-cell office:value-type="string">
                <text:p>mongodb-legacy</text:p>
                <draw:g>
                  <svg:desc>'Workload B Charts'.B2:'Workload B Charts'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Workload B Charts'.C2:'Workload B Charts'.D23</svg:desc>
                </draw:g>
              </table:table-cell>
              <table:table-cell office:value-type="float" office:value="264">
                <text:p>264</text:p>
                <draw:g>
                  <svg:desc>'Workload B Charts'.AA2:'Workload B Charts'.AA23</svg:desc>
                </draw:g>
              </table:table-cell>
              <table:table-cell office:value-type="float" office:value="1000">
                <text:p>1000</text:p>
                <draw:g>
                  <svg:desc>'Workload B Charts'.AC2:'Workload B Charts'.AC23</svg:desc>
                </draw:g>
              </table:table-cell>
              <table:table-cell office:value-type="float" office:value="459.366843885935">
                <text:p>459.366843885935</text:p>
                <draw:g>
                  <svg:desc>'Workload B Charts'.Z2:'Workload B Charts'.Z23</svg:desc>
                </draw:g>
              </table:table-cell>
              <table:table-cell office:value-type="float" office:value="281">
                <text:p>281</text:p>
                <draw:g>
                  <svg:desc>'Workload B Charts'.I2:'Workload B Charts'.I23</svg:desc>
                </draw:g>
              </table:table-cell>
              <table:table-cell office:value-type="float" office:value="1000">
                <text:p>1000</text:p>
                <draw:g>
                  <svg:desc>'Workload B Charts'.K2:'Workload B Charts'.K23</svg:desc>
                </draw:g>
              </table:table-cell>
              <table:table-cell office:value-type="float" office:value="469.196212561937">
                <text:p>469.196212561937</text:p>
                <draw:g>
                  <svg:desc>'Workload B Charts'.H2:'Workload B Charts'.H23</svg:desc>
                </draw:g>
              </table:table-cell>
            </table:table-row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1">
                <text:p>281</text:p>
              </table:table-cell>
              <table:table-cell office:value-type="float" office:value="1000">
                <text:p>1000</text:p>
              </table:table-cell>
              <table:table-cell office:value-type="float" office:value="503.75168161435">
                <text:p>503.75168161435</text:p>
              </table:table-cell>
              <table:table-cell office:value-type="float" office:value="494">
                <text:p>494</text:p>
              </table:table-cell>
              <table:table-cell office:value-type="float" office:value="1000">
                <text:p>1000</text:p>
              </table:table-cell>
              <table:table-cell office:value-type="float" office:value="814.069045495094">
                <text:p>814.069045495094</text:p>
              </table:table-cell>
            </table:table-row>
            <table:table-row>
              <table:table-cell office:value-type="float" office:value="1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588.639307861572">
                <text:p>588.639307861572</text:p>
              </table:table-cell>
              <table:table-cell office:value-type="float" office:value="1389">
                <text:p>1389</text:p>
              </table:table-cell>
              <table:table-cell office:value-type="float" office:value="3000">
                <text:p>3000</text:p>
              </table:table-cell>
              <table:table-cell office:value-type="float" office:value="1816.37815092374">
                <text:p>1816.37815092374</text:p>
              </table:table-cell>
            </table:table-row>
            <table:table-row>
              <table:table-cell office:value-type="float" office:value="1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1">
                <text:p>311</text:p>
              </table:table-cell>
              <table:table-cell office:value-type="float" office:value="2000">
                <text:p>2000</text:p>
              </table:table-cell>
              <table:table-cell office:value-type="float" office:value="916.663059656463">
                <text:p>916.663059656463</text:p>
              </table:table-cell>
              <table:table-cell office:value-type="float" office:value="2797">
                <text:p>2797</text:p>
              </table:table-cell>
              <table:table-cell office:value-type="float" office:value="5000">
                <text:p>5000</text:p>
              </table:table-cell>
              <table:table-cell office:value-type="float" office:value="3446.6907063197">
                <text:p>3446.6907063197</text:p>
              </table:table-cell>
            </table:table-row>
            <table:table-row>
              <table:table-cell office:value-type="float" office:value="1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8">
                <text:p>328</text:p>
              </table:table-cell>
              <table:table-cell office:value-type="float" office:value="3000">
                <text:p>3000</text:p>
              </table:table-cell>
              <table:table-cell office:value-type="float" office:value="1684.48820987034">
                <text:p>1684.48820987034</text:p>
              </table:table-cell>
              <table:table-cell office:value-type="float" office:value="5688">
                <text:p>5688</text:p>
              </table:table-cell>
              <table:table-cell office:value-type="float" office:value="9000">
                <text:p>9000</text:p>
              </table:table-cell>
              <table:table-cell office:value-type="float" office:value="6753.01130180829">
                <text:p>6753.01130180829</text:p>
              </table:table-cell>
            </table:table-row>
            <table:table-row>
              <table:table-cell office:value-type="float" office:value="1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0">
                <text:p>340</text:p>
              </table:table-cell>
              <table:table-cell office:value-type="float" office:value="3000">
                <text:p>3000</text:p>
              </table:table-cell>
              <table:table-cell office:value-type="float" office:value="1997.08117547874">
                <text:p>1997.08117547874</text:p>
              </table:table-cell>
              <table:table-cell office:value-type="float" office:value="7211">
                <text:p>7211</text:p>
              </table:table-cell>
              <table:table-cell office:value-type="float" office:value="11000">
                <text:p>11000</text:p>
              </table:table-cell>
              <table:table-cell office:value-type="float" office:value="8450.92721965169">
                <text:p>8450.92721965169</text:p>
              </table:table-cell>
            </table:table-row>
            <table:table-row>
              <table:table-cell office:value-type="float" office:value="2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69">
                <text:p>269</text:p>
              </table:table-cell>
              <table:table-cell office:value-type="float" office:value="1000">
                <text:p>1000</text:p>
              </table:table-cell>
              <table:table-cell office:value-type="float" office:value="545.774944169724">
                <text:p>545.774944169724</text:p>
              </table:table-cell>
              <table:table-cell office:value-type="float" office:value="276">
                <text:p>276</text:p>
              </table:table-cell>
              <table:table-cell office:value-type="float" office:value="1000">
                <text:p>1000</text:p>
              </table:table-cell>
              <table:table-cell office:value-type="float" office:value="492.439730491633">
                <text:p>492.439730491633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6">
                <text:p>316</text:p>
              </table:table-cell>
              <table:table-cell office:value-type="float" office:value="1000">
                <text:p>1000</text:p>
              </table:table-cell>
              <table:table-cell office:value-type="float" office:value="641.107751533865">
                <text:p>641.107751533865</text:p>
              </table:table-cell>
              <table:table-cell office:value-type="float" office:value="475">
                <text:p>475</text:p>
              </table:table-cell>
              <table:table-cell office:value-type="float" office:value="1000">
                <text:p>1000</text:p>
              </table:table-cell>
              <table:table-cell office:value-type="float" office:value="1022.85274720909">
                <text:p>1022.85274720909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2">
                <text:p>332</text:p>
              </table:table-cell>
              <table:table-cell office:value-type="float" office:value="1000">
                <text:p>1000</text:p>
              </table:table-cell>
              <table:table-cell office:value-type="float" office:value="704.819341020098">
                <text:p>704.819341020098</text:p>
              </table:table-cell>
              <table:table-cell office:value-type="float" office:value="442">
                <text:p>442</text:p>
              </table:table-cell>
              <table:table-cell office:value-type="float" office:value="3000">
                <text:p>3000</text:p>
              </table:table-cell>
              <table:table-cell office:value-type="float" office:value="1954.90733992712">
                <text:p>1954.90733992712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6">
                <text:p>336</text:p>
              </table:table-cell>
              <table:table-cell office:value-type="float" office:value="1000">
                <text:p>1000</text:p>
              </table:table-cell>
              <table:table-cell office:value-type="float" office:value="809.339102910832">
                <text:p>809.339102910832</text:p>
              </table:table-cell>
              <table:table-cell office:value-type="float" office:value="972">
                <text:p>972</text:p>
              </table:table-cell>
              <table:table-cell office:value-type="float" office:value="4000">
                <text:p>4000</text:p>
              </table:table-cell>
              <table:table-cell office:value-type="float" office:value="2820.31276424401">
                <text:p>2820.31276424401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98">
                <text:p>298</text:p>
              </table:table-cell>
              <table:table-cell office:value-type="float" office:value="2000">
                <text:p>2000</text:p>
              </table:table-cell>
              <table:table-cell office:value-type="float" office:value="974.576365663322">
                <text:p>974.576365663322</text:p>
              </table:table-cell>
              <table:table-cell office:value-type="float" office:value="1352">
                <text:p>1352</text:p>
              </table:table-cell>
              <table:table-cell office:value-type="float" office:value="4000">
                <text:p>4000</text:p>
              </table:table-cell>
              <table:table-cell office:value-type="float" office:value="3470.28887329591">
                <text:p>3470.28887329591</text:p>
              </table:table-cell>
            </table:table-row>
            <table:table-row>
              <table:table-cell office:value-type="float" office:value="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0">
                <text:p>310</text:p>
              </table:table-cell>
              <table:table-cell office:value-type="float" office:value="2000">
                <text:p>2000</text:p>
              </table:table-cell>
              <table:table-cell office:value-type="float" office:value="1127.48229955222">
                <text:p>1127.48229955222</text:p>
              </table:table-cell>
              <table:table-cell office:value-type="float" office:value="390">
                <text:p>390</text:p>
              </table:table-cell>
              <table:table-cell office:value-type="float" office:value="5000">
                <text:p>5000</text:p>
              </table:table-cell>
              <table:table-cell office:value-type="float" office:value="4268.73485982443">
                <text:p>4268.73485982443</text:p>
              </table:table-cell>
            </table:table-row>
            <table:table-row>
              <table:table-cell office:value-type="float" office:value="2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83">
                <text:p>383</text:p>
              </table:table-cell>
              <table:table-cell office:value-type="float" office:value="4000">
                <text:p>4000</text:p>
              </table:table-cell>
              <table:table-cell office:value-type="float" office:value="2496.38949137621">
                <text:p>2496.38949137621</text:p>
              </table:table-cell>
              <table:table-cell office:value-type="float" office:value="4855">
                <text:p>4855</text:p>
              </table:table-cell>
              <table:table-cell office:value-type="float" office:value="10000">
                <text:p>10000</text:p>
              </table:table-cell>
              <table:table-cell office:value-type="float" office:value="8178.33533102163">
                <text:p>8178.33533102163</text:p>
              </table:table-cell>
            </table:table-row>
            <table:table-row>
              <table:table-cell office:value-type="float" office:value="10">
                <text:p>1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00">
                <text:p>300</text:p>
              </table:table-cell>
              <table:table-cell office:value-type="float" office:value="2000">
                <text:p>2000</text:p>
              </table:table-cell>
              <table:table-cell office:value-type="float" office:value="801.811024253357">
                <text:p>801.811024253357</text:p>
              </table:table-cell>
              <table:table-cell office:value-type="float" office:value="302">
                <text:p>302</text:p>
              </table:table-cell>
              <table:table-cell office:value-type="float" office:value="2000">
                <text:p>2000</text:p>
              </table:table-cell>
              <table:table-cell office:value-type="float" office:value="808.808854334515">
                <text:p>808.808854334515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04">
                <text:p>304</text:p>
              </table:table-cell>
              <table:table-cell office:value-type="float" office:value="2000">
                <text:p>2000</text:p>
              </table:table-cell>
              <table:table-cell office:value-type="float" office:value="868.963866596766">
                <text:p>868.963866596766</text:p>
              </table:table-cell>
              <table:table-cell office:value-type="float" office:value="296">
                <text:p>296</text:p>
              </table:table-cell>
              <table:table-cell office:value-type="float" office:value="2000">
                <text:p>2000</text:p>
              </table:table-cell>
              <table:table-cell office:value-type="float" office:value="1057.20591658973">
                <text:p>1057.20591658973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0">
                <text:p>320</text:p>
              </table:table-cell>
              <table:table-cell office:value-type="float" office:value="2000">
                <text:p>2000</text:p>
              </table:table-cell>
              <table:table-cell office:value-type="float" office:value="1023.47753404387">
                <text:p>1023.47753404387</text:p>
              </table:table-cell>
              <table:table-cell office:value-type="float" office:value="312">
                <text:p>312</text:p>
              </table:table-cell>
              <table:table-cell office:value-type="float" office:value="2000">
                <text:p>2000</text:p>
              </table:table-cell>
              <table:table-cell office:value-type="float" office:value="1318.59762675297">
                <text:p>1318.59762675297</text:p>
              </table:table-cell>
            </table:table-row>
            <table:table-row>
              <table:table-cell office:value-type="float" office:value="10">
                <text:p>10 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6">
                <text:p>366</text:p>
              </table:table-cell>
              <table:table-cell office:value-type="float" office:value="3000">
                <text:p>3000</text:p>
              </table:table-cell>
              <table:table-cell office:value-type="float" office:value="1316.43102016006">
                <text:p>1316.43102016006</text:p>
              </table:table-cell>
              <table:table-cell office:value-type="float" office:value="360">
                <text:p>360</text:p>
              </table:table-cell>
              <table:table-cell office:value-type="float" office:value="3000">
                <text:p>3000</text:p>
              </table:table-cell>
              <table:table-cell office:value-type="float" office:value="1834.12166710333">
                <text:p>1834.12166710333</text:p>
              </table:table-cell>
            </table:table-row>
            <table:table-row>
              <table:table-cell office:value-type="float" office:value="10">
                <text:p>10 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9">
                <text:p>349</text:p>
              </table:table-cell>
              <table:table-cell office:value-type="float" office:value="3000">
                <text:p>3000</text:p>
              </table:table-cell>
              <table:table-cell office:value-type="float" office:value="1796.57205894098">
                <text:p>1796.57205894098</text:p>
              </table:table-cell>
              <table:table-cell office:value-type="float" office:value="322">
                <text:p>322</text:p>
              </table:table-cell>
              <table:table-cell office:value-type="float" office:value="4000">
                <text:p>4000</text:p>
              </table:table-cell>
              <table:table-cell office:value-type="float" office:value="2389.18765745611">
                <text:p>2389.18765745611</text:p>
              </table:table-cell>
            </table:table-row>
            <table:table-row>
              <table:table-cell office:value-type="float" office:value="10">
                <text:p>10 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1">
                <text:p>351</text:p>
              </table:table-cell>
              <table:table-cell office:value-type="float" office:value="4000">
                <text:p>4000</text:p>
              </table:table-cell>
              <table:table-cell office:value-type="float" office:value="2085.92232448801">
                <text:p>2085.92232448801</text:p>
              </table:table-cell>
              <table:table-cell office:value-type="float" office:value="403">
                <text:p>403</text:p>
              </table:table-cell>
              <table:table-cell office:value-type="float" office:value="4000">
                <text:p>4000</text:p>
              </table:table-cell>
              <table:table-cell office:value-type="float" office:value="2954.57706491138">
                <text:p>2954.57706491138</text:p>
              </table:table-cell>
            </table:table-row>
            <table:table-row>
              <table:table-cell office:value-type="float" office:value="10">
                <text:p>10 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7">
                <text:p>367</text:p>
              </table:table-cell>
              <table:table-cell office:value-type="float" office:value="6000">
                <text:p>6000</text:p>
              </table:table-cell>
              <table:table-cell office:value-type="float" office:value="2841.30708819169">
                <text:p>2841.30708819169</text:p>
              </table:table-cell>
              <table:table-cell office:value-type="float" office:value="458">
                <text:p>458</text:p>
              </table:table-cell>
              <table:table-cell office:value-type="float" office:value="6000">
                <text:p>6000</text:p>
              </table:table-cell>
              <table:table-cell office:value-type="float" office:value="4182.64616">
                <text:p>4182.64616</text:p>
              </table:table-cell>
            </table:table-row>
            <table:table-row>
              <table:table-cell office:value-type="float" office:value="10">
                <text:p>10 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1">
                <text:p>311</text:p>
              </table:table-cell>
              <table:table-cell office:value-type="float" office:value="9000">
                <text:p>9000</text:p>
              </table:table-cell>
              <table:table-cell office:value-type="float" office:value="4035.23419349652">
                <text:p>4035.23419349652</text:p>
              </table:table-cell>
              <table:table-cell office:value-type="float" office:value="349">
                <text:p>349</text:p>
              </table:table-cell>
              <table:table-cell office:value-type="float" office:value="7000">
                <text:p>7000</text:p>
              </table:table-cell>
              <table:table-cell office:value-type="float" office:value="5484.54320394183">
                <text:p>5484.54320394183</text:p>
              </table:table-cell>
            </table:table-row>
            <table:table-row>
              <table:table-cell office:value-type="float" office:value="10">
                <text:p>10 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8">
                <text:p>368</text:p>
              </table:table-cell>
              <table:table-cell office:value-type="float" office:value="11000">
                <text:p>11000</text:p>
              </table:table-cell>
              <table:table-cell office:value-type="float" office:value="4763.36805974957">
                <text:p>4763.36805974957</text:p>
              </table:table-cell>
              <table:table-cell office:value-type="float" office:value="689">
                <text:p>689</text:p>
              </table:table-cell>
              <table:table-cell office:value-type="float" office:value="9000">
                <text:p>9000</text:p>
              </table:table-cell>
              <table:table-cell office:value-type="float" office:value="7200.75386001802">
                <text:p>7200.753860018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graphic-properties draw:fill-color="#ffffff"/>
    </style:style>
    <style:style style:name="ch12" style:family="chart">
      <style:graphic-properties svg:stroke-color="#b3b3b3" draw:fill-color="#000000"/>
    </style:style>
    <style:style style:name="ch13" style:family="chart">
      <style:graphic-properties svg:stroke-width="0.051cm" svg:stroke-color="#ff996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861cm" svg:height="12.701cm" xlink:href=".." xlink:type="simple" chart:class="chart:stock" chart:style-name="ch1">
        <chart:title svg:x="9.415cm" svg:y="0.389cm" chart:style-name="ch2">
          <text:p>Read Latency
YCSB - Workload B</text:p>
        </chart:title>
        <chart:subtitle svg:x="10.063cm" svg:y="1.926cm" chart:style-name="ch3">
          <text:p>Lower is Better</text:p>
        </chart:subtitle>
        <chart:legend chart:legend-position="end" svg:x="19.003cm" svg:y="5.802cm" style:legend-expansion="high" chart:style-name="ch4"/>
        <chart:plot-area chart:style-name="ch5" table:cell-range-address="'Workload B Charts'.C2:'Workload B Charts'.D23 'Workload B Charts'.L1:'Workload B Charts'.M1 'Workload B Charts'.AF2:'Workload B Charts'.AG23 'Workload B Charts'.AI2:'Workload B Charts'.AI23 'Workload B Charts'.T2:'Workload B Charts'.T2 'Workload B Charts'.H1:'Workload B Charts'.I1 'Workload B Charts'.N2:'Workload B Charts'.O23 'Workload B Charts'.Q2:'Workload B Charts'.Q23 'Workload B Charts'.B2:'Workload B Charts'.B2" chart:data-source-has-labels="both" svg:x="1.468cm" svg:y="3.117cm" svg:width="16.621cm" svg:height="8.349cm">
          <chartooo:coordinate-region svg:x="2.645cm" svg:y="3.317cm" svg:width="15.444cm" svg:height="7.104cm"/>
          <chart:axis chart:dimension="x" chart:name="primary-x" chart:style-name="ch6" chartooo:axis-type="auto">
            <chartooo:date-scale/>
            <chart:title svg:x="7.009cm" svg:y="11.72cm" chart:style-name="ch7">
              <text:p>Threads (top)  / Connections (bottom)</text:p>
            </chart:title>
            <chart:categories table:cell-range-address="'Workload B Charts'.C2:'Workload B Charts'.D23"/>
          </chart:axis>
          <chart:axis chart:dimension="y" chart:name="primary-y" chart:style-name="ch6">
            <chart:title svg:x="0.451cm" svg:y="8.433cm" chart:style-name="ch8">
              <text:p>micro seconds</text:p>
            </chart:title>
            <chart:grid chart:style-name="ch9" chart:class="major"/>
          </chart:axis>
          <chart:axis chart:dimension="y" chart:name="secondary-y" chart:style-name="ch10"/>
          <chart:series chart:values-cell-range-address="'Workload B Charts'.AG2:'Workload B Charts'.AG23" chart:label-cell-address="'Workload B Charts'.L1:'Workload B Charts'.L1" chart:attached-axis="secondary-y">
            <chart:data-point chart:repeated="22"/>
          </chart:series>
          <chart:series chart:values-cell-range-address="'Workload B Charts'.AI2:'Workload B Charts'.AI23" chart:label-cell-address="'Workload B Charts'.M1:'Workload B Charts'.M1" chart:attached-axis="secondary-y">
            <chart:data-point chart:repeated="22"/>
          </chart:series>
          <chart:series chart:values-cell-range-address="'Workload B Charts'.AF2:'Workload B Charts'.AF23" chart:label-cell-address="'Workload B Charts'.T2:'Workload B Charts'.T2" chart:attached-axis="secondary-y">
            <chart:data-point chart:repeated="22"/>
          </chart:series>
          <chart:series chart:values-cell-range-address="'Workload B Charts'.O2:'Workload B Charts'.O23" chart:label-cell-address="'Workload B Charts'.H1:'Workload B Charts'.H1" chart:attached-axis="secondary-y">
            <chart:data-point chart:repeated="22"/>
          </chart:series>
          <chart:series chart:values-cell-range-address="'Workload B Charts'.Q2:'Workload B Charts'.Q23" chart:label-cell-address="'Workload B Charts'.I1:'Workload B Charts'.I1" chart:attached-axis="secondary-y">
            <chart:data-point chart:repeated="22"/>
          </chart:series>
          <chart:series chart:values-cell-range-address="'Workload B Charts'.N2:'Workload B Charts'.N23" chart:label-cell-address="'Workload B Charts'.B2:'Workload B Charts'.B2" chart:attached-axis="secondary-y">
            <chart:data-point chart:repeated="22"/>
          </chart:series>
          <chart:stock-gain-marker chart:style-name="ch11"/>
          <chart:stock-loss-marker chart:style-name="ch12"/>
          <chart:stock-range-line chart:style-name="ch13"/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pdate 99th Percentile Latency (ms)</text:p>
                <draw:g>
                  <svg:desc>'Workload B Charts'.L1:'Workload B Charts'.L1</svg:desc>
                </draw:g>
              </table:table-cell>
              <table:table-cell office:value-type="string">
                <text:p>Read Operations</text:p>
                <draw:g>
                  <svg:desc>'Workload B Charts'.M1:'Workload B Charts'.M1</svg:desc>
                </draw:g>
              </table:table-cell>
              <table:table-cell office:value-type="string">
                <text:p>mongodb-async</text:p>
                <draw:g>
                  <svg:desc>'Workload B Charts'.T2:'Workload B Charts'.T2</svg:desc>
                </draw:g>
              </table:table-cell>
              <table:table-cell office:value-type="string">
                <text:p>Update Average Latency (us)</text:p>
                <draw:g>
                  <svg:desc>'Workload B Charts'.H1:'Workload B Charts'.H1</svg:desc>
                </draw:g>
              </table:table-cell>
              <table:table-cell office:value-type="string">
                <text:p>Update Min Latency (us)</text:p>
                <draw:g>
                  <svg:desc>'Workload B Charts'.I1:'Workload B Charts'.I1</svg:desc>
                </draw:g>
              </table:table-cell>
              <table:table-cell office:value-type="string">
                <text:p>mongodb-legacy</text:p>
                <draw:g>
                  <svg:desc>'Workload B Charts'.B2:'Workload B Charts'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Workload B Charts'.C2:'Workload B Charts'.D23</svg:desc>
                </draw:g>
              </table:table-cell>
              <table:table-cell office:value-type="float" office:value="221">
                <text:p>221</text:p>
                <draw:g>
                  <svg:desc>'Workload B Charts'.AG2:'Workload B Charts'.AG23</svg:desc>
                </draw:g>
              </table:table-cell>
              <table:table-cell office:value-type="float" office:value="0">
                <text:p>0</text:p>
                <draw:g>
                  <svg:desc>'Workload B Charts'.AI2:'Workload B Charts'.AI23</svg:desc>
                </draw:g>
              </table:table-cell>
              <table:table-cell office:value-type="float" office:value="266.393874218178">
                <text:p>266.393874218178</text:p>
                <draw:g>
                  <svg:desc>'Workload B Charts'.AF2:'Workload B Charts'.AF23</svg:desc>
                </draw:g>
              </table:table-cell>
              <table:table-cell office:value-type="float" office:value="245">
                <text:p>245</text:p>
                <draw:g>
                  <svg:desc>'Workload B Charts'.O2:'Workload B Charts'.O23</svg:desc>
                </draw:g>
              </table:table-cell>
              <table:table-cell office:value-type="float" office:value="0">
                <text:p>0</text:p>
                <draw:g>
                  <svg:desc>'Workload B Charts'.Q2:'Workload B Charts'.Q23</svg:desc>
                </draw:g>
              </table:table-cell>
              <table:table-cell office:value-type="float" office:value="283.273568096018">
                <text:p>283.273568096018</text:p>
                <draw:g>
                  <svg:desc>'Workload B Charts'.N2:'Workload B Charts'.N23</svg:desc>
                </draw:g>
              </table:table-cell>
            </table:table-row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310.879513456162">
                <text:p>310.879513456162</text:p>
              </table:table-cell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605.665117871003">
                <text:p>605.665117871003</text:p>
              </table:table-cell>
            </table:table-row>
            <table:table-row>
              <table:table-cell office:value-type="float" office:value="1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411.62285870675">
                <text:p>411.62285870675</text:p>
              </table:table-cell>
              <table:table-cell office:value-type="float" office:value="1185">
                <text:p>1185</text:p>
              </table:table-cell>
              <table:table-cell office:value-type="float" office:value="1000">
                <text:p>1000</text:p>
              </table:table-cell>
              <table:table-cell office:value-type="float" office:value="1569.15321641859">
                <text:p>1569.15321641859</text:p>
              </table:table-cell>
            </table:table-row>
            <table:table-row>
              <table:table-cell office:value-type="float" office:value="1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754.840085364134">
                <text:p>754.840085364134</text:p>
              </table:table-cell>
              <table:table-cell office:value-type="float" office:value="2587">
                <text:p>2587</text:p>
              </table:table-cell>
              <table:table-cell office:value-type="float" office:value="3000">
                <text:p>3000</text:p>
              </table:table-cell>
              <table:table-cell office:value-type="float" office:value="3197.17085142096">
                <text:p>3197.17085142096</text:p>
              </table:table-cell>
            </table:table-row>
            <table:table-row>
              <table:table-cell office:value-type="float" office:value="1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70">
                <text:p>270</text:p>
              </table:table-cell>
              <table:table-cell office:value-type="float" office:value="1000">
                <text:p>1000</text:p>
              </table:table-cell>
              <table:table-cell office:value-type="float" office:value="1508.20044830072">
                <text:p>1508.20044830072</text:p>
              </table:table-cell>
              <table:table-cell office:value-type="float" office:value="5556">
                <text:p>5556</text:p>
              </table:table-cell>
              <table:table-cell office:value-type="float" office:value="8000">
                <text:p>8000</text:p>
              </table:table-cell>
              <table:table-cell office:value-type="float" office:value="6499.95361933794">
                <text:p>6499.95361933794</text:p>
              </table:table-cell>
            </table:table-row>
            <table:table-row>
              <table:table-cell office:value-type="float" office:value="1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65">
                <text:p>265</text:p>
              </table:table-cell>
              <table:table-cell office:value-type="float" office:value="2000">
                <text:p>2000</text:p>
              </table:table-cell>
              <table:table-cell office:value-type="float" office:value="1847.84360575132">
                <text:p>1847.84360575132</text:p>
              </table:table-cell>
              <table:table-cell office:value-type="float" office:value="7138">
                <text:p>7138</text:p>
              </table:table-cell>
              <table:table-cell office:value-type="float" office:value="10000">
                <text:p>10000</text:p>
              </table:table-cell>
              <table:table-cell office:value-type="float" office:value="8197.84242078339">
                <text:p>8197.84242078339</text:p>
              </table:table-cell>
            </table:table-row>
            <table:table-row>
              <table:table-cell office:value-type="float" office:value="2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287.995894079895">
                <text:p>287.995894079895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298.965103586064">
                <text:p>298.965103586064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404.436305290035">
                <text:p>404.436305290035</text:p>
              </table:table-cell>
              <table:table-cell office:value-type="float" office:value="269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790.576540186046">
                <text:p>790.576540186046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64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508.332029884932">
                <text:p>508.332029884932</text:p>
              </table:table-cell>
              <table:table-cell office:value-type="float" office:value="299">
                <text:p>299</text:p>
              </table:table-cell>
              <table:table-cell office:value-type="float" office:value="2000">
                <text:p>2000</text:p>
              </table:table-cell>
              <table:table-cell office:value-type="float" office:value="1728.45039966149">
                <text:p>1728.45039966149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68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630.780498972184">
                <text:p>630.780498972184</text:p>
              </table:table-cell>
              <table:table-cell office:value-type="float" office:value="380">
                <text:p>380</text:p>
              </table:table-cell>
              <table:table-cell office:value-type="float" office:value="3000">
                <text:p>3000</text:p>
              </table:table-cell>
              <table:table-cell office:value-type="float" office:value="2555.89713675394">
                <text:p>2555.89713675394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6">
                <text:p>246</text:p>
              </table:table-cell>
              <table:table-cell office:value-type="float" office:value="1000">
                <text:p>1000</text:p>
              </table:table-cell>
              <table:table-cell office:value-type="float" office:value="798.511125874951">
                <text:p>798.511125874951</text:p>
              </table:table-cell>
              <table:table-cell office:value-type="float" office:value="322">
                <text:p>322</text:p>
              </table:table-cell>
              <table:table-cell office:value-type="float" office:value="4000">
                <text:p>4000</text:p>
              </table:table-cell>
              <table:table-cell office:value-type="float" office:value="3270.56859554583">
                <text:p>3270.56859554583</text:p>
              </table:table-cell>
            </table:table-row>
            <table:table-row>
              <table:table-cell office:value-type="float" office:value="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1">
                <text:p>241</text:p>
              </table:table-cell>
              <table:table-cell office:value-type="float" office:value="1000">
                <text:p>1000</text:p>
              </table:table-cell>
              <table:table-cell office:value-type="float" office:value="986.028354060571">
                <text:p>986.028354060571</text:p>
              </table:table-cell>
              <table:table-cell office:value-type="float" office:value="325">
                <text:p>325</text:p>
              </table:table-cell>
              <table:table-cell office:value-type="float" office:value="4000">
                <text:p>4000</text:p>
              </table:table-cell>
              <table:table-cell office:value-type="float" office:value="4001.03841411712">
                <text:p>4001.03841411712</text:p>
              </table:table-cell>
            </table:table-row>
            <table:table-row>
              <table:table-cell office:value-type="float" office:value="2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68">
                <text:p>268</text:p>
              </table:table-cell>
              <table:table-cell office:value-type="float" office:value="3000">
                <text:p>3000</text:p>
              </table:table-cell>
              <table:table-cell office:value-type="float" office:value="2319.37287452291">
                <text:p>2319.37287452291</text:p>
              </table:table-cell>
              <table:table-cell office:value-type="float" office:value="1247">
                <text:p>1247</text:p>
              </table:table-cell>
              <table:table-cell office:value-type="float" office:value="9000">
                <text:p>9000</text:p>
              </table:table-cell>
              <table:table-cell office:value-type="float" office:value="7953.24859568744">
                <text:p>7953.24859568744</text:p>
              </table:table-cell>
            </table:table-row>
            <table:table-row>
              <table:table-cell office:value-type="float" office:value="10">
                <text:p>1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507.403022807885">
                <text:p>507.403022807885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486.348152053134">
                <text:p>486.348152053134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592.740916417998">
                <text:p>592.740916417998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777.134008444858">
                <text:p>777.134008444858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6">
                <text:p>256</text:p>
              </table:table-cell>
              <table:table-cell office:value-type="float" office:value="1000">
                <text:p>1000</text:p>
              </table:table-cell>
              <table:table-cell office:value-type="float" office:value="722.965918624492">
                <text:p>722.965918624492</text:p>
              </table:table-cell>
              <table:table-cell office:value-type="float" office:value="264">
                <text:p>264</text:p>
              </table:table-cell>
              <table:table-cell office:value-type="float" office:value="1000">
                <text:p>1000</text:p>
              </table:table-cell>
              <table:table-cell office:value-type="float" office:value="1041.73069513718">
                <text:p>1041.73069513718</text:p>
              </table:table-cell>
            </table:table-row>
            <table:table-row>
              <table:table-cell office:value-type="float" office:value="10">
                <text:p>10 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64">
                <text:p>264</text:p>
              </table:table-cell>
              <table:table-cell office:value-type="float" office:value="1000">
                <text:p>1000</text:p>
              </table:table-cell>
              <table:table-cell office:value-type="float" office:value="1028.57396161513">
                <text:p>1028.57396161513</text:p>
              </table:table-cell>
              <table:table-cell office:value-type="float" office:value="274">
                <text:p>274</text:p>
              </table:table-cell>
              <table:table-cell office:value-type="float" office:value="2000">
                <text:p>2000</text:p>
              </table:table-cell>
              <table:table-cell office:value-type="float" office:value="1592.55226222181">
                <text:p>1592.55226222181</text:p>
              </table:table-cell>
            </table:table-row>
            <table:table-row>
              <table:table-cell office:value-type="float" office:value="10">
                <text:p>10 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5">
                <text:p>255</text:p>
              </table:table-cell>
              <table:table-cell office:value-type="float" office:value="3000">
                <text:p>3000</text:p>
              </table:table-cell>
              <table:table-cell office:value-type="float" office:value="1470.48891165114">
                <text:p>1470.48891165114</text:p>
              </table:table-cell>
              <table:table-cell office:value-type="float" office:value="281">
                <text:p>281</text:p>
              </table:table-cell>
              <table:table-cell office:value-type="float" office:value="2000">
                <text:p>2000</text:p>
              </table:table-cell>
              <table:table-cell office:value-type="float" office:value="2105.47829769682">
                <text:p>2105.47829769682</text:p>
              </table:table-cell>
            </table:table-row>
            <table:table-row>
              <table:table-cell office:value-type="float" office:value="10">
                <text:p>10 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9">
                <text:p>259</text:p>
              </table:table-cell>
              <table:table-cell office:value-type="float" office:value="3000">
                <text:p>3000</text:p>
              </table:table-cell>
              <table:table-cell office:value-type="float" office:value="1763.30200546639">
                <text:p>1763.30200546639</text:p>
              </table:table-cell>
              <table:table-cell office:value-type="float" office:value="281">
                <text:p>281</text:p>
              </table:table-cell>
              <table:table-cell office:value-type="float" office:value="3000">
                <text:p>3000</text:p>
              </table:table-cell>
              <table:table-cell office:value-type="float" office:value="2633.68878493453">
                <text:p>2633.68878493453</text:p>
              </table:table-cell>
            </table:table-row>
            <table:table-row>
              <table:table-cell office:value-type="float" office:value="10">
                <text:p>10 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64">
                <text:p>264</text:p>
              </table:table-cell>
              <table:table-cell office:value-type="float" office:value="5000">
                <text:p>5000</text:p>
              </table:table-cell>
              <table:table-cell office:value-type="float" office:value="2524.79868976834">
                <text:p>2524.79868976834</text:p>
              </table:table-cell>
              <table:table-cell office:value-type="float" office:value="275">
                <text:p>275</text:p>
              </table:table-cell>
              <table:table-cell office:value-type="float" office:value="4000">
                <text:p>4000</text:p>
              </table:table-cell>
              <table:table-cell office:value-type="float" office:value="3916.2726555962">
                <text:p>3916.2726555962</text:p>
              </table:table-cell>
            </table:table-row>
            <table:table-row>
              <table:table-cell office:value-type="float" office:value="10">
                <text:p>10 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2">
                <text:p>242</text:p>
              </table:table-cell>
              <table:table-cell office:value-type="float" office:value="9000">
                <text:p>9000</text:p>
              </table:table-cell>
              <table:table-cell office:value-type="float" office:value="3644.51123818985">
                <text:p>3644.51123818985</text:p>
              </table:table-cell>
              <table:table-cell office:value-type="float" office:value="292">
                <text:p>292</text:p>
              </table:table-cell>
              <table:table-cell office:value-type="float" office:value="6000">
                <text:p>6000</text:p>
              </table:table-cell>
              <table:table-cell office:value-type="float" office:value="5279.59761555416">
                <text:p>5279.59761555416</text:p>
              </table:table-cell>
            </table:table-row>
            <table:table-row>
              <table:table-cell office:value-type="float" office:value="10">
                <text:p>10 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0">
                <text:p>250</text:p>
              </table:table-cell>
              <table:table-cell office:value-type="float" office:value="10000">
                <text:p>10000</text:p>
              </table:table-cell>
              <table:table-cell office:value-type="float" office:value="4400.8052962878">
                <text:p>4400.8052962878</text:p>
              </table:table-cell>
              <table:table-cell office:value-type="float" office:value="271">
                <text:p>271</text:p>
              </table:table-cell>
              <table:table-cell office:value-type="float" office:value="9000">
                <text:p>9000</text:p>
              </table:table-cell>
              <table:table-cell office:value-type="float" office:value="6912.84402330367">
                <text:p>6912.844023303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svg:stroke-color="#808080" draw:fill-color="#ff996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61cm" svg:height="12.701cm" xlink:href=".." xlink:type="simple" chart:class="chart:bar" chart:style-name="ch1">
        <chart:title svg:x="9.415cm" svg:y="0.389cm" chart:style-name="ch2">
          <text:p>Throughput
YCSB - Workload B</text:p>
        </chart:title>
        <chart:subtitle svg:x="10.037cm" svg:y="1.926cm" chart:style-name="ch3">
          <text:p>Higher is Better</text:p>
        </chart:subtitle>
        <chart:legend chart:legend-position="end" svg:x="19.592cm" svg:y="5.802cm" style:legend-expansion="high" chart:style-name="ch4"/>
        <chart:plot-area chart:style-name="ch5" table:cell-range-address="'Workload B Charts'.C2:'Workload B Charts'.D23 'Workload B Charts'.T2:'Workload B Charts'.T2 'Workload B Charts'.X2:'Workload B Charts'.X23 'Workload B Charts'.B2:'Workload B Charts'.B2 'Workload B Charts'.F2:'Workload B Charts'.F23" chart:data-source-has-labels="both" svg:x="1.468cm" svg:y="3.117cm" svg:width="17.21cm" svg:height="8.349cm">
          <chartooo:coordinate-region svg:x="2.645cm" svg:y="3.316cm" svg:width="16.033cm" svg:height="7.105cm"/>
          <chart:axis chart:dimension="x" chart:name="primary-x" chart:style-name="ch6" chartooo:axis-type="auto">
            <chartooo:date-scale/>
            <chart:title svg:x="7.343cm" svg:y="11.72cm" chart:style-name="ch7">
              <text:p>Threads (top) / Connections (bottom)</text:p>
            </chart:title>
            <chart:categories table:cell-range-address="'Workload B Charts'.C2:'Workload B Charts'.D23"/>
          </chart:axis>
          <chart:axis chart:dimension="y" chart:name="primary-y" chart:style-name="ch8">
            <chart:title svg:x="0.451cm" svg:y="8.79cm" chart:style-name="ch9">
              <text:p>operations / second</text:p>
            </chart:title>
            <chart:grid chart:style-name="ch10" chart:class="major"/>
          </chart:axis>
          <chart:series chart:style-name="ch11" chart:values-cell-range-address="'Workload B Charts'.X2:'Workload B Charts'.X23" chart:label-cell-address="'Workload B Charts'.T2:'Workload B Charts'.T2" chart:class="chart:bar">
            <chart:data-point chart:repeated="22"/>
          </chart:series>
          <chart:series chart:style-name="ch12" chart:values-cell-range-address="'Workload B Charts'.F2:'Workload B Charts'.F23" chart:label-cell-address="'Workload B Charts'.B2:'Workload B Charts'.B2" chart:class="chart:ba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godb-async</text:p>
                <draw:g>
                  <svg:desc>'Workload B Charts'.T2:'Workload B Charts'.T2</svg:desc>
                </draw:g>
              </table:table-cell>
              <table:table-cell office:value-type="string">
                <text:p>mongodb-legacy</text:p>
                <draw:g>
                  <svg:desc>'Workload B Charts'.B2:'Workload B Charts'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Workload B Charts'.C2:'Workload B Charts'.D23</svg:desc>
                </draw:g>
              </table:table-cell>
              <table:table-cell office:value-type="float" office:value="3569.45262444004">
                <text:p>3569.45262444004</text:p>
                <draw:g>
                  <svg:desc>'Workload B Charts'.X2:'Workload B Charts'.X23</svg:desc>
                </draw:g>
              </table:table-cell>
              <table:table-cell office:value-type="float" office:value="3370.82817877524">
                <text:p>3370.82817877524</text:p>
                <draw:g>
                  <svg:desc>'Workload B Charts'.F2:'Workload B Charts'.F23</svg:desc>
                </draw:g>
              </table:table-cell>
            </table:table-row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150.66673227378">
                <text:p>6150.66673227378</text:p>
              </table:table-cell>
              <table:table-cell office:value-type="float" office:value="3223.16553533556">
                <text:p>3223.16553533556</text:p>
              </table:table-cell>
            </table:table-row>
            <table:table-row>
              <table:table-cell office:value-type="float" office:value="1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729.3797503988">
                <text:p>11729.3797503988</text:p>
              </table:table-cell>
              <table:table-cell office:value-type="float" office:value="3151.25388392041">
                <text:p>3151.25388392041</text:p>
              </table:table-cell>
            </table:table-row>
            <table:table-row>
              <table:table-cell office:value-type="float" office:value="1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982.1236157811">
                <text:p>12982.1236157811</text:p>
              </table:table-cell>
              <table:table-cell office:value-type="float" office:value="3109.14336881902">
                <text:p>3109.14336881902</text:p>
              </table:table-cell>
            </table:table-row>
            <table:table-row>
              <table:table-cell office:value-type="float" office:value="1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096.5477500131">
                <text:p>13096.5477500131</text:p>
              </table:table-cell>
              <table:table-cell office:value-type="float" office:value="3066.60042809742">
                <text:p>3066.60042809742</text:p>
              </table:table-cell>
            </table:table-row>
            <table:table-row>
              <table:table-cell office:value-type="float" office:value="1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392.079923933">
                <text:p>13392.079923933</text:p>
              </table:table-cell>
              <table:table-cell office:value-type="float" office:value="3040.76140665623">
                <text:p>3040.76140665623</text:p>
              </table:table-cell>
            </table:table-row>
            <table:table-row>
              <table:table-cell office:value-type="float" office:value="2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537.35773075239">
                <text:p>6537.35773075239</text:p>
              </table:table-cell>
              <table:table-cell office:value-type="float" office:value="6386.63405225544">
                <text:p>6386.63405225544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836.2805671946">
                <text:p>11836.2805671946</text:p>
              </table:table-cell>
              <table:table-cell office:value-type="float" office:value="6190.45555562434">
                <text:p>6190.45555562434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008.877145627">
                <text:p>19008.877145627</text:p>
              </table:table-cell>
              <table:table-cell office:value-type="float" office:value="5725.08158241255">
                <text:p>5725.08158241255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077.9349657289">
                <text:p>23077.9349657289</text:p>
              </table:table-cell>
              <table:table-cell office:value-type="float" office:value="5819.74893352034">
                <text:p>5819.74893352034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420.0244200244">
                <text:p>24420.0244200244</text:p>
              </table:table-cell>
              <table:table-cell office:value-type="float" office:value="6079.13822136574">
                <text:p>6079.13822136574</text:p>
              </table:table-cell>
            </table:table-row>
            <table:table-row>
              <table:table-cell office:value-type="float" office:value="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841.0174880763">
                <text:p>24841.0174880763</text:p>
              </table:table-cell>
              <table:table-cell office:value-type="float" office:value="6210.83293480489">
                <text:p>6210.83293480489</text:p>
              </table:table-cell>
            </table:table-row>
            <table:table-row>
              <table:table-cell office:value-type="float" office:value="2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270.2599225763">
                <text:p>21270.2599225763</text:p>
              </table:table-cell>
              <table:table-cell office:value-type="float" office:value="6263.30953275711">
                <text:p>6263.30953275711</text:p>
              </table:table-cell>
            </table:table-row>
            <table:table-row>
              <table:table-cell office:value-type="float" office:value="10">
                <text:p>1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656.0202977501">
                <text:p>18656.0202977501</text:p>
              </table:table-cell>
              <table:table-cell office:value-type="float" office:value="19547.2848821299">
                <text:p>19547.2848821299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292.828685259">
                <text:p>24292.828685259</text:p>
              </table:table-cell>
              <table:table-cell office:value-type="float" office:value="18717.2912065287">
                <text:p>18717.2912065287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6630.4492556789">
                <text:p>26630.4492556789</text:p>
              </table:table-cell>
              <table:table-cell office:value-type="float" office:value="18730.4500927157">
                <text:p>18730.4500927157</text:p>
              </table:table-cell>
            </table:table-row>
            <table:table-row>
              <table:table-cell office:value-type="float" office:value="10">
                <text:p>10 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283.4596673832">
                <text:p>28283.4596673832</text:p>
              </table:table-cell>
              <table:table-cell office:value-type="float" office:value="18522.7925241262">
                <text:p>18522.7925241262</text:p>
              </table:table-cell>
            </table:table-row>
            <table:table-row>
              <table:table-cell office:value-type="float" office:value="10">
                <text:p>10 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6490.7679673634">
                <text:p>26490.7679673634</text:p>
              </table:table-cell>
              <table:table-cell office:value-type="float" office:value="18711.1743132999">
                <text:p>18711.1743132999</text:p>
              </table:table-cell>
            </table:table-row>
            <table:table-row>
              <table:table-cell office:value-type="float" office:value="10">
                <text:p>10 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7695.460713989">
                <text:p>27695.460713989</text:p>
              </table:table-cell>
              <table:table-cell office:value-type="float" office:value="18716.4274083363">
                <text:p>18716.4274083363</text:p>
              </table:table-cell>
            </table:table-row>
            <table:table-row>
              <table:table-cell office:value-type="float" office:value="10">
                <text:p>10 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9131.7077434015">
                <text:p>29131.7077434015</text:p>
              </table:table-cell>
              <table:table-cell office:value-type="float" office:value="18943.5845946919">
                <text:p>18943.5845946919</text:p>
              </table:table-cell>
            </table:table-row>
            <table:table-row>
              <table:table-cell office:value-type="float" office:value="10">
                <text:p>10 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6922.2485461986">
                <text:p>26922.2485461986</text:p>
              </table:table-cell>
              <table:table-cell office:value-type="float" office:value="18771.234959548">
                <text:p>18771.234959548</text:p>
              </table:table-cell>
            </table:table-row>
            <table:table-row>
              <table:table-cell office:value-type="float" office:value="10">
                <text:p>10 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7929.8402413138">
                <text:p>27929.8402413138</text:p>
              </table:table-cell>
              <table:table-cell office:value-type="float" office:value="17928.8582903041">
                <text:p>17928.85829030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graphic-properties draw:fill-color="#ffffff"/>
    </style:style>
    <style:style style:name="ch12" style:family="chart">
      <style:graphic-properties svg:stroke-color="#b3b3b3" draw:fill-color="#000000"/>
    </style:style>
    <style:style style:name="ch13" style:family="chart">
      <style:graphic-properties svg:stroke-width="0.051cm" svg:stroke-color="#ff996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861cm" svg:height="12.701cm" xlink:href=".." xlink:type="simple" chart:class="chart:stock" chart:style-name="ch1">
        <chart:title svg:x="9.402cm" svg:y="0.389cm" chart:style-name="ch2">
          <text:p>Insert Latency
YCSB - Workload D</text:p>
        </chart:title>
        <chart:subtitle svg:x="10.063cm" svg:y="1.926cm" chart:style-name="ch3">
          <text:p>Lower is Better</text:p>
        </chart:subtitle>
        <chart:legend chart:legend-position="end" svg:x="19.083cm" svg:y="5.802cm" style:legend-expansion="high" chart:style-name="ch4"/>
        <chart:plot-area chart:style-name="ch5" table:cell-range-address="'Workload D Charts'.C2:'Workload D Charts'.D23 'Workload D Charts'.L1:'Workload D Charts'.M1 'Workload D Charts'.Z2:'Workload D Charts'.AA23 'Workload D Charts'.AC2:'Workload D Charts'.AC23 'Workload D Charts'.T2:'Workload D Charts'.T2 'Workload D Charts'.H1:'Workload D Charts'.I1 'Workload D Charts'.H2:'Workload D Charts'.I23 'Workload D Charts'.K2:'Workload D Charts'.K23 'Workload D Charts'.B2:'Workload D Charts'.B2" chart:data-source-has-labels="both" svg:x="1.468cm" svg:y="3.117cm" svg:width="16.701cm" svg:height="8.349cm">
          <chartooo:coordinate-region svg:x="2.645cm" svg:y="3.317cm" svg:width="15.524cm" svg:height="7.104cm"/>
          <chart:axis chart:dimension="x" chart:name="primary-x" chart:style-name="ch6" chartooo:axis-type="auto">
            <chartooo:date-scale/>
            <chart:title svg:x="7.049cm" svg:y="11.72cm" chart:style-name="ch7">
              <text:p>Threads (top)  / Connections (bottom)</text:p>
            </chart:title>
            <chart:categories table:cell-range-address="'Workload D Charts'.C2:'Workload D Charts'.D23"/>
          </chart:axis>
          <chart:axis chart:dimension="y" chart:name="primary-y" chart:style-name="ch6">
            <chart:title svg:x="0.451cm" svg:y="8.433cm" chart:style-name="ch8">
              <text:p>micro seconds</text:p>
            </chart:title>
            <chart:grid chart:style-name="ch9" chart:class="major"/>
          </chart:axis>
          <chart:axis chart:dimension="y" chart:name="secondary-y" chart:style-name="ch10"/>
          <chart:series chart:values-cell-range-address="'Workload D Charts'.AA2:'Workload D Charts'.AA23" chart:label-cell-address="'Workload D Charts'.L1:'Workload D Charts'.L1" chart:attached-axis="secondary-y">
            <chart:data-point chart:repeated="22"/>
          </chart:series>
          <chart:series chart:values-cell-range-address="'Workload D Charts'.AC2:'Workload D Charts'.AC23" chart:label-cell-address="'Workload D Charts'.M1:'Workload D Charts'.M1" chart:attached-axis="secondary-y">
            <chart:data-point chart:repeated="22"/>
          </chart:series>
          <chart:series chart:values-cell-range-address="'Workload D Charts'.Z2:'Workload D Charts'.Z23" chart:label-cell-address="'Workload D Charts'.T2:'Workload D Charts'.T2" chart:attached-axis="secondary-y">
            <chart:data-point chart:repeated="22"/>
          </chart:series>
          <chart:series chart:values-cell-range-address="'Workload D Charts'.I2:'Workload D Charts'.I23" chart:label-cell-address="'Workload D Charts'.H1:'Workload D Charts'.H1" chart:attached-axis="secondary-y">
            <chart:data-point chart:repeated="22"/>
          </chart:series>
          <chart:series chart:values-cell-range-address="'Workload D Charts'.K2:'Workload D Charts'.K23" chart:label-cell-address="'Workload D Charts'.I1:'Workload D Charts'.I1" chart:attached-axis="secondary-y">
            <chart:data-point chart:repeated="22"/>
          </chart:series>
          <chart:series chart:values-cell-range-address="'Workload D Charts'.H2:'Workload D Charts'.H23" chart:label-cell-address="'Workload D Charts'.B2:'Workload D Charts'.B2" chart:attached-axis="secondary-y">
            <chart:data-point chart:repeated="22"/>
          </chart:series>
          <chart:stock-gain-marker chart:style-name="ch11"/>
          <chart:stock-loss-marker chart:style-name="ch12"/>
          <chart:stock-range-line chart:style-name="ch13"/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 99th Percentile Latency (ms)</text:p>
                <draw:g>
                  <svg:desc>'Workload D Charts'.L1:'Workload D Charts'.L1</svg:desc>
                </draw:g>
              </table:table-cell>
              <table:table-cell office:value-type="string">
                <text:p>Read Operations</text:p>
                <draw:g>
                  <svg:desc>'Workload D Charts'.M1:'Workload D Charts'.M1</svg:desc>
                </draw:g>
              </table:table-cell>
              <table:table-cell office:value-type="string">
                <text:p>mongodb-async</text:p>
                <draw:g>
                  <svg:desc>'Workload D Charts'.T2:'Workload D Charts'.T2</svg:desc>
                </draw:g>
              </table:table-cell>
              <table:table-cell office:value-type="string">
                <text:p>Insert Average Latency (us)</text:p>
                <draw:g>
                  <svg:desc>'Workload D Charts'.H1:'Workload D Charts'.H1</svg:desc>
                </draw:g>
              </table:table-cell>
              <table:table-cell office:value-type="string">
                <text:p>Insert Min Latency (us)</text:p>
                <draw:g>
                  <svg:desc>'Workload D Charts'.I1:'Workload D Charts'.I1</svg:desc>
                </draw:g>
              </table:table-cell>
              <table:table-cell office:value-type="string">
                <text:p>mongodb</text:p>
                <draw:g>
                  <svg:desc>'Workload D Charts'.B2:'Workload D Charts'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Workload D Charts'.C2:'Workload D Charts'.D23</svg:desc>
                </draw:g>
              </table:table-cell>
              <table:table-cell office:value-type="float" office:value="301">
                <text:p>301</text:p>
                <draw:g>
                  <svg:desc>'Workload D Charts'.AA2:'Workload D Charts'.AA23</svg:desc>
                </draw:g>
              </table:table-cell>
              <table:table-cell office:value-type="float" office:value="1000">
                <text:p>1000</text:p>
                <draw:g>
                  <svg:desc>'Workload D Charts'.AC2:'Workload D Charts'.AC23</svg:desc>
                </draw:g>
              </table:table-cell>
              <table:table-cell office:value-type="float" office:value="500.854209942523">
                <text:p>500.854209942523</text:p>
                <draw:g>
                  <svg:desc>'Workload D Charts'.Z2:'Workload D Charts'.Z23</svg:desc>
                </draw:g>
              </table:table-cell>
              <table:table-cell office:value-type="float" office:value="313">
                <text:p>313</text:p>
                <draw:g>
                  <svg:desc>'Workload D Charts'.I2:'Workload D Charts'.I23</svg:desc>
                </draw:g>
              </table:table-cell>
              <table:table-cell office:value-type="float" office:value="1000">
                <text:p>1000</text:p>
                <draw:g>
                  <svg:desc>'Workload D Charts'.K2:'Workload D Charts'.K23</svg:desc>
                </draw:g>
              </table:table-cell>
              <table:table-cell office:value-type="float" office:value="523.972572781445">
                <text:p>523.972572781445</text:p>
                <draw:g>
                  <svg:desc>'Workload D Charts'.H2:'Workload D Charts'.H23</svg:desc>
                </draw:g>
              </table:table-cell>
            </table:table-row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1">
                <text:p>311</text:p>
              </table:table-cell>
              <table:table-cell office:value-type="float" office:value="1000">
                <text:p>1000</text:p>
              </table:table-cell>
              <table:table-cell office:value-type="float" office:value="549.867314239936">
                <text:p>549.867314239936</text:p>
              </table:table-cell>
              <table:table-cell office:value-type="float" office:value="393">
                <text:p>393</text:p>
              </table:table-cell>
              <table:table-cell office:value-type="float" office:value="1000">
                <text:p>1000</text:p>
              </table:table-cell>
              <table:table-cell office:value-type="float" office:value="849.133683093374">
                <text:p>849.133683093374</text:p>
              </table:table-cell>
            </table:table-row>
            <table:table-row>
              <table:table-cell office:value-type="float" office:value="1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7">
                <text:p>337</text:p>
              </table:table-cell>
              <table:table-cell office:value-type="float" office:value="1000">
                <text:p>1000</text:p>
              </table:table-cell>
              <table:table-cell office:value-type="float" office:value="637.719889702923">
                <text:p>637.719889702923</text:p>
              </table:table-cell>
              <table:table-cell office:value-type="float" office:value="1239">
                <text:p>1239</text:p>
              </table:table-cell>
              <table:table-cell office:value-type="float" office:value="3000">
                <text:p>3000</text:p>
              </table:table-cell>
              <table:table-cell office:value-type="float" office:value="1773.83452663489">
                <text:p>1773.83452663489</text:p>
              </table:table-cell>
            </table:table-row>
            <table:table-row>
              <table:table-cell office:value-type="float" office:value="1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5">
                <text:p>345</text:p>
              </table:table-cell>
              <table:table-cell office:value-type="float" office:value="2000">
                <text:p>2000</text:p>
              </table:table-cell>
              <table:table-cell office:value-type="float" office:value="941.059130190684">
                <text:p>941.059130190684</text:p>
              </table:table-cell>
              <table:table-cell office:value-type="float" office:value="2740">
                <text:p>2740</text:p>
              </table:table-cell>
              <table:table-cell office:value-type="float" office:value="5000">
                <text:p>5000</text:p>
              </table:table-cell>
              <table:table-cell office:value-type="float" office:value="3356.84683252524">
                <text:p>3356.84683252524</text:p>
              </table:table-cell>
            </table:table-row>
            <table:table-row>
              <table:table-cell office:value-type="float" office:value="1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88">
                <text:p>388</text:p>
              </table:table-cell>
              <table:table-cell office:value-type="float" office:value="4000">
                <text:p>4000</text:p>
              </table:table-cell>
              <table:table-cell office:value-type="float" office:value="1739.9502023967">
                <text:p>1739.9502023967</text:p>
              </table:table-cell>
              <table:table-cell office:value-type="float" office:value="5564">
                <text:p>5564</text:p>
              </table:table-cell>
              <table:table-cell office:value-type="float" office:value="8000">
                <text:p>8000</text:p>
              </table:table-cell>
              <table:table-cell office:value-type="float" office:value="6481.84605116353">
                <text:p>6481.84605116353</text:p>
              </table:table-cell>
            </table:table-row>
            <table:table-row>
              <table:table-cell office:value-type="float" office:value="1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0">
                <text:p>410</text:p>
              </table:table-cell>
              <table:table-cell office:value-type="float" office:value="4000">
                <text:p>4000</text:p>
              </table:table-cell>
              <table:table-cell office:value-type="float" office:value="2075.95570493968">
                <text:p>2075.95570493968</text:p>
              </table:table-cell>
              <table:table-cell office:value-type="float" office:value="7149">
                <text:p>7149</text:p>
              </table:table-cell>
              <table:table-cell office:value-type="float" office:value="10000">
                <text:p>10000</text:p>
              </table:table-cell>
              <table:table-cell office:value-type="float" office:value="8223.83924244872">
                <text:p>8223.83924244872</text:p>
              </table:table-cell>
            </table:table-row>
            <table:table-row>
              <table:table-cell office:value-type="float" office:value="2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00">
                <text:p>300</text:p>
              </table:table-cell>
              <table:table-cell office:value-type="float" office:value="1000">
                <text:p>1000</text:p>
              </table:table-cell>
              <table:table-cell office:value-type="float" office:value="597.506129071025">
                <text:p>597.506129071025</text:p>
              </table:table-cell>
              <table:table-cell office:value-type="float" office:value="311">
                <text:p>311</text:p>
              </table:table-cell>
              <table:table-cell office:value-type="float" office:value="1000">
                <text:p>1000</text:p>
              </table:table-cell>
              <table:table-cell office:value-type="float" office:value="622.988322015905">
                <text:p>622.988322015905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8">
                <text:p>328</text:p>
              </table:table-cell>
              <table:table-cell office:value-type="float" office:value="2000">
                <text:p>2000</text:p>
              </table:table-cell>
              <table:table-cell office:value-type="float" office:value="678.93841943209">
                <text:p>678.93841943209</text:p>
              </table:table-cell>
              <table:table-cell office:value-type="float" office:value="444">
                <text:p>444</text:p>
              </table:table-cell>
              <table:table-cell office:value-type="float" office:value="2000">
                <text:p>2000</text:p>
              </table:table-cell>
              <table:table-cell office:value-type="float" office:value="1113.29887855689">
                <text:p>1113.29887855689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6">
                <text:p>336</text:p>
              </table:table-cell>
              <table:table-cell office:value-type="float" office:value="2000">
                <text:p>2000</text:p>
              </table:table-cell>
              <table:table-cell office:value-type="float" office:value="795.76743251928">
                <text:p>795.76743251928</text:p>
              </table:table-cell>
              <table:table-cell office:value-type="float" office:value="649">
                <text:p>649</text:p>
              </table:table-cell>
              <table:table-cell office:value-type="float" office:value="3000">
                <text:p>3000</text:p>
              </table:table-cell>
              <table:table-cell office:value-type="float" office:value="1864.34142673831">
                <text:p>1864.34142673831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5">
                <text:p>345</text:p>
              </table:table-cell>
              <table:table-cell office:value-type="float" office:value="3000">
                <text:p>3000</text:p>
              </table:table-cell>
              <table:table-cell office:value-type="float" office:value="1004.7618839688">
                <text:p>1004.7618839688</text:p>
              </table:table-cell>
              <table:table-cell office:value-type="float" office:value="444">
                <text:p>444</text:p>
              </table:table-cell>
              <table:table-cell office:value-type="float" office:value="4000">
                <text:p>4000</text:p>
              </table:table-cell>
              <table:table-cell office:value-type="float" office:value="2728.96996629484">
                <text:p>2728.96996629484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2">
                <text:p>342</text:p>
              </table:table-cell>
              <table:table-cell office:value-type="float" office:value="3000">
                <text:p>3000</text:p>
              </table:table-cell>
              <table:table-cell office:value-type="float" office:value="1172.89573101624">
                <text:p>1172.89573101624</text:p>
              </table:table-cell>
              <table:table-cell office:value-type="float" office:value="454">
                <text:p>454</text:p>
              </table:table-cell>
              <table:table-cell office:value-type="float" office:value="5000">
                <text:p>5000</text:p>
              </table:table-cell>
              <table:table-cell office:value-type="float" office:value="3561.03267856787">
                <text:p>3561.03267856787</text:p>
              </table:table-cell>
            </table:table-row>
            <table:table-row>
              <table:table-cell office:value-type="float" office:value="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7">
                <text:p>357</text:p>
              </table:table-cell>
              <table:table-cell office:value-type="float" office:value="4000">
                <text:p>4000</text:p>
              </table:table-cell>
              <table:table-cell office:value-type="float" office:value="1379.58979137858">
                <text:p>1379.58979137858</text:p>
              </table:table-cell>
              <table:table-cell office:value-type="float" office:value="1279">
                <text:p>1279</text:p>
              </table:table-cell>
              <table:table-cell office:value-type="float" office:value="6000">
                <text:p>6000</text:p>
              </table:table-cell>
              <table:table-cell office:value-type="float" office:value="4260.22379518072">
                <text:p>4260.22379518072</text:p>
              </table:table-cell>
            </table:table-row>
            <table:table-row>
              <table:table-cell office:value-type="float" office:value="2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23">
                <text:p>423</text:p>
              </table:table-cell>
              <table:table-cell office:value-type="float" office:value="6000">
                <text:p>6000</text:p>
              </table:table-cell>
              <table:table-cell office:value-type="float" office:value="2603.59712645969">
                <text:p>2603.59712645969</text:p>
              </table:table-cell>
              <table:table-cell office:value-type="float" office:value="977">
                <text:p>977</text:p>
              </table:table-cell>
              <table:table-cell office:value-type="float" office:value="10000">
                <text:p>10000</text:p>
              </table:table-cell>
              <table:table-cell office:value-type="float" office:value="8021.88096475102">
                <text:p>8021.88096475102</text:p>
              </table:table-cell>
            </table:table-row>
            <table:table-row>
              <table:table-cell office:value-type="float" office:value="10">
                <text:p>1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07">
                <text:p>307</text:p>
              </table:table-cell>
              <table:table-cell office:value-type="float" office:value="4000">
                <text:p>4000</text:p>
              </table:table-cell>
              <table:table-cell office:value-type="float" office:value="1042.45339187883">
                <text:p>1042.45339187883</text:p>
              </table:table-cell>
              <table:table-cell office:value-type="float" office:value="320">
                <text:p>320</text:p>
              </table:table-cell>
              <table:table-cell office:value-type="float" office:value="3000">
                <text:p>3000</text:p>
              </table:table-cell>
              <table:table-cell office:value-type="float" office:value="938.130763431474">
                <text:p>938.130763431474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3">
                <text:p>323</text:p>
              </table:table-cell>
              <table:table-cell office:value-type="float" office:value="4000">
                <text:p>4000</text:p>
              </table:table-cell>
              <table:table-cell office:value-type="float" office:value="1106.28027175438">
                <text:p>1106.28027175438</text:p>
              </table:table-cell>
              <table:table-cell office:value-type="float" office:value="317">
                <text:p>317</text:p>
              </table:table-cell>
              <table:table-cell office:value-type="float" office:value="3000">
                <text:p>3000</text:p>
              </table:table-cell>
              <table:table-cell office:value-type="float" office:value="1193.72529387028">
                <text:p>1193.72529387028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4">
                <text:p>314</text:p>
              </table:table-cell>
              <table:table-cell office:value-type="float" office:value="4000">
                <text:p>4000</text:p>
              </table:table-cell>
              <table:table-cell office:value-type="float" office:value="1211.42747058004">
                <text:p>1211.42747058004</text:p>
              </table:table-cell>
              <table:table-cell office:value-type="float" office:value="344">
                <text:p>344</text:p>
              </table:table-cell>
              <table:table-cell office:value-type="float" office:value="4000">
                <text:p>4000</text:p>
              </table:table-cell>
              <table:table-cell office:value-type="float" office:value="1471.46603747176">
                <text:p>1471.46603747176</text:p>
              </table:table-cell>
            </table:table-row>
            <table:table-row>
              <table:table-cell office:value-type="float" office:value="10">
                <text:p>10 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1">
                <text:p>331</text:p>
              </table:table-cell>
              <table:table-cell office:value-type="float" office:value="5000">
                <text:p>5000</text:p>
              </table:table-cell>
              <table:table-cell office:value-type="float" office:value="1550.09995795038">
                <text:p>1550.09995795038</text:p>
              </table:table-cell>
              <table:table-cell office:value-type="float" office:value="339">
                <text:p>339</text:p>
              </table:table-cell>
              <table:table-cell office:value-type="float" office:value="4000">
                <text:p>4000</text:p>
              </table:table-cell>
              <table:table-cell office:value-type="float" office:value="1990.21320200175">
                <text:p>1990.21320200175</text:p>
              </table:table-cell>
            </table:table-row>
            <table:table-row>
              <table:table-cell office:value-type="float" office:value="10">
                <text:p>10 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0">
                <text:p>320</text:p>
              </table:table-cell>
              <table:table-cell office:value-type="float" office:value="5000">
                <text:p>5000</text:p>
              </table:table-cell>
              <table:table-cell office:value-type="float" office:value="1993.87940538497">
                <text:p>1993.87940538497</text:p>
              </table:table-cell>
              <table:table-cell office:value-type="float" office:value="391">
                <text:p>391</text:p>
              </table:table-cell>
              <table:table-cell office:value-type="float" office:value="5000">
                <text:p>5000</text:p>
              </table:table-cell>
              <table:table-cell office:value-type="float" office:value="2526.53457846536">
                <text:p>2526.53457846536</text:p>
              </table:table-cell>
            </table:table-row>
            <table:table-row>
              <table:table-cell office:value-type="float" office:value="10">
                <text:p>10 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5">
                <text:p>325</text:p>
              </table:table-cell>
              <table:table-cell office:value-type="float" office:value="6000">
                <text:p>6000</text:p>
              </table:table-cell>
              <table:table-cell office:value-type="float" office:value="2288.31169870192">
                <text:p>2288.31169870192</text:p>
              </table:table-cell>
              <table:table-cell office:value-type="float" office:value="502">
                <text:p>502</text:p>
              </table:table-cell>
              <table:table-cell office:value-type="float" office:value="5000">
                <text:p>5000</text:p>
              </table:table-cell>
              <table:table-cell office:value-type="float" office:value="3103.22412588111">
                <text:p>3103.22412588111</text:p>
              </table:table-cell>
            </table:table-row>
            <table:table-row>
              <table:table-cell office:value-type="float" office:value="10">
                <text:p>10 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2">
                <text:p>322</text:p>
              </table:table-cell>
              <table:table-cell office:value-type="float" office:value="8000">
                <text:p>8000</text:p>
              </table:table-cell>
              <table:table-cell office:value-type="float" office:value="3292.77547908097">
                <text:p>3292.77547908097</text:p>
              </table:table-cell>
              <table:table-cell office:value-type="float" office:value="410">
                <text:p>410</text:p>
              </table:table-cell>
              <table:table-cell office:value-type="float" office:value="7000">
                <text:p>7000</text:p>
              </table:table-cell>
              <table:table-cell office:value-type="float" office:value="4459.83801533748">
                <text:p>4459.83801533748</text:p>
              </table:table-cell>
            </table:table-row>
            <table:table-row>
              <table:table-cell office:value-type="float" office:value="10">
                <text:p>10 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5">
                <text:p>345</text:p>
              </table:table-cell>
              <table:table-cell office:value-type="float" office:value="11000">
                <text:p>11000</text:p>
              </table:table-cell>
              <table:table-cell office:value-type="float" office:value="4283.72327574098">
                <text:p>4283.72327574098</text:p>
              </table:table-cell>
              <table:table-cell office:value-type="float" office:value="430">
                <text:p>430</text:p>
              </table:table-cell>
              <table:table-cell office:value-type="float" office:value="9000">
                <text:p>9000</text:p>
              </table:table-cell>
              <table:table-cell office:value-type="float" office:value="5733.09525137995">
                <text:p>5733.09525137995</text:p>
              </table:table-cell>
            </table:table-row>
            <table:table-row>
              <table:table-cell office:value-type="float" office:value="10">
                <text:p>10 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8">
                <text:p>338</text:p>
              </table:table-cell>
              <table:table-cell office:value-type="float" office:value="12000">
                <text:p>12000</text:p>
              </table:table-cell>
              <table:table-cell office:value-type="float" office:value="5016.27812837001">
                <text:p>5016.27812837001</text:p>
              </table:table-cell>
              <table:table-cell office:value-type="float" office:value="382">
                <text:p>382</text:p>
              </table:table-cell>
              <table:table-cell office:value-type="float" office:value="10000">
                <text:p>10000</text:p>
              </table:table-cell>
              <table:table-cell office:value-type="float" office:value="7072.1320540863">
                <text:p>7072.132054086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graphic-properties draw:fill-color="#ffffff"/>
    </style:style>
    <style:style style:name="ch12" style:family="chart">
      <style:graphic-properties svg:stroke-color="#b3b3b3" draw:fill-color="#000000"/>
    </style:style>
    <style:style style:name="ch13" style:family="chart">
      <style:graphic-properties svg:stroke-width="0.051cm" svg:stroke-color="#ff996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861cm" svg:height="12.701cm" xlink:href=".." xlink:type="simple" chart:class="chart:stock" chart:style-name="ch1">
        <chart:title svg:x="9.402cm" svg:y="0.389cm" chart:style-name="ch2">
          <text:p>Read Latency
YCSB - Workload C</text:p>
        </chart:title>
        <chart:subtitle svg:x="10.063cm" svg:y="1.926cm" chart:style-name="ch3">
          <text:p>Lower is Better</text:p>
        </chart:subtitle>
        <chart:legend chart:legend-position="end" svg:x="19.003cm" svg:y="5.802cm" style:legend-expansion="high" chart:style-name="ch4"/>
        <chart:plot-area chart:style-name="ch5" table:cell-range-address="'Workload C Charts'.C2:'Workload C Charts'.D23 'Workload C Charts'.L1:'Workload C Charts'.M1 'Workload C Charts'.T2:'Workload C Charts'.U23 'Workload C Charts'.W2:'Workload C Charts'.W23 'Workload C Charts'.N2:'Workload C Charts'.N2 'Workload C Charts'.H1:'Workload C Charts'.I1 'Workload C Charts'.H2:'Workload C Charts'.I23 'Workload C Charts'.K2:'Workload C Charts'.K23 'Workload C Charts'.B2:'Workload C Charts'.B2" chart:data-source-has-labels="both" svg:x="1.468cm" svg:y="3.117cm" svg:width="16.621cm" svg:height="8.349cm">
          <chartooo:coordinate-region svg:x="2.645cm" svg:y="3.317cm" svg:width="15.444cm" svg:height="7.104cm"/>
          <chart:axis chart:dimension="x" chart:name="primary-x" chart:style-name="ch6" chartooo:axis-type="auto">
            <chartooo:date-scale/>
            <chart:title svg:x="7.009cm" svg:y="11.72cm" chart:style-name="ch7">
              <text:p>Threads (top)  / Connections (bottom)</text:p>
            </chart:title>
            <chart:categories table:cell-range-address="'Workload C Charts'.C2:'Workload C Charts'.D23"/>
          </chart:axis>
          <chart:axis chart:dimension="y" chart:name="primary-y" chart:style-name="ch6">
            <chart:title svg:x="0.451cm" svg:y="8.433cm" chart:style-name="ch8">
              <text:p>micro seconds</text:p>
            </chart:title>
            <chart:grid chart:style-name="ch9" chart:class="major"/>
          </chart:axis>
          <chart:axis chart:dimension="y" chart:name="secondary-y" chart:style-name="ch10"/>
          <chart:series chart:values-cell-range-address="'Workload C Charts'.U2:'Workload C Charts'.U23" chart:label-cell-address="'Workload C Charts'.L1:'Workload C Charts'.L1" chart:attached-axis="secondary-y">
            <chart:data-point chart:repeated="22"/>
          </chart:series>
          <chart:series chart:values-cell-range-address="'Workload C Charts'.W2:'Workload C Charts'.W23" chart:label-cell-address="'Workload C Charts'.M1:'Workload C Charts'.M1" chart:attached-axis="secondary-y">
            <chart:data-point chart:repeated="22"/>
          </chart:series>
          <chart:series chart:values-cell-range-address="'Workload C Charts'.T2:'Workload C Charts'.T23" chart:label-cell-address="'Workload C Charts'.N2:'Workload C Charts'.N2" chart:attached-axis="secondary-y">
            <chart:data-point chart:repeated="22"/>
          </chart:series>
          <chart:series chart:values-cell-range-address="'Workload C Charts'.I2:'Workload C Charts'.I23" chart:label-cell-address="'Workload C Charts'.H1:'Workload C Charts'.H1" chart:attached-axis="secondary-y">
            <chart:data-point chart:repeated="22"/>
          </chart:series>
          <chart:series chart:values-cell-range-address="'Workload C Charts'.K2:'Workload C Charts'.K23" chart:label-cell-address="'Workload C Charts'.I1:'Workload C Charts'.I1" chart:attached-axis="secondary-y">
            <chart:data-point chart:repeated="22"/>
          </chart:series>
          <chart:series chart:values-cell-range-address="'Workload C Charts'.H2:'Workload C Charts'.H23" chart:label-cell-address="'Workload C Charts'.B2:'Workload C Charts'.B2" chart:attached-axis="secondary-y">
            <chart:data-point chart:repeated="22"/>
          </chart:series>
          <chart:stock-gain-marker chart:style-name="ch11"/>
          <chart:stock-loss-marker chart:style-name="ch12"/>
          <chart:stock-range-line chart:style-name="ch13"/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 99th Percentile Latency (ms)</text:p>
                <draw:g>
                  <svg:desc>'Workload C Charts'.L1:'Workload C Charts'.L1</svg:desc>
                </draw:g>
              </table:table-cell>
              <table:table-cell office:value-type="string">
                <text:p>Workload</text:p>
                <draw:g>
                  <svg:desc>'Workload C Charts'.M1:'Workload C Charts'.M1</svg:desc>
                </draw:g>
              </table:table-cell>
              <table:table-cell office:value-type="string">
                <text:p>mongodb-async</text:p>
                <draw:g>
                  <svg:desc>'Workload C Charts'.N2:'Workload C Charts'.N2</svg:desc>
                </draw:g>
              </table:table-cell>
              <table:table-cell office:value-type="string">
                <text:p>Read Average Latency (us)</text:p>
                <draw:g>
                  <svg:desc>'Workload C Charts'.H1:'Workload C Charts'.H1</svg:desc>
                </draw:g>
              </table:table-cell>
              <table:table-cell office:value-type="string">
                <text:p>Read Min Latency (us)</text:p>
                <draw:g>
                  <svg:desc>'Workload C Charts'.I1:'Workload C Charts'.I1</svg:desc>
                </draw:g>
              </table:table-cell>
              <table:table-cell office:value-type="string">
                <text:p>mongodb-legacy</text:p>
                <draw:g>
                  <svg:desc>'Workload C Charts'.B2:'Workload C Charts'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Workload C Charts'.C2:'Workload C Charts'.D23</svg:desc>
                </draw:g>
              </table:table-cell>
              <table:table-cell office:value-type="float" office:value="219">
                <text:p>219</text:p>
                <draw:g>
                  <svg:desc>'Workload C Charts'.U2:'Workload C Charts'.U23</svg:desc>
                </draw:g>
              </table:table-cell>
              <table:table-cell office:value-type="float" office:value="0">
                <text:p>0</text:p>
                <draw:g>
                  <svg:desc>'Workload C Charts'.W2:'Workload C Charts'.W23</svg:desc>
                </draw:g>
              </table:table-cell>
              <table:table-cell office:value-type="float" office:value="255.469978">
                <text:p>255.469978</text:p>
                <draw:g>
                  <svg:desc>'Workload C Charts'.T2:'Workload C Charts'.T23</svg:desc>
                </draw:g>
              </table:table-cell>
              <table:table-cell office:value-type="float" office:value="241">
                <text:p>241</text:p>
                <draw:g>
                  <svg:desc>'Workload C Charts'.I2:'Workload C Charts'.I23</svg:desc>
                </draw:g>
              </table:table-cell>
              <table:table-cell office:value-type="float" office:value="0">
                <text:p>0</text:p>
                <draw:g>
                  <svg:desc>'Workload C Charts'.K2:'Workload C Charts'.K23</svg:desc>
                </draw:g>
              </table:table-cell>
              <table:table-cell office:value-type="float" office:value="276.557438">
                <text:p>276.557438</text:p>
                <draw:g>
                  <svg:desc>'Workload C Charts'.H2:'Workload C Charts'.H23</svg:desc>
                </draw:g>
              </table:table-cell>
            </table:table-row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291.524486">
                <text:p>291.524486</text:p>
              </table:table-cell>
              <table:table-cell office:value-type="float" office:value="284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598.53115">
                <text:p>598.53115</text:p>
              </table:table-cell>
            </table:table-row>
            <table:table-row>
              <table:table-cell office:value-type="float" office:value="1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366.712439">
                <text:p>366.712439</text:p>
              </table:table-cell>
              <table:table-cell office:value-type="float" office:value="1162">
                <text:p>1162</text:p>
              </table:table-cell>
              <table:table-cell office:value-type="float" office:value="1000">
                <text:p>1000</text:p>
              </table:table-cell>
              <table:table-cell office:value-type="float" office:value="1494.139892">
                <text:p>1494.139892</text:p>
              </table:table-cell>
            </table:table-row>
            <table:table-row>
              <table:table-cell office:value-type="float" office:value="1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629.89062">
                <text:p>629.89062</text:p>
              </table:table-cell>
              <table:table-cell office:value-type="float" office:value="2670">
                <text:p>2670</text:p>
              </table:table-cell>
              <table:table-cell office:value-type="float" office:value="3000">
                <text:p>3000</text:p>
              </table:table-cell>
              <table:table-cell office:value-type="float" office:value="3000.875344">
                <text:p>3000.875344</text:p>
              </table:table-cell>
            </table:table-row>
            <table:table-row>
              <table:table-cell office:value-type="float" office:value="1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75">
                <text:p>275</text:p>
              </table:table-cell>
              <table:table-cell office:value-type="float" office:value="1000">
                <text:p>1000</text:p>
              </table:table-cell>
              <table:table-cell office:value-type="float" office:value="1252.933757">
                <text:p>1252.933757</text:p>
              </table:table-cell>
              <table:table-cell office:value-type="float" office:value="5432">
                <text:p>5432</text:p>
              </table:table-cell>
              <table:table-cell office:value-type="float" office:value="6000">
                <text:p>6000</text:p>
              </table:table-cell>
              <table:table-cell office:value-type="float" office:value="5945.205798">
                <text:p>5945.205798</text:p>
              </table:table-cell>
            </table:table-row>
            <table:table-row>
              <table:table-cell office:value-type="float" office:value="1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8">
                <text:p>258</text:p>
              </table:table-cell>
              <table:table-cell office:value-type="float" office:value="1000">
                <text:p>1000</text:p>
              </table:table-cell>
              <table:table-cell office:value-type="float" office:value="1565.499975">
                <text:p>1565.499975</text:p>
              </table:table-cell>
              <table:table-cell office:value-type="float" office:value="6803">
                <text:p>6803</text:p>
              </table:table-cell>
              <table:table-cell office:value-type="float" office:value="8000">
                <text:p>8000</text:p>
              </table:table-cell>
              <table:table-cell office:value-type="float" office:value="7432.888327">
                <text:p>7432.888327</text:p>
              </table:table-cell>
            </table:table-row>
            <table:table-row>
              <table:table-cell office:value-type="float" office:value="2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279.714605">
                <text:p>279.714605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295.789535">
                <text:p>295.789535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361.06448">
                <text:p>361.06448</text:p>
              </table:table-cell>
              <table:table-cell office:value-type="float" office:value="268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763.658955">
                <text:p>763.658955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447.834092">
                <text:p>447.834092</text:p>
              </table:table-cell>
              <table:table-cell office:value-type="float" office:value="270">
                <text:p>270</text:p>
              </table:table-cell>
              <table:table-cell office:value-type="float" office:value="1000">
                <text:p>1000</text:p>
              </table:table-cell>
              <table:table-cell office:value-type="float" office:value="1505.78655">
                <text:p>1505.78655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556.619046190462">
                <text:p>556.619046190462</text:p>
              </table:table-cell>
              <table:table-cell office:value-type="float" office:value="287">
                <text:p>287</text:p>
              </table:table-cell>
              <table:table-cell office:value-type="float" office:value="2000">
                <text:p>2000</text:p>
              </table:table-cell>
              <table:table-cell office:value-type="float" office:value="2265.10525505255">
                <text:p>2265.10525505255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4">
                <text:p>254</text:p>
              </table:table-cell>
              <table:table-cell office:value-type="float" office:value="1000">
                <text:p>1000</text:p>
              </table:table-cell>
              <table:table-cell office:value-type="float" office:value="686.674716">
                <text:p>686.674716</text:p>
              </table:table-cell>
              <table:table-cell office:value-type="float" office:value="265">
                <text:p>265</text:p>
              </table:table-cell>
              <table:table-cell office:value-type="float" office:value="3000">
                <text:p>3000</text:p>
              </table:table-cell>
              <table:table-cell office:value-type="float" office:value="3030.124814">
                <text:p>3030.124814</text:p>
              </table:table-cell>
            </table:table-row>
            <table:table-row>
              <table:table-cell office:value-type="float" office:value="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5">
                <text:p>255</text:p>
              </table:table-cell>
              <table:table-cell office:value-type="float" office:value="1000">
                <text:p>1000</text:p>
              </table:table-cell>
              <table:table-cell office:value-type="float" office:value="851.726129">
                <text:p>851.726129</text:p>
              </table:table-cell>
              <table:table-cell office:value-type="float" office:value="341">
                <text:p>341</text:p>
              </table:table-cell>
              <table:table-cell office:value-type="float" office:value="4000">
                <text:p>4000</text:p>
              </table:table-cell>
              <table:table-cell office:value-type="float" office:value="3782.11238">
                <text:p>3782.11238</text:p>
              </table:table-cell>
            </table:table-row>
            <table:table-row>
              <table:table-cell office:value-type="float" office:value="2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7">
                <text:p>257</text:p>
              </table:table-cell>
              <table:table-cell office:value-type="float" office:value="3000">
                <text:p>3000</text:p>
              </table:table-cell>
              <table:table-cell office:value-type="float" office:value="1765.822533">
                <text:p>1765.822533</text:p>
              </table:table-cell>
              <table:table-cell office:value-type="float" office:value="327">
                <text:p>327</text:p>
              </table:table-cell>
              <table:table-cell office:value-type="float" office:value="8000">
                <text:p>8000</text:p>
              </table:table-cell>
              <table:table-cell office:value-type="float" office:value="7661.084595">
                <text:p>7661.084595</text:p>
              </table:table-cell>
            </table:table-row>
            <table:table-row>
              <table:table-cell office:value-type="float" office:value="10">
                <text:p>1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452.159337">
                <text:p>452.159337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448.67761">
                <text:p>448.67761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7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531.465139651397">
                <text:p>531.465139651397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712.685012850129">
                <text:p>712.685012850129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614.284382">
                <text:p>614.284382</text:p>
              </table:table-cell>
              <table:table-cell office:value-type="float" office:value="277">
                <text:p>277</text:p>
              </table:table-cell>
              <table:table-cell office:value-type="float" office:value="1000">
                <text:p>1000</text:p>
              </table:table-cell>
              <table:table-cell office:value-type="float" office:value="984.466797">
                <text:p>984.466797</text:p>
              </table:table-cell>
            </table:table-row>
            <table:table-row>
              <table:table-cell office:value-type="float" office:value="10">
                <text:p>10 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1">
                <text:p>251</text:p>
              </table:table-cell>
              <table:table-cell office:value-type="float" office:value="1000">
                <text:p>1000</text:p>
              </table:table-cell>
              <table:table-cell office:value-type="float" office:value="888.526371263713">
                <text:p>888.526371263713</text:p>
              </table:table-cell>
              <table:table-cell office:value-type="float" office:value="260">
                <text:p>260</text:p>
              </table:table-cell>
              <table:table-cell office:value-type="float" office:value="2000">
                <text:p>2000</text:p>
              </table:table-cell>
              <table:table-cell office:value-type="float" office:value="1468.42889428894">
                <text:p>1468.42889428894</text:p>
              </table:table-cell>
            </table:table-row>
            <table:table-row>
              <table:table-cell office:value-type="float" office:value="10">
                <text:p>10 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0">
                <text:p>240</text:p>
              </table:table-cell>
              <table:table-cell office:value-type="float" office:value="2000">
                <text:p>2000</text:p>
              </table:table-cell>
              <table:table-cell office:value-type="float" office:value="1201.372817">
                <text:p>1201.372817</text:p>
              </table:table-cell>
              <table:table-cell office:value-type="float" office:value="267">
                <text:p>267</text:p>
              </table:table-cell>
              <table:table-cell office:value-type="float" office:value="2000">
                <text:p>2000</text:p>
              </table:table-cell>
              <table:table-cell office:value-type="float" office:value="1943.318342">
                <text:p>1943.318342</text:p>
              </table:table-cell>
            </table:table-row>
            <table:table-row>
              <table:table-cell office:value-type="float" office:value="10">
                <text:p>10 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7">
                <text:p>257</text:p>
              </table:table-cell>
              <table:table-cell office:value-type="float" office:value="3000">
                <text:p>3000</text:p>
              </table:table-cell>
              <table:table-cell office:value-type="float" office:value="1562.49117">
                <text:p>1562.49117</text:p>
              </table:table-cell>
              <table:table-cell office:value-type="float" office:value="264">
                <text:p>264</text:p>
              </table:table-cell>
              <table:table-cell office:value-type="float" office:value="3000">
                <text:p>3000</text:p>
              </table:table-cell>
              <table:table-cell office:value-type="float" office:value="2434.922883">
                <text:p>2434.922883</text:p>
              </table:table-cell>
            </table:table-row>
            <table:table-row>
              <table:table-cell office:value-type="float" office:value="10">
                <text:p>10 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2">
                <text:p>252</text:p>
              </table:table-cell>
              <table:table-cell office:value-type="float" office:value="6000">
                <text:p>6000</text:p>
              </table:table-cell>
              <table:table-cell office:value-type="float" office:value="2344.62150353759">
                <text:p>2344.62150353759</text:p>
              </table:table-cell>
              <table:table-cell office:value-type="float" office:value="278">
                <text:p>278</text:p>
              </table:table-cell>
              <table:table-cell office:value-type="float" office:value="4000">
                <text:p>4000</text:p>
              </table:table-cell>
              <table:table-cell office:value-type="float" office:value="3632.49109427736">
                <text:p>3632.49109427736</text:p>
              </table:table-cell>
            </table:table-row>
            <table:table-row>
              <table:table-cell office:value-type="float" office:value="10">
                <text:p>10 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2">
                <text:p>242</text:p>
              </table:table-cell>
              <table:table-cell office:value-type="float" office:value="8000">
                <text:p>8000</text:p>
              </table:table-cell>
              <table:table-cell office:value-type="float" office:value="3120.100854">
                <text:p>3120.100854</text:p>
              </table:table-cell>
              <table:table-cell office:value-type="float" office:value="265">
                <text:p>265</text:p>
              </table:table-cell>
              <table:table-cell office:value-type="float" office:value="5000">
                <text:p>5000</text:p>
              </table:table-cell>
              <table:table-cell office:value-type="float" office:value="4871.846282">
                <text:p>4871.846282</text:p>
              </table:table-cell>
            </table:table-row>
            <table:table-row>
              <table:table-cell office:value-type="float" office:value="10">
                <text:p>10 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9">
                <text:p>249</text:p>
              </table:table-cell>
              <table:table-cell office:value-type="float" office:value="11000">
                <text:p>11000</text:p>
              </table:table-cell>
              <table:table-cell office:value-type="float" office:value="4067.644356">
                <text:p>4067.644356</text:p>
              </table:table-cell>
              <table:table-cell office:value-type="float" office:value="275">
                <text:p>275</text:p>
              </table:table-cell>
              <table:table-cell office:value-type="float" office:value="7000">
                <text:p>7000</text:p>
              </table:table-cell>
              <table:table-cell office:value-type="float" office:value="6091.382883">
                <text:p>6091.38288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svg:stroke-color="#808080" draw:fill-color="#ff996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61cm" svg:height="12.701cm" xlink:href=".." xlink:type="simple" chart:class="chart:bar" chart:style-name="ch1">
        <chart:title svg:x="9.402cm" svg:y="0.389cm" chart:style-name="ch2">
          <text:p>Throughput
YCSB - Workload C</text:p>
        </chart:title>
        <chart:subtitle svg:x="10.037cm" svg:y="1.926cm" chart:style-name="ch3">
          <text:p>Higher is Better</text:p>
        </chart:subtitle>
        <chart:legend chart:legend-position="end" svg:x="19.592cm" svg:y="5.802cm" style:legend-expansion="high" chart:style-name="ch4"/>
        <chart:plot-area chart:style-name="ch5" table:cell-range-address="'Workload C Charts'.C2:'Workload C Charts'.D23 'Workload C Charts'.N2:'Workload C Charts'.N2 'Workload C Charts'.R2:'Workload C Charts'.R23 'Workload C Charts'.B2:'Workload C Charts'.B2 'Workload C Charts'.F2:'Workload C Charts'.F23" chart:data-source-has-labels="both" svg:x="1.468cm" svg:y="3.117cm" svg:width="17.21cm" svg:height="8.349cm">
          <chartooo:coordinate-region svg:x="2.645cm" svg:y="3.316cm" svg:width="16.033cm" svg:height="7.105cm"/>
          <chart:axis chart:dimension="x" chart:name="primary-x" chart:style-name="ch6" chartooo:axis-type="auto">
            <chartooo:date-scale/>
            <chart:title svg:x="7.343cm" svg:y="11.72cm" chart:style-name="ch7">
              <text:p>Threads (top) / Connections (bottom)</text:p>
            </chart:title>
            <chart:categories table:cell-range-address="'Workload C Charts'.C2:'Workload C Charts'.D23"/>
          </chart:axis>
          <chart:axis chart:dimension="y" chart:name="primary-y" chart:style-name="ch8">
            <chart:title svg:x="0.451cm" svg:y="8.79cm" chart:style-name="ch9">
              <text:p>operations / second</text:p>
            </chart:title>
            <chart:grid chart:style-name="ch10" chart:class="major"/>
          </chart:axis>
          <chart:series chart:style-name="ch11" chart:values-cell-range-address="'Workload C Charts'.R2:'Workload C Charts'.R23" chart:label-cell-address="'Workload C Charts'.N2:'Workload C Charts'.N2" chart:class="chart:bar">
            <chart:data-point chart:repeated="22"/>
          </chart:series>
          <chart:series chart:style-name="ch12" chart:values-cell-range-address="'Workload C Charts'.F2:'Workload C Charts'.F23" chart:label-cell-address="'Workload C Charts'.B2:'Workload C Charts'.B2" chart:class="chart:ba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godb-async</text:p>
                <draw:g>
                  <svg:desc>'Workload C Charts'.N2:'Workload C Charts'.N2</svg:desc>
                </draw:g>
              </table:table-cell>
              <table:table-cell office:value-type="string">
                <text:p>mongodb-legacy</text:p>
                <draw:g>
                  <svg:desc>'Workload C Charts'.B2:'Workload C Charts'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Workload C Charts'.C2:'Workload C Charts'.D23</svg:desc>
                </draw:g>
              </table:table-cell>
              <table:table-cell office:value-type="float" office:value="3854.01009750646">
                <text:p>3854.01009750646</text:p>
                <draw:g>
                  <svg:desc>'Workload C Charts'.R2:'Workload C Charts'.R23</svg:desc>
                </draw:g>
              </table:table-cell>
              <table:table-cell office:value-type="float" office:value="3568.904845859">
                <text:p>3568.904845859</text:p>
                <draw:g>
                  <svg:desc>'Workload C Charts'.F2:'Workload C Charts'.F23</svg:desc>
                </draw:g>
              </table:table-cell>
            </table:table-row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756.07201972773">
                <text:p>6756.07201972773</text:p>
              </table:table-cell>
              <table:table-cell office:value-type="float" office:value="3319.43596144143">
                <text:p>3319.43596144143</text:p>
              </table:table-cell>
            </table:table-row>
            <table:table-row>
              <table:table-cell office:value-type="float" office:value="1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417.5958351783">
                <text:p>13417.5958351783</text:p>
              </table:table-cell>
              <table:table-cell office:value-type="float" office:value="3335.54591212171">
                <text:p>3335.54591212171</text:p>
              </table:table-cell>
            </table:table-row>
            <table:table-row>
              <table:table-cell office:value-type="float" office:value="1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693.9060562783">
                <text:p>15693.9060562783</text:p>
              </table:table-cell>
              <table:table-cell office:value-type="float" office:value="3325.54048346708">
                <text:p>3325.54048346708</text:p>
              </table:table-cell>
            </table:table-row>
            <table:table-row>
              <table:table-cell office:value-type="float" office:value="1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836.0650545552">
                <text:p>15836.0650545552</text:p>
              </table:table-cell>
              <table:table-cell office:value-type="float" office:value="3358.9734976991">
                <text:p>3358.9734976991</text:p>
              </table:table-cell>
            </table:table-row>
            <table:table-row>
              <table:table-cell office:value-type="float" office:value="1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852.1313190558">
                <text:p>15852.1313190558</text:p>
              </table:table-cell>
              <table:table-cell office:value-type="float" office:value="3358.71401557772">
                <text:p>3358.71401557772</text:p>
              </table:table-cell>
            </table:table-row>
            <table:table-row>
              <table:table-cell office:value-type="float" office:value="2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029.8769771529">
                <text:p>7029.8769771529</text:p>
              </table:table-cell>
              <table:table-cell office:value-type="float" office:value="6666.4444518516">
                <text:p>6666.4444518516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621.9367669695">
                <text:p>13621.9367669695</text:p>
              </table:table-cell>
              <table:table-cell office:value-type="float" office:value="6504.1073437876">
                <text:p>6504.1073437876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925.4971606481">
                <text:p>21925.4971606481</text:p>
              </table:table-cell>
              <table:table-cell office:value-type="float" office:value="6612.88189392937">
                <text:p>6612.88189392937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6484.8902190322">
                <text:p>26484.8902190322</text:p>
              </table:table-cell>
              <table:table-cell office:value-type="float" office:value="6599.37437305317">
                <text:p>6599.37437305317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652.4741411421">
                <text:p>28652.4741411421</text:p>
              </table:table-cell>
              <table:table-cell office:value-type="float" office:value="6580.41930431807">
                <text:p>6580.41930431807</text:p>
              </table:table-cell>
            </table:table-row>
            <table:table-row>
              <table:table-cell office:value-type="float" office:value="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910.9254387233">
                <text:p>28910.9254387233</text:p>
              </table:table-cell>
              <table:table-cell office:value-type="float" office:value="6591.78400042187">
                <text:p>6591.78400042187</text:p>
              </table:table-cell>
            </table:table-row>
            <table:table-row>
              <table:table-cell office:value-type="float" office:value="2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7936.0822438261">
                <text:p>27936.0822438261</text:p>
              </table:table-cell>
              <table:table-cell office:value-type="float" office:value="6511.34928179817">
                <text:p>6511.34928179817</text:p>
              </table:table-cell>
            </table:table-row>
            <table:table-row>
              <table:table-cell office:value-type="float" office:value="10">
                <text:p>1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412.3592137382">
                <text:p>21412.3592137382</text:p>
              </table:table-cell>
              <table:table-cell office:value-type="float" office:value="21854.1020149482">
                <text:p>21854.1020149482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7620.2182019058">
                <text:p>27620.2182019058</text:p>
              </table:table-cell>
              <table:table-cell office:value-type="float" office:value="20738.5055683444">
                <text:p>20738.5055683444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910.1410428234">
                <text:p>31910.1410428234</text:p>
              </table:table-cell>
              <table:table-cell office:value-type="float" office:value="20089.5996142797">
                <text:p>20089.5996142797</text:p>
              </table:table-cell>
            </table:table-row>
            <table:table-row>
              <table:table-cell office:value-type="float" office:value="10">
                <text:p>10 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078.2971122358">
                <text:p>33078.2971122358</text:p>
              </table:table-cell>
              <table:table-cell office:value-type="float" office:value="20187.5441606945">
                <text:p>20187.5441606945</text:p>
              </table:table-cell>
            </table:table-row>
            <table:table-row>
              <table:table-cell office:value-type="float" office:value="10">
                <text:p>10 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555.2625581925">
                <text:p>32555.2625581925</text:p>
              </table:table-cell>
              <table:table-cell office:value-type="float" office:value="20386.1129798381">
                <text:p>20386.1129798381</text:p>
              </table:table-cell>
            </table:table-row>
            <table:table-row>
              <table:table-cell office:value-type="float" office:value="10">
                <text:p>10 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420.8508766417">
                <text:p>31420.8508766417</text:p>
              </table:table-cell>
              <table:table-cell office:value-type="float" office:value="20352.9196263204">
                <text:p>20352.9196263204</text:p>
              </table:table-cell>
            </table:table-row>
            <table:table-row>
              <table:table-cell office:value-type="float" office:value="10">
                <text:p>10 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481.3940309785">
                <text:p>31481.3940309785</text:p>
              </table:table-cell>
              <table:table-cell office:value-type="float" office:value="20485.8336918444">
                <text:p>20485.8336918444</text:p>
              </table:table-cell>
            </table:table-row>
            <table:table-row>
              <table:table-cell office:value-type="float" office:value="10">
                <text:p>10 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577.6177845143">
                <text:p>31577.6177845143</text:p>
              </table:table-cell>
              <table:table-cell office:value-type="float" office:value="20362.0370181833">
                <text:p>20362.0370181833</text:p>
              </table:table-cell>
            </table:table-row>
            <table:table-row>
              <table:table-cell office:value-type="float" office:value="10">
                <text:p>10 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0268.1760397118">
                <text:p>30268.1760397118</text:p>
              </table:table-cell>
              <table:table-cell office:value-type="float" office:value="20371.1625822486">
                <text:p>20371.162582248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